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Inconsolata" svg:font-family="Inconsolata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36">
      <style:text-properties fo:color="#000000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6" style:family="table-cell" style:parent-style-name="Default" style:data-style-name="N0">
      <style:table-cell-properties fo:border-top="none" fo:border-bottom="none" fo:border-left="thin solid #FF0000" fo:border-right="none"/>
      <style:text-properties fo:color="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/>
    </style:style>
    <style:style style:name="ce13" style:family="table-cell" style:parent-style-name="Default" style:data-style-name="N0">
      <style:table-cell-properties fo:border-top="none" fo:border-bottom="none" fo:border-left="none" fo:border-right="thick solid #00FF00"/>
      <style:text-properties fo:color="#000000"/>
    </style:style>
    <style:style style:name="ce14" style:family="table-cell" style:parent-style-name="Default" style:data-style-name="N0">
      <style:table-cell-properties fo:background-color="#FFFF00"/>
      <style:text-properties fo:color="#000000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000000"/>
    </style:style>
    <style:style style:name="ce16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  <style:text-properties fo:color="#000000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color="#000000"/>
    </style:style>
    <style:style style:name="ce1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9" style:family="table-cell" style:parent-style-name="Default" style:data-style-name="N37">
      <style:text-properties fo:color="#000000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23" style:family="table-cell" style:parent-style-name="Default" style:data-style-name="N0">
      <style:table-cell-properties fo:background-color="#1C4587"/>
      <style:text-properties fo:color="#7F6000"/>
    </style:style>
    <style:style style:name="ce24" style:family="table-cell" style:parent-style-name="Default" style:data-style-name="N0">
      <style:table-cell-properties style:vertical-align="automatic" fo:background-color="#1C4587" style:repeat-content="false"/>
      <style:paragraph-properties fo:text-align="end" fo:margin-right="0cm"/>
      <style:text-properties fo:color="#7F6000"/>
    </style:style>
    <style:style style:name="ce25" style:family="table-cell" style:parent-style-name="Default" style:data-style-name="N0">
      <style:table-cell-properties fo:background-color="#1C4587"/>
      <style:text-properties fo:color="#000000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1C4587" style:repeat-content="false"/>
      <style:paragraph-properties fo:text-align="end" fo:margin-right="0cm"/>
      <style:text-properties fo:color="#000000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9" style:family="table-cell" style:parent-style-name="Default" style:data-style-name="N36">
      <style:table-cell-properties fo:background-color="#FFFFFF"/>
    </style:style>
    <style:style style:name="ce3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1" style:family="table-cell" style:parent-style-name="Default" style:data-style-name="N36">
      <style:table-cell-properties style:vertical-align="automatic" fo:wrap-option="wrap"/>
      <style:text-properties fo:color="#000000"/>
    </style:style>
    <style:style style:name="ce32" style:family="table-cell" style:parent-style-name="Default" style:data-style-name="N42">
      <style:text-properties fo:color="#000000"/>
    </style:style>
    <style:style style:name="ce33" style:family="table-cell" style:parent-style-name="Default" style:data-style-name="N0">
      <style:text-properties fo:color="#000000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5" style:family="table-cell" style:parent-style-name="Default" style:data-style-name="N38">
      <style:text-properties fo:color="#000000"/>
    </style:style>
    <style:style style:name="ce36" style:family="table-cell" style:parent-style-name="Default" style:data-style-name="N3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37" style:family="table-cell" style:parent-style-name="Default" style:data-style-name="N43">
      <style:text-properties fo:color="#000000"/>
    </style:style>
    <style:style style:name="ce38" style:family="table-cell" style:parent-style-name="Default" style:data-style-name="N0">
      <style:table-cell-properties fo:background-color="#FFFFFF"/>
      <style:text-properties fo:color="#000000"/>
    </style:style>
    <style:style style:name="ce39" style:family="table-cell" style:parent-style-name="Default" style:data-style-name="N0">
      <style:table-cell-properties fo:background-color="#FFFFFF"/>
      <style:text-properties fo:color="#FF0000"/>
    </style:style>
    <style:style style:name="ce40" style:family="table-cell" style:parent-style-name="Default" style:data-style-name="N42">
      <style:table-cell-properties fo:background-color="#FFFFFF"/>
    </style:style>
    <style:style style:name="ce41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2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able-cell-properties fo:border-top="none" fo:border-bottom="none" fo:border-left="thin solid #FF0000" fo:border-right="none" fo:background-color="#FF0000"/>
      <style:text-properties fo:color="#000000"/>
    </style:style>
    <style:style style:name="ce44" style:family="table-cell" style:parent-style-name="Default" style:data-style-name="N0">
      <style:table-cell-properties fo:background-color="#FF0000"/>
      <style:text-properties fo:color="#000000"/>
    </style:style>
    <style:style style:name="ce45" style:family="table-cell" style:parent-style-name="Default" style:data-style-name="N0">
      <style:table-cell-properties style:vertical-align="automatic" fo:background-color="#FF0000" style:repeat-content="false"/>
      <style:paragraph-properties fo:text-align="end" fo:margin-right="0cm"/>
      <style:text-properties fo:color="#000000"/>
    </style:style>
    <style:style style:name="ce4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FF0000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8" style:family="table-cell" style:parent-style-name="Default" style:data-style-name="N44">
      <style:table-cell-properties style:vertical-align="automatic"/>
      <style:text-properties fo:color="#000000"/>
    </style:style>
    <style:style style:name="ce49" style:family="table-cell" style:parent-style-name="Default" style:data-style-name="N36">
      <style:table-cell-properties fo:background-color="#FFFF00"/>
      <style:text-properties fo:color="#000000"/>
    </style:style>
    <style:style style:name="ce50" style:family="table-cell" style:parent-style-name="Default" style:data-style-name="N0">
      <style:table-cell-properties fo:background-color="#FFFF00"/>
      <style:text-properties fo:color="#FF0000"/>
    </style:style>
    <style:style style:name="ce51" style:family="table-cell" style:parent-style-name="Default" style:data-style-name="N0">
      <style:table-cell-properties fo:border-top="none" fo:border-bottom="none" fo:border-left="thin solid #FF0000" fo:border-right="none" style:vertical-align="automatic" fo:wrap-option="wrap"/>
      <style:text-properties fo:color="#000000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style:vertical-align="automatic" fo:background-color="#FF9900" style:repeat-content="false"/>
      <style:paragraph-properties fo:text-align="end" fo:margin-right="0cm"/>
      <style:text-properties fo:color="#000000"/>
    </style:style>
    <style:style style:name="ce54" style:family="table-cell" style:parent-style-name="Default" style:data-style-name="N39">
      <style:text-properties fo:color="#000000"/>
    </style:style>
    <style:style style:name="ce55" style:family="table-cell" style:parent-style-name="Default" style:data-style-name="N47">
      <style:text-properties fo:color="#000000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automatic" fo:background-color="#00FF00" style:repeat-content="false"/>
      <style:paragraph-properties fo:text-align="end" fo:margin-right="0cm"/>
      <style:text-properties fo:color="#000000"/>
    </style:style>
    <style:style style:name="ce58" style:family="table-cell" style:parent-style-name="Default" style:data-style-name="N0">
      <style:table-cell-properties fo:border-top="none" fo:border-bottom="thick solid #00FF00" fo:border-left="none" fo:border-right="none"/>
      <style:text-properties fo:color="#000000"/>
    </style:style>
    <style:style style:name="ce59" style:family="table-cell" style:parent-style-name="Default" style:data-style-name="N0">
      <style:table-cell-properties fo:border-top="none" fo:border-bottom="thick solid #00FF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60" style:family="table-cell" style:parent-style-name="Default" style:data-style-name="N36">
      <style:table-cell-properties fo:border-top="none" fo:border-bottom="thick solid #00FF00" fo:border-left="none" fo:border-right="none"/>
      <style:text-properties fo:color="#000000"/>
    </style:style>
    <style:style style:name="ce61" style:family="table-cell" style:parent-style-name="Default" style:data-style-name="N0">
      <style:text-properties fo:color="#0000FF"/>
    </style:style>
    <style:style style:name="ce62" style:family="table-cell" style:parent-style-name="Default" style:data-style-name="N0">
      <style:text-properties fo:color="#000000" style:text-line-through-style="solid"/>
    </style:style>
    <style:style style:name="ce6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text-line-through-style="solid"/>
    </style:style>
    <style:style style:name="ce64" style:family="table-cell" style:parent-style-name="Default" style:data-style-name="N36">
      <style:text-properties fo:color="#000000" style:text-line-through-style="solid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000000" style:text-line-through-style="solid"/>
    </style:style>
    <style:style style:name="ce66" style:family="table-cell" style:parent-style-name="Default" style:data-style-name="N0">
      <style:table-cell-properties fo:border-top="none" fo:border-bottom="none" fo:border-left="thin solid #FF0000" fo:border-right="none"/>
      <style:text-properties fo:color="#000000" style:text-line-through-style="solid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text-line-through-style="soli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70" style:family="table-cell" style:parent-style-name="Default" style:data-style-name="N0">
      <style:text-properties fo:color="#FF0000" style:text-line-through-style="solid"/>
    </style:style>
    <style:style style:name="ce71" style:family="table-cell" style:parent-style-name="Default" style:data-style-name="N0">
      <style:table-cell-properties fo:background-color="#FFFF00"/>
      <style:text-properties fo:color="#000000" style:text-line-through-style="solid"/>
    </style:style>
    <style:style style:name="ce72" style:family="table-cell" style:parent-style-name="Default" style:data-style-name="N0">
      <style:table-cell-properties fo:border-top="none" fo:border-bottom="none" fo:border-left="none" fo:border-right="thick solid #00FF00"/>
      <style:text-properties fo:color="#000000" style:text-line-through-style="solid"/>
    </style:style>
    <style:style style:name="ce73" style:family="table-cell" style:parent-style-name="Default" style:data-style-name="N46">
      <style:text-properties fo:color="#000000"/>
    </style:style>
    <style:style style:name="ce74" style:family="table-cell" style:parent-style-name="Default" style:data-style-name="N0">
      <style:table-cell-properties fo:border-top="none" fo:border-bottom="thin solid #FF0000" fo:border-left="thin solid #FF0000" fo:border-right="none"/>
      <style:text-properties fo:color="#000000"/>
    </style:style>
    <style:style style:name="ce75" style:family="table-cell" style:parent-style-name="Default" style:data-style-name="N0">
      <style:table-cell-properties fo:border-top="none" fo:border-bottom="thin solid #FF0000" fo:border-left="none" fo:border-right="none"/>
      <style:text-properties fo:color="#000000"/>
    </style:style>
    <style:style style:name="ce76" style:family="table-cell" style:parent-style-name="Default" style:data-style-name="N0">
      <style:table-cell-properties fo:border-top="none" fo:border-bottom="thin solid #FF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77" style:family="table-cell" style:parent-style-name="Default" style:data-style-name="N0">
      <style:table-cell-properties fo:border-top="none" fo:border-bottom="thin solid #FF0000" fo:border-left="none" fo:border-right="none" style:vertical-align="automatic" style:repeat-content="false"/>
      <style:paragraph-properties fo:text-align="start" fo:margin-left="0cm"/>
      <style:text-properties fo:color="#000000"/>
    </style:style>
    <style:style style:name="ce78" style:family="table-cell" style:parent-style-name="Default" style:data-style-name="N0">
      <style:table-cell-properties fo:border-top="none" fo:border-bottom="thin solid #FF0000" fo:border-left="none" fo:border-right="none" style:vertical-align="automatic" style:repeat-content="false"/>
      <style:paragraph-properties fo:text-align="center"/>
      <style:text-properties fo:color="#FF0000"/>
    </style:style>
    <style:style style:name="ce79" style:family="table-cell" style:parent-style-name="Default" style:data-style-name="N0">
      <style:table-cell-properties fo:border-top="none" fo:border-bottom="thin solid #FF0000" fo:border-left="none" fo:border-right="none"/>
      <style:text-properties fo:color="#FF0000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81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2" style:family="table-cell" style:parent-style-name="Default" style:data-style-name="N0"/>
    <style:style style:name="ce83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4" style:family="table-cell" style:parent-style-name="Default" style:data-style-name="N0">
      <style:table-cell-properties fo:background-color="#FFFFFF"/>
      <style:text-properties fo:color="#000000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/>
    </style:style>
    <style:style style:name="ce86" style:family="table-cell" style:parent-style-name="Default" style:data-style-name="N48">
      <style:text-properties fo:color="#000000"/>
    </style:style>
    <style:style style:name="ce87" style:family="table-cell" style:parent-style-name="Default" style:data-style-name="N36">
      <style:table-cell-properties style:vertical-align="automatic"/>
      <style:text-properties fo:color="#000000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line-through-style="solid"/>
    </style:style>
    <style:style style:name="ce89" style:family="table-cell" style:parent-style-name="Default" style:data-style-name="N39">
      <style:text-properties fo:color="#000000" style:text-line-through-style="solid"/>
    </style:style>
    <style:style style:name="ce90" style:family="table-cell" style:parent-style-name="Default" style:data-style-name="N49">
      <style:text-properties fo:color="#000000"/>
    </style:style>
    <style:style style:name="ce91" style:family="table-cell" style:parent-style-name="Default" style:data-style-name="N40">
      <style:text-properties fo:color="#000000"/>
    </style:style>
    <style:style style:name="ce9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  <style:text-properties fo:color="#FF0000"/>
    </style:style>
    <style:style style:name="ce94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</style:style>
    <style:style style:name="ce95" style:family="table-cell" style:parent-style-name="Default" style:data-style-name="N1">
      <style:table-cell-properties fo:border-top="none" fo:border-bottom="none" fo:border-left="none" fo:border-right="thick solid #00FF00"/>
      <style:text-properties fo:color="#000000"/>
    </style:style>
    <style:style style:name="ce96" style:family="table-cell" style:parent-style-name="Default" style:data-style-name="N0">
      <style:table-cell-properties fo:border-top="none" fo:border-bottom="none" fo:border-left="none" fo:border-right="thick solid #00FF00" fo:background-color="#FF0000"/>
      <style:text-properties fo:color="#000000"/>
    </style:style>
    <style:style style:name="ce97" style:family="table-cell" style:parent-style-name="Default" style:data-style-name="N0">
      <style:table-cell-properties style:vertical-align="automatic"/>
      <style:text-properties fo:color="#000000" style:font-name="Roboto" style:font-name-asian="Roboto" style:font-name-complex="Roboto"/>
    </style:style>
    <style:style style:name="ce98" style:family="table-cell" style:parent-style-name="Default" style:data-style-name="N44">
      <style:text-properties fo:color="#000000"/>
    </style:style>
    <style:style style:name="ce99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font-name="Inconsolata" style:font-name-asian="Inconsolata" style:font-name-complex="Inconsolata" fo:font-size="11pt" style:font-size-asian="11pt" style:font-size-complex="11pt"/>
    </style:style>
    <style:style style:name="ce100" style:family="table-cell" style:parent-style-name="Default" style:data-style-name="N0">
      <style:table-cell-properties fo:background-color="#1155CC"/>
      <style:text-properties fo:color="#000000"/>
    </style:style>
    <style:style style:name="ce10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2" style:family="table-cell" style:parent-style-name="Default" style:data-style-name="N49">
      <style:table-cell-properties style:vertical-align="automatic"/>
      <style:text-properties fo:color="#000000"/>
    </style:style>
    <style:style style:name="ce103" style:family="table-cell" style:parent-style-name="Default" style:data-style-name="N0">
      <style:table-cell-properties fo:background-color="#660000"/>
      <style:text-properties fo:color="#000000"/>
    </style:style>
    <style:style style:name="ce104" style:family="table-cell" style:parent-style-name="Default" style:data-style-name="N1">
      <style:table-cell-properties fo:border-top="none" fo:border-bottom="none" fo:border-left="none" fo:border-right="thick solid #00FF00"/>
      <style:text-properties fo:color="#000000" style:text-line-through-style="solid"/>
    </style:style>
    <style:style style:name="ce105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color="#FF0000"/>
    </style:style>
    <style:style style:name="ce106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108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0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10" style:family="table-cell" style:parent-style-name="Default" style:data-style-name="N0">
      <style:table-cell-properties style:vertical-align="automatic"/>
      <style:text-properties fo:color="#000000"/>
    </style:style>
    <style:style style:name="ce111" style:family="table-cell" style:parent-style-name="Default" style:data-style-name="N0">
      <style:table-cell-properties style:vertical-align="automatic" fo:background-color="#FFFFFF"/>
    </style:style>
    <style:style style:name="ce1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fo:color="#000000"/>
    </style:style>
    <style:style style:name="ce114" style:family="table-cell" style:parent-style-name="Default" style:data-style-name="N0"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fo:font-size="11pt" style:font-size-asian="11pt" style:font-size-complex="11pt"/>
    </style:style>
    <style:style style:name="ce116" style:family="table-cell" style:parent-style-name="Default" style:data-style-name="N0">
      <style:table-cell-properties style:vertical-align="automatic"/>
      <style:text-properties fo:color="#000000" style:text-line-through-style="solid"/>
    </style:style>
    <style:style style:name="ce117" style:family="table-cell" style:parent-style-name="Default" style:data-style-name="N0">
      <style:table-cell-properties style:vertical-align="automatic" fo:background-color="#FFFFFF"/>
      <style:text-properties style:text-line-through-style="solid"/>
    </style:style>
    <style:style style:name="ce11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fo:color="#000000" style:text-line-through-style="solid"/>
    </style:style>
    <style:style style:name="ce120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text-line-through-style="solid" style:font-name="Inconsolata" style:font-name-asian="Inconsolata" style:font-name-complex="Inconsolata" fo:font-size="11pt" style:font-size-asian="11pt" style:font-size-complex="11pt"/>
    </style:style>
    <style:style style:name="ce121" style:family="table-cell" style:parent-style-name="Default" style:data-style-name="N0">
      <style:table-cell-properties fo:background-color="#FFFFFF"/>
      <style:text-properties fo:color="#0382CE"/>
    </style:style>
    <style:style style:name="ce122" style:family="table-cell" style:parent-style-name="Default" style:data-style-name="N0">
      <style:table-cell-properties style:vertical-align="automatic"/>
      <style:text-properties fo:color="#000000"/>
    </style:style>
    <style:style style:name="ce12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/>
    </style:style>
    <style:style style:name="ce12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25" style:family="table-cell" style:parent-style-name="Default" style:data-style-name="N1">
      <style:text-properties fo:color="#000000"/>
    </style:style>
    <style:style style:name="ce126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text-line-through-style="solid" fo:font-size="11pt" style:font-size-asian="11pt" style:font-size-complex="11pt"/>
    </style:style>
    <style:style style:name="ce1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382CE"/>
    </style:style>
    <style:style style:name="ce128" style:family="table-cell" style:parent-style-name="Default" style:data-style-name="N0">
      <style:text-properties fo:color="#000000" fo:font-size="11pt" style:font-size-asian="11pt" style:font-size-complex="11pt"/>
    </style:style>
    <style:style style:name="ce12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30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131" style:family="table-cell" style:parent-style-name="Default" style:data-style-name="N44">
      <style:table-cell-properties style:vertical-align="automatic"/>
      <style:text-properties fo:color="#000000" style:font-name="Roboto" style:font-name-asian="Roboto" style:font-name-complex="Roboto"/>
    </style:style>
    <style:style style:name="ce1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Roboto" style:font-name-asian="Roboto" style:font-name-complex="Roboto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34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font-name="Inconsolata" style:font-name-asian="Inconsolata" style:font-name-complex="Inconsolata" fo:font-size="11pt" style:font-size-asian="11pt" style:font-size-complex="11pt"/>
    </style:style>
    <style:style style:name="ce135" style:family="table-cell" style:parent-style-name="Default" style:data-style-name="N0">
      <style:text-properties fo:color="#000000" style:font-name="Roboto" style:font-name-asian="Roboto" style:font-name-complex="Roboto"/>
    </style:style>
    <style:style style:name="ce136" style:family="table-cell" style:parent-style-name="Default" style:data-style-name="N0">
      <style:table-cell-properties style:vertical-align="automatic" fo:background-color="#FF0000" style:repeat-content="false"/>
      <style:paragraph-properties fo:text-align="end" fo:margin-right="0cm"/>
      <style:text-properties fo:color="#000000"/>
    </style:style>
    <style:style style:name="ce13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38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color="#000000"/>
    </style:style>
    <style:style style:name="ce139" style:family="table-cell" style:parent-style-name="Default" style:data-style-name="N37">
      <style:table-cell-properties style:vertical-align="automatic"/>
      <style:text-properties fo:color="#000000"/>
    </style:style>
    <style:style style:name="ce140" style:family="table-cell" style:parent-style-name="Default" style:data-style-name="N43">
      <style:table-cell-properties style:vertical-align="automatic"/>
      <style:text-properties fo:color="#000000"/>
    </style:style>
    <style:style style:name="ce141" style:family="table-cell" style:parent-style-name="Default" style:data-style-name="N51">
      <style:table-cell-properties style:vertical-align="automatic"/>
      <style:text-properties fo:color="#000000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43" style:family="table-cell" style:parent-style-name="Default" style:data-style-name="N0">
      <style:table-cell-properties style:vertical-align="automatic"/>
      <style:text-properties fo:color="#000000" style:text-line-through-style="solid"/>
    </style:style>
    <style:style style:name="ce144" style:family="table-cell" style:parent-style-name="Default" style:data-style-name="N0">
      <style:text-properties fo:color="#000000" style:text-line-through-style="solid"/>
    </style:style>
    <style:style style:name="ce145" style:family="table-cell" style:parent-style-name="Default" style:data-style-name="N36">
      <style:table-cell-properties style:vertical-align="automatic"/>
      <style:text-properties fo:color="#000000" style:text-line-through-style="solid"/>
    </style:style>
    <style:style style:name="ce14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fo:color="#000000" style:text-line-through-style="solid"/>
    </style:style>
    <style:style style:name="ce1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text-line-through-style="solid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text-line-through-style="solid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153" style:family="table-cell" style:parent-style-name="Default" style:data-style-name="N0">
      <style:text-properties fo:color="#FF0000" style:text-line-through-style="solid"/>
    </style:style>
    <style:style style:name="ce154" style:family="table-cell" style:parent-style-name="Default" style:data-style-name="N0">
      <style:table-cell-properties fo:background-color="#FFFF00"/>
      <style:text-properties fo:color="#000000" style:text-line-through-style="solid"/>
    </style:style>
    <style:style style:name="ce155" style:family="table-cell" style:parent-style-name="Default" style:data-style-name="N0">
      <style:table-cell-properties fo:border-top="none" fo:border-bottom="none" fo:border-left="none" fo:border-right="thick solid #00FF00"/>
      <style:text-properties fo:color="#000000" style:text-line-through-style="solid"/>
    </style:style>
    <style:style style:name="ce156" style:family="table-cell" style:parent-style-name="Default" style:data-style-name="N0">
      <style:table-cell-properties fo:border-top="none" fo:border-bottom="none" fo:border-left="none" fo:border-right="thick solid #00FF00"/>
      <style:text-properties fo:color="#980000"/>
    </style:style>
    <style:style style:name="ce157" style:family="table-cell" style:parent-style-name="Default" style:data-style-name="N0">
      <style:table-cell-properties style:vertical-align="automatic" fo:background-color="#00FFFF" style:repeat-content="false"/>
      <style:paragraph-properties fo:text-align="end" fo:margin-right="0cm"/>
      <style:text-properties fo:color="#000000"/>
    </style:style>
    <style:style style:name="ce158" style:family="table-cell" style:parent-style-name="Default" style:data-style-name="N46">
      <style:table-cell-properties style:vertical-align="automatic"/>
      <style:text-properties fo:color="#000000"/>
    </style:style>
    <style:style style:name="ce159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60" style:family="table-cell" style:parent-style-name="Default" style:data-style-name="N52">
      <style:table-cell-properties style:vertical-align="automatic"/>
      <style:text-properties fo:color="#000000"/>
    </style:style>
    <style:style style:name="ce161" style:family="table-cell" style:parent-style-name="Default" style:data-style-name="N0">
      <style:table-cell-properties style:vertical-align="automatic" fo:background-color="#00FF00" style:repeat-content="false"/>
      <style:paragraph-properties fo:text-align="end" fo:margin-right="0cm"/>
      <style:text-properties fo:color="#000000"/>
    </style:style>
    <style:style style:name="ce162" style:family="table-cell" style:parent-style-name="Default" style:data-style-name="N0">
      <style:table-cell-properties style:vertical-align="automatic"/>
    </style:style>
    <style:style style:name="ce163" style:family="table-cell" style:parent-style-name="Default" style:data-style-name="N0">
      <style:table-cell-properties style:vertical-align="automatic" fo:wrap-option="wrap"/>
    </style:style>
    <style:style style:name="ce164" style:family="table-cell" style:parent-style-name="Default" style:data-style-name="N0">
      <style:table-cell-properties style:vertical-align="automatic" fo:wrap-option="wrap"/>
      <style:text-properties fo:color="#000000" style:font-family-generic="swiss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fo:color="#000000" style:font-family-generic="swiss"/>
    </style:style>
    <style:style style:name="ce16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fo:color="#000000" style:font-family-generic="swiss"/>
    </style:style>
    <style:style style:name="ce167" style:family="table-cell" style:parent-style-name="Default" style:data-style-name="N0">
      <style:table-cell-properties fo:border-top="none" fo:border-bottom="none" fo:border-left="thin solid #FF0000" fo:border-right="none" style:vertical-align="automatic" fo:wrap-option="wrap"/>
      <style:text-properties fo:color="#000000" style:font-family-generic="swiss"/>
    </style:style>
    <style:style style:name="ce16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 style:font-family-generic="swiss"/>
    </style:style>
    <style:style style:name="ce16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family-generic="swiss"/>
    </style:style>
    <style:style style:name="ce17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family-generic="swiss"/>
    </style:style>
    <style:style style:name="ce171" style:family="table-cell" style:parent-style-name="Default" style:data-style-name="N0">
      <style:table-cell-properties style:vertical-align="automatic" fo:wrap-option="wrap"/>
      <style:text-properties fo:color="#FF0000" style:font-family-generic="swiss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  <style:text-properties fo:color="#000000" style:font-family-generic="swiss"/>
    </style:style>
    <style:style style:name="ce173" style:family="table-cell" style:parent-style-name="Default" style:data-style-name="N0">
      <style:table-cell-properties fo:border-top="none" fo:border-bottom="none" fo:border-left="none" fo:border-right="thick solid #00FF00" style:vertical-align="automatic" fo:wrap-option="wrap"/>
      <style:text-properties fo:color="#000000" style:font-family-generic="swiss"/>
    </style:style>
    <style:style style:name="ce174" style:family="table-cell" style:parent-style-name="Default" style:data-style-name="N0">
      <style:table-cell-properties style:vertical-align="automatic" fo:wrap-option="wrap"/>
      <style:text-properties fo:color="#000000" fo:font-weight="bold" style:font-weight-asian="bold" style:font-weight-complex="bold" style:font-family-generic="swiss"/>
    </style:style>
    <style:style style:name="ce1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000000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fo:color="#000000" fo:font-weight="bold" style:font-weight-asian="bold" style:font-weight-complex="bold" style:font-family-generic="swiss"/>
    </style:style>
    <style:style style:name="ce177" style:family="table-cell" style:parent-style-name="Default" style:data-style-name="N54">
      <style:table-cell-properties fo:border-top="none" fo:border-bottom="none" fo:border-left="none" fo:border-right="thin solid #000000" style:vertical-align="automatic" fo:wrap-option="wrap"/>
      <style:text-properties fo:color="#000000"/>
    </style:style>
    <style:style style:name="ce178" style:family="table-cell" style:parent-style-name="Default" style:data-style-name="N54">
      <style:text-properties fo:color="#000000"/>
    </style:style>
    <style:style style:name="ce179" style:family="table-cell" style:parent-style-name="Default" style:data-style-name="N54">
      <style:text-properties fo:color="#000000" style:text-line-through-style="solid"/>
    </style:style>
    <style:style style:name="ce180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81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82" style:family="table-cell" style:parent-style-name="Default" style:data-style-name="N54">
      <style:table-cell-properties style:vertical-align="automatic"/>
      <style:text-properties fo:color="#000000"/>
    </style:style>
    <style:style style:name="ce183" style:family="table-cell" style:parent-style-name="Default" style:data-style-name="N54">
      <style:table-cell-properties style:vertical-align="automatic"/>
      <style:text-properties fo:color="#000000" style:text-line-through-style="solid"/>
    </style:style>
    <style:style style:name="ce184" style:family="table-cell" style:parent-style-name="Default" style:data-style-name="N54">
      <style:table-cell-properties style:vertical-align="automatic"/>
    </style:style>
    <style:style style:name="ce185" style:family="table-cell" style:parent-style-name="Default" style:data-style-name="N54">
      <style:table-cell-properties style:vertical-align="automatic" fo:wrap-option="wrap" style:repeat-content="false"/>
      <style:paragraph-properties fo:text-align="end" fo:margin-right="0cm"/>
      <style:text-properties fo:color="#000000" style:font-family-generic="swiss"/>
    </style:style>
    <style:style style:name="ce186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87" style:family="table-cell" style:parent-style-name="Default" style:data-style-name="N54">
      <style:table-cell-properties style:vertical-align="automatic" fo:wrap-option="wrap" style:repeat-content="false"/>
      <style:paragraph-properties fo:text-align="end" fo:margin-right="0cm"/>
      <style:text-properties fo:color="#000000"/>
    </style:style>
    <style:style style:name="ce188" style:family="table-cell" style:parent-style-name="Default" style:data-style-name="N54">
      <style:table-cell-properties style:vertical-align="automatic" fo:background-color="#FF0000" style:repeat-content="false"/>
      <style:paragraph-properties fo:text-align="end" fo:margin-right="0cm"/>
      <style:text-properties fo:color="#000000"/>
    </style:style>
    <style:style style:name="ce189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90" style:family="table-cell" style:parent-style-name="Default" style:data-style-name="N54">
      <style:table-cell-properties fo:border-top="none" fo:border-bottom="thin solid #FF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191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 style:font-name="Roboto" style:font-name-asian="Roboto" style:font-name-complex="Roboto"/>
    </style:style>
    <style:style style:name="ce192" style:family="table-cell" style:parent-style-name="Default" style:data-style-name="N54">
      <style:table-cell-properties style:vertical-align="automatic" fo:wrap-option="wrap"/>
      <style:text-properties fo:color="#000000" style:font-family-generic="swiss"/>
    </style:style>
    <style:style style:name="ce193" style:family="table-cell" style:parent-style-name="Default" style:data-style-name="N54">
      <style:table-cell-properties fo:border-top="none" fo:border-bottom="thin solid #FF0000" fo:border-left="none" fo:border-right="none"/>
      <style:text-properties fo:color="#000000"/>
    </style:style>
    <style:style style:name="ce194" style:family="table-cell" style:parent-style-name="Default" style:data-style-name="N54">
      <style:table-cell-properties style:vertical-align="automatic"/>
      <style:text-properties fo:color="#000000" style:font-name="Roboto" style:font-name-asian="Roboto" style:font-name-complex="Roboto"/>
    </style:style>
    <style:style style:name="ce195" style:family="table-cell" style:parent-style-name="Default" style:data-style-name="N54">
      <style:table-cell-properties fo:border-top="none" fo:border-bottom="thin solid #000000" fo:border-left="none" fo:border-right="thin solid #000000" style:vertical-align="automatic" fo:wrap-option="wrap"/>
      <style:text-properties fo:color="#000000" style:font-family-generic="swiss"/>
    </style:style>
    <style:style style:name="ce196" style:family="table-cell" style:parent-style-name="Default" style:data-style-name="N54">
      <style:table-cell-properties fo:background-color="#1C4587"/>
      <style:text-properties fo:color="#7F6000"/>
    </style:style>
    <style:style style:name="ce197" style:family="table-cell" style:parent-style-name="Default" style:data-style-name="N54">
      <style:table-cell-properties fo:background-color="#FFFFFF"/>
    </style:style>
    <style:style style:name="ce198" style:family="table-cell" style:parent-style-name="Default" style:data-style-name="N54">
      <style:table-cell-properties fo:background-color="#FFFF00"/>
      <style:text-properties fo:color="#000000"/>
    </style:style>
    <style:style style:name="ce199" style:family="table-cell" style:parent-style-name="Default" style:data-style-name="N54">
      <style:table-cell-properties fo:border-top="none" fo:border-bottom="thick solid #00FF00" fo:border-left="none" fo:border-right="none"/>
      <style:text-properties fo:color="#000000"/>
    </style:style>
    <style:style style:name="ce200" style:family="table-cell" style:parent-style-name="Default" style:data-style-name="N54">
      <style:table-cell-properties fo:background-color="#1C4587"/>
      <style:text-properties fo:color="#000000"/>
    </style:style>
    <style:style style:name="ce201" style:family="table-cell" style:parent-style-name="Default" style:data-style-name="N54">
      <style:table-cell-properties style:vertical-align="automatic" fo:background-color="#FFFFFF" style:repeat-content="false"/>
      <style:paragraph-properties fo:text-align="start" fo:margin-left="0cm"/>
    </style:style>
    <style:style style:name="ce202" style:family="table-cell" style:parent-style-name="Default" style:data-style-name="N54">
      <style:table-cell-properties fo:background-color="#660000"/>
      <style:text-properties fo:color="#000000"/>
    </style:style>
    <style:style style:name="ce203" style:family="table-cell" style:parent-style-name="Default" style:data-style-name="N54">
      <style:table-cell-properties fo:border-top="none" fo:border-bottom="none" fo:border-left="none" fo:border-right="thin solid #000000" style:vertical-align="automatic" fo:wrap-option="wrap"/>
      <style:text-properties fo:color="#000000" style:font-family-generic="swiss"/>
    </style:style>
    <style:style style:name="ce204" style:family="table-cell" style:parent-style-name="Default" style:data-style-name="N54">
      <style:table-cell-properties fo:background-color="#FFFFFF"/>
      <style:text-properties fo:color="#000000"/>
    </style:style>
    <style:style style:name="ce205" style:family="table-cell" style:parent-style-name="Default" style:data-style-name="N54">
      <style:text-properties fo:color="#0000FF"/>
    </style:style>
    <style:style style:name="ce206" style:family="table-cell" style:parent-style-name="Default" style:data-style-name="N54">
      <style:text-properties fo:color="#000000" fo:font-size="11pt" style:font-size-asian="11pt" style:font-size-complex="11pt"/>
    </style:style>
    <style:style style:name="ce20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3.19263888888889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2.34597222222222cm"/>
    </style:style>
    <style:style style:name="co5" style:family="table-column">
      <style:table-column-properties fo:break-before="auto" style:column-width="3.58069444444444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5.55625cm"/>
    </style:style>
    <style:style style:name="co9" style:family="table-column">
      <style:table-column-properties fo:break-before="auto" style:column-width="6.31472222222222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55222222222222cm"/>
    </style:style>
    <style:style style:name="co12" style:family="table-column">
      <style:table-column-properties fo:break-before="auto" style:column-width="6.40291666666667cm"/>
    </style:style>
    <style:style style:name="co13" style:family="table-column">
      <style:table-column-properties fo:break-before="auto" style:column-width="2.52236111111111cm"/>
    </style:style>
    <style:style style:name="co14" style:family="table-column">
      <style:table-column-properties fo:break-before="auto" style:column-width="4.74486111111111cm"/>
    </style:style>
    <style:style style:name="co15" style:family="table-column">
      <style:table-column-properties fo:break-before="auto" style:column-width="5.59152777777778cm"/>
    </style:style>
    <style:style style:name="co16" style:family="table-column">
      <style:table-column-properties fo:break-before="auto" style:column-width="2.82222222222222cm"/>
    </style:style>
    <style:style style:name="co17" style:family="table-column">
      <style:table-column-properties fo:break-before="auto" style:column-width="5.48569444444444cm"/>
    </style:style>
    <style:style style:name="co18" style:family="table-column">
      <style:table-column-properties fo:break-before="auto" style:column-width="2.92805555555556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1.83444444444444cm"/>
    </style:style>
    <style:style style:name="co21" style:family="table-column">
      <style:table-column-properties fo:break-before="auto" style:column-width="1.46402777777778cm"/>
    </style:style>
    <style:style style:name="co22" style:family="table-column">
      <style:table-column-properties fo:break-before="auto" style:column-width="2.68111111111111cm"/>
    </style:style>
    <style:style style:name="co23" style:family="table-column">
      <style:table-column-properties fo:break-before="auto" style:column-width="2.46944444444444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3.38666666666667cm"/>
    </style:style>
    <style:style style:name="co27" style:family="table-column">
      <style:table-column-properties fo:break-before="auto" style:column-width="3.93347222222222cm"/>
    </style:style>
    <style:style style:name="co28" style:family="table-column">
      <style:table-column-properties fo:break-before="auto" style:column-width="5.18583333333333cm"/>
    </style:style>
    <style:style style:name="co29" style:family="table-column">
      <style:table-column-properties fo:break-before="auto" style:column-width="3.79236111111111cm"/>
    </style:style>
    <style:style style:name="co30" style:family="table-column">
      <style:table-column-properties fo:break-before="auto" style:column-width="2.32833333333333cm"/>
    </style:style>
    <style:style style:name="co31" style:family="table-column">
      <style:table-column-properties fo:break-before="auto" style:column-width="3.40430555555556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2.91041666666667cm"/>
    </style:style>
    <style:style style:name="co34" style:family="table-column">
      <style:table-column-properties fo:break-before="auto" style:column-width="2.76930555555556cm"/>
    </style:style>
    <style:style style:name="co35" style:family="table-column">
      <style:table-column-properties fo:break-before="auto" style:column-width="4.18041666666667cm"/>
    </style:style>
    <style:style style:name="co36" style:family="table-column">
      <style:table-column-properties fo:break-before="auto" style:column-width="2.69875cm"/>
    </style:style>
    <style:style style:name="co37" style:family="table-column">
      <style:table-column-properties fo:break-before="auto" style:column-width="2.62819444444444cm"/>
    </style:style>
    <style:style style:name="co38" style:family="table-column">
      <style:table-column-properties fo:break-before="auto" style:column-width="1.07597222222222cm"/>
    </style:style>
    <style:style style:name="co39" style:family="table-column">
      <style:table-column-properties fo:break-before="auto" style:column-width="4.37444444444444cm"/>
    </style:style>
    <style:style style:name="co40" style:family="table-column">
      <style:table-column-properties fo:break-before="auto" style:column-width="3.21027777777778cm"/>
    </style:style>
    <style:style style:name="co41" style:family="table-column">
      <style:table-column-properties fo:break-before="auto" style:column-width="6.29708333333333cm"/>
    </style:style>
    <style:style style:name="co42" style:family="table-column">
      <style:table-column-properties fo:break-before="auto" style:column-width="3.10444444444444cm"/>
    </style:style>
    <style:style style:name="co43" style:family="table-column">
      <style:table-column-properties fo:break-before="auto" style:column-width="4.99180555555556cm"/>
    </style:style>
    <style:style style:name="co44" style:family="table-column">
      <style:table-column-properties fo:break-before="auto" style:column-width="4.67430555555556cm"/>
    </style:style>
    <style:style style:name="co45" style:family="table-column">
      <style:table-column-properties fo:break-before="auto" style:column-width="2.18722222222222cm"/>
    </style:style>
    <style:style style:name="co46" style:family="table-column">
      <style:table-column-properties fo:break-before="auto" style:column-width="6.64986111111111cm"/>
    </style:style>
    <style:style style:name="co47" style:family="table-column">
      <style:table-column-properties fo:break-before="auto" style:column-width="2.2225cm"/>
    </style:style>
    <style:style style:name="co48" style:family="table-column">
      <style:table-column-properties fo:break-before="auto" style:column-width="5.64444444444444cm"/>
    </style:style>
    <style:style style:name="co49" style:family="table-column">
      <style:table-column-properties fo:break-before="auto" style:column-width="3.77472222222222cm"/>
    </style:style>
    <style:style style:name="co50" style:family="table-column">
      <style:table-column-properties fo:break-before="auto" style:column-width="4.90361111111111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33.75pt" style:use-optimal-row-height="false" fo:break-before="auto"/>
    </style:style>
    <style:style style:name="ro14" style:family="table-row">
      <style:table-row-properties style:row-height="3.75pt" style:use-optimal-row-height="false" fo:break-before="auto"/>
    </style:style>
    <style:style style:name="ro15" style:family="table-row">
      <style:table-row-properties style:row-height="27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ro17" style:family="table-row">
      <style:table-row-properties style:row-height="39pt" style:use-optimal-row-height="false" fo:break-before="auto"/>
    </style:style>
    <style:style style:name="ro18" style:family="table-row">
      <style:table-row-properties style:row-height="36pt" style:use-optimal-row-height="false" fo:break-before="auto"/>
    </style:style>
    <style:style style:name="ro19" style:family="table-row">
      <style:table-row-properties style:row-height="12.5pt" style:use-optimal-row-height="true" fo:break-before="auto"/>
    </style:style>
    <style:style style:name="ro20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08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  <style:map style:condition="of:is-true-formula(LEN(TRIM([.B1]))&gt;0)" style:apply-style-name="cf1" style:base-cell-address="MAIN.B1"/>
    </style:style>
    <style:style style:name="ce209" style:family="table-cell" style:parent-style-name="Default" style:data-style-name="N0">
      <style:text-properties fo:color="#000000"/>
      <style:map style:condition="of:is-true-formula(LEN(TRIM([.AY291]))&gt;0)" style:apply-style-name="cf1" style:base-cell-address="MAIN.AY291"/>
    </style:style>
    <style:style style:name="ce210" style:family="table-cell" style:parent-style-name="Default" style:data-style-name="N0">
      <style:table-cell-properties style:vertical-align="automatic"/>
      <style:text-properties fo:color="#000000"/>
      <style:map style:condition="of:is-true-formula(LEN(TRIM([.AY291]))&gt;0)" style:apply-style-name="cf1" style:base-cell-address="MAIN.AY291"/>
    </style:style>
    <style:style style:name="ce211" style:family="table-cell">
      <style:map style:condition="of:is-true-formula(LEN(TRIM([.AY291]))&gt;0)" style:apply-style-name="cf1" style:base-cell-address="MAIN.AY291"/>
    </style:style>
    <style:style style:name="ce212" style:family="table-cell" style:parent-style-name="Default" style:data-style-name="N49">
      <style:table-cell-properties style:vertical-align="automatic"/>
      <style:text-properties fo:color="#000000"/>
      <style:map style:condition="of:is-true-formula(LEN(TRIM([.AY291]))&gt;0)" style:apply-style-name="cf1" style:base-cell-address="MAIN.AY291"/>
    </style:style>
    <style:style style:name="ce213" style:family="table-cell" style:parent-style-name="Default" style:data-style-name="N0">
      <style:table-cell-properties style:vertical-align="automatic"/>
      <style:map style:condition="of:is-true-formula(LEN(TRIM([.AY291]))&gt;0)" style:apply-style-name="cf1" style:base-cell-address="MAIN.AY291"/>
    </style:style>
    <style:style style:name="ce214" style:family="table-cell" style:parent-style-name="Default" style:data-style-name="N0">
      <style:table-cell-properties style:vertical-align="automatic"/>
      <style:text-properties fo:color="#000000" style:font-name="Roboto" style:font-name-asian="Roboto" style:font-name-complex="Roboto"/>
      <style:map style:condition="of:is-true-formula(LEN(TRIM([.AY291]))&gt;0)" style:apply-style-name="cf1" style:base-cell-address="MAIN.AY291"/>
    </style:style>
    <style:style style:name="ce215" style:family="table-cell" style:parent-style-name="Default" style:data-style-name="N44">
      <style:table-cell-properties style:vertical-align="automatic"/>
      <style:text-properties fo:color="#000000"/>
      <style:map style:condition="of:is-true-formula(LEN(TRIM([.AY291]))&gt;0)" style:apply-style-name="cf1" style:base-cell-address="MAIN.AY291"/>
    </style:style>
    <style:style style:name="ce216" style:family="table-cell" style:parent-style-name="Default" style:data-style-name="N0">
      <style:table-cell-properties style:vertical-align="automatic" fo:wrap-option="wrap"/>
      <style:text-properties fo:color="#000000" style:font-family-generic="swiss"/>
      <style:map style:condition="of:is-true-formula(LEN(TRIM([.B1]))&gt;0)" style:apply-style-name="cf1" style:base-cell-address="MAIN.B1"/>
    </style:style>
    <style:style style:name="ce217" style:family="table-cell" style:parent-style-name="Default" style:data-style-name="N0">
      <style:text-properties fo:color="#000000"/>
      <style:map style:condition="of:is-true-formula(LEN(TRIM([.B1]))&gt;0)" style:apply-style-name="cf1" style:base-cell-address="MAIN.B1"/>
    </style:style>
    <style:style style:name="ce218" style:family="table-cell" style:parent-style-name="Default" style:data-style-name="N0">
      <style:table-cell-properties style:vertical-align="automatic"/>
      <style:text-properties fo:color="#000000"/>
      <style:map style:condition="of:is-true-formula(LEN(TRIM([.B1]))&gt;0)" style:apply-style-name="cf1" style:base-cell-address="MAIN.B1"/>
    </style:style>
    <style:style style:name="ce219" style:family="table-cell" style:parent-style-name="Default" style:data-style-name="N0">
      <style:table-cell-properties style:vertical-align="automatic"/>
      <style:text-properties fo:color="#000000" style:text-line-through-style="solid"/>
      <style:map style:condition="of:is-true-formula(LEN(TRIM([.B1]))&gt;0)" style:apply-style-name="cf1" style:base-cell-address="MAIN.B1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ОРИГИНАЛ&quot;;&quot;СКАН&quot;)">
          <table:help-message/>
          <table:error-message/>
        </table:content-validation>
        <table:content-validation table:name="val2" table:condition="of:cell-content-is-decimal-number() and cell-content-is-between(0,1000000)" table:display-list="none">
          <table:help-message/>
          <table:error-message/>
        </table:content-validation>
        <table:content-validation table:name="val3" table:condition="of:cell-content-is-in-list(&quot;ДОСТАВЛЕН&quot;;&quot;В ПУТИ&quot;;&quot;ЗАПЛАНИРОВАН&quot;)">
          <table:help-message/>
          <table:error-message/>
        </table:content-validation>
        <table:content-validation table:name="val4" table:condition="of:cell-content-is-in-list(&quot;ОРИГИНАЛ&quot;;&quot;КОПИЯ&quot;;&quot;КВИТОК&quot;)">
          <table:help-message/>
          <table:error-message/>
        </table:content-validation>
        <table:content-validation table:name="val5" table:condition="of:is-true-formula(OR(NOT(ISERROR(DATEVALUE([.K2]))); AND(ISNUMBER([.K2]); LEFT(CELL(&quot;format&quot;; [.K2]))=&quot;D&quot;)))" table:base-cell-address="MAIN.K2" table:display-list="none">
          <table:help-message/>
          <table:error-message/>
        </table:content-validation>
        <table:content-validation table:name="val6" table:condition="of:cell-content-is-decimal-number() and cell-content-is-between(0,10000000)" table:display-list="none">
          <table:help-message/>
          <table:error-message/>
        </table:content-validation>
        <table:content-validation table:name="val7" table:condition="of:cell-content-is-in-list(&quot;ТОРА&quot;;&quot;РЭД&quot;)">
          <table:help-message/>
          <table:error-message/>
        </table:content-validation>
        <table:content-validation table:name="val8" table:condition="of:is-true-formula(OR(NOT(ISERROR(DATEVALUE([.K2]))); AND(ISNUMBER([.K2]); LEFT(CELL(&quot;format&quot;; [.K2]))=&quot;D&quot;)))" table:base-cell-address="MAIN.K2" table:display-list="none">
          <table:help-message table:display="true">
            <text:p>Введите действительную дату</text:p>
          </table:help-message>
          <table:error-message/>
        </table:content-validation>
        <table:content-validation table:name="val9" table:condition="of:cell-content-is-in-list(&quot;RUB&quot;;&quot;EUR&quot;;&quot;USD&quot;)">
          <table:help-message/>
          <table:error-message/>
        </table:content-validation>
        <table:content-validation table:name="val10" table:condition="of:cell-content-is-in-list(&quot;ДА&quot;;&quot;НЕТ&quot;)">
          <table:help-message/>
          <table:error-message/>
        </table:content-validation>
        <table:content-validation table:name="val11" table:condition="of:cell-content-is-in-list(&quot;НДС&quot;;&quot;БЕЗ НДС&quot;;&quot;0.0&quot;)">
          <table:help-message/>
          <table:error-message/>
        </table:content-validation>
        <table:content-validation table:name="val12" table:condition="of:cell-content-is-decimal-number() and cell-content-is-between(0,45)" table:display-list="none">
          <table:help-message/>
          <table:error-message/>
        </table:content-validation>
        <table:content-validation table:name="val13" table:condition="of:cell-content-is-in-list(&quot;ДОСТАВЛЕН&quot;;&quot;ЗАПЛАНИРОВАН&quot;;&quot;В ПУТИ&quot;)">
          <table:help-message/>
          <table:error-message/>
        </table:content-validation>
        <table:content-validation table:name="val14" table:condition="of:cell-content-is-decimal-number() and cell-content-is-between(10,1000000)" table:display-list="none">
          <table:help-message/>
          <table:error-message/>
        </table:content-validation>
        <table:content-validation table:name="val15" table:condition="of:cell-content-is-in-list([.#REF!])" table:base-cell-address="MAIN.E2">
          <table:help-message/>
          <table:error-message/>
        </table:content-validation>
        <table:content-validation table:name="val16" table:condition="of:cell-content-is-in-list([.#REF!])" table:base-cell-address="MAIN.H2">
          <table:help-message/>
          <table:error-message/>
        </table:content-validation>
        <table:content-validation table:name="val17" table:condition="of:cell-content-is-in-list(&quot;DOM&quot;;&quot;INT&quot;)">
          <table:help-message/>
          <table:error-message/>
        </table:content-validation>
        <table:content-validation table:name="val18" table:condition="of:cell-content-is-in-list([.#REF!])" table:base-cell-address="MAIN.D1">
          <table:help-message/>
          <table:error-message/>
        </table:content-validation>
      </table:content-validations>
      <table:table table:name="MAIN" table:style-name="ta1">
        <table:table-column table:style-name="co1" table:default-cell-style-name="ce162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84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default-cell-style-name="ce184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13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ce184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3" table:default-cell-style-name="ce1"/>
        <table:table-column table:style-name="co33" table:default-cell-style-name="ce184"/>
        <table:table-column table:style-name="co34" table:default-cell-style-name="ce1"/>
        <table:table-column table:style-name="co35" table:default-cell-style-name="ce1"/>
        <table:table-column table:style-name="co36" table:default-cell-style-name="ce184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84"/>
        <table:table-column table:style-name="co32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3" table:default-cell-style-name="ce1"/>
        <table:table-column table:style-name="co46" table:default-cell-style-name="ce1"/>
        <table:table-column table:style-name="co46" table:number-columns-repeated="5" table:default-cell-style-name="ce162"/>
        <table:table-column table:style-name="co43" table:number-columns-repeated="2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49" table:default-cell-style-name="ce1"/>
        <table:table-column table:style-name="co42" table:default-cell-style-name="ce1"/>
        <table:table-column table:style-name="co32" table:number-columns-repeated="16314" table:default-cell-style-name="ce1"/>
        <table:table-row table:style-name="ro1">
          <table:table-cell office:value-type="string" table:style-name="ce207">
            <text:p>id</text:p>
          </table:table-cell>
          <table:table-cell office:value-type="string" table:style-name="ce216">
            <text:p>tora_red</text:p>
          </table:table-cell>
          <table:table-cell office:value-type="string" table:content-validation-name="val17" table:style-name="ce216">
            <text:p>direction</text:p>
          </table:table-cell>
          <table:table-cell office:value-type="string" table:content-validation-name="val18" table:style-name="ce164">
            <text:p>sale</text:p>
          </table:table-cell>
          <table:table-cell office:value-type="string" table:style-name="ce130">
            <text:p>buyer</text:p>
          </table:table-cell>
          <table:table-cell office:value-type="string" table:style-name="ce130">
            <text:p>status_of_request</text:p>
          </table:table-cell>
          <table:table-cell office:value-type="string" table:style-name="ce165">
            <text:p>blank_option_1</text:p>
          </table:table-cell>
          <table:table-cell office:value-type="string" table:style-name="ce130">
            <text:p>customer_name</text:p>
          </table:table-cell>
          <table:table-cell office:value-type="string" table:style-name="ce130">
            <text:p>customer_accept_invoice_status</text:p>
          </table:table-cell>
          <table:table-cell office:value-type="string" table:style-name="ce130">
            <text:p>customer_order_number</text:p>
          </table:table-cell>
          <table:table-cell office:value-type="string" table:style-name="ce177">
            <text:p>customer_order_date</text:p>
          </table:table-cell>
          <table:table-cell office:value-type="string" table:style-name="ce164">
            <text:p>customer_order_monnth</text:p>
          </table:table-cell>
          <table:table-cell office:value-type="string" table:style-name="ce165">
            <text:p>loading_place</text:p>
          </table:table-cell>
          <table:table-cell office:value-type="string" table:style-name="ce164">
            <text:p>date_loading</text:p>
          </table:table-cell>
          <table:table-cell table:style-name="ce166"/>
          <table:table-cell table:style-name="ce165"/>
          <table:table-cell table:style-name="ce164"/>
          <table:table-cell table:style-name="ce167"/>
          <table:table-cell table:style-name="ce164"/>
          <table:table-cell table:style-name="ce168"/>
          <table:table-cell table:style-name="ce185"/>
          <table:table-cell table:style-name="ce168"/>
          <table:table-cell table:style-name="ce169"/>
          <table:table-cell table:style-name="ce164"/>
          <table:table-cell table:style-name="ce169"/>
          <table:table-cell table:number-columns-repeated="2" table:style-name="ce170"/>
          <table:table-cell table:content-validation-name="val2" table:style-name="ce171"/>
          <table:table-cell table:style-name="ce164"/>
          <table:table-cell table:style-name="ce168"/>
          <table:table-cell table:style-name="ce164"/>
          <table:table-cell table:style-name="ce168"/>
          <table:table-cell table:style-name="ce164"/>
          <table:table-cell table:style-name="ce192"/>
          <table:table-cell table:style-name="ce164"/>
          <table:table-cell table:style-name="ce168"/>
          <table:table-cell table:number-columns-repeated="3" table:style-name="ce164"/>
          <table:table-cell table:style-name="ce172"/>
          <table:table-cell table:style-name="ce195"/>
          <table:table-cell table:number-columns-repeated="2" table:style-name="ce164"/>
          <table:table-cell table:style-name="ce192"/>
          <table:table-cell table:style-name="ce168"/>
          <table:table-cell table:number-columns-repeated="2" table:style-name="ce164"/>
          <table:table-cell table:style-name="ce203"/>
          <table:table-cell table:style-name="ce173"/>
          <table:table-cell table:number-columns-repeated="2" table:style-name="ce164"/>
          <table:table-cell table:number-columns-repeated="2" table:style-name="ce174"/>
          <table:table-cell table:style-name="ce175"/>
          <table:table-cell table:style-name="ce176"/>
          <table:table-cell table:number-columns-repeated="22" table:style-name="ce175"/>
          <table:table-cell table:number-columns-repeated="16307" table:style-name="ce163"/>
        </table:table-row>
        <table:table-row table:style-name="ro2">
          <table:table-cell office:value-type="float" office:value="1" table:style-name="ce162">
            <text:p>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3" table:style-name="ce2">
            <text:p>ДОСТАВЛЕН</text:p>
          </table:table-cell>
          <table:table-cell office:value-type="string" table:style-name="ce2">
            <text:p/>
            <text:p/>
          </table:table-cell>
          <table:table-cell office:value-type="string" table:content-validation-name="val16" table:style-name="ce2">
            <text:p>ШЕНКЕР ЕКАТ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3/04-24 от 13.04.2018</text:p>
          </table:table-cell>
          <table:table-cell office:value-type="date" office:date-value="2018-04-13T00:00:00" table:content-validation-name="val8" table:style-name="ce178">
            <text:p>13.04.2018</text:p>
          </table:table-cell>
          <table:table-cell office:value-type="float" office:value="4" table:formula="of:=MONTH([.K2])" table:style-name="ce15">
            <text:p>4</text:p>
          </table:table-cell>
          <table:table-cell office:value-type="string" table:style-name="ce5">
            <text:p>Белоярский (Свердловская обл.)</text:p>
          </table:table-cell>
          <table:table-cell office:value-type="date" office:date-value="2018-04-16T00:00:00" table:content-validation-name="val8" table:style-name="ce4">
            <text:p>16.04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content-validation-name="val11" table:style-name="ce8"/>
          <table:table-cell table:content-validation-name="val9" table:style-name="ce2"/>
          <table:table-cell table:content-validation-name="val6"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19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4"/>
          <table:table-cell table:content-validation-name="val5" table:style-name="ce178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2" table:style-name="ce162">
            <text:p>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05/04-21 от 5.04.2018</text:p>
          </table:table-cell>
          <table:table-cell office:value-type="date" office:date-value="2018-04-05T00:00:00" table:content-validation-name="val8" table:style-name="ce178">
            <text:p>5.04.2018</text:p>
          </table:table-cell>
          <table:table-cell office:value-type="float" office:value="4" table:formula="of:=MONTH([.K3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14T00:00:00" table:content-validation-name="val8" table:style-name="ce4">
            <text:p>14.04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19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3" table:style-name="ce162">
            <text:p>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3/04-25 от 17.04.2018</text:p>
          </table:table-cell>
          <table:table-cell office:value-type="date" office:date-value="2018-04-17T00:00:00" table:content-validation-name="val8" table:style-name="ce178">
            <text:p>17.04.2018</text:p>
          </table:table-cell>
          <table:table-cell office:value-type="float" office:value="4" table:formula="of:=MONTH([.K4])" table:style-name="ce15">
            <text:p>4</text:p>
          </table:table-cell>
          <table:table-cell office:value-type="string" table:style-name="ce5">
            <text:p>Тульская область г. Алексин</text:p>
          </table:table-cell>
          <table:table-cell office:value-type="date" office:date-value="2018-04-18T00:00:00" table:content-validation-name="val8" table:style-name="ce4">
            <text:p>18.04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1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4" table:style-name="ce162">
            <text:p>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8/04-27 от 18.04.2018</text:p>
          </table:table-cell>
          <table:table-cell office:value-type="date" office:date-value="2018-04-18T00:00:00" table:content-validation-name="val8" table:style-name="ce178">
            <text:p>18.04.2018</text:p>
          </table:table-cell>
          <table:table-cell office:value-type="float" office:value="4" table:formula="of:=MONTH([.K5])" table:style-name="ce15">
            <text:p>4</text:p>
          </table:table-cell>
          <table:table-cell office:value-type="string" table:style-name="ce5">
            <text:p>Вологодская область, г. Волжский</text:p>
          </table:table-cell>
          <table:table-cell office:value-type="date" office:date-value="2018-04-19T00:00:00" table:content-validation-name="val8" table:style-name="ce4">
            <text:p>19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1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5" table:style-name="ce162">
            <text:p>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8/04-28 от 23.04.2018</text:p>
          </table:table-cell>
          <table:table-cell office:value-type="date" office:date-value="2018-04-23T00:00:00" table:content-validation-name="val8" table:style-name="ce178">
            <text:p>23.04.2018</text:p>
          </table:table-cell>
          <table:table-cell office:value-type="float" office:value="4" table:formula="of:=MONTH([.K6])" table:style-name="ce15">
            <text:p>4</text:p>
          </table:table-cell>
          <table:table-cell office:value-type="string" table:style-name="ce5">
            <text:p>Тульская область г. Узловая</text:p>
          </table:table-cell>
          <table:table-cell office:value-type="date" office:date-value="2018-04-24T00:00:00" table:content-validation-name="val8" table:style-name="ce4">
            <text:p>24.04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6" table:style-name="ce162">
            <text:p>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7/04-26 от 18.04.2018</text:p>
          </table:table-cell>
          <table:table-cell office:value-type="date" office:date-value="2018-04-18T00:00:00" table:content-validation-name="val8" table:style-name="ce178">
            <text:p>18.04.2018</text:p>
          </table:table-cell>
          <table:table-cell office:value-type="float" office:value="4" table:formula="of:=MONTH([.K7])" table:style-name="ce15">
            <text:p>4</text:p>
          </table:table-cell>
          <table:table-cell office:value-type="string" table:style-name="ce5">
            <text:p>п. Шушары Санкт-Петербург</text:p>
          </table:table-cell>
          <table:table-cell office:value-type="date" office:date-value="2018-04-18T00:00:00" table:content-validation-name="val8" table:style-name="ce4">
            <text:p>18.04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7" table:style-name="ce162">
            <text:p>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23"/>
          <table:table-cell office:value-type="string" table:style-name="ce5">
            <text:p>РЭД 27/04-35 от 27.04.2018</text:p>
          </table:table-cell>
          <table:table-cell office:value-type="date" office:date-value="2018-04-27T00:00:00" table:content-validation-name="val8" table:style-name="ce178">
            <text:p>27.04.2018</text:p>
          </table:table-cell>
          <table:table-cell office:value-type="float" office:value="4" table:formula="of:=MONTH([.K8])" table:style-name="ce15">
            <text:p>4</text:p>
          </table:table-cell>
          <table:table-cell office:value-type="string" table:style-name="ce5">
            <text:p>Белоярский (Свердловская обл.)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12"/>
          <table:table-cell table:content-validation-name="val8" table:style-name="ce187"/>
          <table:table-cell table:content-validation-name="val14" table:style-name="ce1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3"/>
          <table:table-cell table:style-name="ce24"/>
          <table:table-cell table:content-validation-name="val5" table:style-name="ce23"/>
          <table:table-cell table:style-name="ce23"/>
          <table:table-cell table:content-validation-name="val9" table:style-name="ce23"/>
          <table:table-cell table:content-validation-name="val12" table:style-name="ce23"/>
          <table:table-cell table:content-validation-name="val4" table:style-name="ce196"/>
          <table:table-cell table:style-name="ce25"/>
          <table:table-cell table:content-validation-name="val5" table:style-name="ce25"/>
          <table:table-cell table:content-validation-name="val5" table:style-name="ce200"/>
          <table:table-cell table:style-name="ce26"/>
          <table:table-cell table:style-name="ce2"/>
          <table:table-cell table:style-name="ce25"/>
          <table:table-cell table:style-name="ce200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8" table:style-name="ce162">
            <text:p>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3 от 26.04.2018</text:p>
          </table:table-cell>
          <table:table-cell office:value-type="date" office:date-value="2018-04-26T00:00:00" table:content-validation-name="val8" table:style-name="ce178">
            <text:p>26.04.2018</text:p>
          </table:table-cell>
          <table:table-cell office:value-type="float" office:value="4" table:formula="of:=MONTH([.K9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3">
          <table:table-cell office:value-type="float" office:value="9" table:style-name="ce162">
            <text:p>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2 от 26.04.2018</text:p>
          </table:table-cell>
          <table:table-cell office:value-type="date" office:date-value="2018-04-26T00:00:00" table:content-validation-name="val8" table:style-name="ce178">
            <text:p>26.04.2018</text:p>
          </table:table-cell>
          <table:table-cell office:value-type="float" office:value="4" table:formula="of:=MONTH([.K10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0" table:style-name="ce162">
            <text:p>1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0 от 26.04.2018</text:p>
          </table:table-cell>
          <table:table-cell office:value-type="date" office:date-value="2018-04-26T00:00:00" table:content-validation-name="val8" table:style-name="ce178">
            <text:p>26.04.2018</text:p>
          </table:table-cell>
          <table:table-cell office:value-type="float" office:value="4" table:formula="of:=MONTH([.K11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1" table:style-name="ce162">
            <text:p>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1 от 26.04.2018</text:p>
          </table:table-cell>
          <table:table-cell office:value-type="date" office:date-value="2018-04-26T00:00:00" table:content-validation-name="val8" table:style-name="ce178">
            <text:p>26.04.2018</text:p>
          </table:table-cell>
          <table:table-cell office:value-type="float" office:value="4" table:formula="of:=MONTH([.K12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2" table:style-name="ce162">
            <text:p>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4 от 26.04.2018</text:p>
          </table:table-cell>
          <table:table-cell office:value-type="date" office:date-value="2018-04-28T00:00:00" table:content-validation-name="val8" table:style-name="ce178">
            <text:p>28.04.2018</text:p>
          </table:table-cell>
          <table:table-cell office:value-type="float" office:value="4" table:formula="of:=MONTH([.K13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3" table:style-name="ce162">
            <text:p>13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РЕНУС ПИТЕР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05/04-23 от 12.04.2018</text:p>
          </table:table-cell>
          <table:table-cell office:value-type="date" office:date-value="2018-04-12T00:00:00" table:content-validation-name="val8" table:style-name="ce178">
            <text:p>12.04.2018</text:p>
          </table:table-cell>
          <table:table-cell office:value-type="float" office:value="4" table:formula="of:=MONTH([.K14])" table:style-name="ce15">
            <text:p>4</text:p>
          </table:table-cell>
          <table:table-cell office:value-type="string" table:style-name="ce2">
            <text:p>Санкт-Петербург</text:p>
          </table:table-cell>
          <table:table-cell office:value-type="date" office:date-value="2018-04-17T00:00:00" table:content-validation-name="val8" table:style-name="ce4">
            <text:p>17.04</text:p>
          </table:table-cell>
          <table:table-cell table:number-columns-repeated="2" table:style-name="ce2"/>
          <table:table-cell table:content-validation-name="val8" table:style-name="ce1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4">
          <table:table-cell office:value-type="float" office:value="14" table:style-name="ce162">
            <text:p>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5">
            <text:p>ТЕННЕКО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6/05-34 от 16.05.2018</text:p>
          </table:table-cell>
          <table:table-cell office:value-type="date" office:date-value="2018-05-22T00:00:00" table:content-validation-name="val8" table:style-name="ce178">
            <text:p>22.05.2018</text:p>
          </table:table-cell>
          <table:table-cell office:value-type="float" office:value="5" table:formula="of:=MONTH([.K15])" table:style-name="ce15">
            <text:p>5</text:p>
          </table:table-cell>
          <table:table-cell office:value-type="string" table:style-name="ce5">
            <text:p>Тольятти Самарская область х2</text:p>
          </table:table-cell>
          <table:table-cell office:value-type="date" office:date-value="2018-05-22T00:00:00" table:content-validation-name="val8" table:style-name="ce4">
            <text:p>22.05</text:p>
          </table:table-cell>
          <table:table-cell table:number-columns-repeated="2"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1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5" table:style-name="ce162">
            <text:p>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08/05-39 от 08.05.2018</text:p>
          </table:table-cell>
          <table:table-cell office:value-type="date" office:date-value="2018-05-08T00:00:00" table:content-validation-name="val8" table:style-name="ce178">
            <text:p>8.05.2018</text:p>
          </table:table-cell>
          <table:table-cell office:value-type="float" office:value="5" table:formula="of:=MONTH([.K16])" table:style-name="ce15">
            <text:p>5</text:p>
          </table:table-cell>
          <table:table-cell office:value-type="string" table:style-name="ce2">
            <text:p>Советск</text:p>
          </table:table-cell>
          <table:table-cell office:value-type="date" office:date-value="2018-05-10T00:00:00" table:content-validation-name="val8" table:style-name="ce4">
            <text:p>10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6" table:style-name="ce162">
            <text:p>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5/04-29 от 26.04.2018</text:p>
          </table:table-cell>
          <table:table-cell office:value-type="date" office:date-value="2018-04-25T00:00:00" table:content-validation-name="val8" table:style-name="ce178">
            <text:p>25.04.2018</text:p>
          </table:table-cell>
          <table:table-cell office:value-type="float" office:value="4" table:formula="of:=MONTH([.K17])" table:style-name="ce15">
            <text:p>4</text:p>
          </table:table-cell>
          <table:table-cell office:value-type="string" table:style-name="ce2">
            <text:p>Советск</text:p>
          </table:table-cell>
          <table:table-cell office:value-type="date" office:date-value="2018-04-25T00:00:00" table:content-validation-name="val8" table:style-name="ce4">
            <text:p>25.04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2">
          <table:table-cell office:value-type="float" office:value="17" table:style-name="ce162">
            <text:p>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9"/>
          <table:table-cell office:value-type="string" table:content-validation-name="val16" table:style-name="ce2">
            <text:p>ЮСЕН ПИТЕР</text:p>
          </table:table-cell>
          <table:table-cell office:value-type="string" table:content-validation-name="val10" table:style-name="ce27">
            <text:p>ДА</text:p>
          </table:table-cell>
          <table:table-cell office:value-type="string" table:style-name="ce5">
            <text:p>РЭД 04/05-38 от 04.05.2018</text:p>
          </table:table-cell>
          <table:table-cell office:value-type="date" office:date-value="2018-05-11T00:00:00" table:content-validation-name="val8" table:style-name="ce178">
            <text:p>11.05.2018</text:p>
          </table:table-cell>
          <table:table-cell office:value-type="float" office:value="5" table:formula="of:=MONTH([.K18])" table:style-name="ce15">
            <text:p>5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5-14T00:00:00" table:content-validation-name="val8" table:style-name="ce4">
            <text:p>14.05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8"/>
          <table:table-cell table:style-name="ce28">
            <office:annotation draw:style-name="a0" svg:x="47.1805555555556in" svg:y="3.83333333333333in" svg:width="4.54166666666667in" svg:height="0.527777777777778in">
              <dc:creator/>
              <text:p>счет 34, сч/ф 35</text:p>
              <text:p><text:tab/>-Дмитрий Игнатьев</text:p>
            </office:annotation>
          </table:table-cell>
          <table:table-cell table:content-validation-name="val5" table:style-name="ce29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7"/>
          <table:table-cell table:content-validation-name="val5" table:style-name="ce197"/>
          <table:table-cell table:style-name="ce30"/>
          <table:table-cell table:style-name="ce2"/>
          <table:table-cell table:style-name="ce27"/>
          <table:table-cell table:style-name="ce204"/>
          <table:table-cell table:style-name="ce13"/>
          <table:table-cell table:number-columns-repeated="16335"/>
        </table:table-row>
        <table:table-row table:style-name="ro2">
          <table:table-cell office:value-type="float" office:value="18" table:style-name="ce162">
            <text:p>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office:value-type="string" table:content-validation-name="val10" table:style-name="ce27">
            <text:p>ДА</text:p>
          </table:table-cell>
          <table:table-cell office:value-type="string" table:style-name="ce5">
            <text:p>РЭД 18/05-45 от 18.05.2018</text:p>
          </table:table-cell>
          <table:table-cell office:value-type="date" office:date-value="2018-05-19T00:00:00" table:content-validation-name="val8" table:style-name="ce178">
            <text:p>19.05.2018</text:p>
          </table:table-cell>
          <table:table-cell office:value-type="float" office:value="5" table:formula="of:=MONTH([.K19])" table:style-name="ce15">
            <text:p>5</text:p>
          </table:table-cell>
          <table:table-cell office:value-type="string" table:style-name="ce2">
            <text:p>Советск-Венев Тульская обл.</text:p>
          </table:table-cell>
          <table:table-cell office:value-type="date" office:date-value="2018-05-19T00:00:00" table:content-validation-name="val8" table:style-name="ce4">
            <text:p>19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7"/>
          <table:table-cell table:style-name="ce28"/>
          <table:table-cell table:content-validation-name="val5" table:style-name="ce29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9"/>
          <table:table-cell table:content-validation-name="val5" table:style-name="ce197"/>
          <table:table-cell table:style-name="ce30"/>
          <table:table-cell table:style-name="ce2"/>
          <table:table-cell table:style-name="ce27"/>
          <table:table-cell table:style-name="ce178"/>
          <table:table-cell table:style-name="ce13"/>
          <table:table-cell table:number-columns-repeated="16335"/>
        </table:table-row>
        <table:table-row table:style-name="ro2">
          <table:table-cell office:value-type="float" office:value="19" table:style-name="ce162">
            <text:p>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18/05-44 от 18.05.2018</text:p>
          </table:table-cell>
          <table:table-cell office:value-type="date" office:date-value="2018-05-21T00:00:00" table:content-validation-name="val8" table:style-name="ce178">
            <text:p>21.05.2018</text:p>
          </table:table-cell>
          <table:table-cell office:value-type="float" office:value="5" table:formula="of:=MONTH([.K20])" table:style-name="ce15">
            <text:p>5</text:p>
          </table:table-cell>
          <table:table-cell office:value-type="string" table:style-name="ce2">
            <text:p>Казань</text:p>
          </table:table-cell>
          <table:table-cell office:value-type="date" office:date-value="2018-05-22T00:00:00" table:content-validation-name="val8" table:style-name="ce4">
            <text:p>22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2">
          <table:table-cell office:value-type="float" office:value="20" table:style-name="ce162">
            <text:p>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18/05-43 от 18.05.2018</text:p>
          </table:table-cell>
          <table:table-cell office:value-type="date" office:date-value="2018-05-21T00:00:00" table:content-validation-name="val8" table:style-name="ce178">
            <text:p>21.05.2018</text:p>
          </table:table-cell>
          <table:table-cell office:value-type="float" office:value="5" table:formula="of:=MONTH([.K21])" table:style-name="ce15">
            <text:p>5</text:p>
          </table:table-cell>
          <table:table-cell office:value-type="string" table:style-name="ce2">
            <text:p>Казань</text:p>
          </table:table-cell>
          <table:table-cell office:value-type="date" office:date-value="2018-05-22T00:00:00" table:content-validation-name="val8" table:style-name="ce4">
            <text:p>22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1" table:style-name="ce162">
            <text:p>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18/05-46 от 18.05.2018</text:p>
          </table:table-cell>
          <table:table-cell office:value-type="date" office:date-value="2018-05-17T00:00:00" table:content-validation-name="val8" table:style-name="ce178">
            <text:p>17.05.2018</text:p>
          </table:table-cell>
          <table:table-cell office:value-type="float" office:value="5" table:formula="of:=MONTH([.K22])" table:style-name="ce15">
            <text:p>5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5-18T00:00:00" table:content-validation-name="val8" table:style-name="ce4">
            <text:p>18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1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2" table:style-name="ce162">
            <text:p>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15/05-42 от 18.05.2018</text:p>
          </table:table-cell>
          <table:table-cell office:value-type="date" office:date-value="2018-05-15T00:00:00" table:content-validation-name="val8" table:style-name="ce178">
            <text:p>15.05.2018</text:p>
          </table:table-cell>
          <table:table-cell office:value-type="float" office:value="5" table:formula="of:=MONTH([.K23])" table:style-name="ce15">
            <text:p>5</text:p>
          </table:table-cell>
          <table:table-cell office:value-type="string" table:style-name="ce2">
            <text:p>Испания</text:p>
          </table:table-cell>
          <table:table-cell office:value-type="date" office:date-value="2018-05-17T00:00:00" table:content-validation-name="val8" table:style-name="ce4">
            <text:p>17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3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3" table:style-name="ce162">
            <text:p>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15/05-41 от 15.05.2018</text:p>
          </table:table-cell>
          <table:table-cell office:value-type="date" office:date-value="2018-05-15T00:00:00" table:content-validation-name="val8" table:style-name="ce178">
            <text:p>15.05.2018</text:p>
          </table:table-cell>
          <table:table-cell office:value-type="float" office:value="5" table:formula="of:=MONTH([.K24])" table:style-name="ce15">
            <text:p>5</text:p>
          </table:table-cell>
          <table:table-cell office:value-type="string" table:style-name="ce2">
            <text:p>Казань</text:p>
          </table:table-cell>
          <table:table-cell office:value-type="date" office:date-value="2018-05-16T00:00:00" table:content-validation-name="val8" table:style-name="ce4">
            <text:p>16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4" table:style-name="ce162">
            <text:p>24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09/04-22 от 09.04.2018</text:p>
          </table:table-cell>
          <table:table-cell office:value-type="date" office:date-value="2018-04-09T00:00:00" table:content-validation-name="val8" table:style-name="ce178">
            <text:p>9.04.2018</text:p>
          </table:table-cell>
          <table:table-cell office:value-type="float" office:value="4" table:formula="of:=MONTH([.K25])" table:style-name="ce15">
            <text:p>4</text:p>
          </table:table-cell>
          <table:table-cell office:value-type="string" table:style-name="ce2">
            <text:p>Тольятти</text:p>
          </table:table-cell>
          <table:table-cell office:value-type="date" office:date-value="2018-04-10T00:00:00" table:content-validation-name="val8" table:style-name="ce4">
            <text:p>10.04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1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5" table:style-name="ce162">
            <text:p>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27"/>
          <table:table-cell office:value-type="string" table:style-name="ce5">
            <text:p>РЭД 15/05-40 от 15.05.2018</text:p>
          </table:table-cell>
          <table:table-cell office:value-type="date" office:date-value="2018-05-15T00:00:00" table:content-validation-name="val8" table:style-name="ce178">
            <text:p>15.05.2018</text:p>
          </table:table-cell>
          <table:table-cell office:value-type="float" office:value="5" table:formula="of:=MONTH([.K26])" table:style-name="ce15">
            <text:p>5</text:p>
          </table:table-cell>
          <table:table-cell office:value-type="string" table:style-name="ce2">
            <text:p>Челябинск</text:p>
          </table:table-cell>
          <table:table-cell office:value-type="date" office:date-value="2018-05-21T00:00:00" table:content-validation-name="val8" table:style-name="ce4">
            <text:p>21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7"/>
          <table:table-cell table:style-name="ce28"/>
          <table:table-cell table:content-validation-name="val5" table:style-name="ce29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7"/>
          <table:table-cell table:content-validation-name="val5" table:style-name="ce197"/>
          <table:table-cell table:style-name="ce34"/>
          <table:table-cell table:number-columns-repeated="2" table:style-name="ce27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6" table:style-name="ce162">
            <text:p>26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18/05-45 от 18.05.2018</text:p>
          </table:table-cell>
          <table:table-cell office:value-type="date" office:date-value="2018-03-16T00:00:00" table:content-validation-name="val8" table:style-name="ce178">
            <text:p>16.03.2018</text:p>
          </table:table-cell>
          <table:table-cell office:value-type="float" office:value="3" table:formula="of:=MONTH([.K27])" table:style-name="ce15">
            <text:p>3</text:p>
          </table:table-cell>
          <table:table-cell office:value-type="string" table:style-name="ce2">
            <text:p>Ульяновск</text:p>
          </table:table-cell>
          <table:table-cell office:value-type="date" office:date-value="2018-03-21T00:00:00" table:content-validation-name="val8" table:style-name="ce4">
            <text:p>21.03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7" table:style-name="ce162">
            <text:p>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5">
            <text:p>РЭД 03/05-37 от 03.05.2018</text:p>
          </table:table-cell>
          <table:table-cell office:value-type="date" office:date-value="2018-05-03T00:00:00" table:content-validation-name="val8" table:style-name="ce178">
            <text:p>3.05.2018</text:p>
          </table:table-cell>
          <table:table-cell office:value-type="float" office:value="5" table:formula="of:=MONTH([.K28])" table:style-name="ce15">
            <text:p>5</text:p>
          </table:table-cell>
          <table:table-cell office:value-type="string" table:style-name="ce2">
            <text:p>Кстово Нижегородская обл</text:p>
          </table:table-cell>
          <table:table-cell office:value-type="date" office:date-value="2018-05-05T00:00:00" table:content-validation-name="val8" table:style-name="ce4">
            <text:p>05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35"/>
          <table:table-cell table:content-validation-name="val5" table:style-name="ce178"/>
          <table:table-cell table:style-name="ce36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8" table:style-name="ce162">
            <text:p>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27"/>
          <table:table-cell office:value-type="string" table:style-name="ce5">
            <text:p>РЭД 22/05-47 от 22.05.2018</text:p>
          </table:table-cell>
          <table:table-cell office:value-type="date" office:date-value="2018-05-22T00:00:00" table:content-validation-name="val8" table:style-name="ce178">
            <text:p>22.05.2018</text:p>
          </table:table-cell>
          <table:table-cell office:value-type="float" office:value="5" table:formula="of:=MONTH([.K29])" table:style-name="ce15">
            <text:p>5</text:p>
          </table:table-cell>
          <table:table-cell office:value-type="string" table:style-name="ce2">
            <text:p>Тольятти Самарская область</text:p>
          </table:table-cell>
          <table:table-cell office:value-type="date" office:date-value="2018-06-29T00:00:00" table:content-validation-name="val8" table:style-name="ce37">
            <text:p>29.06.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content-validation-name="val8" table:style-name="ce22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7"/>
          <table:table-cell table:style-name="ce28"/>
          <table:table-cell table:content-validation-name="val5" table:style-name="ce29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7"/>
          <table:table-cell table:content-validation-name="val5" table:style-name="ce197"/>
          <table:table-cell table:style-name="ce30"/>
          <table:table-cell table:style-name="ce38"/>
          <table:table-cell table:style-name="ce39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9" table:style-name="ce162">
            <text:p>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5">
            <text:p>РЭД 23/05-48 от 23.05.2018</text:p>
          </table:table-cell>
          <table:table-cell office:value-type="date" office:date-value="2018-05-23T00:00:00" table:content-validation-name="val8" table:style-name="ce178">
            <text:p>23.05.2018</text:p>
          </table:table-cell>
          <table:table-cell office:value-type="float" office:value="5" table:formula="of:=MONTH([.K30])" table:style-name="ce15">
            <text:p>5</text:p>
          </table:table-cell>
          <table:table-cell office:value-type="string" table:style-name="ce2">
            <text:p>г. Волгоград</text:p>
          </table:table-cell>
          <table:table-cell office:value-type="date" office:date-value="2018-05-23T00:00:00" table:content-validation-name="val8" table:style-name="ce4">
            <text:p>23.05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0" table:style-name="ce162">
            <text:p>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5">
            <text:p>РЭД 23/05-49 от 23.05.2018</text:p>
          </table:table-cell>
          <table:table-cell office:value-type="date" office:date-value="2018-05-23T00:00:00" table:content-validation-name="val8" table:style-name="ce178">
            <text:p>23.05.2018</text:p>
          </table:table-cell>
          <table:table-cell office:value-type="float" office:value="5" table:formula="of:=MONTH([.K31])" table:style-name="ce15">
            <text:p>5</text:p>
          </table:table-cell>
          <table:table-cell office:value-type="string" table:style-name="ce2">
            <text:p>г. Волгоград</text:p>
          </table:table-cell>
          <table:table-cell office:value-type="date" office:date-value="2018-05-24T00:00:00" table:content-validation-name="val8" table:style-name="ce4">
            <text:p>24.05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1" table:style-name="ce162">
            <text:p>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23/05-51 от 25.05.2018</text:p>
          </table:table-cell>
          <table:table-cell office:value-type="date" office:date-value="2018-05-25T00:00:00" table:content-validation-name="val8" table:style-name="ce178">
            <text:p>25.05.2018</text:p>
          </table:table-cell>
          <table:table-cell office:value-type="float" office:value="5" table:formula="of:=MONTH([.K32])" table:style-name="ce15">
            <text:p>5</text:p>
          </table:table-cell>
          <table:table-cell office:value-type="string" table:style-name="ce2">
            <text:p>г. Казань</text:p>
          </table:table-cell>
          <table:table-cell office:value-type="date" office:date-value="2018-05-26T00:00:00" table:content-validation-name="val8" table:style-name="ce4">
            <text:p>26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2" table:style-name="ce162">
            <text:p>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31/05-54 от 31.05.2018</text:p>
          </table:table-cell>
          <table:table-cell office:value-type="date" office:date-value="2018-05-31T00:00:00" table:content-validation-name="val8" table:style-name="ce178">
            <text:p>31.05.2018</text:p>
          </table:table-cell>
          <table:table-cell office:value-type="float" office:value="5" table:formula="of:=MONTH([.K33])" table:style-name="ce15">
            <text:p>5</text:p>
          </table:table-cell>
          <table:table-cell office:value-type="string" table:style-name="ce2">
            <text:p>Хотьково МО</text:p>
          </table:table-cell>
          <table:table-cell office:value-type="date" office:date-value="2018-05-31T00:00:00" table:content-validation-name="val8" table:style-name="ce4">
            <text:p>31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2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36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3" table:style-name="ce162">
            <text:p>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27"/>
          <table:table-cell office:value-type="string" table:style-name="ce5">
            <text:p>РЭД 31/05-55 от 31.05.2018</text:p>
          </table:table-cell>
          <table:table-cell office:value-type="date" office:date-value="2018-05-31T00:00:00" table:content-validation-name="val8" table:style-name="ce178">
            <text:p>31.05.2018</text:p>
          </table:table-cell>
          <table:table-cell office:value-type="float" office:value="5" table:formula="of:=MONTH([.K34])" table:style-name="ce15">
            <text:p>5</text:p>
          </table:table-cell>
          <table:table-cell office:value-type="string" table:style-name="ce2">
            <text:p>Хотьково МО</text:p>
          </table:table-cell>
          <table:table-cell office:value-type="date" office:date-value="2018-06-01T00:00:00" table:content-validation-name="val8" table:style-name="ce4">
            <text:p>01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12"/>
          <table:table-cell table:style-name="ce14"/>
          <table:table-cell table:style-name="ce184"/>
          <table:table-cell table:style-name="ce27"/>
          <table:table-cell table:style-name="ce28"/>
          <table:table-cell table:content-validation-name="val5" table:style-name="ce40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7"/>
          <table:table-cell table:content-validation-name="val5" table:style-name="ce197"/>
          <table:table-cell table:style-name="ce30"/>
          <table:table-cell table:style-name="ce2"/>
          <table:table-cell table:style-name="ce27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4" table:style-name="ce162">
            <text:p>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АКСЕР</text:p>
          </table:table-cell>
          <table:table-cell table:content-validation-name="val10" table:style-name="ce1"/>
          <table:table-cell office:value-type="string" table:style-name="ce5">
            <text:p>РЭД 28/05-54 от 31.05.2018</text:p>
          </table:table-cell>
          <table:table-cell office:value-type="date" office:date-value="2018-05-28T00:00:00" table:content-validation-name="val8" table:style-name="ce178">
            <text:p>28.05.2018</text:p>
          </table:table-cell>
          <table:table-cell office:value-type="float" office:value="5" table:formula="of:=MONTH([.K35])" table:style-name="ce15">
            <text:p>5</text:p>
          </table:table-cell>
          <table:table-cell office:value-type="string" table:style-name="ce5">
            <text:p>Липецкая область Грязнинский р-н, с. Казинка</text:p>
          </table:table-cell>
          <table:table-cell office:value-type="date" office:date-value="2018-06-04T00:00:00" table:content-validation-name="val8" table:style-name="ce4">
            <text:p>04.06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5" table:style-name="ce162">
            <text:p>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1"/>
          <table:table-cell office:value-type="string" table:style-name="ce5">
            <text:p>РЭД 01/06-56 от 01.06.2018</text:p>
          </table:table-cell>
          <table:table-cell office:value-type="date" office:date-value="2018-06-01T00:00:00" table:content-validation-name="val8" table:style-name="ce178">
            <text:p>1.06.2018</text:p>
          </table:table-cell>
          <table:table-cell office:value-type="float" office:value="6" table:formula="of:=MONTH([.K36])" table:style-name="ce15">
            <text:p>6</text:p>
          </table:table-cell>
          <table:table-cell office:value-type="string" table:style-name="ce2">
            <text:p>Челябинск</text:p>
          </table:table-cell>
          <table:table-cell office:value-type="date" office:date-value="2018-06-01T00:00:00" table:content-validation-name="val8" table:style-name="ce4">
            <text:p>01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2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6" table:style-name="ce162">
            <text:p>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ТЕННЕКО</text:p>
          </table:table-cell>
          <table:table-cell table:content-validation-name="val10" table:style-name="ce1"/>
          <table:table-cell office:value-type="string" table:style-name="ce5">
            <text:p>РЭД 04/06-57 от 04.06.2018</text:p>
          </table:table-cell>
          <table:table-cell office:value-type="date" office:date-value="2018-06-04T00:00:00" table:content-validation-name="val8" table:style-name="ce178">
            <text:p>4.06.2018</text:p>
          </table:table-cell>
          <table:table-cell office:value-type="float" office:value="6" table:formula="of:=MONTH([.K37])" table:style-name="ce15">
            <text:p>6</text:p>
          </table:table-cell>
          <table:table-cell office:value-type="string" table:style-name="ce2">
            <text:p>Тольятти Самарская обл х2</text:p>
          </table:table-cell>
          <table:table-cell office:value-type="date" office:date-value="2018-06-05T00:00:00" table:content-validation-name="val8" table:style-name="ce4">
            <text:p>05.06</text:p>
          </table:table-cell>
          <table:table-cell table:number-columns-repeated="2" table:style-name="ce2"/>
          <table:table-cell table:content-validation-name="val8" table:style-name="ce4"/>
          <table:table-cell table:style-name="ce43"/>
          <table:table-cell table:style-name="ce44"/>
          <table:table-cell table:content-validation-name="val8" table:style-name="ce45"/>
          <table:table-cell table:content-validation-name="val8" table:style-name="ce188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45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2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7" table:style-name="ce162">
            <text:p>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58 от 04.06.2018</text:p>
          </table:table-cell>
          <table:table-cell office:value-type="date" office:date-value="2018-06-04T00:00:00" table:content-validation-name="val8" table:style-name="ce178">
            <text:p>4.06.2018</text:p>
          </table:table-cell>
          <table:table-cell office:value-type="float" office:value="6" table:formula="of:=MONTH([.K38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06T00:00:00" table:content-validation-name="val8" table:style-name="ce4">
            <text:p>06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8" table:style-name="ce162">
            <text:p>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59 от 06.06.2018</text:p>
          </table:table-cell>
          <table:table-cell office:value-type="date" office:date-value="2018-06-06T00:00:00" table:content-validation-name="val8" table:style-name="ce178">
            <text:p>6.06.2018</text:p>
          </table:table-cell>
          <table:table-cell office:value-type="float" office:value="6" table:formula="of:=MONTH([.K39])" table:style-name="ce15">
            <text:p>6</text:p>
          </table:table-cell>
          <table:table-cell office:value-type="string" table:style-name="ce2">
            <text:p>Салаир Кемеровская область</text:p>
          </table:table-cell>
          <table:table-cell office:value-type="date" office:date-value="2018-06-08T00:00:00" table:content-validation-name="val8" table:style-name="ce4">
            <text:p>08.06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9" table:style-name="ce162">
            <text:p>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60 от 06.06.2018</text:p>
          </table:table-cell>
          <table:table-cell office:value-type="date" office:date-value="2018-06-06T00:00:00" table:content-validation-name="val8" table:style-name="ce178">
            <text:p>6.06.2018</text:p>
          </table:table-cell>
          <table:table-cell office:value-type="float" office:value="6" table:formula="of:=MONTH([.K40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08T00:00:00" table:content-validation-name="val8" table:style-name="ce4">
            <text:p>08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12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0" table:style-name="ce162">
            <text:p>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62 от 07.06.2018</text:p>
          </table:table-cell>
          <table:table-cell office:value-type="date" office:date-value="2018-06-07T00:00:00" table:content-validation-name="val8" table:style-name="ce178">
            <text:p>7.06.2018</text:p>
          </table:table-cell>
          <table:table-cell office:value-type="float" office:value="6" table:formula="of:=MONTH([.K41])" table:style-name="ce15">
            <text:p>6</text:p>
          </table:table-cell>
          <table:table-cell office:value-type="string" table:style-name="ce2">
            <text:p>Советск Венев (Тульская область)</text:p>
          </table:table-cell>
          <table:table-cell office:value-type="date" office:date-value="2018-06-09T00:00:00" table:content-validation-name="val8" table:style-name="ce4">
            <text:p>09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1" table:style-name="ce162">
            <text:p>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4"/>
          <table:table-cell office:value-type="string" table:style-name="ce5">
            <text:p>РЭД 04/06-61 от 07.06.2018</text:p>
          </table:table-cell>
          <table:table-cell office:value-type="date" office:date-value="2018-06-07T00:00:00" table:content-validation-name="val8" table:style-name="ce178">
            <text:p>7.06.2018</text:p>
          </table:table-cell>
          <table:table-cell office:value-type="float" office:value="6" table:formula="of:=MONTH([.K42])" table:style-name="ce15">
            <text:p>6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6-15T00:00:00" table:content-validation-name="val8" table:style-name="ce4">
            <text:p>15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4"/>
          <table:table-cell table:style-name="ce17"/>
          <table:table-cell table:content-validation-name="val5" table:style-name="ce49"/>
          <table:table-cell table:style-name="ce14"/>
          <table:table-cell table:content-validation-name="val9" table:style-name="ce14"/>
          <table:table-cell table:content-validation-name="val12" table:style-name="ce14"/>
          <table:table-cell table:content-validation-name="val4" table:style-name="ce198"/>
          <table:table-cell table:style-name="ce14"/>
          <table:table-cell table:content-validation-name="val5" table:style-name="ce14"/>
          <table:table-cell table:content-validation-name="val5" table:style-name="ce198"/>
          <table:table-cell table:style-name="ce16"/>
          <table:table-cell table:style-name="ce14"/>
          <table:table-cell table:style-name="ce50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2" table:style-name="ce162">
            <text:p>4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04/06-63 от 08.06.2018</text:p>
          </table:table-cell>
          <table:table-cell office:value-type="date" office:date-value="2018-06-08T00:00:00" table:content-validation-name="val8" table:style-name="ce178">
            <text:p>8.06.2018</text:p>
          </table:table-cell>
          <table:table-cell office:value-type="float" office:value="6" table:formula="of:=MONTH([.K43])" table:style-name="ce15">
            <text:p>6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6-10T00:00:00" table:content-validation-name="val8" table:style-name="ce4">
            <text:p>10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3" table:style-name="ce162">
            <text:p>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04/06-64 от 08.06.2018</text:p>
          </table:table-cell>
          <table:table-cell office:value-type="date" office:date-value="2018-06-09T00:00:00" table:content-validation-name="val8" table:style-name="ce178">
            <text:p>9.06.2018</text:p>
          </table:table-cell>
          <table:table-cell office:value-type="float" office:value="6" table:formula="of:=MONTH([.K44])" table:style-name="ce15">
            <text:p>6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6-10T00:00:00" table:content-validation-name="val8" table:style-name="ce4">
            <text:p>10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4" table:style-name="ce162">
            <text:p>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65 от 08.06.2018</text:p>
          </table:table-cell>
          <table:table-cell office:value-type="date" office:date-value="2018-06-13T00:00:00" table:content-validation-name="val8" table:style-name="ce178">
            <text:p>13.06.2018</text:p>
          </table:table-cell>
          <table:table-cell office:value-type="float" office:value="6" table:formula="of:=MONTH([.K45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13T00:00:00" table:content-validation-name="val8" table:style-name="ce4">
            <text:p>13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5" table:style-name="ce162">
            <text:p>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5">
            <text:p>РЭД 18/06-68 от 18.06.2018</text:p>
          </table:table-cell>
          <table:table-cell office:value-type="date" office:date-value="2018-06-18T00:00:00" table:content-validation-name="val8" table:style-name="ce178">
            <text:p>18.06.2018</text:p>
          </table:table-cell>
          <table:table-cell office:value-type="float" office:value="6" table:formula="of:=MONTH([.K46])" table:style-name="ce15">
            <text:p>6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6-19T00:00:00" table:content-validation-name="val8" table:style-name="ce4">
            <text:p>19.06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5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6" table:style-name="ce162">
            <text:p>4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18/06-66 от 18.06.2018</text:p>
          </table:table-cell>
          <table:table-cell office:value-type="date" office:date-value="2018-06-18T00:00:00" table:content-validation-name="val8" table:style-name="ce178">
            <text:p>18.06.2018</text:p>
          </table:table-cell>
          <table:table-cell office:value-type="float" office:value="6" table:formula="of:=MONTH([.K47])" table:style-name="ce15">
            <text:p>6</text:p>
          </table:table-cell>
          <table:table-cell office:value-type="string" table:style-name="ce2">
            <text:p>Советск Тульская обл.</text:p>
          </table:table-cell>
          <table:table-cell office:value-type="date" office:date-value="2018-06-19T00:00:00" table:content-validation-name="val8" table:style-name="ce4">
            <text:p>19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7" table:style-name="ce162">
            <text:p>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">
            <text:p>РЭД 18/06-68 от 18.06.2018</text:p>
          </table:table-cell>
          <table:table-cell office:value-type="date" office:date-value="2018-06-18T00:00:00" table:content-validation-name="val8" table:style-name="ce178">
            <text:p>18.06.2018</text:p>
          </table:table-cell>
          <table:table-cell office:value-type="float" office:value="6" table:formula="of:=MONTH([.K48])" table:style-name="ce15">
            <text:p>6</text:p>
          </table:table-cell>
          <table:table-cell office:value-type="string" table:style-name="ce2">
            <text:p>Венев (Тульская область)</text:p>
          </table:table-cell>
          <table:table-cell office:value-type="date" office:date-value="2018-06-20T00:00:00" table:content-validation-name="val8" table:style-name="ce4">
            <text:p>20.06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8" table:style-name="ce162">
            <text:p>48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1"/>
          <table:table-cell office:value-type="string" table:style-name="ce2">
            <text:p>РЭД 18/06-69 от 18.06.2018</text:p>
          </table:table-cell>
          <table:table-cell office:value-type="date" office:date-value="2018-06-18T00:00:00" table:content-validation-name="val8" table:style-name="ce178">
            <text:p>18.06.2018</text:p>
          </table:table-cell>
          <table:table-cell office:value-type="float" office:value="6" table:formula="of:=MONTH([.K49])" table:style-name="ce15">
            <text:p>6</text:p>
          </table:table-cell>
          <table:table-cell office:value-type="string" table:style-name="ce2">
            <text:p>Венев - Советск (Тульская область)</text:p>
          </table:table-cell>
          <table:table-cell office:value-type="date" office:date-value="2018-06-20T00:00:00" table:content-validation-name="val8" table:style-name="ce4">
            <text:p>20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12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>
            <office:annotation draw:style-name="a1" svg:x="40.6597222222222in" svg:y="10.375in" svg:width="6.9375in" svg:height="0.583333333333333in">
              <dc:creator/>
              <text:p>оплачено 3.07</text:p>
              <text:p/>
            </office:annotation>
          </table:table-cell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9" table:style-name="ce162">
            <text:p>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2">
            <text:p>РЭД 19/06-70 от 19.06.2018</text:p>
          </table:table-cell>
          <table:table-cell office:value-type="date" office:date-value="2018-06-19T00:00:00" table:content-validation-name="val8" table:style-name="ce178">
            <text:p>19.06.2018</text:p>
          </table:table-cell>
          <table:table-cell office:value-type="float" office:value="6" table:formula="of:=MONTH([.K50])" table:style-name="ce15">
            <text:p>6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06-20T00:00:00" table:content-validation-name="val8" table:style-name="ce37">
            <text:p>20.06.</text:p>
          </table:table-cell>
          <table:table-cell table:number-columns-repeated="2" table:style-name="ce2"/>
          <table:table-cell table:content-validation-name="val8" table:style-name="ce2"/>
          <table:table-cell table:style-name="ce5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10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0" table:style-name="ce162">
            <text:p>5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">
            <text:p>РЭД 19/06-71 от 19.06.2018</text:p>
          </table:table-cell>
          <table:table-cell office:value-type="date" office:date-value="2018-06-19T00:00:00" table:content-validation-name="val8" table:style-name="ce178">
            <text:p>19.06.2018</text:p>
          </table:table-cell>
          <table:table-cell office:value-type="float" office:value="6" table:formula="of:=MONTH([.K51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22T00:00:00" table:content-validation-name="val8" table:style-name="ce4">
            <text:p>22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1" table:style-name="ce162">
            <text:p>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1"/>
          <table:table-cell office:value-type="string" table:style-name="ce2">
            <text:p>РЭД 20/06-71 от 20.06.2018</text:p>
          </table:table-cell>
          <table:table-cell office:value-type="date" office:date-value="2018-06-20T00:00:00" table:content-validation-name="val8" table:style-name="ce178">
            <text:p>20.06.2018</text:p>
          </table:table-cell>
          <table:table-cell office:value-type="float" office:value="6" table:formula="of:=MONTH([.K52])" table:style-name="ce15">
            <text:p>6</text:p>
          </table:table-cell>
          <table:table-cell office:value-type="string" table:style-name="ce2">
            <text:p>Подольск МО</text:p>
          </table:table-cell>
          <table:table-cell office:value-type="date" office:date-value="2018-06-21T00:00:00" table:content-validation-name="val8" table:style-name="ce4">
            <text:p>21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2" table:style-name="ce162">
            <text:p>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">
            <text:p>РЭД 20/06-73 от 21.06.2018</text:p>
          </table:table-cell>
          <table:table-cell office:value-type="date" office:date-value="2018-06-21T00:00:00" table:content-validation-name="val8" table:style-name="ce178">
            <text:p>21.06.2018</text:p>
          </table:table-cell>
          <table:table-cell office:value-type="float" office:value="6" table:formula="of:=MONTH([.K53])" table:style-name="ce15">
            <text:p>6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6-25T00:00:00" table:content-validation-name="val8" table:style-name="ce4">
            <text:p>25.06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3" table:style-name="ce162">
            <text:p>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">
            <text:p>РЭД 20/06-74 от 21.06.2018</text:p>
          </table:table-cell>
          <table:table-cell office:value-type="date" office:date-value="2018-06-21T00:00:00" table:content-validation-name="val8" table:style-name="ce178">
            <text:p>21.06.2018</text:p>
          </table:table-cell>
          <table:table-cell office:value-type="float" office:value="6" table:formula="of:=MONTH([.K54])" table:style-name="ce15">
            <text:p>6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6-26T00:00:00" table:content-validation-name="val8" table:style-name="ce4">
            <text:p>26.06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5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4" table:style-name="ce162">
            <text:p>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2">
            <text:p>РЭД 22/06-76 от 22.06.2018</text:p>
          </table:table-cell>
          <table:table-cell office:value-type="date" office:date-value="2018-06-22T00:00:00" table:content-validation-name="val8" table:style-name="ce178">
            <text:p>22.06.2018</text:p>
          </table:table-cell>
          <table:table-cell office:value-type="float" office:value="6" table:formula="of:=MONTH([.K55])" table:style-name="ce15">
            <text:p>6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06-25T00:00:00" table:content-validation-name="val8" table:style-name="ce4">
            <text:p>25.06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2" svg:x="49.8125in" svg:y="11.6666666666667in" svg:width="4.11805555555556in" svg:height="0.583333333333333in">
              <dc:creator/>
              <text:p>67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5" table:style-name="ce162">
            <text:p>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2/06-77 от 22.06.2018</text:p>
          </table:table-cell>
          <table:table-cell office:value-type="date" office:date-value="2018-06-22T00:00:00" table:content-validation-name="val8" table:style-name="ce178">
            <text:p>22.06.2018</text:p>
          </table:table-cell>
          <table:table-cell office:value-type="float" office:value="6" table:formula="of:=MONTH([.K56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25T00:00:00" table:content-validation-name="val8" table:style-name="ce4">
            <text:p>25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22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12"/>
          <table:table-cell table:content-validation-name="val1" table:style-name="ce2"/>
          <table:table-cell table:style-name="ce7">
            <office:annotation draw:style-name="a3" svg:x="40.6597222222222in" svg:y="11.8819444444444in" svg:width="6.9375in" svg:height="0.583333333333333in">
              <dc:creator/>
              <text:p>оплатили транзит 3.06</text:p>
              <text:p><text:tab/>-Дмитрий Игнатьев</text:p>
            </office:annotation>
          </table:table-cell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6" table:style-name="ce162">
            <text:p>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РЭД 27/06-78 от 27.06.2018</text:p>
          </table:table-cell>
          <table:table-cell office:value-type="date" office:date-value="2018-06-27T00:00:00" table:content-validation-name="val8" table:style-name="ce178">
            <text:p>27.06.2018</text:p>
          </table:table-cell>
          <table:table-cell office:value-type="float" office:value="6" table:formula="of:=MONTH([.K57])" table:style-name="ce15">
            <text:p>6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02T00:00:00" table:content-validation-name="val8" table:style-name="ce4">
            <text:p>02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201"/>
          <table:table-cell table:style-name="ce7"/>
          <table:table-cell table:number-columns-repeated="2" table:style-name="ce2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7" table:style-name="ce162">
            <text:p>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МОСКВА</text:p>
          </table:table-cell>
          <table:table-cell table:content-validation-name="val10" table:style-name="ce1"/>
          <table:table-cell office:value-type="string" table:style-name="ce21">
            <text:p>РЭД 27/06-79 от 27.06.2018</text:p>
          </table:table-cell>
          <table:table-cell office:value-type="date" office:date-value="2018-06-27T00:00:00" table:content-validation-name="val8" table:style-name="ce178">
            <text:p>27.06.2018</text:p>
          </table:table-cell>
          <table:table-cell office:value-type="float" office:value="6" table:formula="of:=MONTH([.K58])" table:style-name="ce15">
            <text:p>6</text:p>
          </table:table-cell>
          <table:table-cell office:value-type="string" table:style-name="ce2">
            <text:p>Покров (Подольский р-н)</text:p>
          </table:table-cell>
          <table:table-cell office:value-type="date" office:date-value="2018-06-28T00:00:00" table:content-validation-name="val8" table:style-name="ce4">
            <text:p>28.06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>
            <office:annotation draw:style-name="a4" svg:x="40.6597222222222in" svg:y="12.3125in" svg:width="6.9375in" svg:height="0.583333333333333in">
              <dc:creator/>
              <text:p>02 07 налом</text:p>
              <text:p><text:tab/>-Дмитрий Игнатьев</text:p>
            </office:annotation>
          </table:table-cell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8" table:style-name="ce162">
            <text:p>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">
            <text:p>РЭД 28/06-80 от 28.06.2018</text:p>
          </table:table-cell>
          <table:table-cell office:value-type="date" office:date-value="2018-06-28T00:00:00" table:content-validation-name="val8" table:style-name="ce178">
            <text:p>28.06.2018</text:p>
          </table:table-cell>
          <table:table-cell office:value-type="float" office:value="6" table:formula="of:=MONTH([.K59])" table:style-name="ce15">
            <text:p>6</text:p>
          </table:table-cell>
          <table:table-cell office:value-type="string" table:style-name="ce2">
            <text:p>Советск - Венев (Тульская обл)</text:p>
          </table:table-cell>
          <table:table-cell office:value-type="date" office:date-value="2018-06-28T00:00:00" table:content-validation-name="val8" table:style-name="ce4">
            <text:p>28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9" table:style-name="ce162">
            <text:p>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">
            <text:p>РЭД 29/06-81 от 29.06.2018</text:p>
          </table:table-cell>
          <table:table-cell office:value-type="date" office:date-value="2018-06-29T00:00:00" table:content-validation-name="val8" table:style-name="ce178">
            <text:p>29.06.2018</text:p>
          </table:table-cell>
          <table:table-cell office:value-type="float" office:value="6" table:formula="of:=MONTH([.K60])" table:style-name="ce15">
            <text:p>6</text:p>
          </table:table-cell>
          <table:table-cell office:value-type="string" table:style-name="ce2">
            <text:p>Екатеринбург</text:p>
          </table:table-cell>
          <table:table-cell office:value-type="date" office:date-value="2018-06-29T00:00:00" table:content-validation-name="val8" table:style-name="ce4">
            <text:p>29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5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0" table:style-name="ce162">
            <text:p>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21">
            <text:p>РЭД 03/07-83 от 03.07.2018</text:p>
          </table:table-cell>
          <table:table-cell office:value-type="date" office:date-value="2018-07-03T00:00:00" table:content-validation-name="val8" table:style-name="ce178">
            <text:p>3.07.2018</text:p>
          </table:table-cell>
          <table:table-cell office:value-type="float" office:value="7" table:formula="of:=MONTH([.K61])" table:style-name="ce15">
            <text:p>7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07-04T00:00:00" table:content-validation-name="val8" table:style-name="ce4">
            <text:p>04.07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5" svg:x="49.8125in" svg:y="12.9583333333333in" svg:width="4.11805555555556in" svg:height="1.44444444444444in">
              <dc:creator/>
              <text:p>оплатили 30000</text:p>
              <text:p><text:tab/>-Анонимный</text:p>
              <text:p>30000</text:p>
              <text:p><text:tab/>-Валерия Орл</text:p>
              <text:p>60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1" table:style-name="ce162">
            <text:p>6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3/07-84 от 03.07.2018</text:p>
          </table:table-cell>
          <table:table-cell office:value-type="date" office:date-value="2018-07-03T00:00:00" table:content-validation-name="val8" table:style-name="ce178">
            <text:p>3.07.2018</text:p>
          </table:table-cell>
          <table:table-cell office:value-type="float" office:value="7" table:formula="of:=MONTH([.K62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04T00:00:00" table:content-validation-name="val8" table:style-name="ce4">
            <text:p>04.07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2" table:style-name="ce162">
            <text:p>62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4/07-90 от 04.07.2018</text:p>
          </table:table-cell>
          <table:table-cell office:value-type="date" office:date-value="2018-07-04T00:00:00" table:content-validation-name="val8" table:style-name="ce178">
            <text:p>4.07.2018</text:p>
          </table:table-cell>
          <table:table-cell office:value-type="float" office:value="7" table:formula="of:=MONTH([.K63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06T00:00:00" table:content-validation-name="val8" table:style-name="ce4">
            <text:p>0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6" svg:x="49.8125in" svg:y="13.3888888888889in" svg:width="4.11805555555556in" svg:height="0.583333333333333in">
              <dc:creator/>
              <text:p>проверить перед выставлением курс Евро</text:p>
              <text:p><text:tab/>-Дмитрий Игнатьев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3" table:style-name="ce162">
            <text:p>6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Д "Комфорт"</text:p>
          </table:table-cell>
          <table:table-cell table:content-validation-name="val10" table:style-name="ce1"/>
          <table:table-cell office:value-type="string" table:style-name="ce21">
            <text:p>РЭД 05/07-87 от 05.07.2018</text:p>
          </table:table-cell>
          <table:table-cell office:value-type="date" office:date-value="2018-07-05T00:00:00" table:content-validation-name="val8" table:style-name="ce178">
            <text:p>5.07.2018</text:p>
          </table:table-cell>
          <table:table-cell office:value-type="float" office:value="7" table:formula="of:=MONTH([.K64])" table:style-name="ce15">
            <text:p>7</text:p>
          </table:table-cell>
          <table:table-cell office:value-type="string" table:style-name="ce2">
            <text:p>г. Челябинск</text:p>
          </table:table-cell>
          <table:table-cell office:value-type="date" office:date-value="2018-07-08T00:00:00" table:content-validation-name="val8" table:style-name="ce4">
            <text:p>08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7" svg:x="49.8125in" svg:y="13.6041666666667in" svg:width="4.11805555555556in" svg:height="0.583333333333333in">
              <dc:creator/>
              <text:p>оплатили 40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4" table:style-name="ce162">
            <text:p>6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21">
            <text:p>РЭД 05/07-86 от 05.07.2018</text:p>
          </table:table-cell>
          <table:table-cell office:value-type="date" office:date-value="2018-07-05T00:00:00" table:content-validation-name="val8" table:style-name="ce178">
            <text:p>5.07.2018</text:p>
          </table:table-cell>
          <table:table-cell office:value-type="float" office:value="7" table:formula="of:=MONTH([.K65])" table:style-name="ce15">
            <text:p>7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07-08T00:00:00" table:content-validation-name="val8" table:style-name="ce4">
            <text:p>08.07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8" svg:x="49.8125in" svg:y="13.8194444444444in" svg:width="4.11805555555556in" svg:height="1.44444444444444in">
              <dc:creator/>
              <text:p>оплатили 30000</text:p>
              <text:p><text:tab/>-Анонимный</text:p>
              <text:p>30000</text:p>
              <text:p><text:tab/>-Валерия Орл</text:p>
              <text:p>60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5" table:style-name="ce162">
            <text:p>6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05/07-88 от 05.07.2018</text:p>
          </table:table-cell>
          <table:table-cell office:value-type="date" office:date-value="2018-07-05T00:00:00" table:content-validation-name="val8" table:style-name="ce178">
            <text:p>5.07.2018</text:p>
          </table:table-cell>
          <table:table-cell office:value-type="float" office:value="7" table:formula="of:=MONTH([.K66])" table:style-name="ce15">
            <text:p>7</text:p>
          </table:table-cell>
          <table:table-cell office:value-type="string" table:style-name="ce2">
            <text:p>г. Дзержинск</text:p>
          </table:table-cell>
          <table:table-cell office:value-type="date" office:date-value="2018-07-09T00:00:00" table:content-validation-name="val8" table:style-name="ce4">
            <text:p>09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86"/>
          <table:table-cell table:style-name="ce13"/>
          <table:table-cell table:number-columns-repeated="16335"/>
        </table:table-row>
        <table:table-row table:style-name="ro5">
          <table:table-cell office:value-type="float" office:value="66" table:style-name="ce162">
            <text:p>6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5/07-89 от 05.07.2018</text:p>
          </table:table-cell>
          <table:table-cell office:value-type="date" office:date-value="2018-07-05T00:00:00" table:content-validation-name="val8" table:style-name="ce178">
            <text:p>5.07.2018</text:p>
          </table:table-cell>
          <table:table-cell office:value-type="float" office:value="7" table:formula="of:=MONTH([.K67])" table:style-name="ce15">
            <text:p>7</text:p>
          </table:table-cell>
          <table:table-cell office:value-type="string" table:style-name="ce2">
            <text:p>Бокситогорск ЛО</text:p>
          </table:table-cell>
          <table:table-cell office:value-type="date" office:date-value="2018-07-09T00:00:00" table:content-validation-name="val8" table:style-name="ce4">
            <text:p>09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7" table:style-name="ce162">
            <text:p>6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6/07-92 от 06.07.2018</text:p>
          </table:table-cell>
          <table:table-cell office:value-type="date" office:date-value="2018-07-06T00:00:00" table:content-validation-name="val8" table:style-name="ce178">
            <text:p>6.07.2018</text:p>
          </table:table-cell>
          <table:table-cell office:value-type="float" office:value="7" table:formula="of:=MONTH([.K68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08T00:00:00" table:content-validation-name="val8" table:style-name="ce4">
            <text:p>08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8" table:style-name="ce162">
            <text:p>6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ХЛ логистика</text:p>
          </table:table-cell>
          <table:table-cell table:content-validation-name="val10" table:style-name="ce1"/>
          <table:table-cell office:value-type="string" table:style-name="ce21">
            <text:p>РЭД 06/07-93 от 06.07.2018</text:p>
          </table:table-cell>
          <table:table-cell office:value-type="date" office:date-value="2018-07-06T00:00:00" table:content-validation-name="val8" table:style-name="ce178">
            <text:p>6.07.2018</text:p>
          </table:table-cell>
          <table:table-cell office:value-type="float" office:value="7" table:formula="of:=MONTH([.K69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07T00:00:00" table:content-validation-name="val8" table:style-name="ce4">
            <text:p>07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53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9" table:style-name="ce162">
            <text:p>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9/07-94 от 09.07.2018</text:p>
          </table:table-cell>
          <table:table-cell office:value-type="date" office:date-value="2018-07-09T00:00:00" table:content-validation-name="val8" table:style-name="ce178">
            <text:p>9.07.2018</text:p>
          </table:table-cell>
          <table:table-cell office:value-type="float" office:value="7" table:formula="of:=MONTH([.K70])" table:style-name="ce15">
            <text:p>7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7-12T00:00:00" table:content-validation-name="val8" table:style-name="ce4">
            <text:p>12.07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0" table:style-name="ce162">
            <text:p>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РЭД 09/07-95 от 09.07.2018</text:p>
          </table:table-cell>
          <table:table-cell office:value-type="date" office:date-value="2018-07-09T00:00:00" table:content-validation-name="val8" table:style-name="ce178">
            <text:p>9.07.2018</text:p>
          </table:table-cell>
          <table:table-cell office:value-type="float" office:value="7" table:formula="of:=MONTH([.K71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16T00:00:00" table:content-validation-name="val8" table:style-name="ce4">
            <text:p>1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1" table:style-name="ce162">
            <text:p>71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5">
            <text:p>М-Конструктор ИП Багнюк В.Н.</text:p>
          </table:table-cell>
          <table:table-cell table:content-validation-name="val10" table:style-name="ce1"/>
          <table:table-cell office:value-type="string" table:style-name="ce21">
            <text:p>РЭД 09/07-96 от 10.07.2018</text:p>
          </table:table-cell>
          <table:table-cell office:value-type="date" office:date-value="2018-07-10T00:00:00" table:content-validation-name="val8" table:style-name="ce178">
            <text:p>10.07.2018</text:p>
          </table:table-cell>
          <table:table-cell office:value-type="float" office:value="7" table:formula="of:=MONTH([.K72])" table:style-name="ce15">
            <text:p>7</text:p>
          </table:table-cell>
          <table:table-cell office:value-type="string" table:style-name="ce2">
            <text:p>Великие Луки, Россия</text:p>
          </table:table-cell>
          <table:table-cell office:value-type="string" table:content-validation-name="val8" table:style-name="ce2">
            <text:p>18-19.07.2018</text:p>
          </table:table-cell>
          <table:table-cell table:style-name="ce5"/>
          <table:table-cell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86"/>
          <table:table-cell table:style-name="ce13"/>
          <table:table-cell table:number-columns-repeated="16335"/>
        </table:table-row>
        <table:table-row table:style-name="ro5">
          <table:table-cell office:value-type="float" office:value="72" table:style-name="ce162">
            <text:p>7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Д "Комфорт"</text:p>
          </table:table-cell>
          <table:table-cell table:content-validation-name="val10" table:style-name="ce1"/>
          <table:table-cell office:value-type="string" table:style-name="ce2">
            <text:p>РЭД 10/07-97 от 10.07.2018</text:p>
          </table:table-cell>
          <table:table-cell office:value-type="date" office:date-value="2018-07-10T00:00:00" table:content-validation-name="val5" table:style-name="ce178">
            <text:p>10.07.2018</text:p>
          </table:table-cell>
          <table:table-cell office:value-type="float" office:value="7" table:formula="of:=MONTH([.K73])" table:style-name="ce15">
            <text:p>7</text:p>
          </table:table-cell>
          <table:table-cell office:value-type="string" table:style-name="ce2">
            <text:p>г. Челябинск</text:p>
          </table:table-cell>
          <table:table-cell office:value-type="date" office:date-value="2018-07-11T00:00:00" table:content-validation-name="val8" table:style-name="ce4">
            <text:p>11.07</text:p>
          </table:table-cell>
          <table:table-cell table:style-name="ce2"/>
          <table:table-cell table:style-name="ce5"/>
          <table:table-cell table:content-validation-name="val8" table:style-name="ce2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3" table:style-name="ce162">
            <text:p>73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1/07-99 от 11.07.2018</text:p>
          </table:table-cell>
          <table:table-cell office:value-type="date" office:date-value="2018-07-11T00:00:00" table:content-validation-name="val5" table:style-name="ce178">
            <text:p>11.07.2018</text:p>
          </table:table-cell>
          <table:table-cell office:value-type="float" office:value="7" table:formula="of:=MONTH([.K74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string" table:content-validation-name="val8" table:style-name="ce7">
            <text:p>12-13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2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18"/>
          <table:table-cell table:number-columns-repeated="2" table:style-name="ce2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74" table:style-name="ce162">
            <text:p>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6/07-101 от 11.07.2018</text:p>
          </table:table-cell>
          <table:table-cell office:value-type="date" office:date-value="2018-07-16T00:00:00" table:content-validation-name="val5" table:style-name="ce178">
            <text:p>16.07.2018</text:p>
          </table:table-cell>
          <table:table-cell office:value-type="float" office:value="7" table:formula="of:=MONTH([.K75])" table:style-name="ce15">
            <text:p>7</text:p>
          </table:table-cell>
          <table:table-cell office:value-type="string" table:style-name="ce2">
            <text:p>Шушары Санкт-Петербург</text:p>
          </table:table-cell>
          <table:table-cell office:value-type="date" office:date-value="2018-07-16T00:00:00" table:content-validation-name="val8" table:style-name="ce4">
            <text:p>1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5" table:style-name="ce162">
            <text:p>7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еплоТрейд</text:p>
          </table:table-cell>
          <table:table-cell table:content-validation-name="val10" table:style-name="ce1"/>
          <table:table-cell office:value-type="string" table:style-name="ce21">
            <text:p>РЭД 16/07-102 от 16.07.2018</text:p>
          </table:table-cell>
          <table:table-cell office:value-type="date" office:date-value="2018-07-16T00:00:00" table:content-validation-name="val5" table:style-name="ce178">
            <text:p>16.07.2018</text:p>
          </table:table-cell>
          <table:table-cell office:value-type="float" office:value="7" table:formula="of:=MONTH([.K76])" table:style-name="ce15">
            <text:p>7</text:p>
          </table:table-cell>
          <table:table-cell office:value-type="string" table:style-name="ce2">
            <text:p>Белорецк</text:p>
          </table:table-cell>
          <table:table-cell office:value-type="date" office:date-value="2018-07-16T00:00:00" table:content-validation-name="val8" table:style-name="ce4">
            <text:p>1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53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9" svg:x="49.8125in" svg:y="16.1875in" svg:width="4.11805555555556in" svg:height="1.01388888888889in">
              <dc:creator/>
              <text:p>25000</text:p>
              <text:p><text:tab/>-Валерия Орл</text:p>
              <text:p>15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6" table:style-name="ce162">
            <text:p>76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7/07-100 от 17.07.2018</text:p>
          </table:table-cell>
          <table:table-cell office:value-type="date" office:date-value="2018-07-17T00:00:00" table:content-validation-name="val5" table:style-name="ce178">
            <text:p>17.07.2018</text:p>
          </table:table-cell>
          <table:table-cell office:value-type="float" office:value="7" table:formula="of:=MONTH([.K77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19T00:00:00" table:content-validation-name="val8" table:style-name="ce4">
            <text:p>19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7" table:style-name="ce162">
            <text:p>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8/07-104 от 18.07.2018</text:p>
          </table:table-cell>
          <table:table-cell office:value-type="date" office:date-value="2018-07-18T00:00:00" table:content-validation-name="val5" table:style-name="ce178">
            <text:p>18.07.2018</text:p>
          </table:table-cell>
          <table:table-cell office:value-type="float" office:value="7" table:formula="of:=MONTH([.K78])" table:style-name="ce15">
            <text:p>7</text:p>
          </table:table-cell>
          <table:table-cell office:value-type="string" table:style-name="ce2">
            <text:p>г.Дзержинск (Нижегородской обл.)</text:p>
          </table:table-cell>
          <table:table-cell office:value-type="date" office:date-value="2018-07-19T00:00:00" table:content-validation-name="val8" table:style-name="ce4">
            <text:p>19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6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8" table:style-name="ce162">
            <text:p>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7/07-103 от 17.07.2018</text:p>
          </table:table-cell>
          <table:table-cell office:value-type="date" office:date-value="2018-07-17T00:00:00" table:content-validation-name="val5" table:style-name="ce178">
            <text:p>17.07.2018</text:p>
          </table:table-cell>
          <table:table-cell office:value-type="float" office:value="7" table:formula="of:=MONTH([.K79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18T00:00:00" table:content-validation-name="val8" table:style-name="ce4">
            <text:p>18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9" table:style-name="ce162">
            <text:p>79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">
            <text:p>РЭД 18/07-105 от 18.07.2018</text:p>
          </table:table-cell>
          <table:table-cell office:value-type="date" office:date-value="2018-07-18T00:00:00" table:content-validation-name="val5" table:style-name="ce178">
            <text:p>18.07.2018</text:p>
          </table:table-cell>
          <table:table-cell office:value-type="float" office:value="7" table:formula="of:=MONTH([.K80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20T00:00:00" table:content-validation-name="val8" table:style-name="ce4">
            <text:p>20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0" table:style-name="ce162">
            <text:p>8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9/07-106 от 19.07.2018</text:p>
          </table:table-cell>
          <table:table-cell office:value-type="date" office:date-value="2018-07-19T00:00:00" table:content-validation-name="val5" table:style-name="ce178">
            <text:p>19.07.2018</text:p>
          </table:table-cell>
          <table:table-cell office:value-type="float" office:value="7" table:formula="of:=MONTH([.K81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19T00:00:00" table:content-validation-name="val8" table:style-name="ce4">
            <text:p>19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1" table:style-name="ce162">
            <text:p>8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9/07-107 от 19.07.2018</text:p>
          </table:table-cell>
          <table:table-cell office:value-type="date" office:date-value="2018-07-19T00:00:00" table:content-validation-name="val5" table:style-name="ce178">
            <text:p>19.07.2018</text:p>
          </table:table-cell>
          <table:table-cell office:value-type="float" office:value="7" table:formula="of:=MONTH([.K82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19T00:00:00" table:content-validation-name="val8" table:style-name="ce4">
            <text:p>19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2" table:style-name="ce162">
            <text:p>8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0/07-109 от 20.07.2018</text:p>
          </table:table-cell>
          <table:table-cell office:value-type="date" office:date-value="2018-07-20T00:00:00" table:content-validation-name="val5" table:style-name="ce178">
            <text:p>20.07.2018</text:p>
          </table:table-cell>
          <table:table-cell office:value-type="float" office:value="7" table:formula="of:=MONTH([.K83])" table:style-name="ce15">
            <text:p>7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07-20T00:00:00" table:content-validation-name="val8" table:style-name="ce4">
            <text:p>20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3" table:style-name="ce162">
            <text:p>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">
            <text:p>РЭД 20/07-109 от 20.07.2018</text:p>
          </table:table-cell>
          <table:table-cell office:value-type="date" office:date-value="2018-07-20T00:00:00" table:content-validation-name="val5" table:style-name="ce178">
            <text:p>20.07.2018</text:p>
          </table:table-cell>
          <table:table-cell office:value-type="float" office:value="7" table:formula="of:=MONTH([.K84])" table:style-name="ce15">
            <text:p>7</text:p>
          </table:table-cell>
          <table:table-cell office:value-type="string" table:style-name="ce2">
            <text:p>Советск-Венев Тульская обл.</text:p>
          </table:table-cell>
          <table:table-cell office:value-type="date" office:date-value="2018-07-22T00:00:00" table:content-validation-name="val8" table:style-name="ce4">
            <text:p>22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4" table:style-name="ce162">
            <text:p>8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3/07-111 от 23.07.2018</text:p>
          </table:table-cell>
          <table:table-cell office:value-type="date" office:date-value="2018-07-23T00:00:00" table:content-validation-name="val5" table:style-name="ce178">
            <text:p>23.07.2018</text:p>
          </table:table-cell>
          <table:table-cell office:value-type="float" office:value="7" table:formula="of:=MONTH([.K85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24T00:00:00" table:content-validation-name="val8" table:style-name="ce4">
            <text:p>24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5" table:style-name="ce162">
            <text:p>8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24/07-113 от 24.07.2018</text:p>
          </table:table-cell>
          <table:table-cell office:value-type="date" office:date-value="2018-07-24T00:00:00" table:content-validation-name="val5" table:style-name="ce178">
            <text:p>24.07.2018</text:p>
          </table:table-cell>
          <table:table-cell office:value-type="float" office:value="7" table:formula="of:=MONTH([.K86])" table:style-name="ce15">
            <text:p>7</text:p>
          </table:table-cell>
          <table:table-cell office:value-type="string" table:style-name="ce2">
            <text:p>г. Москва</text:p>
          </table:table-cell>
          <table:table-cell office:value-type="date" office:date-value="2018-07-24T00:00:00" table:content-validation-name="val8" table:style-name="ce4">
            <text:p>24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6" table:style-name="ce162">
            <text:p>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Д "Комфорт"</text:p>
          </table:table-cell>
          <table:table-cell table:content-validation-name="val10" table:style-name="ce1"/>
          <table:table-cell office:value-type="string" table:style-name="ce21">
            <text:p>РЭД 24/07-112 от 24.07.2018</text:p>
          </table:table-cell>
          <table:table-cell office:value-type="date" office:date-value="2018-07-24T00:00:00" table:content-validation-name="val5" table:style-name="ce178">
            <text:p>24.07.2018</text:p>
          </table:table-cell>
          <table:table-cell office:value-type="float" office:value="7" table:formula="of:=MONTH([.K87])" table:style-name="ce15">
            <text:p>7</text:p>
          </table:table-cell>
          <table:table-cell office:value-type="string" table:style-name="ce2">
            <text:p>г. Красноярск</text:p>
          </table:table-cell>
          <table:table-cell office:value-type="date" office:date-value="2018-07-25T00:00:00" table:content-validation-name="val8" table:style-name="ce4">
            <text:p>25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4">
          <table:table-cell office:value-type="float" office:value="87" table:style-name="ce162">
            <text:p>8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5/07-114 от 25.07.2018</text:p>
          </table:table-cell>
          <table:table-cell office:value-type="date" office:date-value="2018-07-25T00:00:00" table:content-validation-name="val5" table:style-name="ce178">
            <text:p>25.07.2018</text:p>
          </table:table-cell>
          <table:table-cell office:value-type="float" office:value="7" table:formula="of:=MONTH([.K88])" table:style-name="ce15">
            <text:p>7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7-26T00:00:00" table:content-validation-name="val8" table:style-name="ce4">
            <text:p>2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8" table:style-name="ce162">
            <text:p>8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6/07-116 от 26.07.2018</text:p>
          </table:table-cell>
          <table:table-cell office:value-type="date" office:date-value="2018-07-26T00:00:00" table:content-validation-name="val5" table:style-name="ce178">
            <text:p>26.07.2018</text:p>
          </table:table-cell>
          <table:table-cell office:value-type="float" office:value="7" table:formula="of:=MONTH([.K89])" table:style-name="ce15">
            <text:p>7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7-27T00:00:00" table:content-validation-name="val8" table:style-name="ce4">
            <text:p>27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9" table:style-name="ce162">
            <text:p>8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6/07-117 от 26.07.2018</text:p>
          </table:table-cell>
          <table:table-cell office:value-type="date" office:date-value="2018-07-26T00:00:00" table:content-validation-name="val5" table:style-name="ce178">
            <text:p>26.07.2018</text:p>
          </table:table-cell>
          <table:table-cell office:value-type="float" office:value="7" table:formula="of:=MONTH([.K90])" table:style-name="ce15">
            <text:p>7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7-27T00:00:00" table:content-validation-name="val8" table:style-name="ce4">
            <text:p>27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0" table:style-name="ce162">
            <text:p>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7/07-118 от 27.07.2018</text:p>
          </table:table-cell>
          <table:table-cell office:value-type="date" office:date-value="2018-07-27T00:00:00" table:content-validation-name="val5" table:style-name="ce178">
            <text:p>27.07.2018</text:p>
          </table:table-cell>
          <table:table-cell office:value-type="float" office:value="7" table:formula="of:=MONTH([.K91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28T00:00:00" table:content-validation-name="val8" table:style-name="ce4">
            <text:p>28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1" table:style-name="ce162">
            <text:p>9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27/07-111 от 27.07.2018</text:p>
          </table:table-cell>
          <table:table-cell office:value-type="date" office:date-value="2018-07-27T00:00:00" table:content-validation-name="val5" table:style-name="ce178">
            <text:p>27.07.2018</text:p>
          </table:table-cell>
          <table:table-cell office:value-type="float" office:value="7" table:formula="of:=MONTH([.K92])" table:style-name="ce15">
            <text:p>7</text:p>
          </table:table-cell>
          <table:table-cell office:value-type="string" table:style-name="ce2">
            <text:p>Домодедово МО</text:p>
          </table:table-cell>
          <table:table-cell office:value-type="date" office:date-value="2018-07-28T00:00:00" table:content-validation-name="val8" table:style-name="ce4">
            <text:p>28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2" table:style-name="ce162">
            <text:p>9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7/07-120 от 27.07.2018</text:p>
          </table:table-cell>
          <table:table-cell office:value-type="date" office:date-value="2018-07-27T00:00:00" table:content-validation-name="val5" table:style-name="ce178">
            <text:p>27.07.2018</text:p>
          </table:table-cell>
          <table:table-cell office:value-type="float" office:value="7" table:formula="of:=MONTH([.K93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31T00:00:00" table:content-validation-name="val8" table:style-name="ce4">
            <text:p>31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3" table:style-name="ce162">
            <text:p>9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еплоТрейд</text:p>
          </table:table-cell>
          <table:table-cell table:content-validation-name="val10" table:style-name="ce1"/>
          <table:table-cell office:value-type="string" table:style-name="ce21">
            <text:p>РЭД 30/07-122 от 30.07.2018</text:p>
          </table:table-cell>
          <table:table-cell office:value-type="date" office:date-value="2018-07-30T00:00:00" table:content-validation-name="val5" table:style-name="ce178">
            <text:p>30.07.2018</text:p>
          </table:table-cell>
          <table:table-cell office:value-type="float" office:value="7" table:formula="of:=MONTH([.K94])" table:style-name="ce15">
            <text:p>7</text:p>
          </table:table-cell>
          <table:table-cell office:value-type="string" table:style-name="ce2">
            <text:p>г. Магнитогорск-г. Магнитогорск</text:p>
          </table:table-cell>
          <table:table-cell office:value-type="date" office:date-value="2018-07-31T00:00:00" table:content-validation-name="val8" table:style-name="ce4">
            <text:p>31.07</text:p>
          </table:table-cell>
          <table:table-cell table:number-columns-repeated="2" table:style-name="ce2"/>
          <table:table-cell table:content-validation-name="val8" table:style-name="ce7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4" table:style-name="ce162">
            <text:p>9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МОСКВА</text:p>
          </table:table-cell>
          <table:table-cell table:content-validation-name="val10" table:style-name="ce1"/>
          <table:table-cell office:value-type="string" table:style-name="ce21">
            <text:p>РЭД 31/07-123 от 31.07.2018</text:p>
          </table:table-cell>
          <table:table-cell office:value-type="date" office:date-value="2018-07-30T00:00:00" table:content-validation-name="val5" table:style-name="ce178">
            <text:p>30.07.2018</text:p>
          </table:table-cell>
          <table:table-cell office:value-type="float" office:value="7" table:formula="of:=MONTH([.K95])" table:style-name="ce15">
            <text:p>7</text:p>
          </table:table-cell>
          <table:table-cell office:value-type="string" table:style-name="ce2">
            <text:p>с. Покров Подольский р-н МО</text:p>
          </table:table-cell>
          <table:table-cell office:value-type="date" office:date-value="2018-07-31T00:00:00" table:content-validation-name="val8" table:style-name="ce4">
            <text:p>31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5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5" table:style-name="ce162">
            <text:p>9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30/07-121 от 30.07.2018</text:p>
          </table:table-cell>
          <table:table-cell office:value-type="date" office:date-value="2018-07-30T00:00:00" table:style-name="ce178">
            <text:p>30.07.2018</text:p>
          </table:table-cell>
          <table:table-cell office:value-type="float" office:value="7" table:formula="of:=MONTH([.K96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8-01T00:00:00" table:content-validation-name="val8" table:style-name="ce4">
            <text:p>01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6" table:style-name="ce162">
            <text:p>9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Упаковка Автоваз</text:p>
          </table:table-cell>
          <table:table-cell table:content-validation-name="val5" table:style-name="ce178"/>
          <table:table-cell office:value-type="float" office:value="7" table:style-name="ce15">
            <text:p>7</text:p>
          </table:table-cell>
          <table:table-cell table:style-name="ce2"/>
          <table:table-cell table:content-validation-name="val8" table:style-name="ce4"/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7" table:style-name="ce162">
            <text:p>9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Упаковка Жатко</text:p>
          </table:table-cell>
          <table:table-cell table:content-validation-name="val5" table:style-name="ce178"/>
          <table:table-cell office:value-type="float" office:value="7" table:style-name="ce15">
            <text:p>7</text:p>
          </table:table-cell>
          <table:table-cell table:style-name="ce2"/>
          <table:table-cell table:content-validation-name="val8" table:style-name="ce4"/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8" table:style-name="ce162">
            <text:p>9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08-124 от 03.08.2018</text:p>
          </table:table-cell>
          <table:table-cell office:value-type="date" office:date-value="2018-08-03T00:00:00" table:content-validation-name="val5" table:style-name="ce178">
            <text:p>3.08.2018</text:p>
          </table:table-cell>
          <table:table-cell office:value-type="float" office:value="8" table:formula="of:=MONTH([.K99])" table:style-name="ce15">
            <text:p>8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8-03T00:00:00" table:content-validation-name="val8" table:style-name="ce4">
            <text:p>03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9" table:style-name="ce162">
            <text:p>9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3/08-126 от 03.08.2018</text:p>
          </table:table-cell>
          <table:table-cell office:value-type="date" office:date-value="2018-08-03T00:00:00" table:content-validation-name="val5" table:style-name="ce178">
            <text:p>3.08.2018</text:p>
          </table:table-cell>
          <table:table-cell office:value-type="float" office:value="8" table:formula="of:=MONTH([.K100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8-07T00:00:00" table:content-validation-name="val8" table:style-name="ce4">
            <text:p>07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3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0" table:style-name="ce162">
            <text:p>10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3/08-127 от 03.08.2018</text:p>
          </table:table-cell>
          <table:table-cell office:value-type="date" office:date-value="2018-08-03T00:00:00" table:content-validation-name="val5" table:style-name="ce178">
            <text:p>3.08.2018</text:p>
          </table:table-cell>
          <table:table-cell office:value-type="float" office:value="8" table:formula="of:=MONTH([.K101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1" table:style-name="ce162">
            <text:p>10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3/08-128 от 03.08.2018</text:p>
          </table:table-cell>
          <table:table-cell office:value-type="date" office:date-value="2018-08-03T00:00:00" table:content-validation-name="val5" table:style-name="ce178">
            <text:p>3.08.2018</text:p>
          </table:table-cell>
          <table:table-cell office:value-type="float" office:value="8" table:formula="of:=MONTH([.K102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2" table:style-name="ce162">
            <text:p>10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6/08-129 от 06.08.2018</text:p>
          </table:table-cell>
          <table:table-cell office:value-type="date" office:date-value="2018-08-06T00:00:00" table:content-validation-name="val5" table:style-name="ce178">
            <text:p>6.08.2018</text:p>
          </table:table-cell>
          <table:table-cell office:value-type="float" office:value="8" table:formula="of:=MONTH([.K103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3" table:style-name="ce162">
            <text:p>10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6/08-130 от 06.08.2018</text:p>
          </table:table-cell>
          <table:table-cell office:value-type="date" office:date-value="2018-08-06T00:00:00" table:content-validation-name="val5" table:style-name="ce178">
            <text:p>6.08.2018</text:p>
          </table:table-cell>
          <table:table-cell office:value-type="float" office:value="8" table:formula="of:=MONTH([.K104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4" table:style-name="ce162">
            <text:p>10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1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5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5" table:style-name="ce162">
            <text:p>10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2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6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5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6" table:style-name="ce162">
            <text:p>10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3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7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5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7" table:style-name="ce162">
            <text:p>10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4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8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5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8" table:style-name="ce162">
            <text:p>10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5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9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5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9" table:style-name="ce162">
            <text:p>10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9/08-136 от 09.08.2018</text:p>
          </table:table-cell>
          <table:table-cell office:value-type="date" office:date-value="2018-08-09T00:00:00" table:content-validation-name="val5" table:style-name="ce178">
            <text:p>9.08.2018</text:p>
          </table:table-cell>
          <table:table-cell office:value-type="float" office:value="8" table:formula="of:=MONTH([.K110])" table:style-name="ce15">
            <text:p>8</text:p>
          </table:table-cell>
          <table:table-cell office:value-type="string" table:style-name="ce2">
            <text:p>Санкт-Петербург</text:p>
          </table:table-cell>
          <table:table-cell office:value-type="date" office:date-value="2018-08-10T00:00:00" table:style-name="ce4">
            <text:p>10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10" table:style-name="ce162">
            <text:p>110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9/08-137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11])" table:style-name="ce15">
            <text:p>8</text:p>
          </table:table-cell>
          <table:table-cell office:value-type="string" table:style-name="ce2">
            <text:p>Турция, Бурса</text:p>
          </table:table-cell>
          <table:table-cell office:value-type="date" office:date-value="2018-08-10T00:00:00" table:style-name="ce4">
            <text:p>10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3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2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11" table:style-name="ce162">
            <text:p>1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0/08-138 от 10.08.2018</text:p>
          </table:table-cell>
          <table:table-cell office:value-type="date" office:date-value="2018-08-10T00:00:00" table:content-validation-name="val5" table:style-name="ce178">
            <text:p>10.08.2018</text:p>
          </table:table-cell>
          <table:table-cell office:value-type="float" office:value="8" table:formula="of:=MONTH([.K112])" table:style-name="ce15">
            <text:p>8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08-11T00:00:00" table:style-name="ce4">
            <text:p>11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12" table:style-name="ce162">
            <text:p>1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3/08-139 от 13.08.2018</text:p>
          </table:table-cell>
          <table:table-cell office:value-type="date" office:date-value="2018-08-13T00:00:00" table:content-validation-name="val5" table:style-name="ce178">
            <text:p>13.08.2018</text:p>
          </table:table-cell>
          <table:table-cell office:value-type="float" office:value="8" table:formula="of:=MONTH([.K113])" table:style-name="ce15">
            <text:p>8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8-14T00:00:00" table:style-name="ce4">
            <text:p>14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3" table:style-name="ce162">
            <text:p>11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58"/>
          <table:table-cell office:value-type="string" table:style-name="ce21">
            <text:p>РЭД 13/08-140 от 13.08.2018</text:p>
          </table:table-cell>
          <table:table-cell office:value-type="date" office:date-value="2018-08-13T00:00:00" table:content-validation-name="val5" table:style-name="ce178">
            <text:p>13.08.2018</text:p>
          </table:table-cell>
          <table:table-cell office:value-type="float" office:value="8" table:formula="of:=MONTH([.K114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59"/>
          <table:table-cell table:content-validation-name="val5" table:style-name="ce60"/>
          <table:table-cell table:style-name="ce58"/>
          <table:table-cell table:content-validation-name="val9" table:style-name="ce58"/>
          <table:table-cell table:content-validation-name="val12" table:style-name="ce58"/>
          <table:table-cell table:content-validation-name="val4" table:style-name="ce199"/>
          <table:table-cell table:style-name="ce58"/>
          <table:table-cell table:content-validation-name="val5" table:style-name="ce2"/>
          <table:table-cell table:content-validation-name="val5" table:style-name="ce199"/>
          <table:table-cell table:style-name="ce59"/>
          <table:table-cell table:style-name="ce2"/>
          <table:table-cell table:style-name="ce58"/>
          <table:table-cell table:style-name="ce199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4" table:style-name="ce162">
            <text:p>1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3/08-141 от 13.08.2018</text:p>
          </table:table-cell>
          <table:table-cell office:value-type="date" office:date-value="2018-08-13T00:00:00" table:content-validation-name="val5" table:style-name="ce178">
            <text:p>13.08.2018</text:p>
          </table:table-cell>
          <table:table-cell office:value-type="float" office:value="8" table:formula="of:=MONTH([.K115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8-15T00:00:00" table:style-name="ce4">
            <text:p>15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5" table:style-name="ce162">
            <text:p>1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14/08-142 от 14.08.2018</text:p>
          </table:table-cell>
          <table:table-cell office:value-type="date" office:date-value="2018-08-14T00:00:00" table:content-validation-name="val5" table:style-name="ce178">
            <text:p>14.08.2018</text:p>
          </table:table-cell>
          <table:table-cell office:value-type="float" office:value="8" table:formula="of:=MONTH([.K116])" table:style-name="ce15">
            <text:p>8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8-18T00:00:00" table:style-name="ce4">
            <text:p>1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6" table:style-name="ce162">
            <text:p>1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15/08-143 от 15.08.2018</text:p>
          </table:table-cell>
          <table:table-cell office:value-type="date" office:date-value="2018-08-15T00:00:00" table:content-validation-name="val5" table:style-name="ce178">
            <text:p>15.08.2018</text:p>
          </table:table-cell>
          <table:table-cell office:value-type="float" office:value="8" table:formula="of:=MONTH([.K117])" table:style-name="ce15">
            <text:p>8</text:p>
          </table:table-cell>
          <table:table-cell office:value-type="string" table:style-name="ce2">
            <text:p>г. Дзержинск</text:p>
          </table:table-cell>
          <table:table-cell office:value-type="date" office:date-value="2018-08-17T00:00:00" table:style-name="ce4">
            <text:p>17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7" table:style-name="ce162">
            <text:p>1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ХЛ логистика</text:p>
          </table:table-cell>
          <table:table-cell table:content-validation-name="val10" table:style-name="ce1"/>
          <table:table-cell office:value-type="string" table:style-name="ce21">
            <text:p>РЭД 16/08-144 от 16.08.2018</text:p>
          </table:table-cell>
          <table:table-cell office:value-type="date" office:date-value="2018-08-16T00:00:00" table:content-validation-name="val5" table:style-name="ce178">
            <text:p>16.08.2018</text:p>
          </table:table-cell>
          <table:table-cell office:value-type="float" office:value="8" table:formula="of:=MONTH([.K118])" table:style-name="ce15">
            <text:p>8</text:p>
          </table:table-cell>
          <table:table-cell office:value-type="string" table:style-name="ce2">
            <text:p>г. Пенза</text:p>
          </table:table-cell>
          <table:table-cell office:value-type="date" office:date-value="2018-08-16T00:00:00" table:style-name="ce4">
            <text:p>16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8" table:style-name="ce162">
            <text:p>1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16/08-145 от 16.08.2018</text:p>
          </table:table-cell>
          <table:table-cell office:value-type="date" office:date-value="2018-08-16T00:00:00" table:content-validation-name="val5" table:style-name="ce178">
            <text:p>16.08.2018</text:p>
          </table:table-cell>
          <table:table-cell office:value-type="float" office:value="8" table:formula="of:=MONTH([.K119])" table:style-name="ce15">
            <text:p>8</text:p>
          </table:table-cell>
          <table:table-cell office:value-type="string" table:style-name="ce2">
            <text:p>г. Стрельна ЛО</text:p>
          </table:table-cell>
          <table:table-cell office:value-type="date" office:date-value="2018-08-24T00:00:00" table:style-name="ce4">
            <text:p>24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9" table:style-name="ce162">
            <text:p>1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1/08-146 от 21.08.2018</text:p>
          </table:table-cell>
          <table:table-cell office:value-type="date" office:date-value="2018-08-22T00:00:00" table:content-validation-name="val5" table:style-name="ce178">
            <text:p>22.08.2018</text:p>
          </table:table-cell>
          <table:table-cell office:value-type="float" office:value="8" table:formula="of:=MONTH([.K120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8-22T00:00:00" table:style-name="ce4">
            <text:p>22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0" table:style-name="ce162">
            <text:p>1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1/08-147 от 21.08.2018</text:p>
          </table:table-cell>
          <table:table-cell office:value-type="date" office:date-value="2018-08-21T00:00:00" table:content-validation-name="val5" table:style-name="ce178">
            <text:p>21.08.2018</text:p>
          </table:table-cell>
          <table:table-cell office:value-type="float" office:value="8" table:formula="of:=MONTH([.K121])" table:style-name="ce15">
            <text:p>8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8-25T00:00:00" table:style-name="ce4">
            <text:p>25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5"/>
          <table:table-cell table:content-validation-name="val5"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1" table:style-name="ce162">
            <text:p>1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2/08-148 от 22.08.2018</text:p>
          </table:table-cell>
          <table:table-cell office:value-type="date" office:date-value="2018-08-22T00:00:00" table:content-validation-name="val5" table:style-name="ce178">
            <text:p>22.08.2018</text:p>
          </table:table-cell>
          <table:table-cell office:value-type="float" office:value="8" table:formula="of:=MONTH([.K122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22T00:00:00" table:style-name="ce4">
            <text:p>22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2" table:style-name="ce162">
            <text:p>1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Фумигация</text:p>
          </table:table-cell>
          <table:table-cell office:value-type="date" office:date-value="2018-08-22T00:00:00" table:content-validation-name="val5" table:style-name="ce178">
            <text:p>22.08.2018</text:p>
          </table:table-cell>
          <table:table-cell office:value-type="float" office:value="8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22T00:00:00" table:style-name="ce4">
            <text:p>22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3" table:style-name="ce162">
            <text:p>1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7/08-149 от 27.08.2018</text:p>
          </table:table-cell>
          <table:table-cell office:value-type="date" office:date-value="2018-08-27T00:00:00" table:content-validation-name="val5" table:style-name="ce178">
            <text:p>27.08.2018</text:p>
          </table:table-cell>
          <table:table-cell office:value-type="float" office:value="8" table:formula="of:=MONTH([.K124])" table:style-name="ce15">
            <text:p>8</text:p>
          </table:table-cell>
          <table:table-cell office:value-type="string" table:style-name="ce2">
            <text:p>Екатеринбург</text:p>
          </table:table-cell>
          <table:table-cell office:value-type="date" office:date-value="2018-08-27T00:00:00" table:style-name="ce4">
            <text:p>27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4" table:style-name="ce162">
            <text:p>12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8/08-150 от 28.08.2018</text:p>
          </table:table-cell>
          <table:table-cell office:value-type="date" office:date-value="2018-08-28T00:00:00" table:content-validation-name="val5" table:style-name="ce178">
            <text:p>28.08.2018</text:p>
          </table:table-cell>
          <table:table-cell office:value-type="float" office:value="8" table:formula="of:=MONTH([.K125])" table:style-name="ce15">
            <text:p>8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08-28T00:00:00" table:style-name="ce4">
            <text:p>2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5" table:style-name="ce162">
            <text:p>1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8/08-152 от 28.08.2018</text:p>
          </table:table-cell>
          <table:table-cell office:value-type="date" office:date-value="2018-08-28T00:00:00" table:content-validation-name="val5" table:style-name="ce178">
            <text:p>28.08.2018</text:p>
          </table:table-cell>
          <table:table-cell office:value-type="float" office:value="8" table:formula="of:=MONTH([.K126])" table:style-name="ce15">
            <text:p>8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8-30T00:00:00" table:style-name="ce4">
            <text:p>30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6" table:style-name="ce162">
            <text:p>12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style-name="ce62">
            <text:p>Оля</text:p>
          </table:table-cell>
          <table:table-cell office:value-type="string" table:content-validation-name="val13" table:style-name="ce62">
            <text:p>В ПУТИ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28/08-151 от 28.08.2018</text:p>
          </table:table-cell>
          <table:table-cell office:value-type="date" office:date-value="2018-08-28T00:00:00" table:content-validation-name="val5" table:style-name="ce179">
            <text:p>28.08.2018</text:p>
          </table:table-cell>
          <table:table-cell office:value-type="float" office:value="8" table:formula="of:=MONTH([.K127])" table:style-name="ce65">
            <text:p>8</text:p>
          </table:table-cell>
          <table:table-cell office:value-type="string" table:style-name="ce62">
            <text:p>Венев - Советск Тульская область</text:p>
          </table:table-cell>
          <table:table-cell office:value-type="date" office:date-value="2018-08-30T00:00:00" table:style-name="ce64">
            <text:p>30.08</text:p>
          </table:table-cell>
          <table:table-cell table:number-columns-repeated="2" table:style-name="ce62"/>
          <table:table-cell table:content-validation-name="val8" table:style-name="ce64"/>
          <table:table-cell table:style-name="ce66"/>
          <table:table-cell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2" table:style-name="ce62"/>
          <table:table-cell table:content-validation-name="val4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style-name="ce2"/>
          <table:table-cell table:style-name="ce68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127" table:style-name="ce162">
            <text:p>1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9/08-153 от 29.08.2018</text:p>
          </table:table-cell>
          <table:table-cell office:value-type="date" office:date-value="2018-08-29T00:00:00" table:content-validation-name="val5" table:style-name="ce178">
            <text:p>29.08.2018</text:p>
          </table:table-cell>
          <table:table-cell office:value-type="float" office:value="8" table:formula="of:=MONTH([.K128])" table:style-name="ce15">
            <text:p>8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01T00:00:00" table:style-name="ce4">
            <text:p>01.09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8" table:style-name="ce162">
            <text:p>1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30/08-155 от 30.08.2018</text:p>
          </table:table-cell>
          <table:table-cell office:value-type="date" office:date-value="2018-08-30T00:00:00" table:content-validation-name="val5" table:style-name="ce178">
            <text:p>30.08.2018</text:p>
          </table:table-cell>
          <table:table-cell office:value-type="float" office:value="8" table:formula="of:=MONTH([.K129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03T00:00:00" table:style-name="ce4">
            <text:p>03.09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>
            <office:annotation draw:style-name="a10" svg:x="30.4930555555556in" svg:y="27.6111111111111in" svg:width="3.32638888888889in" svg:height="0.583333333333333in">
              <dc:creator/>
              <text:p>40000</text:p>
              <text:p><text:tab/>-Валерия Орл</text:p>
            </office:annotation>
          </table:table-cell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9" table:style-name="ce162">
            <text:p>1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ВОВА</text:p>
          </table:table-cell>
          <table:table-cell office:value-type="string" table:style-name="ce62">
            <text:p>Оля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Гесштамп</text:p>
          </table:table-cell>
          <table:table-cell table:content-validation-name="val10" table:style-name="ce62"/>
          <table:table-cell office:value-type="string" table:style-name="ce63">
            <text:p>РЭД 30/08-156 от 30.08.2018</text:p>
          </table:table-cell>
          <table:table-cell office:value-type="date" office:date-value="2018-08-30T00:00:00" table:content-validation-name="val5" table:style-name="ce179">
            <text:p>30.08.2018</text:p>
          </table:table-cell>
          <table:table-cell office:value-type="float" office:value="8" table:formula="of:=MONTH([.K130])" table:style-name="ce65">
            <text:p>8</text:p>
          </table:table-cell>
          <table:table-cell office:value-type="string" table:style-name="ce62">
            <text:p>г. Всеволожск</text:p>
          </table:table-cell>
          <table:table-cell office:value-type="date" office:date-value="2018-09-03T00:00:00" table:style-name="ce64">
            <text:p>03.09</text:p>
          </table:table-cell>
          <table:table-cell table:number-columns-repeated="2" table:style-name="ce62"/>
          <table:table-cell table:content-validation-name="val8" table:style-name="ce64"/>
          <table:table-cell table:style-name="ce66"/>
          <table:table-cell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2" table:style-name="ce62"/>
          <table:table-cell table:content-validation-name="val4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130" table:style-name="ce162">
            <text:p>1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ВОВА</text:p>
          </table:table-cell>
          <table:table-cell office:value-type="string" table:style-name="ce62">
            <text:p>Саша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Гесштамп</text:p>
          </table:table-cell>
          <table:table-cell table:content-validation-name="val10" table:style-name="ce62"/>
          <table:table-cell office:value-type="string" table:style-name="ce63">
            <text:p>РЭД 30/08-154 от 30.08.2018</text:p>
          </table:table-cell>
          <table:table-cell office:value-type="date" office:date-value="2018-08-30T00:00:00" table:content-validation-name="val5" table:style-name="ce179">
            <text:p>30.08.2018</text:p>
          </table:table-cell>
          <table:table-cell office:value-type="float" office:value="8" table:formula="of:=MONTH([.K131])" table:style-name="ce65">
            <text:p>8</text:p>
          </table:table-cell>
          <table:table-cell office:value-type="string" table:style-name="ce62">
            <text:p>г. Всеволожск</text:p>
          </table:table-cell>
          <table:table-cell office:value-type="date" office:date-value="2018-09-03T00:00:00" table:style-name="ce64">
            <text:p>03.09</text:p>
          </table:table-cell>
          <table:table-cell table:number-columns-repeated="2" table:style-name="ce62"/>
          <table:table-cell table:content-validation-name="val8" table:style-name="ce64"/>
          <table:table-cell table:style-name="ce66"/>
          <table:table-cell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2" table:style-name="ce62"/>
          <table:table-cell table:content-validation-name="val4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131" table:style-name="ce162">
            <text:p>1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Каменская БКФ</text:p>
          </table:table-cell>
          <table:table-cell table:content-validation-name="val10" table:style-name="ce1"/>
          <table:table-cell office:value-type="string" table:style-name="ce21">
            <text:p>РЭД 30/08-157 от 30.08.2018</text:p>
          </table:table-cell>
          <table:table-cell office:value-type="date" office:date-value="2018-08-30T00:00:00" table:content-validation-name="val5" table:style-name="ce178">
            <text:p>30.08.2018</text:p>
          </table:table-cell>
          <table:table-cell office:value-type="float" office:value="8" table:formula="of:=MONTH([.K132])" table:style-name="ce15">
            <text:p>8</text:p>
          </table:table-cell>
          <table:table-cell office:value-type="string" table:style-name="ce2">
            <text:p>г. Кувшиново (Тверская обл.)</text:p>
          </table:table-cell>
          <table:table-cell office:value-type="date" office:date-value="2018-08-30T00:00:00" table:style-name="ce4">
            <text:p>30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2" table:style-name="ce162">
            <text:p>1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31/08-158 от 31.08.2018</text:p>
          </table:table-cell>
          <table:table-cell office:value-type="date" office:date-value="2018-08-31T00:00:00" table:content-validation-name="val5" table:style-name="ce178">
            <text:p>31.08.2018</text:p>
          </table:table-cell>
          <table:table-cell office:value-type="float" office:value="8" table:formula="of:=MONTH([.K133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02T00:00:00" table:style-name="ce4">
            <text:p>02.09</text:p>
          </table:table-cell>
          <table:table-cell table:number-columns-repeated="2" table:style-name="ce2"/>
          <table:table-cell table:content-validation-name="val8" table:style-name="ce4"/>
          <table:table-cell table:style-name="ce74"/>
          <table:table-cell table:style-name="ce75"/>
          <table:table-cell table:style-name="ce76"/>
          <table:table-cell table:style-name="ce190"/>
          <table:table-cell table:content-validation-name="val14" table:style-name="ce76"/>
          <table:table-cell table:style-name="ce77"/>
          <table:table-cell table:content-validation-name="val9" table:style-name="ce75"/>
          <table:table-cell table:style-name="ce77"/>
          <table:table-cell table:content-validation-name="val6" table:style-name="ce78"/>
          <table:table-cell table:content-validation-name="val6" table:style-name="ce78"/>
          <table:table-cell table:content-validation-name="val2" table:style-name="ce79"/>
          <table:table-cell table:content-validation-name="val10" table:style-name="ce75"/>
          <table:table-cell table:style-name="ce76"/>
          <table:table-cell table:style-name="ce75"/>
          <table:table-cell table:style-name="ce76"/>
          <table:table-cell table:style-name="ce14"/>
          <table:table-cell table:style-name="ce193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3" table:style-name="ce162">
            <text:p>1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Д "Комфорт"</text:p>
          </table:table-cell>
          <table:table-cell table:content-validation-name="val10" table:style-name="ce1"/>
          <table:table-cell office:value-type="string" table:style-name="ce21">
            <text:p>РЭД 31/08-159 от 31.08.2019</text:p>
          </table:table-cell>
          <table:table-cell office:value-type="date" office:date-value="2018-08-31T00:00:00" table:content-validation-name="val5" table:style-name="ce178">
            <text:p>31.08.2018</text:p>
          </table:table-cell>
          <table:table-cell office:value-type="float" office:value="8" table:formula="of:=MONTH([.K134])" table:style-name="ce15">
            <text:p>8</text:p>
          </table:table-cell>
          <table:table-cell office:value-type="string" table:style-name="ce2">
            <text:p>г. Челябинск</text:p>
          </table:table-cell>
          <table:table-cell office:value-type="date" office:date-value="2018-08-31T00:00:00" table:style-name="ce4">
            <text:p>31.08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style-name="ce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4" table:style-name="ce162">
            <text:p>1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ИПО</text:p>
          </table:table-cell>
          <table:table-cell table:content-validation-name="val10" table:style-name="ce1"/>
          <table:table-cell office:value-type="string" table:style-name="ce21">
            <text:p>Фумигация</text:p>
          </table:table-cell>
          <table:table-cell office:value-type="date" office:date-value="2018-08-21T00:00:00" table:content-validation-name="val5" table:style-name="ce178">
            <text:p>21.08.2018</text:p>
          </table:table-cell>
          <table:table-cell office:value-type="float" office:value="8" table:formula="of:=MONTH([.K135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21T00:00:00" table:style-name="ce4">
            <text:p>21.08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80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5" table:style-name="ce162">
            <text:p>1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1/09-160 от 01.09.2018</text:p>
          </table:table-cell>
          <table:table-cell office:value-type="date" office:date-value="2018-09-01T00:00:00" table:content-validation-name="val5" table:style-name="ce178">
            <text:p>1.09.2018</text:p>
          </table:table-cell>
          <table:table-cell office:value-type="float" office:value="9" table:formula="of:=MONTH([.K136])" table:style-name="ce15">
            <text:p>9</text:p>
          </table:table-cell>
          <table:table-cell office:value-type="string" table:style-name="ce2">
            <text:p>Венев - Советск Тульская область</text:p>
          </table:table-cell>
          <table:table-cell office:value-type="string" table:style-name="ce2">
            <text:p>01/02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6" table:style-name="ce162">
            <text:p>1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09-162 от 03.09.2018</text:p>
          </table:table-cell>
          <table:table-cell office:value-type="date" office:date-value="2018-09-03T00:00:00" table:content-validation-name="val5" table:style-name="ce178">
            <text:p>3.09.2018</text:p>
          </table:table-cell>
          <table:table-cell office:value-type="float" office:value="9" table:formula="of:=MONTH([.K137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04T00:00:00" table:style-name="ce4">
            <text:p>04.09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7" table:style-name="ce162">
            <text:p>1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АО УМЕКОН</text:p>
          </table:table-cell>
          <table:table-cell table:content-validation-name="val10" table:style-name="ce1"/>
          <table:table-cell office:value-type="string" table:style-name="ce21">
            <text:p>РЭД 04/09-163/164 от 04.09.2018</text:p>
          </table:table-cell>
          <table:table-cell office:value-type="date" office:date-value="2018-09-04T00:00:00" table:content-validation-name="val5" table:style-name="ce178">
            <text:p>4.09.2018</text:p>
          </table:table-cell>
          <table:table-cell office:value-type="float" office:value="9" table:formula="of:=MONTH([.K138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05T00:00:00" table:style-name="ce4">
            <text:p>05.09</text:p>
          </table:table-cell>
          <table:table-cell table:style-name="ce2"/>
          <table:table-cell table:style-name="ce5"/>
          <table:table-cell table:content-validation-name="val8" table:style-name="ce2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8" table:style-name="ce162">
            <text:p>1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05/09-165 от 05.09.2018</text:p>
          </table:table-cell>
          <table:table-cell office:value-type="date" office:date-value="2018-09-05T00:00:00" table:content-validation-name="val5" table:style-name="ce178">
            <text:p>5.09.2018</text:p>
          </table:table-cell>
          <table:table-cell office:value-type="float" office:value="9" table:formula="of:=MONTH([.K139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08T00:00:00" table:style-name="ce4">
            <text:p>08.09</text:p>
          </table:table-cell>
          <table:table-cell table:number-columns-repeated="2" table:style-name="ce2"/>
          <table:table-cell table:content-validation-name="val8" table:style-name="ce4"/>
          <table:table-cell table:style-name="ce5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9" table:style-name="ce162">
            <text:p>1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ИПО</text:p>
          </table:table-cell>
          <table:table-cell table:content-validation-name="val10" table:style-name="ce1"/>
          <table:table-cell office:value-type="string" table:style-name="ce21">
            <text:p>Фумигация</text:p>
          </table:table-cell>
          <table:table-cell office:value-type="date" office:date-value="2018-09-01T00:00:00" table:content-validation-name="val5" table:style-name="ce178">
            <text:p>1.09.2018</text:p>
          </table:table-cell>
          <table:table-cell office:value-type="float" office:value="9" table:formula="of:=MONTH([.K140])" table:style-name="ce15">
            <text:p>9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9-05T00:00:00" table:style-name="ce4">
            <text:p>05.09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1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0" table:style-name="ce162">
            <text:p>1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РЭД 05/09-166 от 05.09.2018</text:p>
          </table:table-cell>
          <table:table-cell office:value-type="date" office:date-value="2018-09-05T00:00:00" table:content-validation-name="val5" table:style-name="ce178">
            <text:p>5.09.2018</text:p>
          </table:table-cell>
          <table:table-cell office:value-type="float" office:value="9" table:formula="of:=MONTH([.K141])" table:style-name="ce15">
            <text:p>9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9-10T00:00:00" table:style-name="ce4">
            <text:p>1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1" table:style-name="ce162">
            <text:p>1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6/09-167 от 06.09.2018</text:p>
          </table:table-cell>
          <table:table-cell office:value-type="date" office:date-value="2018-09-07T00:00:00" table:content-validation-name="val5" table:style-name="ce178">
            <text:p>7.09.2018</text:p>
          </table:table-cell>
          <table:table-cell office:value-type="float" office:value="9" table:formula="of:=MONTH([.K142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07T00:00:00" table:style-name="ce4">
            <text:p>07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2" table:style-name="ce162">
            <text:p>14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6/09-170 от 06.09.2018</text:p>
          </table:table-cell>
          <table:table-cell office:value-type="date" office:date-value="2018-09-06T00:00:00" table:content-validation-name="val5" table:style-name="ce178">
            <text:p>6.09.2018</text:p>
          </table:table-cell>
          <table:table-cell office:value-type="float" office:value="9" table:formula="of:=MONTH([.K143])" table:style-name="ce15">
            <text:p>9</text:p>
          </table:table-cell>
          <table:table-cell office:value-type="string" table:style-name="ce2">
            <text:p>Москва<text:s/></text:p>
          </table:table-cell>
          <table:table-cell office:value-type="date" office:date-value="2018-09-06T00:00:00" table:style-name="ce4">
            <text:p>06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8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3" table:style-name="ce162">
            <text:p>1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07/09-168 от 07.09.2018</text:p>
          </table:table-cell>
          <table:table-cell office:value-type="date" office:date-value="2018-09-07T00:00:00" table:content-validation-name="val5" table:style-name="ce178">
            <text:p>7.09.2018</text:p>
          </table:table-cell>
          <table:table-cell office:value-type="float" office:value="9" table:formula="of:=MONTH([.K144])" table:style-name="ce15">
            <text:p>9</text:p>
          </table:table-cell>
          <table:table-cell office:value-type="string" table:style-name="ce2">
            <text:p>Большой сундарь</text:p>
          </table:table-cell>
          <table:table-cell office:value-type="date" office:date-value="2018-09-08T00:00:00" table:style-name="ce4">
            <text:p>08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4" table:style-name="ce162">
            <text:p>1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ИПО</text:p>
          </table:table-cell>
          <table:table-cell table:content-validation-name="val10" table:style-name="ce1"/>
          <table:table-cell office:value-type="string" table:style-name="ce21">
            <text:p>Фумигация</text:p>
          </table:table-cell>
          <table:table-cell office:value-type="date" office:date-value="2018-09-07T00:00:00" table:content-validation-name="val5" table:style-name="ce178">
            <text:p>7.09.2018</text:p>
          </table:table-cell>
          <table:table-cell office:value-type="float" office:value="9" table:formula="of:=MONTH([.K145])" table:style-name="ce15">
            <text:p>9</text:p>
          </table:table-cell>
          <table:table-cell office:value-type="string" table:style-name="ce5">
            <text:p>Тольятти (Самарская область)</text:p>
          </table:table-cell>
          <table:table-cell office:value-type="date" office:date-value="2018-09-09T00:00:00" table:style-name="ce4">
            <text:p>09.09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45" table:style-name="ce162">
            <text:p>1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0/09-171 от 10.09.2018</text:p>
          </table:table-cell>
          <table:table-cell office:value-type="date" office:date-value="2018-09-10T00:00:00" table:content-validation-name="val5" table:style-name="ce178">
            <text:p>10.09.2018</text:p>
          </table:table-cell>
          <table:table-cell office:value-type="float" office:value="9" table:formula="of:=MONTH([.K146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10T00:00:00" table:style-name="ce4">
            <text:p>1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46" table:style-name="ce162">
            <text:p>14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10/09-172 от 10.09.2018</text:p>
          </table:table-cell>
          <table:table-cell office:value-type="date" office:date-value="2018-09-10T00:00:00" table:content-validation-name="val5" table:style-name="ce178">
            <text:p>10.09.2018</text:p>
          </table:table-cell>
          <table:table-cell office:value-type="float" office:value="9" table:formula="of:=MONTH([.K147])" table:style-name="ce15">
            <text:p>9</text:p>
          </table:table-cell>
          <table:table-cell office:value-type="string" table:style-name="ce2">
            <text:p>г. Новочебоксарск</text:p>
          </table:table-cell>
          <table:table-cell office:value-type="date" office:date-value="2018-09-10T00:00:00" table:style-name="ce4">
            <text:p>1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47" table:style-name="ce162">
            <text:p>1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10/09-173 от 10.09.2018</text:p>
          </table:table-cell>
          <table:table-cell office:value-type="date" office:date-value="2018-09-10T00:00:00" table:content-validation-name="val5" table:style-name="ce178">
            <text:p>10.09.2018</text:p>
          </table:table-cell>
          <table:table-cell office:value-type="float" office:value="9" table:formula="of:=MONTH([.K148])" table:style-name="ce15">
            <text:p>9</text:p>
          </table:table-cell>
          <table:table-cell office:value-type="string" table:style-name="ce2">
            <text:p>г. Нижний Новгород</text:p>
          </table:table-cell>
          <table:table-cell office:value-type="date" office:date-value="2018-09-12T00:00:00" table:style-name="ce4">
            <text:p>12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6">
          <table:table-cell office:value-type="float" office:value="148" table:style-name="ce162">
            <text:p>14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0/09-174 от 10.09.2018</text:p>
          </table:table-cell>
          <table:table-cell office:value-type="date" office:date-value="2018-09-10T00:00:00" table:content-validation-name="val5" table:style-name="ce178">
            <text:p>10.09.2018</text:p>
          </table:table-cell>
          <table:table-cell office:value-type="float" office:value="9" table:formula="of:=MONTH([.K149])" table:style-name="ce15">
            <text:p>9</text:p>
          </table:table-cell>
          <table:table-cell office:value-type="string" table:style-name="ce2">
            <text:p>г. Домодедово МО</text:p>
          </table:table-cell>
          <table:table-cell office:value-type="date" office:date-value="2018-09-11T00:00:00" table:style-name="ce4">
            <text:p>11.09</text:p>
          </table:table-cell>
          <table:table-cell table:number-columns-repeated="2"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49" table:style-name="ce162">
            <text:p>1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09-169 от 03.09.2018</text:p>
          </table:table-cell>
          <table:table-cell office:value-type="date" office:date-value="2018-09-03T00:00:00" table:content-validation-name="val5" table:style-name="ce178">
            <text:p>3.09.2018</text:p>
          </table:table-cell>
          <table:table-cell office:value-type="float" office:value="9" table:formula="of:=MONTH([.K150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11T00:00:00" table:style-name="ce4">
            <text:p>11.09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7">
          <table:table-cell office:value-type="float" office:value="150" table:style-name="ce162">
            <text:p>15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1/09-175 от 11.09.2018</text:p>
          </table:table-cell>
          <table:table-cell office:value-type="date" office:date-value="2018-09-11T00:00:00" table:content-validation-name="val5" table:style-name="ce178">
            <text:p>11.09.2018</text:p>
          </table:table-cell>
          <table:table-cell office:value-type="float" office:value="9" table:formula="of:=MONTH([.K151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12T00:00:00" table:style-name="ce4">
            <text:p>12.09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84"/>
          <table:table-cell table:style-name="ce7"/>
          <table:table-cell table:style-name="ce2"/>
          <table:table-cell table:style-name="ce11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1" table:style-name="ce162">
            <text:p>1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ИННОВА -РУС</text:p>
          </table:table-cell>
          <table:table-cell table:content-validation-name="val10" table:style-name="ce1"/>
          <table:table-cell office:value-type="string" table:style-name="ce21">
            <text:p>РЭД 11/09-177/178 от 11.09.2018</text:p>
          </table:table-cell>
          <table:table-cell office:value-type="date" office:date-value="2018-09-11T00:00:00" table:content-validation-name="val5" table:style-name="ce178">
            <text:p>11.09.2018</text:p>
          </table:table-cell>
          <table:table-cell office:value-type="float" office:value="9" table:formula="of:=MONTH([.K152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12T00:00:00" table:style-name="ce4">
            <text:p>12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2" table:style-name="ce162">
            <text:p>1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11/09-176 от 11.09.2018</text:p>
          </table:table-cell>
          <table:table-cell office:value-type="date" office:date-value="2018-09-11T00:00:00" table:content-validation-name="val5" table:style-name="ce178">
            <text:p>11.09.2018</text:p>
          </table:table-cell>
          <table:table-cell office:value-type="float" office:value="9" table:formula="of:=MONTH([.K153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15T00:00:00" table:style-name="ce4">
            <text:p>15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style-name="ce2"/>
          <table:table-cell table:style-name="ce61"/>
          <table:table-cell table:style-name="ce205"/>
          <table:table-cell table:style-name="ce13"/>
          <table:table-cell table:number-columns-repeated="4"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153" table:style-name="ce162">
            <text:p>1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2/09-179 от 12.09.2018</text:p>
          </table:table-cell>
          <table:table-cell office:value-type="date" office:date-value="2018-09-12T00:00:00" table:content-validation-name="val5" table:style-name="ce178">
            <text:p>12.09.2018</text:p>
          </table:table-cell>
          <table:table-cell office:value-type="float" office:value="9" table:formula="of:=MONTH([.K154])" table:style-name="ce15">
            <text:p>9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14T00:00:00" table:style-name="ce4">
            <text:p>14.09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84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4" table:style-name="ce162">
            <text:p>1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1"/>
          <table:table-cell office:value-type="string" table:style-name="ce21">
            <text:p>РЭД 12/09-180 от 12.09.2018</text:p>
          </table:table-cell>
          <table:table-cell office:value-type="date" office:date-value="2018-09-12T00:00:00" table:content-validation-name="val5" table:style-name="ce178">
            <text:p>12.09.2018</text:p>
          </table:table-cell>
          <table:table-cell office:value-type="float" office:value="9" table:formula="of:=MONTH([.K155])" table:style-name="ce15">
            <text:p>9</text:p>
          </table:table-cell>
          <table:table-cell office:value-type="string" table:style-name="ce2">
            <text:p>Усть-Кут<text:s/></text:p>
          </table:table-cell>
          <table:table-cell office:value-type="date" office:date-value="2018-09-13T00:00:00" table:style-name="ce4">
            <text:p>13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5" table:style-name="ce162">
            <text:p>1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3/09-183 от 13.09.2018</text:p>
          </table:table-cell>
          <table:table-cell office:value-type="date" office:date-value="2018-09-13T00:00:00" table:content-validation-name="val5" table:style-name="ce178">
            <text:p>13.09.2018</text:p>
          </table:table-cell>
          <table:table-cell office:value-type="float" office:value="9" table:formula="of:=MONTH([.K156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15T00:00:00" table:style-name="ce4">
            <text:p>15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6" table:style-name="ce162">
            <text:p>1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content-validation-name="val10" table:style-name="ce1"/>
          <table:table-cell office:value-type="string" table:style-name="ce21">
            <text:p>РЭД 13/09-181/182 от 13.09.2018</text:p>
          </table:table-cell>
          <table:table-cell office:value-type="date" office:date-value="2018-09-13T00:00:00" table:content-validation-name="val5" table:style-name="ce178">
            <text:p>13.09.2018</text:p>
          </table:table-cell>
          <table:table-cell office:value-type="float" office:value="9" table:formula="of:=MONTH([.K157])" table:style-name="ce15">
            <text:p>9</text:p>
          </table:table-cell>
          <table:table-cell office:value-type="string" table:style-name="ce2">
            <text:p>Смышляевка Самара</text:p>
          </table:table-cell>
          <table:table-cell office:value-type="date" office:date-value="2018-09-17T00:00:00" table:style-name="ce4">
            <text:p>17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7" table:style-name="ce162">
            <text:p>1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13/09-184 от 13.09.2018</text:p>
          </table:table-cell>
          <table:table-cell office:value-type="date" office:date-value="2018-09-13T00:00:00" table:content-validation-name="val5" table:style-name="ce178">
            <text:p>13.09.2018</text:p>
          </table:table-cell>
          <table:table-cell office:value-type="float" office:value="9" table:formula="of:=MONTH([.K158])" table:style-name="ce15">
            <text:p>9</text:p>
          </table:table-cell>
          <table:table-cell office:value-type="string" table:style-name="ce2">
            <text:p>Нижний Новгород</text:p>
          </table:table-cell>
          <table:table-cell office:value-type="date" office:date-value="2018-09-14T00:00:00" table:style-name="ce4">
            <text:p>1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8" table:style-name="ce162">
            <text:p>1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АО УМЕКОН</text:p>
          </table:table-cell>
          <table:table-cell table:content-validation-name="val10" table:style-name="ce1"/>
          <table:table-cell office:value-type="string" table:style-name="ce21">
            <text:p>РЭД 14/09-185/186 от 14.09.2018</text:p>
          </table:table-cell>
          <table:table-cell office:value-type="date" office:date-value="2018-09-14T00:00:00" table:content-validation-name="val5" table:style-name="ce178">
            <text:p>14.09.2018</text:p>
          </table:table-cell>
          <table:table-cell office:value-type="float" office:value="9" table:formula="of:=MONTH([.K159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17T00:00:00" table:style-name="ce4">
            <text:p>17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>
            <office:annotation draw:style-name="a11" svg:x="56.4861111111111in" svg:y="34.3541666666667in" svg:width="4.44444444444444in" svg:height="0.583333333333333in">
              <dc:creator/>
              <text:p>Документы клиентом были получены 12.10</text:p>
              <text:p><text:tab/>-Ольга Пар</text:p>
            </office:annotation>
          </table:table-cell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9" table:style-name="ce162">
            <text:p>1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7/09-187 от 17.09.2018</text:p>
          </table:table-cell>
          <table:table-cell office:value-type="date" office:date-value="2018-09-17T00:00:00" table:content-validation-name="val5" table:style-name="ce178">
            <text:p>17.09.2018</text:p>
          </table:table-cell>
          <table:table-cell office:value-type="float" office:value="9" table:formula="of:=MONTH([.K160])" table:style-name="ce15">
            <text:p>9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20T00:00:00" table:style-name="ce4">
            <text:p>2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60" table:style-name="ce162">
            <text:p>1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8/09-188 от 18.09.2018</text:p>
          </table:table-cell>
          <table:table-cell office:value-type="date" office:date-value="2018-09-18T00:00:00" table:content-validation-name="val5" table:style-name="ce178">
            <text:p>18.09.2018</text:p>
          </table:table-cell>
          <table:table-cell office:value-type="float" office:value="9" table:formula="of:=MONTH([.K161])" table:style-name="ce15">
            <text:p>9</text:p>
          </table:table-cell>
          <table:table-cell office:value-type="string" table:style-name="ce2">
            <text:p>Внуково МО</text:p>
          </table:table-cell>
          <table:table-cell office:value-type="string" table:style-name="ce2">
            <text:p>18-19.09</text:p>
          </table:table-cell>
          <table:table-cell table:number-columns-repeated="2" table:style-name="ce2"/>
          <table:table-cell table:content-validation-name="val8" table:style-name="ce2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1" table:style-name="ce162">
            <text:p>16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ДАША</text:p>
          </table:table-cell>
          <table:table-cell office:value-type="string" table:style-name="ce62">
            <text:p>Оля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Авиа Кос</text:p>
          </table:table-cell>
          <table:table-cell table:content-validation-name="val10" table:style-name="ce62"/>
          <table:table-cell office:value-type="string" table:style-name="ce63">
            <text:p>РЭД 18/09-189 от 18.09.2018</text:p>
          </table:table-cell>
          <table:table-cell office:value-type="date" office:date-value="2018-09-18T00:00:00" table:content-validation-name="val5" table:style-name="ce179">
            <text:p>18.09.2018</text:p>
          </table:table-cell>
          <table:table-cell office:value-type="float" office:value="9" table:formula="of:=MONTH([.K162])" table:style-name="ce65">
            <text:p>9</text:p>
          </table:table-cell>
          <table:table-cell office:value-type="string" table:style-name="ce62">
            <text:p>п. Шушары Санкт-Петербург</text:p>
          </table:table-cell>
          <table:table-cell office:value-type="date" office:date-value="2018-09-22T00:00:00" table:style-name="ce64">
            <text:p>22.09</text:p>
          </table:table-cell>
          <table:table-cell table:number-columns-repeated="2" table:style-name="ce62"/>
          <table:table-cell table:content-validation-name="val8" table:style-name="ce64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4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3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162" table:style-name="ce162">
            <text:p>16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8/09-190 от 18.09.2018</text:p>
          </table:table-cell>
          <table:table-cell office:value-type="date" office:date-value="2018-09-18T00:00:00" table:content-validation-name="val5" table:style-name="ce178">
            <text:p>18.09.2018</text:p>
          </table:table-cell>
          <table:table-cell office:value-type="float" office:value="9" table:formula="of:=MONTH([.K163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19T00:00:00" table:style-name="ce4">
            <text:p>19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3" table:style-name="ce162">
            <text:p>16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9/09-192 от 19.09.2018</text:p>
          </table:table-cell>
          <table:table-cell office:value-type="date" office:date-value="2018-09-19T00:00:00" table:content-validation-name="val5" table:style-name="ce178">
            <text:p>19.09.2018</text:p>
          </table:table-cell>
          <table:table-cell office:value-type="float" office:value="9" table:formula="of:=MONTH([.K164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21T00:00:00" table:style-name="ce4">
            <text:p>21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4" table:style-name="ce162">
            <text:p>16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content-validation-name="val10" table:style-name="ce1"/>
          <table:table-cell office:value-type="string" table:style-name="ce21">
            <text:p>РЭД 19/09-191/191 от 19.09.2018</text:p>
          </table:table-cell>
          <table:table-cell office:value-type="date" office:date-value="2018-09-19T00:00:00" table:content-validation-name="val5" table:style-name="ce178">
            <text:p>19.09.2018</text:p>
          </table:table-cell>
          <table:table-cell office:value-type="float" office:value="9" table:formula="of:=MONTH([.K165])" table:style-name="ce15">
            <text:p>9</text:p>
          </table:table-cell>
          <table:table-cell office:value-type="string" table:style-name="ce2">
            <text:p>Смышляевка Самара</text:p>
          </table:table-cell>
          <table:table-cell office:value-type="date" office:date-value="2018-09-19T00:00:00" table:style-name="ce4">
            <text:p>19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5" table:style-name="ce162">
            <text:p>16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0/09-193 от 20.09.2018</text:p>
          </table:table-cell>
          <table:table-cell office:value-type="date" office:date-value="2018-09-20T00:00:00" table:content-validation-name="val5" table:style-name="ce178">
            <text:p>20.09.2018</text:p>
          </table:table-cell>
          <table:table-cell office:value-type="float" office:value="9" table:formula="of:=MONTH([.K166])" table:style-name="ce15">
            <text:p>9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21T00:00:00" table:style-name="ce4">
            <text:p>21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8">
          <table:table-cell office:value-type="float" office:value="166" table:style-name="ce162">
            <text:p>16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0/09-194 от 20.09.2018</text:p>
          </table:table-cell>
          <table:table-cell office:value-type="date" office:date-value="2018-09-20T00:00:00" table:content-validation-name="val5" table:style-name="ce178">
            <text:p>20.09.2018</text:p>
          </table:table-cell>
          <table:table-cell office:value-type="float" office:value="9" table:formula="of:=MONTH([.K167])" table:style-name="ce15">
            <text:p>9</text:p>
          </table:table-cell>
          <table:table-cell office:value-type="string" table:style-name="ce2">
            <text:p>г. Домодедово МО</text:p>
          </table:table-cell>
          <table:table-cell office:value-type="date" office:date-value="2018-09-21T00:00:00" table:style-name="ce4">
            <text:p>21.09</text:p>
          </table:table-cell>
          <table:table-cell table:style-name="ce5"/>
          <table:table-cell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7" table:style-name="ce162">
            <text:p>16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1/09-196 от 21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68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style-name="ce5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8" table:style-name="ce162">
            <text:p>16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1/09-195 от 21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69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22T00:00:00" table:style-name="ce4">
            <text:p>22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9" table:style-name="ce162">
            <text:p>1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1/09-197/198 от 20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70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0" table:style-name="ce162">
            <text:p>1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1/09-199 от 20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71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1" table:style-name="ce162">
            <text:p>17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21/09-200 от 20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72])" table:style-name="ce15">
            <text:p>9</text:p>
          </table:table-cell>
          <table:table-cell office:value-type="string" table:style-name="ce2">
            <text:p>г. Подольск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2" table:style-name="ce162">
            <text:p>17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20/09-201/202 от 20.09.2018</text:p>
          </table:table-cell>
          <table:table-cell office:value-type="date" office:date-value="2018-09-20T00:00:00" table:content-validation-name="val5" table:style-name="ce178">
            <text:p>20.09.2018</text:p>
          </table:table-cell>
          <table:table-cell office:value-type="float" office:value="9" table:formula="of:=MONTH([.K173])" table:style-name="ce15">
            <text:p>9</text:p>
          </table:table-cell>
          <table:table-cell office:value-type="string" table:style-name="ce2">
            <text:p>г. Москва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3" table:style-name="ce162">
            <text:p>17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есштамп</text:p>
          </table:table-cell>
          <table:table-cell table:content-validation-name="val10" table:style-name="ce1"/>
          <table:table-cell office:value-type="string" table:style-name="ce21">
            <text:p>РЭД 24/09-203 от 24.09.2018</text:p>
          </table:table-cell>
          <table:table-cell office:value-type="date" office:date-value="2018-09-24T00:00:00" table:content-validation-name="val5" table:style-name="ce178">
            <text:p>24.09.2018</text:p>
          </table:table-cell>
          <table:table-cell office:value-type="float" office:value="9" table:formula="of:=MONTH([.K174])" table:style-name="ce15">
            <text:p>9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style-name="ce5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4" table:style-name="ce162">
            <text:p>1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есштамп</text:p>
          </table:table-cell>
          <table:table-cell table:content-validation-name="val10" table:style-name="ce1"/>
          <table:table-cell office:value-type="string" table:style-name="ce21">
            <text:p>РЭД 24/09-204 от 24.09.2018</text:p>
          </table:table-cell>
          <table:table-cell office:value-type="date" office:date-value="2018-09-24T00:00:00" table:content-validation-name="val5" table:style-name="ce178">
            <text:p>24.09.2018</text:p>
          </table:table-cell>
          <table:table-cell office:value-type="float" office:value="9" table:formula="of:=MONTH([.K175])" table:style-name="ce15">
            <text:p>9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5" table:style-name="ce162">
            <text:p>17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"Софти"</text:p>
          </table:table-cell>
          <table:table-cell table:content-validation-name="val10" table:style-name="ce1"/>
          <table:table-cell office:value-type="string" table:style-name="ce21">
            <text:p>РЭД 25/09-205/206 от 27.09.2018</text:p>
          </table:table-cell>
          <table:table-cell office:value-type="date" office:date-value="2018-09-25T00:00:00" table:content-validation-name="val5" table:style-name="ce178">
            <text:p>25.09.2018</text:p>
          </table:table-cell>
          <table:table-cell office:value-type="float" office:value="9" table:formula="of:=MONTH([.K176])" table:style-name="ce15">
            <text:p>9</text:p>
          </table:table-cell>
          <table:table-cell office:value-type="string" table:style-name="ce2">
            <text:p>г. Новосибирск</text:p>
          </table:table-cell>
          <table:table-cell office:value-type="date" office:date-value="2018-09-25T00:00:00" table:style-name="ce4">
            <text:p>25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8">
          <table:table-cell office:value-type="float" office:value="176" table:style-name="ce162">
            <text:p>17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5/09-208 от 25.09.2018</text:p>
          </table:table-cell>
          <table:table-cell office:value-type="date" office:date-value="2018-09-25T00:00:00" table:content-validation-name="val5" table:style-name="ce178">
            <text:p>25.09.2018</text:p>
          </table:table-cell>
          <table:table-cell office:value-type="float" office:value="9" table:formula="of:=MONTH([.K177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29T00:00:00" table:style-name="ce4">
            <text:p>29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content-validation-name="val10"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77" table:style-name="ce162">
            <text:p>1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5/09-209 от 25.09.2018</text:p>
          </table:table-cell>
          <table:table-cell office:value-type="date" office:date-value="2018-09-25T00:00:00" table:content-validation-name="val5" table:style-name="ce178">
            <text:p>25.09.2018</text:p>
          </table:table-cell>
          <table:table-cell office:value-type="float" office:value="9" table:formula="of:=MONTH([.K178])" table:style-name="ce15">
            <text:p>9</text:p>
          </table:table-cell>
          <table:table-cell office:value-type="string" table:style-name="ce2">
            <text:p>Москва<text:s/></text:p>
          </table:table-cell>
          <table:table-cell office:value-type="date" office:date-value="2018-09-26T00:00:00" table:style-name="ce4">
            <text:p>26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78" table:style-name="ce162">
            <text:p>1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6/09-210 от 26.09.2010</text:p>
          </table:table-cell>
          <table:table-cell office:value-type="date" office:date-value="2018-09-26T00:00:00" table:content-validation-name="val5" table:style-name="ce178">
            <text:p>26.09.2018</text:p>
          </table:table-cell>
          <table:table-cell office:value-type="float" office:value="9" table:formula="of:=MONTH([.K179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27T00:00:00" table:style-name="ce4">
            <text:p>27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84"/>
          <table:table-cell table:style-name="ce13"/>
          <table:table-cell table:style-name="ce1"/>
          <table:table-cell table:style-name="ce5"/>
          <table:table-cell table:number-columns-repeated="16333"/>
        </table:table-row>
        <table:table-row table:style-name="ro5">
          <table:table-cell office:value-type="float" office:value="179" table:style-name="ce162">
            <text:p>17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"Завод металлоконструкций"</text:p>
          </table:table-cell>
          <table:table-cell table:content-validation-name="val10" table:style-name="ce1"/>
          <table:table-cell office:value-type="string" table:style-name="ce21">
            <text:p>РЭД 26/09-211/212 от 26.09.2010</text:p>
          </table:table-cell>
          <table:table-cell office:value-type="date" office:date-value="2018-09-26T00:00:00" table:content-validation-name="val5" table:style-name="ce178">
            <text:p>26.09.2018</text:p>
          </table:table-cell>
          <table:table-cell office:value-type="float" office:value="9" table:formula="of:=MONTH([.K180])" table:style-name="ce15">
            <text:p>9</text:p>
          </table:table-cell>
          <table:table-cell office:value-type="string" table:style-name="ce2">
            <text:p>Москва 2 места</text:p>
          </table:table-cell>
          <table:table-cell office:value-type="date" office:date-value="2018-09-26T00:00:00" table:style-name="ce4">
            <text:p>26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9">
          <table:table-cell office:value-type="float" office:value="180" table:style-name="ce162">
            <text:p>18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6/09-214 от 26.09.2018</text:p>
          </table:table-cell>
          <table:table-cell office:value-type="date" office:date-value="2018-09-26T00:00:00" table:content-validation-name="val5" table:style-name="ce178">
            <text:p>26.09.2018</text:p>
          </table:table-cell>
          <table:table-cell office:value-type="float" office:value="9" table:formula="of:=MONTH([.K181])" table:style-name="ce15">
            <text:p>9</text:p>
          </table:table-cell>
          <table:table-cell office:value-type="string" table:style-name="ce2">
            <text:p>г. Домодедово МО</text:p>
          </table:table-cell>
          <table:table-cell office:value-type="date" office:date-value="2018-09-28T00:00:00" table:style-name="ce4">
            <text:p>28.09</text:p>
          </table:table-cell>
          <table:table-cell table:style-name="ce5"/>
          <table:table-cell table:style-name="ce2"/>
          <table:table-cell table:content-validation-name="val8" table:style-name="ce5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1" table:style-name="ce162">
            <text:p>181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6/09-213 от 26.09.2018,</text:p>
          </table:table-cell>
          <table:table-cell office:value-type="date" office:date-value="2018-09-26T00:00:00" table:content-validation-name="val5" table:style-name="ce178">
            <text:p>26.09.2018</text:p>
          </table:table-cell>
          <table:table-cell office:value-type="float" office:value="9" table:formula="of:=MONTH([.K182])" table:style-name="ce15">
            <text:p>9</text:p>
          </table:table-cell>
          <table:table-cell office:value-type="string" table:style-name="ce2">
            <text:p>Турция, Бурса</text:p>
          </table:table-cell>
          <table:table-cell office:value-type="date" office:date-value="2018-09-28T00:00:00" table:style-name="ce22">
            <text:p>28.09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86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2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2" table:style-name="ce162">
            <text:p>18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27/09-218/219 от 20.09.202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3])" table:style-name="ce15">
            <text:p>9</text:p>
          </table:table-cell>
          <table:table-cell office:value-type="string" table:style-name="ce2">
            <text:p>г. Москва</text:p>
          </table:table-cell>
          <table:table-cell office:value-type="date" office:date-value="2018-10-01T00:00:00" table:style-name="ce4">
            <text:p>01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3" table:style-name="ce162">
            <text:p>1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7/09-220 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4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28T00:00:00" table:style-name="ce4">
            <text:p>28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4" table:style-name="ce162">
            <text:p>18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27/09-215 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5])" table:style-name="ce15">
            <text:p>9</text:p>
          </table:table-cell>
          <table:table-cell office:value-type="string" table:style-name="ce2">
            <text:p>г. Стрельна ЛО</text:p>
          </table:table-cell>
          <table:table-cell office:value-type="date" office:date-value="2018-09-28T00:00:00" table:style-name="ce4">
            <text:p>28.09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5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5" table:style-name="ce162">
            <text:p>18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7/09-221 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6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28T00:00:00" table:style-name="ce4">
            <text:p>28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6" table:style-name="ce162">
            <text:p>1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content-validation-name="val10" table:style-name="ce1"/>
          <table:table-cell office:value-type="string" table:style-name="ce21">
            <text:p>РЭД 27/09-216/217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7])" table:style-name="ce15">
            <text:p>9</text:p>
          </table:table-cell>
          <table:table-cell office:value-type="string" table:style-name="ce2">
            <text:p>Смышляевка Самара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7" table:style-name="ce162">
            <text:p>18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8/09-226 от 28.09.2018</text:p>
          </table:table-cell>
          <table:table-cell office:value-type="date" office:date-value="2018-09-28T00:00:00" table:content-validation-name="val5" table:style-name="ce178">
            <text:p>28.09.2018</text:p>
          </table:table-cell>
          <table:table-cell office:value-type="float" office:value="9" table:formula="of:=MONTH([.K188])" table:style-name="ce15">
            <text:p>9</text:p>
          </table:table-cell>
          <table:table-cell office:value-type="string" table:style-name="ce2">
            <text:p>г. Тольятти</text:p>
          </table:table-cell>
          <table:table-cell office:value-type="date" office:date-value="2018-09-28T00:00:00" table:style-name="ce4">
            <text:p>28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8" table:style-name="ce162">
            <text:p>18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8/09-225 от 28.09.2018</text:p>
          </table:table-cell>
          <table:table-cell office:value-type="date" office:date-value="2018-09-28T00:00:00" table:content-validation-name="val5" table:style-name="ce178">
            <text:p>28.09.2018</text:p>
          </table:table-cell>
          <table:table-cell office:value-type="float" office:value="9" table:formula="of:=MONTH([.K189])" table:style-name="ce15">
            <text:p>9</text:p>
          </table:table-cell>
          <table:table-cell office:value-type="string" table:style-name="ce2">
            <text:p>г. Тольятти</text:p>
          </table:table-cell>
          <table:table-cell office:value-type="date" office:date-value="2018-09-28T00:00:00" table:style-name="ce4">
            <text:p>28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9" table:style-name="ce162">
            <text:p>18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27/09-222 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90])" table:style-name="ce15">
            <text:p>9</text:p>
          </table:table-cell>
          <table:table-cell office:value-type="string" table:style-name="ce2">
            <text:p>г. Краснодар, г. Ростов-на-Дону</text:p>
          </table:table-cell>
          <table:table-cell office:value-type="date" office:date-value="2018-09-28T00:00:00" table:style-name="ce4">
            <text:p>28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90" table:style-name="ce162">
            <text:p>1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ЗАО Самарский гипсовый комбинат</text:p>
          </table:table-cell>
          <table:table-cell table:content-validation-name="val10" table:style-name="ce1"/>
          <table:table-cell office:value-type="string" table:style-name="ce21">
            <text:p>РЭД 28/09-224 от 28.09.2018</text:p>
          </table:table-cell>
          <table:table-cell office:value-type="date" office:date-value="2018-09-28T00:00:00" table:content-validation-name="val5" table:style-name="ce178">
            <text:p>28.09.2018</text:p>
          </table:table-cell>
          <table:table-cell office:value-type="float" office:value="9" table:formula="of:=MONTH([.K191])" table:style-name="ce15">
            <text:p>9</text:p>
          </table:table-cell>
          <table:table-cell office:value-type="string" table:style-name="ce2">
            <text:p>г. Самара</text:p>
          </table:table-cell>
          <table:table-cell office:value-type="date" office:date-value="2018-09-30T00:00:00" table:style-name="ce4">
            <text:p>3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91" table:style-name="ce162">
            <text:p>19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28/09-227 от 28.09.2018</text:p>
          </table:table-cell>
          <table:table-cell office:value-type="date" office:date-value="2018-09-28T00:00:00" table:content-validation-name="val5" table:style-name="ce178">
            <text:p>28.09.2018</text:p>
          </table:table-cell>
          <table:table-cell office:value-type="float" office:value="9" table:formula="of:=MONTH([.K192])" table:style-name="ce15">
            <text:p>9</text:p>
          </table:table-cell>
          <table:table-cell office:value-type="string" table:style-name="ce2">
            <text:p>г. Тимашевск</text:p>
          </table:table-cell>
          <table:table-cell office:value-type="date" office:date-value="2018-10-01T00:00:00" table:style-name="ce4">
            <text:p>01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92" table:style-name="ce162">
            <text:p>19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есштамп</text:p>
          </table:table-cell>
          <table:table-cell table:content-validation-name="val10" table:style-name="ce1"/>
          <table:table-cell office:value-type="string" table:style-name="ce21">
            <text:p>приложение к договору заявка № 6</text:p>
          </table:table-cell>
          <table:table-cell office:value-type="date" office:date-value="2018-09-24T00:00:00" table:content-validation-name="val5" table:style-name="ce178">
            <text:p>24.09.2018</text:p>
          </table:table-cell>
          <table:table-cell office:value-type="float" office:value="9" table:formula="of:=MONTH([.K193])" table:style-name="ce15">
            <text:p>9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3" table:style-name="ce162">
            <text:p>19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есштамп</text:p>
          </table:table-cell>
          <table:table-cell table:content-validation-name="val10" table:style-name="ce1"/>
          <table:table-cell office:value-type="string" table:style-name="ce21">
            <text:p>приложение к договору заявка № 7</text:p>
          </table:table-cell>
          <table:table-cell office:value-type="date" office:date-value="2018-09-24T00:00:00" table:content-validation-name="val5" table:style-name="ce178">
            <text:p>24.09.2018</text:p>
          </table:table-cell>
          <table:table-cell office:value-type="float" office:value="9" table:formula="of:=MONTH([.K194])" table:style-name="ce15">
            <text:p>9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4" table:style-name="ce162">
            <text:p>19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за изготовление поддонов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195])" table:style-name="ce15">
            <text:p>10</text:p>
          </table:table-cell>
          <table:table-cell office:value-type="string" table:style-name="ce2">
            <text:p>г. Тольятти</text:p>
          </table:table-cell>
          <table:table-cell office:value-type="date" office:date-value="2018-10-02T00:00:00" table:style-name="ce4">
            <text:p>02.10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10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5" table:style-name="ce162">
            <text:p>19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01/10-228/229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196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6" table:style-name="ce162">
            <text:p>19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1/10-230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197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2T00:00:00" table:style-name="ce4">
            <text:p>02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7" table:style-name="ce162">
            <text:p>19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1/10-231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198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03T00:00:00" table:style-name="ce4">
            <text:p>03.10</text:p>
          </table:table-cell>
          <table:table-cell table:style-name="ce2"/>
          <table:table-cell table:style-name="ce5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8" table:style-name="ce162">
            <text:p>19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АО УМЕКОН</text:p>
          </table:table-cell>
          <table:table-cell table:content-validation-name="val10" table:style-name="ce1"/>
          <table:table-cell office:value-type="string" table:style-name="ce21">
            <text:p>РЭД 01/10-232/233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199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02T00:00:00" table:style-name="ce4">
            <text:p>0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9" table:style-name="ce162">
            <text:p>19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ДОСТАВЛЕН</text:p>
          </table:table-cell>
          <table:table-cell table:style-name="ce62"/>
          <table:table-cell office:value-type="string" table:content-validation-name="val16" table:style-name="ce62">
            <text:p>ШЕНКЕР ЕКАТ</text:p>
          </table:table-cell>
          <table:table-cell table:content-validation-name="val10" table:style-name="ce62"/>
          <table:table-cell office:value-type="string" table:style-name="ce88">
            <text:p>РЭД 01/10-234 от 01.10.2018</text:p>
          </table:table-cell>
          <table:table-cell office:value-type="date" office:date-value="2018-10-01T00:00:00" table:content-validation-name="val5" table:style-name="ce179">
            <text:p>1.10.2018</text:p>
          </table:table-cell>
          <table:table-cell office:value-type="float" office:value="10" table:formula="of:=MONTH([.K200])" table:style-name="ce65">
            <text:p>10</text:p>
          </table:table-cell>
          <table:table-cell office:value-type="string" table:style-name="ce62">
            <text:p>г. Екатеринбург</text:p>
          </table:table-cell>
          <table:table-cell office:value-type="date" office:date-value="2018-10-02T00:00:00" table:style-name="ce64">
            <text:p>02.10</text:p>
          </table:table-cell>
          <table:table-cell table:number-columns-repeated="2" table:style-name="ce62"/>
          <table:table-cell table:content-validation-name="val8" table:style-name="ce62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00" table:style-name="ce162">
            <text:p>20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1/10-235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201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1" table:style-name="ce162">
            <text:p>20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2/10-236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2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2" table:style-name="ce162">
            <text:p>20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2/10-237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3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4T00:00:00" table:style-name="ce4">
            <text:p>04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3" table:style-name="ce162">
            <text:p>20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2/10-238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4])" table:style-name="ce15">
            <text:p>10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10-04T00:00:00" table:style-name="ce4">
            <text:p>04.10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4" table:style-name="ce162">
            <text:p>20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02/10-239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5])" table:style-name="ce15">
            <text:p>10</text:p>
          </table:table-cell>
          <table:table-cell office:value-type="string" table:style-name="ce5">
            <text:p>ст. Дондуковская Республика Адыгея</text:p>
          </table:table-cell>
          <table:table-cell office:value-type="date" office:date-value="2018-10-04T00:00:00" table:style-name="ce4">
            <text:p>04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5" table:style-name="ce162">
            <text:p>20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2/10-240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6])" table:style-name="ce15">
            <text:p>10</text:p>
          </table:table-cell>
          <table:table-cell office:value-type="string" table:style-name="ce2">
            <text:p>г. Нижний Новгород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6" table:style-name="ce162">
            <text:p>20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2/10-241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7])" table:style-name="ce15">
            <text:p>10</text:p>
          </table:table-cell>
          <table:table-cell office:value-type="string" table:style-name="ce2">
            <text:p>г. Нижний Новгород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7" table:style-name="ce162">
            <text:p>20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2/10-242 от <text:s/>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8])" table:style-name="ce15">
            <text:p>10</text:p>
          </table:table-cell>
          <table:table-cell office:value-type="string" table:style-name="ce2">
            <text:p>г. Нижний Новгород</text:p>
          </table:table-cell>
          <table:table-cell office:value-type="date" office:date-value="2018-10-04T00:00:00" table:style-name="ce4">
            <text:p>04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8" table:style-name="ce162">
            <text:p>20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02/10-243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9])" table:style-name="ce15">
            <text:p>10</text:p>
          </table:table-cell>
          <table:table-cell office:value-type="string" table:style-name="ce5">
            <text:p>ст. Дондуковская Республика Адыгея</text:p>
          </table:table-cell>
          <table:table-cell office:value-type="date" office:date-value="2018-10-06T00:00:00" table:style-name="ce4">
            <text:p>06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9" table:style-name="ce162">
            <text:p>20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10-245 от 03.10.2018</text:p>
          </table:table-cell>
          <table:table-cell office:value-type="date" office:date-value="2018-10-03T00:00:00" table:content-validation-name="val5" table:style-name="ce178">
            <text:p>3.10.2018</text:p>
          </table:table-cell>
          <table:table-cell office:value-type="float" office:value="10" table:formula="of:=MONTH([.K210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03T00:00:00" table:style-name="ce4">
            <text:p>03.10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0" table:style-name="ce162">
            <text:p>21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РМСТРОЙ</text:p>
          </table:table-cell>
          <table:table-cell table:content-validation-name="val10" table:style-name="ce1"/>
          <table:table-cell office:value-type="string" table:style-name="ce21">
            <text:p>РЭД 03/10-244/246 от 02.10.2018</text:p>
          </table:table-cell>
          <table:table-cell office:value-type="date" office:date-value="2018-10-03T00:00:00" table:content-validation-name="val5" table:style-name="ce178">
            <text:p>3.10.2018</text:p>
          </table:table-cell>
          <table:table-cell office:value-type="float" office:value="10" table:formula="of:=MONTH([.K211])" table:style-name="ce15">
            <text:p>10</text:p>
          </table:table-cell>
          <table:table-cell office:value-type="string" table:style-name="ce5">
            <text:p>г. Камен-Шахтинский Ростовская область</text:p>
          </table:table-cell>
          <table:table-cell office:value-type="date" office:date-value="2018-10-04T00:00:00" table:style-name="ce4">
            <text:p>04.10</text:p>
          </table:table-cell>
          <table:table-cell table:style-name="ce5"/>
          <table:table-cell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1" table:style-name="ce162">
            <text:p>2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10-247 от 03.10.2018</text:p>
          </table:table-cell>
          <table:table-cell office:value-type="date" office:date-value="2018-10-03T00:00:00" table:content-validation-name="val5" table:style-name="ce178">
            <text:p>3.10.2018</text:p>
          </table:table-cell>
          <table:table-cell office:value-type="float" office:value="10" table:formula="of:=MONTH([.K212])" table:style-name="ce15">
            <text:p>10</text:p>
          </table:table-cell>
          <table:table-cell office:value-type="string" table:style-name="ce2">
            <text:p>г. Красноярск</text:p>
          </table:table-cell>
          <table:table-cell office:value-type="date" office:date-value="2018-10-05T00:00:00" table:style-name="ce4">
            <text:p>05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2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2" table:style-name="ce162">
            <text:p>2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04/10-248 от 04.10.2018</text:p>
          </table:table-cell>
          <table:table-cell office:value-type="date" office:date-value="2018-10-04T00:00:00" table:content-validation-name="val5" table:style-name="ce178">
            <text:p>4.10.2018</text:p>
          </table:table-cell>
          <table:table-cell office:value-type="float" office:value="10" table:formula="of:=MONTH([.K213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06T00:00:00" table:style-name="ce4">
            <text:p>06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3" table:style-name="ce162">
            <text:p>21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04/10-250 от 04.10.2018</text:p>
          </table:table-cell>
          <table:table-cell office:value-type="date" office:date-value="2018-10-04T00:00:00" table:content-validation-name="val5" table:style-name="ce178">
            <text:p>4.10.2018</text:p>
          </table:table-cell>
          <table:table-cell office:value-type="float" office:value="10" table:formula="of:=MONTH([.K214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06T00:00:00" table:style-name="ce4">
            <text:p>06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4" table:style-name="ce162">
            <text:p>2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РЭД 05/10-250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15])" table:style-name="ce15">
            <text:p>10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10-09T00:00:00" table:style-name="ce4">
            <text:p>0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">
            <office:annotation draw:style-name="a12" svg:x="56.1180555555556in" svg:y="46.5833333333333in" svg:width="4.13194444444444in" svg:height="0.583333333333333in">
              <dc:creator/>
              <text:p>Отправка данного счета была произведена после получения сканов, но на оплату счет не ушел из-за того что клиент бухгалтерии не предоставил заявку. Бухгалте обратился ко мне на прямую с просьбой сделать доки в одном файле вкл. заявку</text:p>
              <text:p><text:tab/>-Ольга Пар</text:p>
            </office:annotation>
          </table:table-cell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5" table:style-name="ce162">
            <text:p>2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4/10-249 от 04.10.2018</text:p>
          </table:table-cell>
          <table:table-cell office:value-type="date" office:date-value="2018-10-04T00:00:00" table:content-validation-name="val5" table:style-name="ce178">
            <text:p>4.10.2018</text:p>
          </table:table-cell>
          <table:table-cell office:value-type="float" office:value="10" table:formula="of:=MONTH([.K216])" table:style-name="ce15">
            <text:p>10</text:p>
          </table:table-cell>
          <table:table-cell office:value-type="string" table:style-name="ce2">
            <text:p>г. Калуга<text:s/></text:p>
          </table:table-cell>
          <table:table-cell office:value-type="date" office:date-value="2018-10-08T00:00:00" table:style-name="ce4">
            <text:p>08.10</text:p>
          </table:table-cell>
          <table:table-cell table:style-name="ce5"/>
          <table:table-cell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6" table:style-name="ce162">
            <text:p>2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05/10-252 от 05.10.2018</text:p>
          </table:table-cell>
          <table:table-cell office:value-type="date" office:date-value="2018-10-05T00:00:00" table:content-validation-name="val5" table:style-name="ce179">
            <text:p>5.10.2018</text:p>
          </table:table-cell>
          <table:table-cell office:value-type="float" office:value="10" table:formula="of:=MONTH([.K217])" table:style-name="ce65">
            <text:p>10</text:p>
          </table:table-cell>
          <table:table-cell office:value-type="string" table:style-name="ce62">
            <text:p>Советск (Тульская область)</text:p>
          </table:table-cell>
          <table:table-cell office:value-type="date" office:date-value="2018-10-09T00:00:00" table:style-name="ce64">
            <text:p>09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17" table:style-name="ce162">
            <text:p>2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5/10-251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18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8" table:style-name="ce162">
            <text:p>2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5/10-253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19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9" table:style-name="ce162">
            <text:p>2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5/10-254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20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0" table:style-name="ce162">
            <text:p>2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5/10-255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21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9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6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1" table:style-name="ce162">
            <text:p>2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05/10-256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22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13T00:00:00" table:style-name="ce54">
            <text:p>13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content-validation-name="val10" table:style-name="ce178"/>
          <table:table-cell table:style-name="ce2"/>
          <table:table-cell table:style-name="ce85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2" table:style-name="ce162">
            <text:p>2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8/10-257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3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3" table:style-name="ce162">
            <text:p>2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8/10-258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4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9T00:00:00" table:style-name="ce4">
            <text:p>0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4" table:style-name="ce162">
            <text:p>22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8/10-259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5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5" table:style-name="ce162">
            <text:p>2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8/10-260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6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6" table:style-name="ce162">
            <text:p>22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08/10-261 от 08.10.2018</text:p>
          </table:table-cell>
          <table:table-cell office:value-type="date" office:date-value="2018-10-08T00:00:00" table:content-validation-name="val5" table:style-name="ce179">
            <text:p>8.10.2018</text:p>
          </table:table-cell>
          <table:table-cell office:value-type="float" office:value="10" table:formula="of:=MONTH([.K227])" table:style-name="ce65">
            <text:p>10</text:p>
          </table:table-cell>
          <table:table-cell office:value-type="string" table:style-name="ce62">
            <text:p>Советск (Тульская область)</text:p>
          </table:table-cell>
          <table:table-cell office:value-type="date" office:date-value="2018-10-09T00:00:00" table:style-name="ce64">
            <text:p>09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27" table:style-name="ce162">
            <text:p>2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8/10-262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8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0T00:00:00" table:style-name="ce54">
            <text:p>10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8" table:style-name="ce162">
            <text:p>2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08/10-263 от 08.10.2018</text:p>
          </table:table-cell>
          <table:table-cell office:value-type="date" office:date-value="2018-10-08T00:00:00" table:content-validation-name="val5" table:style-name="ce179">
            <text:p>8.10.2018</text:p>
          </table:table-cell>
          <table:table-cell office:value-type="float" office:value="10" table:formula="of:=MONTH([.K229])" table:style-name="ce65">
            <text:p>10</text:p>
          </table:table-cell>
          <table:table-cell office:value-type="string" table:style-name="ce62">
            <text:p>Советск (Тульская область)</text:p>
          </table:table-cell>
          <table:table-cell office:value-type="date" office:date-value="2018-10-10T00:00:00" table:style-name="ce89">
            <text:p>10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29" table:style-name="ce162">
            <text:p>2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8/10-264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30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09T00:00:00" table:style-name="ce4">
            <text:p>0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0" table:style-name="ce162">
            <text:p>2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08/10-265 от 08.10.2018</text:p>
          </table:table-cell>
          <table:table-cell office:value-type="date" office:date-value="2018-10-08T00:00:00" table:content-validation-name="val5" table:style-name="ce179">
            <text:p>8.10.2018</text:p>
          </table:table-cell>
          <table:table-cell office:value-type="float" office:value="10" table:formula="of:=MONTH([.K231])" table:style-name="ce65">
            <text:p>10</text:p>
          </table:table-cell>
          <table:table-cell office:value-type="string" table:style-name="ce62">
            <text:p>Советск (Тульская область)</text:p>
          </table:table-cell>
          <table:table-cell office:value-type="date" office:date-value="2018-10-10T00:00:00" table:style-name="ce89">
            <text:p>10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31" table:style-name="ce162">
            <text:p>2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08/10-266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32])" table:style-name="ce15">
            <text:p>10</text:p>
          </table:table-cell>
          <table:table-cell office:value-type="string" table:style-name="ce2">
            <text:p>д. Трошково Раменский р-н МО</text:p>
          </table:table-cell>
          <table:table-cell office:value-type="date" office:date-value="2018-10-09T00:00:00" table:style-name="ce4">
            <text:p>0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2" table:style-name="ce162">
            <text:p>2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9/10-267 от 09.10.2018</text:p>
          </table:table-cell>
          <table:table-cell office:value-type="date" office:date-value="2018-10-09T00:00:00" table:content-validation-name="val5" table:style-name="ce178">
            <text:p>9.10.2018</text:p>
          </table:table-cell>
          <table:table-cell office:value-type="float" office:value="10" table:formula="of:=MONTH([.K233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0T00:00:00" table:style-name="ce54">
            <text:p>10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9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85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3" table:style-name="ce162">
            <text:p>2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КОСТЯ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В ПУТИ</text:p>
          </table:table-cell>
          <table:table-cell table:style-name="ce62"/>
          <table:table-cell office:value-type="string" table:content-validation-name="val16" table:style-name="ce62">
            <text:p>ХЕЛЛМАН</text:p>
          </table:table-cell>
          <table:table-cell table:content-validation-name="val10" table:style-name="ce62"/>
          <table:table-cell office:value-type="string" table:style-name="ce63">
            <text:p>РЭД 09/10-269 от 09.10.2018</text:p>
          </table:table-cell>
          <table:table-cell office:value-type="date" office:date-value="2018-10-09T00:00:00" table:content-validation-name="val5" table:style-name="ce179">
            <text:p>9.10.2018</text:p>
          </table:table-cell>
          <table:table-cell office:value-type="float" office:value="10" table:formula="of:=MONTH([.K234])" table:style-name="ce65">
            <text:p>10</text:p>
          </table:table-cell>
          <table:table-cell office:value-type="string" table:style-name="ce62">
            <text:p>г. Подольск</text:p>
          </table:table-cell>
          <table:table-cell office:value-type="date" office:date-value="2018-10-15T00:00:00" table:style-name="ce89">
            <text:p>15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34" table:style-name="ce162">
            <text:p>2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09/10-270/271 от 09.10.2018</text:p>
          </table:table-cell>
          <table:table-cell office:value-type="date" office:date-value="2018-10-10T00:00:00" table:content-validation-name="val5" table:style-name="ce178">
            <text:p>10.10.2018</text:p>
          </table:table-cell>
          <table:table-cell office:value-type="float" office:value="10" table:formula="of:=MONTH([.K235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5" table:style-name="ce162">
            <text:p>2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ООО "Софти"</text:p>
          </table:table-cell>
          <table:table-cell table:content-validation-name="val10" table:style-name="ce1"/>
          <table:table-cell office:value-type="string" table:style-name="ce21">
            <text:p>РЭД 11/10-272/273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36])" table:style-name="ce15">
            <text:p>10</text:p>
          </table:table-cell>
          <table:table-cell office:value-type="string" table:style-name="ce2">
            <text:p>г. Новосибирск<text:s/></text:p>
          </table:table-cell>
          <table:table-cell office:value-type="date" office:date-value="2018-10-15T00:00:00" table:style-name="ce54">
            <text:p>15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6" table:style-name="ce162">
            <text:p>2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1/10-274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37])" table:style-name="ce15">
            <text:p>10</text:p>
          </table:table-cell>
          <table:table-cell office:value-type="string" table:style-name="ce2">
            <text:p>г. Красноярск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7" table:style-name="ce162">
            <text:p>2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1/10-275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38])" table:style-name="ce15">
            <text:p>10</text:p>
          </table:table-cell>
          <table:table-cell office:value-type="string" table:style-name="ce2">
            <text:p>Венев-Советск (Тульской области)</text:p>
          </table:table-cell>
          <table:table-cell office:value-type="date" office:date-value="2018-10-13T00:00:00" table:style-name="ce54">
            <text:p>13.10</text:p>
          </table:table-cell>
          <table:table-cell table:number-columns-repeated="2" table:style-name="ce2"/>
          <table:table-cell table:content-validation-name="val8" table:style-name="ce54"/>
          <table:table-cell table:style-name="ce21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8" table:style-name="ce162">
            <text:p>2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1/10-276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39])" table:style-name="ce15">
            <text:p>10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9" table:style-name="ce162">
            <text:p>2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упаковка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40])" table:style-name="ce15">
            <text:p>10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0" table:style-name="ce162">
            <text:p>2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11/10-277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41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>
            <office:annotation draw:style-name="a13" svg:x="56.1180555555556in" svg:y="52.1805555555556in" svg:width="4.13194444444444in" svg:height="0.583333333333333in">
              <dc:creator/>
              <text:p>отправили 14.12, сч 242</text:p>
              <text:p><text:tab/>-Лейсан red</text:p>
            </office:annotation>
          </table:table-cell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1" table:style-name="ce162">
            <text:p>2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2/10-280 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42])" table:style-name="ce15">
            <text:p>10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10-15T00:00:00" table:style-name="ce54">
            <text:p>15.10</text:p>
          </table:table-cell>
          <table:table-cell table:number-columns-repeated="2" table:style-name="ce2"/>
          <table:table-cell table:content-validation-name="val8" table:style-name="ce54"/>
          <table:table-cell table:style-name="ce21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2" table:style-name="ce162">
            <text:p>24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Завод металлоконструкций"</text:p>
          </table:table-cell>
          <table:table-cell table:content-validation-name="val10" table:style-name="ce1"/>
          <table:table-cell office:value-type="string" table:style-name="ce21">
            <text:p>РЭД 12/10-278/279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43])" table:style-name="ce15">
            <text:p>10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3" table:style-name="ce162">
            <text:p>2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ШЕНКЕР ЕКАТ</text:p>
          </table:table-cell>
          <table:table-cell table:content-validation-name="val10" table:style-name="ce62"/>
          <table:table-cell office:value-type="string" table:style-name="ce63">
            <text:p>РЭД 12/10-282 от 12.10.2018</text:p>
          </table:table-cell>
          <table:table-cell office:value-type="date" office:date-value="2018-10-12T00:00:00" table:content-validation-name="val5" table:style-name="ce179">
            <text:p>12.10.2018</text:p>
          </table:table-cell>
          <table:table-cell office:value-type="float" office:value="10" table:formula="of:=MONTH([.K244])" table:style-name="ce65">
            <text:p>10</text:p>
          </table:table-cell>
          <table:table-cell office:value-type="string" table:style-name="ce62">
            <text:p>пос. Белоярский Свердловской области<text:s/></text:p>
          </table:table-cell>
          <table:table-cell office:value-type="date" office:date-value="2018-10-16T00:00:00" table:style-name="ce89">
            <text:p>16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44" table:style-name="ce162">
            <text:p>2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2/10-283 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45])" table:style-name="ce15">
            <text:p>10</text:p>
          </table:table-cell>
          <table:table-cell office:value-type="string" table:style-name="ce2">
            <text:p>г. Калуга<text:s/></text:p>
          </table:table-cell>
          <table:table-cell office:value-type="date" office:date-value="2018-10-16T00:00:00" table:style-name="ce54">
            <text:p>16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5" table:style-name="ce162">
            <text:p>2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КОСТЯ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ХЕЛЛМАН</text:p>
          </table:table-cell>
          <table:table-cell table:content-validation-name="val10" table:style-name="ce62"/>
          <table:table-cell office:value-type="string" table:style-name="ce63">
            <text:p>РЭД 12/10-281 от 12.10.2018</text:p>
          </table:table-cell>
          <table:table-cell office:value-type="date" office:date-value="2018-10-12T00:00:00" table:content-validation-name="val5" table:style-name="ce179">
            <text:p>12.10.2018</text:p>
          </table:table-cell>
          <table:table-cell office:value-type="float" office:value="10" table:formula="of:=MONTH([.K246])" table:style-name="ce65">
            <text:p>10</text:p>
          </table:table-cell>
          <table:table-cell office:value-type="string" table:style-name="ce62">
            <text:p>г. Подольск</text:p>
          </table:table-cell>
          <table:table-cell office:value-type="date" office:date-value="2018-10-15T00:00:00" table:style-name="ce89">
            <text:p>15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46" table:style-name="ce162">
            <text:p>24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2/10-282 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47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16T00:00:00" table:style-name="ce54">
            <text:p>16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7" table:style-name="ce162">
            <text:p>2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content-validation-name="val10" table:style-name="ce1"/>
          <table:table-cell office:value-type="string" table:style-name="ce21">
            <text:p>РЭД 15/10-284/285 от 15.10.2018</text:p>
          </table:table-cell>
          <table:table-cell office:value-type="date" office:date-value="2018-10-15T00:00:00" table:content-validation-name="val5" table:style-name="ce178">
            <text:p>15.10.2018</text:p>
          </table:table-cell>
          <table:table-cell office:value-type="float" office:value="10" table:formula="of:=MONTH([.K248])" table:style-name="ce15">
            <text:p>10</text:p>
          </table:table-cell>
          <table:table-cell office:value-type="string" table:style-name="ce2">
            <text:p>г. Самара</text:p>
          </table:table-cell>
          <table:table-cell office:value-type="date" office:date-value="2018-10-16T00:00:00" table:style-name="ce54">
            <text:p>16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8" table:style-name="ce162">
            <text:p>24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9/10-269 от 09.10.2018</text:p>
          </table:table-cell>
          <table:table-cell office:value-type="date" office:date-value="2018-10-09T00:00:00" table:content-validation-name="val5" table:style-name="ce178">
            <text:p>9.10.2018</text:p>
          </table:table-cell>
          <table:table-cell office:value-type="float" office:value="10" table:formula="of:=MONTH([.K249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5T00:00:00" table:style-name="ce54">
            <text:p>15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9" table:style-name="ce162">
            <text:p>2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12/10-281 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50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5T00:00:00" table:style-name="ce54">
            <text:p>15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35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0" table:style-name="ce162">
            <text:p>25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15/10-286/287 от 15.10.2018</text:p>
          </table:table-cell>
          <table:table-cell office:value-type="date" office:date-value="2018-10-15T00:00:00" table:content-validation-name="val5" table:style-name="ce178">
            <text:p>15.10.2018</text:p>
          </table:table-cell>
          <table:table-cell office:value-type="float" office:value="10" table:formula="of:=MONTH([.K251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17T00:00:00" table:style-name="ce54">
            <text:p>17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1" table:style-name="ce162">
            <text:p>2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5/10-288 от 15.10.2018</text:p>
          </table:table-cell>
          <table:table-cell office:value-type="date" office:date-value="2018-10-15T00:00:00" table:content-validation-name="val5" table:style-name="ce178">
            <text:p>15.10.2018</text:p>
          </table:table-cell>
          <table:table-cell office:value-type="float" office:value="10" table:formula="of:=MONTH([.K252])" table:style-name="ce15">
            <text:p>10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0-17T00:00:00" table:style-name="ce54">
            <text:p>17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92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2" table:style-name="ce162">
            <text:p>2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упаковка кузовов</text:p>
          </table:table-cell>
          <table:table-cell office:value-type="date" office:date-value="2018-10-03T00:00:00" table:content-validation-name="val5" table:style-name="ce178">
            <text:p>3.10.2018</text:p>
          </table:table-cell>
          <table:table-cell office:value-type="float" office:value="10" table:formula="of:=MONTH([.K253])" table:style-name="ce15">
            <text:p>10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10-05T00:00:00" table:style-name="ce54">
            <text:p>5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3" table:style-name="ce162">
            <text:p>2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17/10-289 от 17.10.2018</text:p>
          </table:table-cell>
          <table:table-cell office:value-type="date" office:date-value="2018-10-17T00:00:00" table:content-validation-name="val5" table:style-name="ce178">
            <text:p>17.10.2018</text:p>
          </table:table-cell>
          <table:table-cell office:value-type="float" office:value="10" table:formula="of:=MONTH([.K254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20T00:00:00" table:style-name="ce54">
            <text:p>20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4" table:style-name="ce162">
            <text:p>2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17/10-290/292 от 17.10.2018</text:p>
          </table:table-cell>
          <table:table-cell office:value-type="date" office:date-value="2018-10-17T00:00:00" table:content-validation-name="val5" table:style-name="ce178">
            <text:p>17.10.2018</text:p>
          </table:table-cell>
          <table:table-cell office:value-type="float" office:value="10" table:formula="of:=MONTH([.K255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19T00:00:00" table:style-name="ce54">
            <text:p>1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206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5" table:style-name="ce162">
            <text:p>2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08/10-291/293 от 17.10.2018</text:p>
          </table:table-cell>
          <table:table-cell office:value-type="date" office:date-value="2018-10-17T00:00:00" table:content-validation-name="val5" table:style-name="ce178">
            <text:p>17.10.2018</text:p>
          </table:table-cell>
          <table:table-cell office:value-type="float" office:value="10" table:formula="of:=MONTH([.K256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19T00:00:00" table:style-name="ce54">
            <text:p>19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number-columns-repeated="2"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206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6" table:style-name="ce162">
            <text:p>2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9/10-294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57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19T00:00:00" table:style-name="ce54">
            <text:p>1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8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7" table:style-name="ce162">
            <text:p>2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18/10-295 от 18.10.2018</text:p>
          </table:table-cell>
          <table:table-cell office:value-type="date" office:date-value="2018-10-18T00:00:00" table:content-validation-name="val5" table:style-name="ce178">
            <text:p>18.10.2018</text:p>
          </table:table-cell>
          <table:table-cell office:value-type="float" office:value="10" table:formula="of:=MONTH([.K258])" table:style-name="ce15">
            <text:p>10</text:p>
          </table:table-cell>
          <table:table-cell office:value-type="string" table:style-name="ce2">
            <text:p>г. Волгоград</text:p>
          </table:table-cell>
          <table:table-cell office:value-type="date" office:date-value="2018-10-18T00:00:00" table:style-name="ce54">
            <text:p>18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3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8" table:style-name="ce162">
            <text:p>2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19/10-296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59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19T00:00:00" table:style-name="ce54">
            <text:p>1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3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9" table:style-name="ce162">
            <text:p>2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19/10-297/299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60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23T00:00:00" table:style-name="ce54">
            <text:p>23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0" table:style-name="ce162">
            <text:p>2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19/10-300298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61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23T00:00:00" table:style-name="ce54">
            <text:p>23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4">
          <table:table-cell office:value-type="float" office:value="261" table:style-name="ce162">
            <text:p>26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9/10-302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62])" table:style-name="ce15">
            <text:p>10</text:p>
          </table:table-cell>
          <table:table-cell office:value-type="string" table:style-name="ce5">
            <text:p>г. Советск, г. Венев (Тульякой области)</text:p>
          </table:table-cell>
          <table:table-cell office:value-type="date" office:date-value="2018-10-22T00:00:00" table:style-name="ce54">
            <text:p>2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2" table:style-name="ce162">
            <text:p>26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19/10-301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63])" table:style-name="ce15">
            <text:p>10</text:p>
          </table:table-cell>
          <table:table-cell office:value-type="string" table:style-name="ce2">
            <text:p>г. Тимашевск</text:p>
          </table:table-cell>
          <table:table-cell office:value-type="date" office:date-value="2018-10-22T00:00:00" table:style-name="ce54">
            <text:p>2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3" table:style-name="ce162">
            <text:p>26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22/10-303 от 22.10.2018</text:p>
          </table:table-cell>
          <table:table-cell office:value-type="date" office:date-value="2018-10-22T00:00:00" table:content-validation-name="val5" table:style-name="ce178">
            <text:p>22.10.2018</text:p>
          </table:table-cell>
          <table:table-cell office:value-type="float" office:value="10" table:formula="of:=MONTH([.K264])" table:style-name="ce15">
            <text:p>10</text:p>
          </table:table-cell>
          <table:table-cell office:value-type="string" table:style-name="ce2">
            <text:p>ст. Павловская Краснодарский край</text:p>
          </table:table-cell>
          <table:table-cell office:value-type="date" office:date-value="2018-10-22T00:00:00" table:style-name="ce54">
            <text:p>2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4" table:style-name="ce162">
            <text:p>264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2/10-304 от 22.10.2018</text:p>
          </table:table-cell>
          <table:table-cell office:value-type="date" office:date-value="2018-10-22T00:00:00" table:content-validation-name="val5" table:style-name="ce178">
            <text:p>22.10.2018</text:p>
          </table:table-cell>
          <table:table-cell office:value-type="float" office:value="10" table:formula="of:=MONTH([.K265])" table:style-name="ce15">
            <text:p>10</text:p>
          </table:table-cell>
          <table:table-cell office:value-type="string" table:style-name="ce2">
            <text:p>г. Тольятти (Самарская область)</text:p>
          </table:table-cell>
          <table:table-cell office:value-type="date" office:date-value="2018-10-23T00:00:00" table:style-name="ce54">
            <text:p>23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5" table:style-name="ce162">
            <text:p>26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2/10-305 от 22.10.2018</text:p>
          </table:table-cell>
          <table:table-cell office:value-type="date" office:date-value="2018-10-22T00:00:00" table:content-validation-name="val5" table:style-name="ce178">
            <text:p>22.10.2018</text:p>
          </table:table-cell>
          <table:table-cell office:value-type="float" office:value="10" table:formula="of:=MONTH([.K266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27T00:00:00" table:style-name="ce54">
            <text:p>27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0">
          <table:table-cell office:value-type="float" office:value="266" table:style-name="ce162">
            <text:p>26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3/10-305 от 22.10.2018</text:p>
          </table:table-cell>
          <table:table-cell office:value-type="date" office:date-value="2018-10-22T00:00:00" table:content-validation-name="val5" table:style-name="ce178">
            <text:p>22.10.2018</text:p>
          </table:table-cell>
          <table:table-cell office:value-type="float" office:value="10" table:formula="of:=MONTH([.K267])" table:style-name="ce15">
            <text:p>10</text:p>
          </table:table-cell>
          <table:table-cell office:value-type="string" table:style-name="ce2">
            <text:p>г. Мытищи МО</text:p>
          </table:table-cell>
          <table:table-cell office:value-type="date" office:date-value="2018-10-24T00:00:00" table:style-name="ce54">
            <text:p>24.10</text:p>
          </table:table-cell>
          <table:table-cell table:style-name="ce2"/>
          <table:table-cell table:style-name="ce5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1">
          <table:table-cell office:value-type="float" office:value="267" table:style-name="ce162">
            <text:p>26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3/10-306 от 23.10.2018</text:p>
          </table:table-cell>
          <table:table-cell office:value-type="date" office:date-value="2018-10-23T00:00:00" table:content-validation-name="val5" table:style-name="ce178">
            <text:p>23.10.2018</text:p>
          </table:table-cell>
          <table:table-cell office:value-type="float" office:value="10" table:formula="of:=MONTH([.K268])" table:style-name="ce15">
            <text:p>10</text:p>
          </table:table-cell>
          <table:table-cell office:value-type="string" table:style-name="ce2">
            <text:p>г. Мытищи МО</text:p>
          </table:table-cell>
          <table:table-cell office:value-type="date" office:date-value="2018-10-25T00:00:00" table:style-name="ce54">
            <text:p>25.10</text:p>
          </table:table-cell>
          <table:table-cell table:style-name="ce2"/>
          <table:table-cell table:style-name="ce5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5" table:style-name="ce9"/>
          <table:table-cell table:content-validation-name="val5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8" table:style-name="ce162">
            <text:p>26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4/10-307 от 24.10.2018</text:p>
          </table:table-cell>
          <table:table-cell office:value-type="date" office:date-value="2018-10-24T00:00:00" table:content-validation-name="val5" table:style-name="ce178">
            <text:p>24.10.2018</text:p>
          </table:table-cell>
          <table:table-cell office:value-type="float" office:value="10" table:formula="of:=MONTH([.K269])" table:style-name="ce15">
            <text:p>10</text:p>
          </table:table-cell>
          <table:table-cell office:value-type="string" table:style-name="ce2">
            <text:p>г. Советск (Тульякой области)</text:p>
          </table:table-cell>
          <table:table-cell office:value-type="date" office:date-value="2018-10-26T00:00:00" table:style-name="ce54">
            <text:p>26.10</text:p>
          </table:table-cell>
          <table:table-cell table:number-columns-repeated="2" table:style-name="ce2"/>
          <table:table-cell table:content-validation-name="val8" table:style-name="ce54"/>
          <table:table-cell table:style-name="ce21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5" table:style-name="ce9"/>
          <table:table-cell table:content-validation-name="val5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9" table:style-name="ce162">
            <text:p>2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Кюне+Нагель</text:p>
          </table:table-cell>
          <table:table-cell table:style-name="ce62"/>
          <table:table-cell office:value-type="string" table:style-name="ce63">
            <text:p>РЭД 24/10-307 от 24.10.2018</text:p>
          </table:table-cell>
          <table:table-cell office:value-type="date" office:date-value="2018-10-24T00:00:00" table:content-validation-name="val5" table:style-name="ce179">
            <text:p>24.10.2018</text:p>
          </table:table-cell>
          <table:table-cell office:value-type="float" office:value="10" table:formula="of:=MONTH([.K270])" table:style-name="ce65">
            <text:p>10</text:p>
          </table:table-cell>
          <table:table-cell office:value-type="string" table:style-name="ce62">
            <text:p>г. Ульяновск</text:p>
          </table:table-cell>
          <table:table-cell office:value-type="date" office:date-value="2018-10-24T00:00:00" table:style-name="ce89">
            <text:p>24.10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number-columns-repeated="2" table:style-name="ce69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70" table:style-name="ce162">
            <text:p>2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style-name="ce1"/>
          <table:table-cell office:value-type="string" table:style-name="ce21">
            <text:p>РЭД 24/10-307 от 24.10.2018</text:p>
          </table:table-cell>
          <table:table-cell office:value-type="date" office:date-value="2018-10-24T00:00:00" table:content-validation-name="val5" table:style-name="ce178">
            <text:p>24.10.2018</text:p>
          </table:table-cell>
          <table:table-cell office:value-type="float" office:value="10" table:formula="of:=MONTH([.K271])" table:style-name="ce15">
            <text:p>10</text:p>
          </table:table-cell>
          <table:table-cell office:value-type="string" table:style-name="ce2">
            <text:p>г. Ульяновск</text:p>
          </table:table-cell>
          <table:table-cell office:value-type="date" office:date-value="2018-10-24T00:00:00" table:style-name="ce54">
            <text:p>24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1"/>
          <table:table-cell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71" table:style-name="ce162">
            <text:p>27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4/10-308 от 24.10.2018</text:p>
          </table:table-cell>
          <table:table-cell office:value-type="date" office:date-value="2018-10-24T00:00:00" table:content-validation-name="val5" table:style-name="ce178">
            <text:p>24.10.2018</text:p>
          </table:table-cell>
          <table:table-cell office:value-type="float" office:value="10" table:formula="of:=MONTH([.K272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25T00:00:00" table:style-name="ce54">
            <text:p>25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208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1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72" table:style-name="ce162">
            <text:p>27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4/10-309 от 24.10.2018</text:p>
          </table:table-cell>
          <table:table-cell office:value-type="date" office:date-value="2018-10-24T00:00:00" table:content-validation-name="val5" table:style-name="ce178">
            <text:p>24.10.2018</text:p>
          </table:table-cell>
          <table:table-cell office:value-type="float" office:value="10" table:formula="of:=MONTH([.K273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26T00:00:00" table:style-name="ce54">
            <text:p>26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3" table:style-name="ce162">
            <text:p>27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5/10-310 от 24.10.2018</text:p>
          </table:table-cell>
          <table:table-cell office:value-type="date" office:date-value="2018-10-25T00:00:00" table:content-validation-name="val5" table:style-name="ce178">
            <text:p>25.10.2018</text:p>
          </table:table-cell>
          <table:table-cell office:value-type="float" office:value="10" table:style-name="ce15">
            <text:p>10</text:p>
          </table:table-cell>
          <table:table-cell office:value-type="string" table:style-name="ce5">
            <text:p>г. Тольятти</text:p>
          </table:table-cell>
          <table:table-cell office:value-type="date" office:date-value="2018-10-26T00:00:00" table:style-name="ce54">
            <text:p>26.10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6"/>
          <table:table-cell table:style-name="ce1"/>
          <table:table-cell table:style-name="ce97"/>
          <table:table-cell table:number-columns-repeated="16333"/>
        </table:table-row>
        <table:table-row table:style-name="ro12">
          <table:table-cell office:value-type="float" office:value="274" table:style-name="ce162">
            <text:p>2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5/10-311 от 25.10.2018</text:p>
          </table:table-cell>
          <table:table-cell office:value-type="date" office:date-value="2018-10-25T00:00:00" table:content-validation-name="val5" table:style-name="ce178">
            <text:p>25.10.2018</text:p>
          </table:table-cell>
          <table:table-cell office:value-type="float" office:value="10" table:formula="of:=MONTH([.K275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26T00:00:00" table:style-name="ce54">
            <text:p>26.10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5" table:style-name="ce162">
            <text:p>27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5/10-312/316 от 25.10.2018</text:p>
          </table:table-cell>
          <table:table-cell office:value-type="date" office:date-value="2018-10-25T00:00:00" table:content-validation-name="val5" table:style-name="ce178">
            <text:p>25.10.2018</text:p>
          </table:table-cell>
          <table:table-cell office:value-type="float" office:value="10" table:formula="of:=MONTH([.K276])" table:style-name="ce15">
            <text:p>10</text:p>
          </table:table-cell>
          <table:table-cell office:value-type="string" table:style-name="ce2">
            <text:p>г. Пыть-Ях2</text:p>
          </table:table-cell>
          <table:table-cell office:value-type="date" office:date-value="2018-10-25T00:00:00" table:style-name="ce54">
            <text:p>25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6" table:style-name="ce162">
            <text:p>27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6/10-313 от 26.10.2018</text:p>
          </table:table-cell>
          <table:table-cell office:value-type="date" office:date-value="2018-10-26T00:00:00" table:content-validation-name="val5" table:style-name="ce178">
            <text:p>26.10.2018</text:p>
          </table:table-cell>
          <table:table-cell office:value-type="float" office:value="10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27T00:00:00" table:style-name="ce54">
            <text:p>27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1"/>
          <table:table-cell table:style-name="ce178"/>
          <table:table-cell table:style-name="ce41"/>
          <table:table-cell table:style-name="ce2"/>
          <table:table-cell table:style-name="ce61"/>
          <table:table-cell table:style-name="ce205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7" table:style-name="ce162">
            <text:p>2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6/10-314 от 26.10.2018</text:p>
          </table:table-cell>
          <table:table-cell office:value-type="date" office:date-value="2018-10-26T00:00:00" table:content-validation-name="val5" table:style-name="ce178">
            <text:p>26.10.2018</text:p>
          </table:table-cell>
          <table:table-cell office:value-type="float" office:value="10" table:formula="of:=MONTH([.K278])" table:style-name="ce15">
            <text:p>10</text:p>
          </table:table-cell>
          <table:table-cell office:value-type="string" table:style-name="ce2">
            <text:p>г. Советск -г. Венев (Тульская область)</text:p>
          </table:table-cell>
          <table:table-cell office:value-type="date" office:date-value="2018-10-28T00:00:00" table:style-name="ce54">
            <text:p>28.10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8" table:style-name="ce162">
            <text:p>2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6/10-315 от 26.10.2018</text:p>
          </table:table-cell>
          <table:table-cell office:value-type="date" office:date-value="2018-10-26T00:00:00" table:content-validation-name="val5" table:style-name="ce178">
            <text:p>26.10.2018</text:p>
          </table:table-cell>
          <table:table-cell office:value-type="float" office:value="10" table:formula="of:=MONTH([.K279])" table:style-name="ce15">
            <text:p>10</text:p>
          </table:table-cell>
          <table:table-cell office:value-type="string" table:style-name="ce5">
            <text:p>ст. Новотитановская Краснодарский край</text:p>
          </table:table-cell>
          <table:table-cell office:value-type="date" office:date-value="2018-10-26T00:00:00" table:style-name="ce54">
            <text:p>26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9" table:style-name="ce162">
            <text:p>27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style-name="ce1"/>
          <table:table-cell office:value-type="string" table:style-name="ce21">
            <text:p>РЭД 26/10-317 от 26.10.2018</text:p>
          </table:table-cell>
          <table:table-cell office:value-type="date" office:date-value="2018-10-26T00:00:00" table:content-validation-name="val5" table:style-name="ce178">
            <text:p>26.10.2018</text:p>
          </table:table-cell>
          <table:table-cell office:value-type="float" office:value="10" table:formula="of:=MONTH([.K280])" table:style-name="ce15">
            <text:p>10</text:p>
          </table:table-cell>
          <table:table-cell office:value-type="string" table:style-name="ce2">
            <text:p>г. Домодедово МО</text:p>
          </table:table-cell>
          <table:table-cell office:value-type="date" office:date-value="2018-10-29T00:00:00" table:style-name="ce54">
            <text:p>29.10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0" table:style-name="ce162">
            <text:p>28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9/10-318 от 26.10.2018</text:p>
          </table:table-cell>
          <table:table-cell office:value-type="date" office:date-value="2018-10-29T00:00:00" table:content-validation-name="val5" table:style-name="ce178">
            <text:p>29.10.2018</text:p>
          </table:table-cell>
          <table:table-cell office:value-type="float" office:value="10" table:formula="of:=MONTH([.K281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29T00:00:00" table:style-name="ce54">
            <text:p>29.10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1" table:style-name="ce162">
            <text:p>28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9/10-319 от 26.10.2018</text:p>
          </table:table-cell>
          <table:table-cell office:value-type="date" office:date-value="2018-10-29T00:00:00" table:content-validation-name="val5" table:style-name="ce178">
            <text:p>29.10.2018</text:p>
          </table:table-cell>
          <table:table-cell office:value-type="float" office:value="10" table:formula="of:=MONTH([.K282])" table:style-name="ce15">
            <text:p>10</text:p>
          </table:table-cell>
          <table:table-cell office:value-type="string" table:style-name="ce2">
            <text:p>г. Королев МО</text:p>
          </table:table-cell>
          <table:table-cell office:value-type="date" office:date-value="2018-10-30T00:00:00" table:style-name="ce54">
            <text:p>30.10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33"/>
          <table:table-cell table:content-validation-name="val10" table:style-name="ce178"/>
          <table:table-cell table:style-name="ce1"/>
          <table:table-cell table:style-name="ce21">
            <office:annotation draw:style-name="a14" svg:x="56.1180555555556in" svg:y="61.7430555555556in" svg:width="4.13194444444444in" svg:height="0.833333333333333in">
              <dc:creator/>
              <text:p>отправили 14.12, сч 287, акт и сф</text:p>
              <text:p><text:tab/>-Лейсан red</text:p>
            </office:annotation>
          </table:table-cell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2" table:style-name="ce162">
            <text:p>28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9/10-320 от 29.10.2018</text:p>
          </table:table-cell>
          <table:table-cell office:value-type="date" office:date-value="2018-10-29T00:00:00" table:content-validation-name="val5" table:style-name="ce178">
            <text:p>29.10.2018</text:p>
          </table:table-cell>
          <table:table-cell office:value-type="float" office:value="10" table:formula="of:=MONTH([.K283])" table:style-name="ce15">
            <text:p>10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0-29T00:00:00" table:style-name="ce54">
            <text:p>29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8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3" table:style-name="ce162">
            <text:p>2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9/10-321 от 29.10.2018</text:p>
          </table:table-cell>
          <table:table-cell office:value-type="date" office:date-value="2018-10-29T00:00:00" table:content-validation-name="val5" table:style-name="ce178">
            <text:p>29.10.2018</text:p>
          </table:table-cell>
          <table:table-cell office:value-type="float" office:value="10" table:formula="of:=MONTH([.K284])" table:style-name="ce15">
            <text:p>10</text:p>
          </table:table-cell>
          <table:table-cell office:value-type="string" table:style-name="ce2">
            <text:p>с. Ишлы РБ</text:p>
          </table:table-cell>
          <table:table-cell office:value-type="date" office:date-value="2018-10-30T00:00:00" table:style-name="ce54">
            <text:p>30.10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100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4" table:style-name="ce162">
            <text:p>28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ХЛ Логистика Екат</text:p>
          </table:table-cell>
          <table:table-cell table:style-name="ce1"/>
          <table:table-cell office:value-type="string" table:style-name="ce21">
            <text:p>РЭД 30/10-322 от 30.10.2018</text:p>
          </table:table-cell>
          <table:table-cell office:value-type="date" office:date-value="2018-10-30T00:00:00" table:content-validation-name="val5" table:style-name="ce178">
            <text:p>30.10.2018</text:p>
          </table:table-cell>
          <table:table-cell office:value-type="float" office:value="10" table:formula="of:=MONTH([.K285])" table:style-name="ce15">
            <text:p>10</text:p>
          </table:table-cell>
          <table:table-cell office:value-type="string" table:style-name="ce2">
            <text:p>г. Тюмень</text:p>
          </table:table-cell>
          <table:table-cell office:value-type="date" office:date-value="2018-10-30T00:00:00" table:style-name="ce54">
            <text:p>30.10</text:p>
          </table:table-cell>
          <table:table-cell table:style-name="ce5"/>
          <table:table-cell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13">
          <table:table-cell office:value-type="float" office:value="285" table:style-name="ce162">
            <text:p>28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30/10-323 от 30.10.2018</text:p>
          </table:table-cell>
          <table:table-cell office:value-type="date" office:date-value="2018-10-30T00:00:00" table:content-validation-name="val5" table:style-name="ce178">
            <text:p>30.10.2018</text:p>
          </table:table-cell>
          <table:table-cell office:value-type="float" office:value="10" table:formula="of:=MONTH([.K286])" table:style-name="ce15">
            <text:p>10</text:p>
          </table:table-cell>
          <table:table-cell office:value-type="string" table:style-name="ce5">
            <text:p>с. Ягодное, Ставропольский р-н Самарская область</text:p>
          </table:table-cell>
          <table:table-cell office:value-type="date" office:date-value="2018-10-31T00:00:00" table:style-name="ce54">
            <text:p>31.10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7">
          <table:table-cell office:value-type="float" office:value="286" table:style-name="ce162">
            <text:p>2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упаковка КОРОБОК ПЕРЕДАЧ</text:p>
          </table:table-cell>
          <table:table-cell office:value-type="date" office:date-value="2018-10-28T00:00:00" table:content-validation-name="val5" table:style-name="ce178">
            <text:p>28.10.2018</text:p>
          </table:table-cell>
          <table:table-cell office:value-type="float" office:value="10" table:formula="of:=MONTH([.K287])" table:style-name="ce15">
            <text:p>10</text:p>
          </table:table-cell>
          <table:table-cell office:value-type="string" table:style-name="ce5">
            <text:p>с. Ягодное, Ставропольский р-н Самарская область</text:p>
          </table:table-cell>
          <table:table-cell office:value-type="date" office:date-value="2018-10-28T00:00:00" table:style-name="ce54">
            <text:p>28.10</text:p>
          </table:table-cell>
          <table:table-cell table:style-name="ce2"/>
          <table:table-cell table:style-name="ce101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7" table:style-name="ce162">
            <text:p>28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31/10-324 от 31.10.2018</text:p>
          </table:table-cell>
          <table:table-cell office:value-type="date" office:date-value="2018-10-31T00:00:00" table:content-validation-name="val5" table:style-name="ce178">
            <text:p>31.10.2018</text:p>
          </table:table-cell>
          <table:table-cell office:value-type="float" office:value="10" table:formula="of:=MONTH([.K288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03T00:00:00" table:style-name="ce4">
            <text:p>03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8" table:style-name="ce162">
            <text:p>28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31/10-325 от 31.10.2018</text:p>
          </table:table-cell>
          <table:table-cell office:value-type="date" office:date-value="2018-10-31T00:00:00" table:content-validation-name="val5" table:style-name="ce178">
            <text:p>31.10.2018</text:p>
          </table:table-cell>
          <table:table-cell office:value-type="float" office:value="10" table:formula="of:=MONTH([.K289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1-01T00:00:00" table:style-name="ce4">
            <text:p>01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89" table:style-name="ce162">
            <text:p>28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01/11-327 от 01.10.2018</text:p>
          </table:table-cell>
          <table:table-cell office:value-type="date" office:date-value="2018-11-01T00:00:00" table:content-validation-name="val5" table:style-name="ce178">
            <text:p>1.11.2018</text:p>
          </table:table-cell>
          <table:table-cell office:value-type="float" office:value="11" table:formula="of:=MONTH([.K290])" table:style-name="ce15">
            <text:p>11</text:p>
          </table:table-cell>
          <table:table-cell office:value-type="string" table:style-name="ce2">
            <text:p>г. Реммаш</text:p>
          </table:table-cell>
          <table:table-cell office:value-type="date" office:date-value="2018-11-01T00:00:00" table:style-name="ce4">
            <text:p>01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4"/>
          <table:table-cell table:style-name="ce13"/>
          <table:table-cell table:style-name="ce1"/>
          <table:table-cell table:style-name="ce97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3">
          <table:table-cell office:value-type="float" office:value="290" table:style-name="ce162">
            <text:p>2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01/11-328 от 01.11.2018</text:p>
          </table:table-cell>
          <table:table-cell office:value-type="date" office:date-value="2018-11-01T00:00:00" table:content-validation-name="val5" table:style-name="ce178">
            <text:p>1.11.2018</text:p>
          </table:table-cell>
          <table:table-cell office:value-type="float" office:value="11" table:formula="of:=MONTH([.K291])" table:style-name="ce15">
            <text:p>11</text:p>
          </table:table-cell>
          <table:table-cell office:value-type="string" table:style-name="ce5">
            <text:p>г. Советск г. Венев. (Тульякой области)</text:p>
          </table:table-cell>
          <table:table-cell office:value-type="date" office:date-value="2018-11-03T00:00:00" table:style-name="ce4">
            <text:p>03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style-name="ce209"/>
          <table:table-cell table:style-name="ce210"/>
          <table:table-cell table:style-name="ce211"/>
          <table:table-cell table:style-name="ce211"/>
          <table:table-cell table:style-name="ce212"/>
          <table:table-cell table:style-name="ce211"/>
          <table:table-cell table:style-name="ce211"/>
          <table:table-cell table:style-name="ce213"/>
          <table:table-cell table:style-name="ce213"/>
          <table:table-cell table:style-name="ce213"/>
          <table:table-cell table:style-name="ce213"/>
          <table:table-cell table:style-name="ce213"/>
          <table:table-cell table:style-name="ce211"/>
          <table:table-cell table:style-name="ce211"/>
          <table:table-cell table:style-name="ce209"/>
          <table:table-cell table:style-name="ce214"/>
          <table:table-cell table:style-name="ce215"/>
          <table:table-cell table:style-name="ce211"/>
          <table:table-cell table:style-name="ce215"/>
          <table:table-cell table:style-name="ce214"/>
          <table:table-cell table:style-name="ce209"/>
          <table:table-cell table:style-name="ce2"/>
          <table:table-cell table:number-columns-repeated="16312"/>
        </table:table-row>
        <table:table-row table:style-name="ro5">
          <table:table-cell office:value-type="float" office:value="291" table:style-name="ce162">
            <text:p>29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02/11-329 от 02.11.2018</text:p>
          </table:table-cell>
          <table:table-cell office:value-type="date" office:date-value="2018-11-02T00:00:00" table:content-validation-name="val5" table:style-name="ce178">
            <text:p>2.11.2018</text:p>
          </table:table-cell>
          <table:table-cell office:value-type="float" office:value="11" table:formula="of:=MONTH([.K292])" table:style-name="ce15">
            <text:p>1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1-02T00:00:00" table:style-name="ce4">
            <text:p>02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1"/>
          <table:table-cell table:content-validation-name="val9" table:style-name="ce1"/>
          <table:table-cell table:content-validation-name="val10" table:style-name="ce1"/>
          <table:table-cell table:content-validation-name="val10" table:style-name="ce178"/>
          <table:table-cell table:style-name="ce1"/>
          <table:table-cell table:style-name="ce103"/>
          <table:table-cell table:style-name="ce202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style-name="ce1"/>
          <table:table-cell table:style-name="ce97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2" table:style-name="ce162">
            <text:p>29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02/11-329 от 02.11.2018</text:p>
          </table:table-cell>
          <table:table-cell office:value-type="date" office:date-value="2018-11-02T00:00:00" table:content-validation-name="val5" table:style-name="ce178">
            <text:p>2.11.2018</text:p>
          </table:table-cell>
          <table:table-cell office:value-type="float" office:value="11" table:formula="of:=MONTH([.K293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01T00:00:00" table:style-name="ce4">
            <text:p>01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100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3" table:style-name="ce162">
            <text:p>29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06/11-333 от 06.11.2018</text:p>
          </table:table-cell>
          <table:table-cell office:value-type="date" office:date-value="2018-11-06T00:00:00" table:content-validation-name="val5" table:style-name="ce178">
            <text:p>6.11.2018</text:p>
          </table:table-cell>
          <table:table-cell office:value-type="float" office:value="11" table:formula="of:=MONTH([.K294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0T00:00:00" table:style-name="ce54">
            <text:p>1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4" table:style-name="ce162">
            <text:p>29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06/11-334 от 06.11.2018</text:p>
          </table:table-cell>
          <table:table-cell office:value-type="date" office:date-value="2018-11-06T00:00:00" table:content-validation-name="val5" table:style-name="ce178">
            <text:p>6.11.2018</text:p>
          </table:table-cell>
          <table:table-cell office:value-type="float" office:value="11" table:formula="of:=MONTH([.K295])" table:style-name="ce15">
            <text:p>11</text:p>
          </table:table-cell>
          <table:table-cell office:value-type="string" table:style-name="ce2">
            <text:p>г. Владимир</text:p>
          </table:table-cell>
          <table:table-cell office:value-type="date" office:date-value="2018-11-07T00:00:00" table:style-name="ce54">
            <text:p>7.11</text:p>
          </table:table-cell>
          <table:table-cell table:style-name="ce2"/>
          <table:table-cell table:style-name="ce5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7"/>
          <table:table-cell table:style-name="ce186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5" table:style-name="ce162">
            <text:p>29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АО "Алатырский механический завод"</text:p>
          </table:table-cell>
          <table:table-cell table:style-name="ce1"/>
          <table:table-cell office:value-type="string" table:style-name="ce21">
            <text:p>РЭД 06/11-335/336 от 06.11.2018</text:p>
          </table:table-cell>
          <table:table-cell office:value-type="date" office:date-value="2018-11-06T00:00:00" table:content-validation-name="val5" table:style-name="ce178">
            <text:p>6.11.2018</text:p>
          </table:table-cell>
          <table:table-cell office:value-type="float" office:value="11" table:formula="of:=MONTH([.K296])" table:style-name="ce15">
            <text:p>11</text:p>
          </table:table-cell>
          <table:table-cell office:value-type="string" table:style-name="ce2">
            <text:p>г. Челябинск</text:p>
          </table:table-cell>
          <table:table-cell office:value-type="date" office:date-value="2018-11-07T00:00:00" table:style-name="ce4">
            <text:p>07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6" table:style-name="ce162">
            <text:p>29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07/11-337 от 07.11.2018</text:p>
          </table:table-cell>
          <table:table-cell office:value-type="date" office:date-value="2018-11-07T00:00:00" table:content-validation-name="val5" table:style-name="ce178">
            <text:p>7.11.2018</text:p>
          </table:table-cell>
          <table:table-cell office:value-type="float" office:value="11" table:formula="of:=MONTH([.K297])" table:style-name="ce15">
            <text:p>1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1-07T00:00:00" table:style-name="ce4">
            <text:p>07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7" table:style-name="ce162">
            <text:p>29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07/11-338 от 07.11.2018</text:p>
          </table:table-cell>
          <table:table-cell office:value-type="date" office:date-value="2018-11-07T00:00:00" table:content-validation-name="val5" table:style-name="ce178">
            <text:p>7.11.2018</text:p>
          </table:table-cell>
          <table:table-cell office:value-type="float" office:value="11" table:formula="of:=MONTH([.K298])" table:style-name="ce15">
            <text:p>11</text:p>
          </table:table-cell>
          <table:table-cell office:value-type="string" table:style-name="ce2">
            <text:p>г. Подольск</text:p>
          </table:table-cell>
          <table:table-cell office:value-type="date" office:date-value="2018-11-09T00:00:00" table:style-name="ce4">
            <text:p>09.11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8" table:style-name="ce162">
            <text:p>29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7/11-339 от 07.11.2018</text:p>
          </table:table-cell>
          <table:table-cell office:value-type="date" office:date-value="2018-11-07T00:00:00" table:content-validation-name="val5" table:style-name="ce178">
            <text:p>7.11.2018</text:p>
          </table:table-cell>
          <table:table-cell office:value-type="float" office:value="11" table:formula="of:=MONTH([.K299])" table:style-name="ce15">
            <text:p>11</text:p>
          </table:table-cell>
          <table:table-cell office:value-type="string" table:style-name="ce2">
            <text:p>г. Краснодар, г. Ростов-на-Дону</text:p>
          </table:table-cell>
          <table:table-cell office:value-type="date" office:date-value="2018-11-08T00:00:00" table:style-name="ce4">
            <text:p>08.11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9" table:style-name="ce162">
            <text:p>29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НТА-ТРАНС +</text:p>
          </table:table-cell>
          <table:table-cell table:style-name="ce1"/>
          <table:table-cell office:value-type="string" table:style-name="ce21">
            <text:p>РЭД 08/11-340 от 08.11.2018</text:p>
          </table:table-cell>
          <table:table-cell office:value-type="date" office:date-value="2018-11-08T00:00:00" table:content-validation-name="val5" table:style-name="ce178">
            <text:p>8.11.2018</text:p>
          </table:table-cell>
          <table:table-cell office:value-type="float" office:value="11" table:formula="of:=MONTH([.K300])" table:style-name="ce15">
            <text:p>11</text:p>
          </table:table-cell>
          <table:table-cell office:value-type="string" table:style-name="ce2">
            <text:p>г. Стерлитамак</text:p>
          </table:table-cell>
          <table:table-cell office:value-type="date" office:date-value="2018-11-08T00:00:00" table:style-name="ce4">
            <text:p>08.11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0" table:style-name="ce162">
            <text:p>30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8/11-341 от 08.11.2018</text:p>
          </table:table-cell>
          <table:table-cell office:value-type="date" office:date-value="2018-11-08T00:00:00" table:content-validation-name="val5" table:style-name="ce178">
            <text:p>8.11.2018</text:p>
          </table:table-cell>
          <table:table-cell office:value-type="float" office:value="11" table:formula="of:=MONTH([.K301])" table:style-name="ce15">
            <text:p>11</text:p>
          </table:table-cell>
          <table:table-cell office:value-type="string" table:style-name="ce2">
            <text:p>г. Аксай -Ижевск-Пермь</text:p>
          </table:table-cell>
          <table:table-cell office:value-type="date" office:date-value="2018-11-08T00:00:00" table:style-name="ce4">
            <text:p>0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1" table:style-name="ce162">
            <text:p>30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style-name="ce1"/>
          <table:table-cell office:value-type="string" table:style-name="ce21">
            <text:p>РЭД 08/11-344 от 08.11.2018</text:p>
          </table:table-cell>
          <table:table-cell office:value-type="date" office:date-value="2018-11-08T00:00:00" table:content-validation-name="val5" table:style-name="ce178">
            <text:p>8.11.2018</text:p>
          </table:table-cell>
          <table:table-cell office:value-type="float" office:value="11" table:formula="of:=MONTH([.K302])" table:style-name="ce15">
            <text:p>11</text:p>
          </table:table-cell>
          <table:table-cell office:value-type="string" table:style-name="ce2">
            <text:p>п. Смышляевка Самарская обл.</text:p>
          </table:table-cell>
          <table:table-cell office:value-type="date" office:date-value="2018-11-09T00:00:00" table:style-name="ce4">
            <text:p>09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2" table:style-name="ce162">
            <text:p>30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ЭК ЭНЕРГЕТИК</text:p>
          </table:table-cell>
          <table:table-cell table:style-name="ce1"/>
          <table:table-cell office:value-type="string" table:style-name="ce21">
            <text:p>РЭД 08/11-342/343 от 08.11.2018</text:p>
          </table:table-cell>
          <table:table-cell office:value-type="date" office:date-value="2018-11-08T00:00:00" table:content-validation-name="val5" table:style-name="ce178">
            <text:p>8.11.2018</text:p>
          </table:table-cell>
          <table:table-cell office:value-type="float" office:value="11" table:formula="of:=MONTH([.K303])" table:style-name="ce15">
            <text:p>11</text:p>
          </table:table-cell>
          <table:table-cell office:value-type="string" table:style-name="ce2">
            <text:p>г. Волжск Республика Мари Эл</text:p>
          </table:table-cell>
          <table:table-cell office:value-type="date" office:date-value="2018-11-09T00:00:00" table:style-name="ce4">
            <text:p>0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3" table:style-name="ce162">
            <text:p>30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9/11-345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4])" table:style-name="ce15">
            <text:p>11</text:p>
          </table:table-cell>
          <table:table-cell office:value-type="string" table:style-name="ce2">
            <text:p>г. Тимашевск</text:p>
          </table:table-cell>
          <table:table-cell office:value-type="date" office:date-value="2018-11-09T00:00:00" table:style-name="ce4">
            <text:p>09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4" table:style-name="ce162">
            <text:p>30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ЗАО Самарский гипсовый комбинат</text:p>
          </table:table-cell>
          <table:table-cell table:style-name="ce1"/>
          <table:table-cell office:value-type="string" table:style-name="ce21">
            <text:p>РЭД 09/11-346/347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5])" table:style-name="ce15">
            <text:p>11</text:p>
          </table:table-cell>
          <table:table-cell office:value-type="string" table:style-name="ce2">
            <text:p>г. Самара</text:p>
          </table:table-cell>
          <table:table-cell office:value-type="date" office:date-value="2018-11-12T00:00:00" table:style-name="ce54">
            <text:p>12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5" table:style-name="ce162">
            <text:p>30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9/11-348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6])" table:style-name="ce15">
            <text:p>11</text:p>
          </table:table-cell>
          <table:table-cell office:value-type="string" table:style-name="ce5">
            <text:p>ст. Дондуковская Республика Адыгея</text:p>
          </table:table-cell>
          <table:table-cell office:value-type="date" office:date-value="2018-11-10T00:00:00" table:style-name="ce54">
            <text:p>1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6" table:style-name="ce162">
            <text:p>30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09/11-349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7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09T00:00:00" table:style-name="ce4">
            <text:p>0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7" table:style-name="ce162">
            <text:p>30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09/11-351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8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2T00:00:00" table:style-name="ce54">
            <text:p>12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4">
          <table:table-cell office:value-type="float" office:value="308" table:style-name="ce162">
            <text:p>30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09/11-352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09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>
            <office:annotation draw:style-name="a15" svg:x="56.1180555555556in" svg:y="67.9583333333333in" svg:width="4.13194444444444in" svg:height="0.472222222222222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9" table:style-name="ce162">
            <text:p>30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09/11-353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0])" table:style-name="ce15">
            <text:p>11</text:p>
          </table:table-cell>
          <table:table-cell office:value-type="string" table:style-name="ce2">
            <text:p>г. Советск Тульской области</text:p>
          </table:table-cell>
          <table:table-cell office:value-type="date" office:date-value="2018-11-14T00:00:00" table:style-name="ce54">
            <text:p>1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0" table:style-name="ce162">
            <text:p>31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12/11-354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1])" table:style-name="ce15">
            <text:p>11</text:p>
          </table:table-cell>
          <table:table-cell office:value-type="string" table:style-name="ce2">
            <text:p>г. Тольятти (Самарская область)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number-columns-repeated="2" table:style-name="ce1"/>
          <table:table-cell table:content-validation-name="val9" table:style-name="ce2"/>
          <table:table-cell table:content-validation-name="val10" table:style-name="ce1"/>
          <table:table-cell table:style-name="ce184"/>
          <table:table-cell table:style-name="ce1"/>
          <table:table-cell table:style-name="ce103"/>
          <table:table-cell table:style-name="ce202"/>
          <table:table-cell table:style-name="ce7"/>
          <table:table-cell table:number-columns-repeated="2" table:style-name="ce2"/>
          <table:table-cell table:style-name="ce184"/>
          <table:table-cell table:style-name="ce13"/>
          <table:table-cell table:style-name="ce1"/>
          <table:table-cell table:style-name="ce97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1" table:style-name="ce162">
            <text:p>3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12/11-359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2])" table:style-name="ce15">
            <text:p>11</text:p>
          </table:table-cell>
          <table:table-cell office:value-type="string" table:style-name="ce5">
            <text:p>с. Ягодное, Ставропольский р-н Самарская область</text:p>
          </table:table-cell>
          <table:table-cell office:value-type="date" office:date-value="2018-11-14T00:00:00" table:style-name="ce54">
            <text:p>1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2" table:style-name="ce162">
            <text:p>3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УПАКОВКА КОРОБОК ПЕРЕДАЧ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13])" table:style-name="ce15">
            <text:p>11</text:p>
          </table:table-cell>
          <table:table-cell office:value-type="string" table:style-name="ce5">
            <text:p>с. Ягодное, Ставропольский р-н Самарская область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3" table:style-name="ce162">
            <text:p>31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style-name="ce62"/>
          <table:table-cell office:value-type="string" table:style-name="ce63">
            <text:p>РЭД 12/11-355 от 12.11.2018</text:p>
          </table:table-cell>
          <table:table-cell office:value-type="date" office:date-value="2018-11-12T00:00:00" table:content-validation-name="val5" table:style-name="ce179">
            <text:p>12.11.2018</text:p>
          </table:table-cell>
          <table:table-cell office:value-type="float" office:value="11" table:formula="of:=MONTH([.K314])" table:style-name="ce65">
            <text:p>11</text:p>
          </table:table-cell>
          <table:table-cell office:value-type="string" table:style-name="ce62">
            <text:p>г. Советск Тульской области</text:p>
          </table:table-cell>
          <table:table-cell office:value-type="date" office:date-value="2018-11-14T00:00:00" table:style-name="ce89">
            <text:p>14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4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14" table:style-name="ce162">
            <text:p>3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12/11-356 от 12.10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5])" table:style-name="ce15">
            <text:p>11</text:p>
          </table:table-cell>
          <table:table-cell office:value-type="string" table:style-name="ce2">
            <text:p>г. Советск Тульской области</text:p>
          </table:table-cell>
          <table:table-cell office:value-type="date" office:date-value="2018-11-14T00:00:00" table:style-name="ce54">
            <text:p>1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5" table:style-name="ce162">
            <text:p>3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12/11-357 от 12.10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6])" table:style-name="ce15">
            <text:p>11</text:p>
          </table:table-cell>
          <table:table-cell office:value-type="string" table:style-name="ce2">
            <text:p>г. Тольятти (Самарская область)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6" table:style-name="ce162">
            <text:p>3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12/11-358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7])" table:style-name="ce15">
            <text:p>11</text:p>
          </table:table-cell>
          <table:table-cell office:value-type="string" table:style-name="ce2">
            <text:p>г. Тольятти (Самарская область)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1"/>
          <table:table-cell table:style-name="ce2">
            <office:annotation draw:style-name="a16" svg:x="27.4861111111111in" svg:y="69.6805555555556in" svg:width="4.28472222222222in" svg:height="0.583333333333333in">
              <dc:creator/>
              <text:p>ИП Одинцов</text:p>
              <text:p><text:tab/>-Дмитрий Игнатьев</text:p>
            </office:annotation>
          </table:table-cell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>
            <office:annotation draw:style-name="a17" svg:x="49.8125in" svg:y="69.6805555555556in" svg:width="4.11805555555556in" svg:height="0.583333333333333in">
              <dc:creator/>
              <text:p>счет 354 сумма 149610 доставка счет 355 сумма 18830 простой</text:p>
              <text:p><text:tab/>-Ольга Пар</text:p>
            </office:annotation>
          </table:table-cell>
          <table:table-cell table:content-validation-name="val9" table:style-name="ce2"/>
          <table:table-cell table:content-validation-name="val10"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7" table:style-name="ce162">
            <text:p>3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13/11-365 от 12.11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18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8" table:style-name="ce162">
            <text:p>3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13/11-367 от 13.11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19])" table:style-name="ce15">
            <text:p>11</text:p>
          </table:table-cell>
          <table:table-cell office:value-type="string" table:style-name="ce2">
            <text:p>г. Советск (Тульякой области)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style-name="ce21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9" table:style-name="ce162">
            <text:p>3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Кюне+Нагель</text:p>
          </table:table-cell>
          <table:table-cell table:style-name="ce62"/>
          <table:table-cell office:value-type="string" table:style-name="ce63">
            <text:p>РЭД 13/11-366 от 13.11.2018</text:p>
          </table:table-cell>
          <table:table-cell office:value-type="date" office:date-value="2018-11-13T00:00:00" table:content-validation-name="val5" table:style-name="ce179">
            <text:p>13.11.2018</text:p>
          </table:table-cell>
          <table:table-cell office:value-type="float" office:value="11" table:formula="of:=MONTH([.K320])" table:style-name="ce65">
            <text:p>11</text:p>
          </table:table-cell>
          <table:table-cell office:value-type="string" table:style-name="ce62">
            <text:p>г. Ульяновск</text:p>
          </table:table-cell>
          <table:table-cell office:value-type="date" office:date-value="2018-11-13T00:00:00" table:style-name="ce89">
            <text:p>13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4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20" table:style-name="ce162">
            <text:p>3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Софти"</text:p>
          </table:table-cell>
          <table:table-cell table:style-name="ce1"/>
          <table:table-cell office:value-type="string" table:style-name="ce21">
            <text:p>РЭД 13/11-361 от 13.11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21])" table:style-name="ce15">
            <text:p>11</text:p>
          </table:table-cell>
          <table:table-cell office:value-type="string" table:style-name="ce2">
            <text:p>г. Новосибирск<text:s/>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41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1" table:style-name="ce162">
            <text:p>3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3/11-363/362 от 13.11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22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4T00:00:00" table:style-name="ce54">
            <text:p>14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2" table:style-name="ce162">
            <text:p>3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14/11-369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3])" table:style-name="ce15">
            <text:p>11</text:p>
          </table:table-cell>
          <table:table-cell office:value-type="string" table:style-name="ce2">
            <text:p>г. Советск (Тульская область)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3" table:style-name="ce162">
            <text:p>3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3/11-368 от 13.10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24])" table:style-name="ce15">
            <text:p>11</text:p>
          </table:table-cell>
          <table:table-cell office:value-type="string" table:style-name="ce2">
            <text:p>г. Дзержинск<text:s/>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4" table:style-name="ce162">
            <text:p>32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14/11-371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5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7T00:00:00" table:style-name="ce54">
            <text:p>17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5" table:style-name="ce162">
            <text:p>3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4/11-371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6])" table:style-name="ce15">
            <text:p>11</text:p>
          </table:table-cell>
          <table:table-cell office:value-type="string" table:style-name="ce2">
            <text:p>Ногинский р-н МО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6" table:style-name="ce162">
            <text:p>32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4/11-370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7])" table:style-name="ce15">
            <text:p>11</text:p>
          </table:table-cell>
          <table:table-cell office:value-type="string" table:style-name="ce2">
            <text:p>г. Пермь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7" table:style-name="ce162">
            <text:p>3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4/11-370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8])" table:style-name="ce15">
            <text:p>11</text:p>
          </table:table-cell>
          <table:table-cell office:value-type="string" table:style-name="ce2">
            <text:p>г. Балашиха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8" table:style-name="ce162">
            <text:p>3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5/11-372/373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29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5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9" table:style-name="ce162">
            <text:p>3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5/11-374/375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0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7T00:00:00" table:style-name="ce54">
            <text:p>17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2" table:style-name="ce1"/>
          <table:table-cell table:style-name="ce3"/>
          <table:table-cell table:number-columns-repeated="2" table:style-name="ce2"/>
          <table:table-cell table:style-name="ce54"/>
          <table:table-cell table:number-columns-repeated="2" table:style-name="ce1"/>
          <table:table-cell table:number-columns-repeated="5" table:style-name="ce162"/>
          <table:table-cell table:number-columns-repeated="3" table:style-name="ce1"/>
          <table:table-cell table:style-name="ce2"/>
          <table:table-cell table:number-columns-repeated="3" table:style-name="ce4"/>
          <table:table-cell table:number-columns-repeated="16315" table:style-name="ce1"/>
        </table:table-row>
        <table:table-row table:style-name="ro5">
          <table:table-cell office:value-type="float" office:value="330" table:style-name="ce162">
            <text:p>3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5/11-378/377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1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1" table:style-name="ce162">
            <text:p>3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5/11-376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2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6T00:00:00" table:style-name="ce54">
            <text:p>16.11</text:p>
          </table:table-cell>
          <table:table-cell table:style-name="ce2"/>
          <table:table-cell table:style-name="ce5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5">
          <table:table-cell office:value-type="float" office:value="332" table:style-name="ce162">
            <text:p>3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15/11-379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3])" table:style-name="ce15">
            <text:p>11</text:p>
          </table:table-cell>
          <table:table-cell office:value-type="string" table:style-name="ce2">
            <text:p>Ломоносовский р-н ЛО</text:p>
          </table:table-cell>
          <table:table-cell office:value-type="date" office:date-value="2018-11-16T00:00:00" table:style-name="ce54">
            <text:p>16.11</text:p>
          </table:table-cell>
          <table:table-cell table:style-name="ce2"/>
          <table:table-cell table:style-name="ce5"/>
          <table:table-cell table:style-name="ce54"/>
          <table:table-cell table:style-name="ce5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3" table:style-name="ce162">
            <text:p>3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15/11-380/381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4])" table:style-name="ce15">
            <text:p>11</text:p>
          </table:table-cell>
          <table:table-cell office:value-type="string" table:style-name="ce2">
            <text:p>г. Казань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4" table:style-name="ce162">
            <text:p>3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16/11-382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5])" table:style-name="ce15">
            <text:p>11</text:p>
          </table:table-cell>
          <table:table-cell office:value-type="string" table:style-name="ce5">
            <text:p>г. Тольятти (Самарская область) кругорейс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5" table:style-name="ce162">
            <text:p>3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6/11-383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6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number-columns-repeated="22" table:style-name="ce2"/>
          <table:table-cell table:number-columns-repeated="16312"/>
        </table:table-row>
        <table:table-row table:style-name="ro5">
          <table:table-cell office:value-type="float" office:value="336" table:style-name="ce162">
            <text:p>3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16/11-384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7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7" table:style-name="ce162">
            <text:p>3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DHL Екат</text:p>
          </table:table-cell>
          <table:table-cell table:style-name="ce1"/>
          <table:table-cell office:value-type="string" table:style-name="ce21">
            <text:p>РЭД 16/11-385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8])" table:style-name="ce15">
            <text:p>11</text:p>
          </table:table-cell>
          <table:table-cell office:value-type="string" table:style-name="ce2">
            <text:p>г. Тюмень</text:p>
          </table:table-cell>
          <table:table-cell office:value-type="date" office:date-value="2018-11-16T00:00:00" table:style-name="ce54">
            <text:p>16.11</text:p>
          </table:table-cell>
          <table:table-cell table:style-name="ce5"/>
          <table:table-cell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73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8" table:style-name="ce162">
            <text:p>3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6/11-386/387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9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number-columns-repeated="20" table:style-name="ce4"/>
          <table:table-cell table:style-name="ce2"/>
          <table:table-cell table:number-columns-repeated="16313" table:style-name="ce1"/>
        </table:table-row>
        <table:table-row table:style-name="ro5">
          <table:table-cell office:value-type="float" office:value="339" table:style-name="ce162">
            <text:p>3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16/11-389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40])" table:style-name="ce15">
            <text:p>11</text:p>
          </table:table-cell>
          <table:table-cell office:value-type="string" table:style-name="ce2">
            <text:p>г. Обнинск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0" table:style-name="ce162">
            <text:p>3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19/11-390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1])" table:style-name="ce15">
            <text:p>11</text:p>
          </table:table-cell>
          <table:table-cell office:value-type="string" table:style-name="ce2">
            <text:p>пос. Львовский Подольский р-н МО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1" table:style-name="ce162">
            <text:p>3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19/11-391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2])" table:style-name="ce15">
            <text:p>11</text:p>
          </table:table-cell>
          <table:table-cell office:value-type="string" table:style-name="ce2">
            <text:p>пос. Львовский Подольский р-н МО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46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2" table:style-name="ce162">
            <text:p>34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9/11-392/393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3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2" table:style-name="ce1"/>
          <table:table-cell table:style-name="ce3"/>
          <table:table-cell table:number-columns-repeated="2" table:style-name="ce2"/>
          <table:table-cell table:style-name="ce54"/>
          <table:table-cell table:number-columns-repeated="2" table:style-name="ce1"/>
          <table:table-cell table:number-columns-repeated="5" table:style-name="ce162"/>
          <table:table-cell table:number-columns-repeated="2" table:style-name="ce1"/>
          <table:table-cell table:number-columns-repeated="2" table:style-name="ce2"/>
          <table:table-cell table:number-columns-repeated="3" table:style-name="ce4"/>
          <table:table-cell table:number-columns-repeated="16315" table:style-name="ce1"/>
        </table:table-row>
        <table:table-row table:style-name="ro5">
          <table:table-cell office:value-type="float" office:value="343" table:style-name="ce162">
            <text:p>3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19/11-394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4])" table:style-name="ce15">
            <text:p>11</text:p>
          </table:table-cell>
          <table:table-cell office:value-type="string" table:style-name="ce2">
            <text:p>г. Белый Раст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4" table:style-name="ce162">
            <text:p>3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НТА-ТРАНС +</text:p>
          </table:table-cell>
          <table:table-cell table:style-name="ce1"/>
          <table:table-cell office:value-type="string" table:style-name="ce21">
            <text:p>РЭД 19/11-395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5])" table:style-name="ce15">
            <text:p>11</text:p>
          </table:table-cell>
          <table:table-cell office:value-type="string" table:style-name="ce2">
            <text:p>г. Стерлитамак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5" table:style-name="ce162">
            <text:p>3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ВОВА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ЮСЕН ПИТЕР</text:p>
          </table:table-cell>
          <table:table-cell table:style-name="ce62"/>
          <table:table-cell office:value-type="string" table:style-name="ce63">
            <text:p>РЭД 19/11-396 от 19.11.2018</text:p>
          </table:table-cell>
          <table:table-cell office:value-type="date" office:date-value="2018-11-19T00:00:00" table:content-validation-name="val5" table:style-name="ce179">
            <text:p>19.11.2018</text:p>
          </table:table-cell>
          <table:table-cell office:value-type="float" office:value="11" table:formula="of:=MONTH([.K346])" table:style-name="ce65">
            <text:p>11</text:p>
          </table:table-cell>
          <table:table-cell office:value-type="string" table:style-name="ce62">
            <text:p>г. Тольятти<text:s/></text:p>
          </table:table-cell>
          <table:table-cell office:value-type="date" office:date-value="2018-11-27T00:00:00" table:style-name="ce89">
            <text:p>27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4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46" table:style-name="ce162">
            <text:p>346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0/11-411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47])" table:style-name="ce15">
            <text:p>11</text:p>
          </table:table-cell>
          <table:table-cell office:value-type="string" table:style-name="ce2">
            <text:p>Бурса Турция</text:p>
          </table:table-cell>
          <table:table-cell office:value-type="date" office:date-value="2018-11-22T00:00:00" table:style-name="ce54">
            <text:p>22.11</text:p>
          </table:table-cell>
          <table:table-cell table:number-columns-repeated="4"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7" table:style-name="ce162">
            <text:p>3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19/11-397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8])" table:style-name="ce15">
            <text:p>11</text:p>
          </table:table-cell>
          <table:table-cell office:value-type="string" table:style-name="ce2">
            <text:p>г. Белый Раст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8" table:style-name="ce162">
            <text:p>34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20/11-398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49])" table:style-name="ce15">
            <text:p>11</text:p>
          </table:table-cell>
          <table:table-cell office:value-type="string" table:style-name="ce2">
            <text:p>г. Львовский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9" table:style-name="ce162">
            <text:p>3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20/11-399/400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0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0" table:style-name="ce162">
            <text:p>35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0/11-401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1])" table:style-name="ce15">
            <text:p>11</text:p>
          </table:table-cell>
          <table:table-cell office:value-type="string" table:style-name="ce2">
            <text:p>г. Советск (Тульская область)</text:p>
          </table:table-cell>
          <table:table-cell office:value-type="date" office:date-value="2018-11-22T00:00:00" table:style-name="ce54">
            <text:p>22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1" table:style-name="ce162">
            <text:p>3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20/11-402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2])" table:style-name="ce15">
            <text:p>11</text:p>
          </table:table-cell>
          <table:table-cell office:value-type="string" table:style-name="ce2">
            <text:p>г. Львовский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3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2" table:style-name="ce162">
            <text:p>3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20/11-405/404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3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21T00:00:00" table:style-name="ce54">
            <text:p>21.11</text:p>
          </table:table-cell>
          <table:table-cell table:number-columns-repeated="4"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3" table:style-name="ce162">
            <text:p>3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0/11-406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4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21T00:00:00" table:style-name="ce54">
            <text:p>21.11</text:p>
          </table:table-cell>
          <table:table-cell table:number-columns-repeated="2" table:style-name="ce2"/>
          <table:table-cell table:style-name="ce54"/>
          <table:table-cell table:style-name="ce5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105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33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4" table:style-name="ce162">
            <text:p>3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0/11-407 от 20.11.2018</text:p>
          </table:table-cell>
          <table:table-cell office:value-type="date" office:date-value="2018-11-21T00:00:00" table:content-validation-name="val5" table:style-name="ce178">
            <text:p>21.11.2018</text:p>
          </table:table-cell>
          <table:table-cell office:value-type="float" office:value="11" table:formula="of:=MONTH([.K355])" table:style-name="ce15">
            <text:p>11</text:p>
          </table:table-cell>
          <table:table-cell office:value-type="string" table:style-name="ce2">
            <text:p>г. Ржев</text:p>
          </table:table-cell>
          <table:table-cell office:value-type="date" office:date-value="2018-11-21T00:00:00" table:style-name="ce54">
            <text:p>21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33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5" table:style-name="ce162">
            <text:p>3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20/11-408/410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6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21T00:00:00" table:style-name="ce54">
            <text:p>21.11</text:p>
          </table:table-cell>
          <table:table-cell table:number-columns-repeated="4"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number-columns-repeated="20" table:style-name="ce19"/>
          <table:table-cell table:number-columns-repeated="16314" table:style-name="ce1"/>
        </table:table-row>
        <table:table-row table:style-name="ro5">
          <table:table-cell office:value-type="float" office:value="356" table:style-name="ce162">
            <text:p>3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1/11-412 от 21.11.2018</text:p>
          </table:table-cell>
          <table:table-cell office:value-type="date" office:date-value="2018-11-21T00:00:00" table:content-validation-name="val5" table:style-name="ce178">
            <text:p>21.11.2018</text:p>
          </table:table-cell>
          <table:table-cell office:value-type="float" office:value="11" table:formula="of:=MONTH([.K357])" table:style-name="ce15">
            <text:p>11</text:p>
          </table:table-cell>
          <table:table-cell office:value-type="string" table:style-name="ce2">
            <text:p>г. Советск (Тульская область)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7" table:style-name="ce162">
            <text:p>3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ОЛЯ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ИНТА-ТРАНС +</text:p>
          </table:table-cell>
          <table:table-cell table:style-name="ce62"/>
          <table:table-cell office:value-type="string" table:style-name="ce63">
            <text:p>РЭД 21/11-413 от 21.11.2018</text:p>
          </table:table-cell>
          <table:table-cell office:value-type="date" office:date-value="2018-11-21T00:00:00" table:content-validation-name="val5" table:style-name="ce179">
            <text:p>21.11.2018</text:p>
          </table:table-cell>
          <table:table-cell office:value-type="float" office:value="11" table:formula="of:=MONTH([.K358])" table:style-name="ce65">
            <text:p>11</text:p>
          </table:table-cell>
          <table:table-cell office:value-type="string" table:style-name="ce62">
            <text:p>г. Стерлитамак</text:p>
          </table:table-cell>
          <table:table-cell office:value-type="date" office:date-value="2018-11-21T00:00:00" table:style-name="ce89">
            <text:p>21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0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16">
          <table:table-cell office:value-type="float" office:value="358" table:style-name="ce162">
            <text:p>3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1/11-414 от 21.11.2018</text:p>
          </table:table-cell>
          <table:table-cell office:value-type="date" office:date-value="2018-11-21T00:00:00" table:content-validation-name="val5" table:style-name="ce178">
            <text:p>21.11.2018</text:p>
          </table:table-cell>
          <table:table-cell office:value-type="float" office:value="11" table:formula="of:=MONTH([.K359])" table:style-name="ce15">
            <text:p>11</text:p>
          </table:table-cell>
          <table:table-cell office:value-type="string" table:style-name="ce2">
            <text:p>г. Владимир</text:p>
          </table:table-cell>
          <table:table-cell office:value-type="date" office:date-value="2018-11-22T00:00:00" table:style-name="ce54">
            <text:p>22.11</text:p>
          </table:table-cell>
          <table:table-cell table:style-name="ce2"/>
          <table:table-cell table:style-name="ce5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5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9" table:style-name="ce162">
            <text:p>3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ДАША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"Ак Барс Металл"</text:p>
          </table:table-cell>
          <table:table-cell table:style-name="ce62"/>
          <table:table-cell office:value-type="string" table:style-name="ce63">
            <text:p>РЭД 21/11-415/416 от 21.11.2018</text:p>
          </table:table-cell>
          <table:table-cell office:value-type="date" office:date-value="2018-11-21T00:00:00" table:content-validation-name="val5" table:style-name="ce179">
            <text:p>21.11.2018</text:p>
          </table:table-cell>
          <table:table-cell office:value-type="float" office:value="11" table:formula="of:=MONTH([.K360])" table:style-name="ce65">
            <text:p>11</text:p>
          </table:table-cell>
          <table:table-cell office:value-type="string" table:style-name="ce62">
            <text:p>г. Набережные Челны</text:p>
          </table:table-cell>
          <table:table-cell office:value-type="date" office:date-value="2018-11-23T00:00:00" table:style-name="ce89">
            <text:p>23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4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60" table:style-name="ce162">
            <text:p>3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1/11-417 от 21.11.2018</text:p>
          </table:table-cell>
          <table:table-cell office:value-type="date" office:date-value="2018-11-21T00:00:00" table:content-validation-name="val5" table:style-name="ce178">
            <text:p>21.11.2018</text:p>
          </table:table-cell>
          <table:table-cell office:value-type="float" office:value="11" table:formula="of:=MONTH([.K361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24T00:00:00" table:style-name="ce54">
            <text:p>2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5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1" table:style-name="ce162">
            <text:p>36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ЕК Кемикал</text:p>
          </table:table-cell>
          <table:table-cell table:style-name="ce1"/>
          <table:table-cell office:value-type="string" table:style-name="ce21">
            <text:p>РЭД 22/11-418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2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22T00:00:00" table:style-name="ce54">
            <text:p>22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2" table:style-name="ce162">
            <text:p>36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22/11-419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3])" table:style-name="ce15">
            <text:p>11</text:p>
          </table:table-cell>
          <table:table-cell office:value-type="string" table:style-name="ce2">
            <text:p>г. Львовский</text:p>
          </table:table-cell>
          <table:table-cell office:value-type="date" office:date-value="2018-11-22T00:00:00" table:style-name="ce54">
            <text:p>22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3" table:style-name="ce162">
            <text:p>36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22/11-420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4])" table:style-name="ce15">
            <text:p>11</text:p>
          </table:table-cell>
          <table:table-cell office:value-type="string" table:style-name="ce2">
            <text:p>г. Краснодар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5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4" table:style-name="ce162">
            <text:p>36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ДИМА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ЮСЕН ПИТЕР</text:p>
          </table:table-cell>
          <table:table-cell table:style-name="ce62"/>
          <table:table-cell office:value-type="string" table:style-name="ce63">
            <text:p>РЭД 22/11-421 от 22.11.2018</text:p>
          </table:table-cell>
          <table:table-cell office:value-type="date" office:date-value="2018-11-22T00:00:00" table:content-validation-name="val5" table:style-name="ce179">
            <text:p>22.11.2018</text:p>
          </table:table-cell>
          <table:table-cell office:value-type="float" office:value="11" table:formula="of:=MONTH([.K365])" table:style-name="ce65">
            <text:p>11</text:p>
          </table:table-cell>
          <table:table-cell office:value-type="string" table:style-name="ce62">
            <text:p>г. Тольятти Самарская область</text:p>
          </table:table-cell>
          <table:table-cell office:value-type="date" office:date-value="2018-11-30T00:00:00" table:style-name="ce89">
            <text:p>30.11</text:p>
          </table:table-cell>
          <table:table-cell table:number-columns-repeated="2" table:style-name="ce62"/>
          <table:table-cell table:style-name="ce64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0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65" table:style-name="ce162">
            <text:p>36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2/11-422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6])" table:style-name="ce15">
            <text:p>11</text:p>
          </table:table-cell>
          <table:table-cell office:value-type="string" table:style-name="ce2">
            <text:p>г. Тольятти Самарская область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6" table:style-name="ce162">
            <text:p>36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2/11-423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7])" table:style-name="ce15">
            <text:p>11</text:p>
          </table:table-cell>
          <table:table-cell office:value-type="string" table:style-name="ce2">
            <text:p>г. Подольск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style-name="ce107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7" table:style-name="ce162">
            <text:p>36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2/11-423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8])" table:style-name="ce15">
            <text:p>11</text:p>
          </table:table-cell>
          <table:table-cell office:value-type="string" table:style-name="ce2">
            <text:p>г. Краснодар</text:p>
          </table:table-cell>
          <table:table-cell office:value-type="string" table:style-name="ce2">
            <text:p>23/2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8" table:style-name="ce162">
            <text:p>36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2/11-423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9])" table:style-name="ce15">
            <text:p>1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1-24T00:00:00" table:style-name="ce54">
            <text:p>2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9" table:style-name="ce162">
            <text:p>3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3/11-426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70])" table:style-name="ce15">
            <text:p>11</text:p>
          </table:table-cell>
          <table:table-cell office:value-type="string" table:style-name="ce2">
            <text:p>г. Тольятти (Самарская область)х2</text:p>
          </table:table-cell>
          <table:table-cell office:value-type="date" office:date-value="2018-11-27T00:00:00" table:style-name="ce54">
            <text:p>27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0" table:style-name="ce162">
            <text:p>3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3/11-427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1])" table:style-name="ce15">
            <text:p>11</text:p>
          </table:table-cell>
          <table:table-cell office:value-type="string" table:style-name="ce2">
            <text:p>г. Советск (Тульской области)</text:p>
          </table:table-cell>
          <table:table-cell office:value-type="date" office:date-value="2018-11-25T00:00:00" table:style-name="ce54">
            <text:p>2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number-columns-repeated="20" table:style-name="ce19"/>
          <table:table-cell table:number-columns-repeated="16314" table:style-name="ce1"/>
        </table:table-row>
        <table:table-row table:style-name="ro5">
          <table:table-cell office:value-type="float" office:value="371" table:style-name="ce162">
            <text:p>37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3/11-428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2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25T00:00:00" table:style-name="ce54">
            <text:p>2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2" table:style-name="ce162">
            <text:p>37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3/11-429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3])" table:style-name="ce15">
            <text:p>11</text:p>
          </table:table-cell>
          <table:table-cell office:value-type="string" table:style-name="ce2">
            <text:p>г. Советск (Тульской области)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3" table:style-name="ce162">
            <text:p>37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3/11-431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4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4" table:style-name="ce162">
            <text:p>3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23/11-432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5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8" table:style-name="ce1"/>
          <table:table-cell table:number-columns-repeated="2" table:style-name="ce2"/>
          <table:table-cell table:number-columns-repeated="16312"/>
        </table:table-row>
        <table:table-row table:style-name="ro5">
          <table:table-cell office:value-type="float" office:value="375" table:style-name="ce162">
            <text:p>37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3/11-430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6])" table:style-name="ce15">
            <text:p>11</text:p>
          </table:table-cell>
          <table:table-cell office:value-type="string" table:style-name="ce2">
            <text:p>г. Химки х2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>
            <office:annotation draw:style-name="a18" svg:x="56.1180555555556in" svg:y="82.5694444444444in" svg:width="4.13194444444444in" svg:height="0.583333333333333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6" table:style-name="ce162">
            <text:p>37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6/11-433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77])" table:style-name="ce15">
            <text:p>11</text:p>
          </table:table-cell>
          <table:table-cell office:value-type="string" table:style-name="ce2">
            <text:p>г. Советск (Тульякой области)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number-columns-repeated="20" table:style-name="ce55"/>
          <table:table-cell table:number-columns-repeated="16314" table:style-name="ce1"/>
        </table:table-row>
        <table:table-row table:style-name="ro5">
          <table:table-cell office:value-type="float" office:value="377" table:style-name="ce162">
            <text:p>3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23/11-434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78])" table:style-name="ce15">
            <text:p>11</text:p>
          </table:table-cell>
          <table:table-cell office:value-type="string" table:style-name="ce2">
            <text:p>г.Санкт-Петербург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8" table:style-name="ce162">
            <text:p>3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3/11-437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79])" table:style-name="ce15">
            <text:p>11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2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9" table:style-name="ce162">
            <text:p>37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3/11-438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80])" table:style-name="ce15">
            <text:p>11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2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0" table:style-name="ce162">
            <text:p>38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3/11-440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81])" table:style-name="ce15">
            <text:p>11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1-27T00:00:00" table:style-name="ce54">
            <text:p>27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>
            <office:annotation draw:style-name="a19" svg:x="56.1180555555556in" svg:y="83.6458333333333in" svg:width="4.13194444444444in" svg:height="0.583333333333333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number-columns-repeated="20" table:style-name="ce2"/>
          <table:table-cell table:number-columns-repeated="16314" table:style-name="ce1"/>
        </table:table-row>
        <table:table-row table:style-name="ro5">
          <table:table-cell office:value-type="float" office:value="381" table:style-name="ce162">
            <text:p>38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3/11-439 от 26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82])" table:style-name="ce15">
            <text:p>11</text:p>
          </table:table-cell>
          <table:table-cell office:value-type="string" table:style-name="ce2">
            <text:p>г.Венев, Тульская обл.</text:p>
          </table:table-cell>
          <table:table-cell office:value-type="date" office:date-value="2018-11-29T00:00:00" table:style-name="ce54">
            <text:p>29.1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2" table:style-name="ce162">
            <text:p>38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3/11-435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83])" table:style-name="ce15">
            <text:p>11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2-01T00:00:00" table:style-name="ce4">
            <text:p>01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3" table:style-name="ce162">
            <text:p>3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НТА-ТРАНС +</text:p>
          </table:table-cell>
          <table:table-cell table:style-name="ce1"/>
          <table:table-cell office:value-type="string" table:style-name="ce21">
            <text:p>РЭД 23/11-436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84])" table:style-name="ce15">
            <text:p>11</text:p>
          </table:table-cell>
          <table:table-cell office:value-type="string" table:style-name="ce2">
            <text:p>г.Стерлитамак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4" table:style-name="ce162">
            <text:p>38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7/11-447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5])" table:style-name="ce15">
            <text:p>11</text:p>
          </table:table-cell>
          <table:table-cell office:value-type="string" table:style-name="ce2">
            <text:p>п.Михнево, МО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5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5" table:style-name="ce162">
            <text:p>38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7/11-446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6])" table:style-name="ce15">
            <text:p>11</text:p>
          </table:table-cell>
          <table:table-cell office:value-type="string" table:style-name="ce2">
            <text:p>г.Подольск, МО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33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6" table:style-name="ce162">
            <text:p>3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ЭК ЭНЕРГЕТИК</text:p>
          </table:table-cell>
          <table:table-cell table:style-name="ce1"/>
          <table:table-cell office:value-type="string" table:style-name="ce21">
            <text:p>РЭД 27/11-441/442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7])" table:style-name="ce15">
            <text:p>11</text:p>
          </table:table-cell>
          <table:table-cell office:value-type="string" table:style-name="ce2">
            <text:p>г. Киров</text:p>
          </table:table-cell>
          <table:table-cell office:value-type="date" office:date-value="2018-11-27T00:00:00" table:style-name="ce54">
            <text:p>27.11</text:p>
          </table:table-cell>
          <table:table-cell table:number-columns-repeated="2" table:style-name="ce2"/>
          <table:table-cell table:style-name="ce54"/>
          <table:table-cell table:style-name="ce5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7" table:style-name="ce162">
            <text:p>38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7/11-444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8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8" table:style-name="ce162">
            <text:p>38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7/11-445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9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47"/>
          <table:table-cell table:style-name="ce90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97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9" table:style-name="ce162">
            <text:p>38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style-name="ce1"/>
          <table:table-cell office:value-type="string" table:style-name="ce21">
            <text:p>РЭД 29/11-421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0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0" table:style-name="ce162">
            <text:p>3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8/11-448 от 28.11.2018</text:p>
          </table:table-cell>
          <table:table-cell office:value-type="date" office:date-value="2018-11-28T00:00:00" table:content-validation-name="val5" table:style-name="ce178">
            <text:p>28.11.2018</text:p>
          </table:table-cell>
          <table:table-cell office:value-type="float" office:value="11" table:formula="of:=MONTH([.K391])" table:style-name="ce15">
            <text:p>11</text:p>
          </table:table-cell>
          <table:table-cell office:value-type="string" table:style-name="ce2">
            <text:p>г.Санкт-Петербург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1" table:style-name="ce162">
            <text:p>39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8/11-449 от 28.11.2018</text:p>
          </table:table-cell>
          <table:table-cell office:value-type="date" office:date-value="2018-11-28T00:00:00" table:content-validation-name="val5" table:style-name="ce178">
            <text:p>28.11.2018</text:p>
          </table:table-cell>
          <table:table-cell office:value-type="float" office:value="11" table:formula="of:=MONTH([.K392])" table:style-name="ce15">
            <text:p>11</text:p>
          </table:table-cell>
          <table:table-cell office:value-type="string" table:style-name="ce2">
            <text:p>г.Краснодар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2" table:style-name="ce162">
            <text:p>39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9/11-450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3])" table:style-name="ce15">
            <text:p>11</text:p>
          </table:table-cell>
          <table:table-cell office:value-type="string" table:style-name="ce2">
            <text:p>г.Краснодар</text:p>
          </table:table-cell>
          <table:table-cell office:value-type="date" office:date-value="2018-11-29T00:00:00" table:style-name="ce54">
            <text:p>2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3" table:style-name="ce162">
            <text:p>39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9/11-451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4])" table:style-name="ce15">
            <text:p>11</text:p>
          </table:table-cell>
          <table:table-cell office:value-type="string" table:style-name="ce2">
            <text:p>г.Казань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4" table:style-name="ce162">
            <text:p>39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29/11-453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5])" table:style-name="ce15">
            <text:p>11</text:p>
          </table:table-cell>
          <table:table-cell office:value-type="string" table:style-name="ce2">
            <text:p>г.Казань</text:p>
          </table:table-cell>
          <table:table-cell office:value-type="date" office:date-value="2018-11-29T00:00:00" table:style-name="ce54">
            <text:p>2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5" table:style-name="ce162">
            <text:p>39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9/11-455 от 29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396])" table:style-name="ce15">
            <text:p>11</text:p>
          </table:table-cell>
          <table:table-cell office:value-type="string" table:style-name="ce2">
            <text:p>г.Реммаш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6" table:style-name="ce162">
            <text:p>39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9/11-456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7])" table:style-name="ce15">
            <text:p>11</text:p>
          </table:table-cell>
          <table:table-cell office:value-type="string" table:style-name="ce2">
            <text:p>ст.Дондуковская, Адыгея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7" table:style-name="ce162">
            <text:p>39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9/11-458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8])" table:style-name="ce15">
            <text:p>11</text:p>
          </table:table-cell>
          <table:table-cell office:value-type="string" table:style-name="ce5">
            <text:p>пос.Вознесенка, Челябинская обл.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8" table:style-name="ce162">
            <text:p>39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30/11-458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399])" table:style-name="ce15">
            <text:p>11</text:p>
          </table:table-cell>
          <table:table-cell office:value-type="string" table:style-name="ce5">
            <text:p>Верхняя Пышма, Свердловская обл.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9" table:style-name="ce162">
            <text:p>39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ДАША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ШЕНКЕР КАЛУГА</text:p>
          </table:table-cell>
          <table:table-cell table:style-name="ce62"/>
          <table:table-cell office:value-type="string" table:style-name="ce63">
            <text:p>РЭД 30/11-460 от 30.11.2018</text:p>
          </table:table-cell>
          <table:table-cell office:value-type="date" office:date-value="2018-11-30T00:00:00" table:content-validation-name="val5" table:style-name="ce179">
            <text:p>30.11.2018</text:p>
          </table:table-cell>
          <table:table-cell office:value-type="float" office:value="11" table:formula="of:=MONTH([.K400])" table:style-name="ce65">
            <text:p>11</text:p>
          </table:table-cell>
          <table:table-cell office:value-type="string" table:style-name="ce62">
            <text:p>г.Тольятти</text:p>
          </table:table-cell>
          <table:table-cell office:value-type="date" office:date-value="2018-12-05T00:00:00" table:style-name="ce64">
            <text:p>05.12</text:p>
          </table:table-cell>
          <table:table-cell table:number-columns-repeated="2" table:style-name="ce62"/>
          <table:table-cell table:style-name="ce64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0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00" table:style-name="ce162">
            <text:p>40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30/11-466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1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1" table:style-name="ce162">
            <text:p>40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30/11-462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2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2-03T00:00:00" table:style-name="ce4">
            <text:p>03.12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>
            <office:annotation draw:style-name="a20" svg:x="56.1180555555556in" svg:y="88.1666666666667in" svg:width="4.13194444444444in" svg:height="0.583333333333333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2" table:style-name="ce162">
            <text:p>40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30/11-461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3])" table:style-name="ce15">
            <text:p>11</text:p>
          </table:table-cell>
          <table:table-cell office:value-type="string" table:style-name="ce2">
            <text:p>г. Ногинск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109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3" table:style-name="ce162">
            <text:p>40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30/11-459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4])" table:style-name="ce15">
            <text:p>11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4" table:style-name="ce162">
            <text:p>40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30/11-457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5])" table:style-name="ce15">
            <text:p>11</text:p>
          </table:table-cell>
          <table:table-cell office:value-type="string" table:style-name="ce2">
            <text:p>г. Краснодар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0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5" table:style-name="ce162">
            <text:p>40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30/11-464/465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6])" table:style-name="ce15">
            <text:p>11</text:p>
          </table:table-cell>
          <table:table-cell office:value-type="string" table:style-name="ce2">
            <text:p>г. Казань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6" table:style-name="ce162">
            <text:p>40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Нефраскомплект</text:p>
          </table:table-cell>
          <table:table-cell table:style-name="ce1"/>
          <table:table-cell office:value-type="string" table:style-name="ce21">
            <text:p>ТТГ 28/11-1/2 от 28.11.2019</text:p>
          </table:table-cell>
          <table:table-cell office:value-type="date" office:date-value="2018-11-28T00:00:00" table:content-validation-name="val5" table:style-name="ce178">
            <text:p>28.11.2018</text:p>
          </table:table-cell>
          <table:table-cell office:value-type="float" office:value="11" table:formula="of:=MONTH([.K407])" table:style-name="ce15">
            <text:p>11</text:p>
          </table:table-cell>
          <table:table-cell office:value-type="string" table:style-name="ce2">
            <text:p>г. Старая Купавна</text:p>
          </table:table-cell>
          <table:table-cell office:value-type="date" office:date-value="2018-11-29T00:00:00" table:style-name="ce54">
            <text:p>29.1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7" table:style-name="ce162">
            <text:p>40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30/11-464/463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08])" table:style-name="ce15">
            <text:p>12</text:p>
          </table:table-cell>
          <table:table-cell office:value-type="string" table:style-name="ce2">
            <text:p>г. Казань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8" table:style-name="ce162">
            <text:p>40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03/12-469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09])" table:style-name="ce15">
            <text:p>12</text:p>
          </table:table-cell>
          <table:table-cell office:value-type="string" table:style-name="ce2">
            <text:p>г. Тольятти Х2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9" table:style-name="ce162">
            <text:p>40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03/12-470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10])" table:style-name="ce15">
            <text:p>12</text:p>
          </table:table-cell>
          <table:table-cell office:value-type="string" table:style-name="ce2">
            <text:p>г. Советск (Тульской области)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0" table:style-name="ce162">
            <text:p>41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03/12-472/471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11])" table:style-name="ce15">
            <text:p>12</text:p>
          </table:table-cell>
          <table:table-cell office:value-type="string" table:style-name="ce2">
            <text:p>г. Казань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1" table:style-name="ce162">
            <text:p>4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НТА-ТРАНС +</text:p>
          </table:table-cell>
          <table:table-cell table:style-name="ce1"/>
          <table:table-cell office:value-type="string" table:style-name="ce21">
            <text:p>РЭД 03/12-473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12])" table:style-name="ce15">
            <text:p>12</text:p>
          </table:table-cell>
          <table:table-cell office:value-type="string" table:style-name="ce2">
            <text:p>г. Стерлитамак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2" table:style-name="ce162">
            <text:p>4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3/12-474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13])" table:style-name="ce15">
            <text:p>12</text:p>
          </table:table-cell>
          <table:table-cell office:value-type="string" table:style-name="ce2">
            <text:p>г. Ростов-на Дону-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3" table:style-name="ce1"/>
          <table:table-cell table:style-name="ce2"/>
          <table:table-cell table:number-columns-repeated="3" table:style-name="ce19"/>
          <table:table-cell table:number-columns-repeated="16315"/>
        </table:table-row>
        <table:table-row table:style-name="ro5">
          <table:table-cell office:value-type="float" office:value="413" table:style-name="ce162">
            <text:p>41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П Кузнецов С.Ю</text:p>
          </table:table-cell>
          <table:table-cell table:style-name="ce1"/>
          <table:table-cell office:value-type="string" table:style-name="ce21">
            <text:p>РЭД 03/12-475/476 от 03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4])" table:style-name="ce15">
            <text:p>12</text:p>
          </table:table-cell>
          <table:table-cell office:value-type="string" table:style-name="ce2">
            <text:p>г.Омск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4" table:style-name="ce162">
            <text:p>4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РариТЭК</text:p>
          </table:table-cell>
          <table:table-cell table:style-name="ce1"/>
          <table:table-cell office:value-type="string" table:style-name="ce21">
            <text:p>РЭД 04/12-477/478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5])" table:style-name="ce15">
            <text:p>12</text:p>
          </table:table-cell>
          <table:table-cell office:value-type="string" table:style-name="ce2">
            <text:p>г.Набережные Челны</text:p>
          </table:table-cell>
          <table:table-cell office:value-type="date" office:date-value="2018-12-05T00:00:00" table:style-name="ce4">
            <text:p>05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5" table:style-name="ce162">
            <text:p>4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 Г.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Тубопласт-Отрадное</text:p>
          </table:table-cell>
          <table:table-cell table:style-name="ce1"/>
          <table:table-cell office:value-type="string" table:style-name="ce21">
            <text:p>РЭД 04/12-480/479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6])" table:style-name="ce15">
            <text:p>12</text:p>
          </table:table-cell>
          <table:table-cell office:value-type="string" table:style-name="ce2">
            <text:p>г.Отрадное, Ленинградская обл.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6" table:style-name="ce162">
            <text:p>4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04/12-481/482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7])" table:style-name="ce15">
            <text:p>12</text:p>
          </table:table-cell>
          <table:table-cell office:value-type="string" table:style-name="ce2">
            <text:p>г.Казань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7" table:style-name="ce162">
            <text:p>4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04/12-483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8])" table:style-name="ce15">
            <text:p>12</text:p>
          </table:table-cell>
          <table:table-cell office:value-type="string" table:style-name="ce2">
            <text:p>пос.Шушары, Санкт-Петербург</text:p>
          </table:table-cell>
          <table:table-cell office:value-type="date" office:date-value="2018-12-08T00:00:00" table:style-name="ce4">
            <text:p>08.12</text:p>
          </table:table-cell>
          <table:table-cell table:number-columns-repeated="2" table:style-name="ce2"/>
          <table:table-cell table:style-name="ce54"/>
          <table:table-cell table:style-name="ce21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8" table:style-name="ce162">
            <text:p>4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СК ГАТП</text:p>
          </table:table-cell>
          <table:table-cell table:style-name="ce1"/>
          <table:table-cell office:value-type="string" table:style-name="ce21">
            <text:p>РЭД 04/12-484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9])" table:style-name="ce15">
            <text:p>12</text:p>
          </table:table-cell>
          <table:table-cell office:value-type="string" table:style-name="ce2">
            <text:p>г.Коноково</text:p>
          </table:table-cell>
          <table:table-cell office:value-type="date" office:date-value="2018-12-05T00:00:00" table:style-name="ce4">
            <text:p>05.1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98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9" table:style-name="ce162">
            <text:p>4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style-name="ce1"/>
          <table:table-cell office:value-type="string" table:style-name="ce21">
            <text:p>РЭД 04/12-485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20])" table:style-name="ce15">
            <text:p>12</text:p>
          </table:table-cell>
          <table:table-cell office:value-type="string" table:style-name="ce2">
            <text:p>г.Домодедово, МО</text:p>
          </table:table-cell>
          <table:table-cell office:value-type="date" office:date-value="2018-12-05T00:00:00" table:style-name="ce4">
            <text:p>05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0" table:style-name="ce162">
            <text:p>4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05/12-487 от 05.12.2018</text:p>
          </table:table-cell>
          <table:table-cell office:value-type="date" office:date-value="2018-12-05T00:00:00" table:content-validation-name="val5" table:style-name="ce178">
            <text:p>5.12.2018</text:p>
          </table:table-cell>
          <table:table-cell office:value-type="float" office:value="12" table:formula="of:=MONTH([.K421])" table:style-name="ce15">
            <text:p>12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2-05T00:00:00" table:style-name="ce4">
            <text:p>05.12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>
            <office:annotation draw:style-name="a21" svg:x="56.1180555555556in" svg:y="92.2569444444444in" svg:width="4.13194444444444in" svg:height="0.583333333333333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1" table:style-name="ce162">
            <text:p>4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05/12-487 от 05.12.2018</text:p>
          </table:table-cell>
          <table:table-cell office:value-type="date" office:date-value="2018-12-05T00:00:00" table:content-validation-name="val5" table:style-name="ce178">
            <text:p>5.12.2018</text:p>
          </table:table-cell>
          <table:table-cell office:value-type="float" office:value="12" table:formula="of:=MONTH([.K422])" table:style-name="ce15">
            <text:p>12</text:p>
          </table:table-cell>
          <table:table-cell office:value-type="string" table:style-name="ce2">
            <text:p>Шреметьево, МО</text:p>
          </table:table-cell>
          <table:table-cell office:value-type="date" office:date-value="2018-12-05T00:00:00" table:style-name="ce4">
            <text:p>05.1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2" table:style-name="ce162">
            <text:p>4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5">
            <text:p>ООО "Производственная группа Кайман"</text:p>
          </table:table-cell>
          <table:table-cell table:style-name="ce1"/>
          <table:table-cell office:value-type="string" table:style-name="ce21">
            <text:p>РЭД 06/12-490 от 06.12.2018</text:p>
          </table:table-cell>
          <table:table-cell office:value-type="date" office:date-value="2018-12-06T00:00:00" table:content-validation-name="val5" table:style-name="ce178">
            <text:p>6.12.2018</text:p>
          </table:table-cell>
          <table:table-cell office:value-type="float" office:value="12" table:formula="of:=MONTH([.K423])" table:style-name="ce15">
            <text:p>12</text:p>
          </table:table-cell>
          <table:table-cell office:value-type="string" table:style-name="ce2">
            <text:p>г. Коломна</text:p>
          </table:table-cell>
          <table:table-cell office:value-type="date" office:date-value="2018-12-07T00:00:00" table:style-name="ce4">
            <text:p>07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3" table:style-name="ce162">
            <text:p>4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06/12-488 от 06.12.2018</text:p>
          </table:table-cell>
          <table:table-cell office:value-type="date" office:date-value="2018-12-06T00:00:00" table:content-validation-name="val5" table:style-name="ce178">
            <text:p>6.12.2018</text:p>
          </table:table-cell>
          <table:table-cell office:value-type="float" office:value="12" table:formula="of:=MONTH([.K424])" table:style-name="ce15">
            <text:p>12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12-08T00:00:00" table:style-name="ce4">
            <text:p>08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91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97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4" table:style-name="ce162">
            <text:p>42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РОМАН</text:p>
          </table:table-cell>
          <table:table-cell office:value-type="string" table:content-validation-name="val15" table:style-name="ce62">
            <text:p>САША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СТР</text:p>
          </table:table-cell>
          <table:table-cell table:style-name="ce62"/>
          <table:table-cell office:value-type="string" table:style-name="ce63">
            <text:p>РЭД 10/12-494 от 07.12.2018</text:p>
          </table:table-cell>
          <table:table-cell office:value-type="date" office:date-value="2018-12-07T00:00:00" table:content-validation-name="val5" table:style-name="ce179">
            <text:p>7.12.2018</text:p>
          </table:table-cell>
          <table:table-cell office:value-type="float" office:value="12" table:formula="of:=MONTH([.K425])" table:style-name="ce65">
            <text:p>12</text:p>
          </table:table-cell>
          <table:table-cell office:value-type="string" table:style-name="ce62">
            <text:p>Дорохово</text:p>
          </table:table-cell>
          <table:table-cell office:value-type="date" office:date-value="2018-12-10T00:00:00" table:style-name="ce89">
            <text:p>10.12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0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25" table:style-name="ce162">
            <text:p>4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21">
            <text:p>РЭД 07/12-493/492 от 07.12.2018</text:p>
          </table:table-cell>
          <table:table-cell office:value-type="date" office:date-value="2018-12-07T00:00:00" table:content-validation-name="val5" table:style-name="ce178">
            <text:p>7.12.2018</text:p>
          </table:table-cell>
          <table:table-cell office:value-type="float" office:value="12" table:formula="of:=MONTH([.K426])" table:style-name="ce15">
            <text:p>12</text:p>
          </table:table-cell>
          <table:table-cell office:value-type="string" table:style-name="ce2">
            <text:p>с. Абсалямова РТ</text:p>
          </table:table-cell>
          <table:table-cell office:value-type="date" office:date-value="2018-12-07T00:00:00" table:style-name="ce4">
            <text:p>07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6" table:style-name="ce162">
            <text:p>42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21">
            <text:p>РЭД 10/12-497/496 от 10.12.2018</text:p>
          </table:table-cell>
          <table:table-cell office:value-type="date" office:date-value="2018-12-10T00:00:00" table:content-validation-name="val5" table:style-name="ce178">
            <text:p>10.12.2018</text:p>
          </table:table-cell>
          <table:table-cell office:value-type="float" office:value="12" table:formula="of:=MONTH([.K427])" table:style-name="ce15">
            <text:p>12</text:p>
          </table:table-cell>
          <table:table-cell office:value-type="string" table:style-name="ce2">
            <text:p>с. Абсалямова РТ</text:p>
          </table:table-cell>
          <table:table-cell office:value-type="date" office:date-value="2018-12-10T00:00:00" table:style-name="ce4">
            <text:p>10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7" table:style-name="ce162">
            <text:p>4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499/498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28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8" table:style-name="ce162">
            <text:p>4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05/504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29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9" table:style-name="ce162">
            <text:p>4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0/12-507/506 от 10.12.2018</text:p>
          </table:table-cell>
          <table:table-cell office:value-type="date" office:date-value="2018-12-10T00:00:00" table:content-validation-name="val5" table:style-name="ce180">
            <text:p>10.12.2018</text:p>
          </table:table-cell>
          <table:table-cell office:value-type="float" office:value="12" table:formula="of:=MONTH([.K430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0T00:00:00" table:style-name="ce112">
            <text:p>10.12</text:p>
          </table:table-cell>
          <table:table-cell table:number-columns-repeated="2" table:style-name="ce110"/>
          <table:table-cell table:style-name="ce112"/>
          <table:table-cell table:style-name="ce14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114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0" table:style-name="ce162">
            <text:p>4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09/508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1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1" table:style-name="ce162">
            <text:p>4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1/512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2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2" table:style-name="ce162">
            <text:p>4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3/514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3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3" table:style-name="ce162">
            <text:p>4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5/516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4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1"/>
          <table:table-cell table:style-name="ce7"/>
          <table:table-cell table:style-name="ce186"/>
          <table:table-cell table:style-name="ce4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4" table:style-name="ce162">
            <text:p>4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7/218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5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5" table:style-name="ce162">
            <text:p>4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9/520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6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2T00:00:00" table:style-name="ce112">
            <text:p>12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6" table:style-name="ce162">
            <text:p>4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ОЛЯ</text:p>
          </table:table-cell>
          <table:table-cell office:value-type="string" table:content-validation-name="val15" table:style-name="ce62">
            <text:p>САША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116">
            <text:p>ООО "АКСКИМ"</text:p>
          </table:table-cell>
          <table:table-cell table:style-name="ce62"/>
          <table:table-cell office:value-type="string" table:style-name="ce117">
            <text:p>РЭД 13/12-525/526 от 13.12.2018</text:p>
          </table:table-cell>
          <table:table-cell office:value-type="date" office:date-value="2018-12-13T00:00:00" table:content-validation-name="val5" table:style-name="ce181">
            <text:p>13.12.2018</text:p>
          </table:table-cell>
          <table:table-cell office:value-type="float" office:value="12" table:formula="of:=MONTH([.K437])" table:style-name="ce119">
            <text:p>12</text:p>
          </table:table-cell>
          <table:table-cell office:value-type="string" table:style-name="ce116">
            <text:p>с. Абсалямова РТ</text:p>
          </table:table-cell>
          <table:table-cell office:value-type="date" office:date-value="2018-12-13T00:00:00" table:style-name="ce118">
            <text:p>13.12</text:p>
          </table:table-cell>
          <table:table-cell table:number-columns-repeated="2" table:style-name="ce116"/>
          <table:table-cell table:style-name="ce118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20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37" table:style-name="ce162">
            <text:p>4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2/12-527/528 от 12.12.2018</text:p>
          </table:table-cell>
          <table:table-cell office:value-type="date" office:date-value="2018-12-12T00:00:00" table:content-validation-name="val5" table:style-name="ce180">
            <text:p>12.12.2018</text:p>
          </table:table-cell>
          <table:table-cell office:value-type="float" office:value="12" table:formula="of:=MONTH([.K438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2T00:00:00" table:style-name="ce112">
            <text:p>12.12</text:p>
          </table:table-cell>
          <table:table-cell table:number-columns-repeated="2" table:style-name="ce110"/>
          <table:table-cell table:style-name="ce112"/>
          <table:table-cell table:style-name="ce21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8" table:style-name="ce162">
            <text:p>4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3/12-521/522 от 13.12.2018</text:p>
          </table:table-cell>
          <table:table-cell office:value-type="date" office:date-value="2018-12-13T00:00:00" table:content-validation-name="val5" table:style-name="ce180">
            <text:p>13.12.2018</text:p>
          </table:table-cell>
          <table:table-cell office:value-type="float" office:value="12" table:formula="of:=MONTH([.K439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3T00:00:00" table:style-name="ce112">
            <text:p>13.12</text:p>
          </table:table-cell>
          <table:table-cell table:number-columns-repeated="2" table:style-name="ce110"/>
          <table:table-cell table:style-name="ce112"/>
          <table:table-cell table:style-name="ce121"/>
          <table:table-cell table:style-name="ce12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7">
          <table:table-cell office:value-type="float" office:value="439" table:style-name="ce162">
            <text:p>4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 Г.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5">
            <text:p>ООО "Балтийская Фабрика бумажных изделий"</text:p>
          </table:table-cell>
          <table:table-cell table:style-name="ce1"/>
          <table:table-cell office:value-type="string" table:style-name="ce21">
            <text:p>РЭД 11/12-523/524 от 12.12.2018</text:p>
          </table:table-cell>
          <table:table-cell office:value-type="date" office:date-value="2018-12-12T00:00:00" table:content-validation-name="val5" table:style-name="ce178">
            <text:p>12.12.2018</text:p>
          </table:table-cell>
          <table:table-cell office:value-type="float" office:value="12" table:formula="of:=MONTH([.K440])" table:style-name="ce15">
            <text:p>12</text:p>
          </table:table-cell>
          <table:table-cell office:value-type="string" table:style-name="ce2">
            <text:p>г. Пенза</text:p>
          </table:table-cell>
          <table:table-cell office:value-type="date" office:date-value="2018-12-12T00:00:00" table:style-name="ce54">
            <text:p>12.12</text:p>
          </table:table-cell>
          <table:table-cell table:style-name="ce1"/>
          <table:table-cell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4" table:style-name="ce1"/>
          <table:table-cell table:number-columns-repeated="9" table:style-name="ce3"/>
          <table:table-cell table:style-name="ce48"/>
          <table:table-cell table:style-name="ce3"/>
          <table:table-cell table:style-name="ce48"/>
          <table:table-cell table:style-name="ce1"/>
          <table:table-cell table:style-name="ce48"/>
          <table:table-cell table:number-columns-repeated="16315" table:style-name="ce1"/>
        </table:table-row>
        <table:table-row table:style-name="ro5">
          <table:table-cell office:value-type="float" office:value="440" table:style-name="ce162">
            <text:p>4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11/12-510 от 12.12.2018</text:p>
          </table:table-cell>
          <table:table-cell office:value-type="date" office:date-value="2018-12-11T00:00:00" table:content-validation-name="val5" table:style-name="ce178">
            <text:p>11.12.2018</text:p>
          </table:table-cell>
          <table:table-cell office:value-type="float" office:value="12" table:formula="of:=MONTH([.K441])" table:style-name="ce15">
            <text:p>12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2-11T00:00:00" table:style-name="ce54">
            <text:p>11.12</text:p>
          </table:table-cell>
          <table:table-cell table:style-name="ce2"/>
          <table:table-cell table:style-name="ce5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1" table:style-name="ce162">
            <text:p>4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 Г.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5">
            <text:p>ООО "Версия-Центр"</text:p>
          </table:table-cell>
          <table:table-cell table:style-name="ce1"/>
          <table:table-cell office:value-type="string" table:style-name="ce21">
            <text:p>РЭД 10/12-503/502 от 10.12.2018</text:p>
          </table:table-cell>
          <table:table-cell office:value-type="date" office:date-value="2018-12-10T00:00:00" table:content-validation-name="val5" table:style-name="ce178">
            <text:p>10.12.2018</text:p>
          </table:table-cell>
          <table:table-cell office:value-type="float" office:value="12" table:formula="of:=MONTH([.K442])" table:style-name="ce15">
            <text:p>12</text:p>
          </table:table-cell>
          <table:table-cell office:value-type="string" table:style-name="ce2">
            <text:p>пос. Ульяновка</text:p>
          </table:table-cell>
          <table:table-cell office:value-type="date" office:date-value="2018-12-11T00:00:00" table:style-name="ce54">
            <text:p>11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8">
          <table:table-cell office:value-type="float" office:value="442" table:style-name="ce162">
            <text:p>442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КОСТЯ Г.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Ультра</text:p>
          </table:table-cell>
          <table:table-cell table:style-name="ce1"/>
          <table:table-cell office:value-type="string" table:style-name="ce21">
            <text:p>РЭД 12/12-529 от 12.12.2018</text:p>
          </table:table-cell>
          <table:table-cell office:value-type="date" office:date-value="2018-12-12T00:00:00" table:content-validation-name="val5" table:style-name="ce178">
            <text:p>12.12.2018</text:p>
          </table:table-cell>
          <table:table-cell office:value-type="float" office:value="12" table:formula="of:=MONTH([.K443])" table:style-name="ce15">
            <text:p>12</text:p>
          </table:table-cell>
          <table:table-cell office:value-type="string" table:style-name="ce2">
            <text:p>г. Магнитогорск ЧО</text:p>
          </table:table-cell>
          <table:table-cell office:value-type="date" office:date-value="2018-12-15T00:00:00" table:style-name="ce54">
            <text:p>15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47"/>
          <table:table-cell table:style-name="ce8"/>
          <table:table-cell table:content-validation-name="val9" table:style-name="ce2"/>
          <table:table-cell table:style-name="ce123"/>
          <table:table-cell table:style-name="ce105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124"/>
          <table:table-cell table:style-name="ce182"/>
          <table:table-cell table:style-name="ce95"/>
          <table:table-cell table:number-columns-repeated="2" table:style-name="ce1"/>
          <table:table-cell table:number-columns-repeated="3" table:style-name="ce2"/>
          <table:table-cell table:style-name="ce54"/>
          <table:table-cell table:number-columns-repeated="9" table:style-name="ce2"/>
          <table:table-cell table:style-name="ce4"/>
          <table:table-cell table:style-name="ce2"/>
          <table:table-cell table:number-columns-repeated="3" table:style-name="ce4"/>
          <table:table-cell table:style-name="ce125"/>
          <table:table-cell table:number-columns-repeated="16314" table:style-name="ce1"/>
        </table:table-row>
        <table:table-row table:style-name="ro5">
          <table:table-cell office:value-type="float" office:value="443" table:style-name="ce162">
            <text:p>4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2/12-530/531 от 12.12.2018</text:p>
          </table:table-cell>
          <table:table-cell office:value-type="date" office:date-value="2018-12-12T00:00:00" table:content-validation-name="val5" table:style-name="ce180">
            <text:p>12.12.2018</text:p>
          </table:table-cell>
          <table:table-cell office:value-type="float" office:value="12" table:formula="of:=MONTH([.K444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2T00:00:00" table:style-name="ce112">
            <text:p>12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4" table:style-name="ce162">
            <text:p>4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2/12-532/533 от 12.12.2018</text:p>
          </table:table-cell>
          <table:table-cell office:value-type="date" office:date-value="2018-12-12T00:00:00" table:content-validation-name="val5" table:style-name="ce178">
            <text:p>12.12.2018</text:p>
          </table:table-cell>
          <table:table-cell office:value-type="float" office:value="12" table:formula="of:=MONTH([.K445])" table:style-name="ce15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3T00:00:00" table:style-name="ce54">
            <text:p>13.12</text:p>
          </table:table-cell>
          <table:table-cell table:number-columns-repeated="2" table:style-name="ce110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5" table:style-name="ce162">
            <text:p>4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3/12-534/535 от 12.12.2018</text:p>
          </table:table-cell>
          <table:table-cell office:value-type="date" office:date-value="2018-12-13T00:00:00" table:content-validation-name="val5" table:style-name="ce178">
            <text:p>13.12.2018</text:p>
          </table:table-cell>
          <table:table-cell office:value-type="float" office:value="12" table:formula="of:=MONTH([.K446])" table:style-name="ce15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3T00:00:00" table:style-name="ce54">
            <text:p>13.12</text:p>
          </table:table-cell>
          <table:table-cell table:number-columns-repeated="2" table:style-name="ce110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6" table:style-name="ce162">
            <text:p>44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3/12-536/537 от 13.12.2018</text:p>
          </table:table-cell>
          <table:table-cell office:value-type="date" office:date-value="2018-12-13T00:00:00" table:content-validation-name="val5" table:style-name="ce178">
            <text:p>13.12.2018</text:p>
          </table:table-cell>
          <table:table-cell office:value-type="float" office:value="12" table:formula="of:=MONTH([.K447])" table:style-name="ce15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3T00:00:00" table:style-name="ce54">
            <text:p>13.12</text:p>
          </table:table-cell>
          <table:table-cell table:number-columns-repeated="2" table:style-name="ce110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7" table:style-name="ce162">
            <text:p>4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3/12-538/539 от 13.12.2018</text:p>
          </table:table-cell>
          <table:table-cell office:value-type="date" office:date-value="2018-12-14T00:00:00" table:content-validation-name="val5" table:style-name="ce178">
            <text:p>14.12.2018</text:p>
          </table:table-cell>
          <table:table-cell office:value-type="float" office:value="12" table:formula="of:=MONTH([.K448])" table:style-name="ce15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4T00:00:00" table:style-name="ce54">
            <text:p>14.12</text:p>
          </table:table-cell>
          <table:table-cell table:number-columns-repeated="2" table:style-name="ce110"/>
          <table:table-cell table:style-name="ce54"/>
          <table:table-cell table:style-name="ce21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8" table:style-name="ce162">
            <text:p>44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РЭД 13/12-540 от 13.12.2018</text:p>
          </table:table-cell>
          <table:table-cell office:value-type="date" office:date-value="2018-12-13T00:00:00" table:content-validation-name="val5" table:style-name="ce178">
            <text:p>13.12.2018</text:p>
          </table:table-cell>
          <table:table-cell office:value-type="float" office:value="12" table:formula="of:=MONTH([.K449])" table:style-name="ce15">
            <text:p>12</text:p>
          </table:table-cell>
          <table:table-cell office:value-type="string" table:style-name="ce2">
            <text:p>г.Тольятти</text:p>
          </table:table-cell>
          <table:table-cell office:value-type="date" office:date-value="2018-12-17T00:00:00" table:style-name="ce54">
            <text:p>17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9" table:style-name="ce162">
            <text:p>4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РЭД 14/12-543 от 14.12.2018</text:p>
          </table:table-cell>
          <table:table-cell office:value-type="date" office:date-value="2018-12-14T00:00:00" table:content-validation-name="val5" table:style-name="ce178">
            <text:p>14.12.2018</text:p>
          </table:table-cell>
          <table:table-cell office:value-type="float" office:value="12" table:formula="of:=MONTH([.K450])" table:style-name="ce15">
            <text:p>12</text:p>
          </table:table-cell>
          <table:table-cell office:value-type="string" table:style-name="ce2">
            <text:p>Шеремтьево</text:p>
          </table:table-cell>
          <table:table-cell office:value-type="date" office:date-value="2018-12-17T00:00:00" table:style-name="ce54">
            <text:p>17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0" table:style-name="ce162">
            <text:p>450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РЭД 12/12-544 от 14.12.2018</text:p>
          </table:table-cell>
          <table:table-cell office:value-type="date" office:date-value="2018-12-12T00:00:00" table:content-validation-name="val5" table:style-name="ce178">
            <text:p>12.12.2018</text:p>
          </table:table-cell>
          <table:table-cell office:value-type="float" office:value="12" table:formula="of:=MONTH([.K451])" table:style-name="ce15">
            <text:p>12</text:p>
          </table:table-cell>
          <table:table-cell office:value-type="string" table:style-name="ce2">
            <text:p>г.Тольятти</text:p>
          </table:table-cell>
          <table:table-cell office:value-type="date" office:date-value="2018-12-17T00:00:00" table:style-name="ce54">
            <text:p>17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style-name="ce1"/>
          <table:table-cell table:style-name="ce3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1" table:style-name="ce162">
            <text:p>4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52/552 от 17.12.2018</text:p>
          </table:table-cell>
          <table:table-cell office:value-type="date" office:date-value="2018-12-17T00:00:00" table:content-validation-name="val5" table:style-name="ce180">
            <text:p>17.12.2018</text:p>
          </table:table-cell>
          <table:table-cell office:value-type="float" office:value="12" table:formula="of:=MONTH([.K452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2" table:style-name="ce162">
            <text:p>4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54/553 от 17.12.2018</text:p>
          </table:table-cell>
          <table:table-cell office:value-type="date" office:date-value="2018-12-17T00:00:00" table:content-validation-name="val5" table:style-name="ce180">
            <text:p>17.12.2018</text:p>
          </table:table-cell>
          <table:table-cell office:value-type="float" office:value="12" table:formula="of:=MONTH([.K453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style-name="ce121"/>
          <table:table-cell table:style-name="ce12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3" table:style-name="ce162">
            <text:p>4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Торговый дом "Метиз"</text:p>
          </table:table-cell>
          <table:table-cell table:style-name="ce1"/>
          <table:table-cell office:value-type="string" table:style-name="ce111">
            <text:p>РЭД 17/12-549/550 от 17.12.2018</text:p>
          </table:table-cell>
          <table:table-cell office:value-type="date" office:date-value="2018-12-17T00:00:00" table:content-validation-name="val5" table:style-name="ce180">
            <text:p>17.12.2018</text:p>
          </table:table-cell>
          <table:table-cell office:value-type="float" office:value="12" table:formula="of:=MONTH([.K454])" table:style-name="ce113">
            <text:p>12</text:p>
          </table:table-cell>
          <table:table-cell office:value-type="string" table:style-name="ce110">
            <text:p>г. Людиново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4" table:style-name="ce162">
            <text:p>4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47/548 от 17.12.2018</text:p>
          </table:table-cell>
          <table:table-cell office:value-type="date" office:date-value="2018-12-17T00:00:00" table:content-validation-name="val5" table:style-name="ce178">
            <text:p>17.12.2018</text:p>
          </table:table-cell>
          <table:table-cell office:value-type="float" office:value="12" table:formula="of:=MONTH([.K455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5" table:style-name="ce162">
            <text:p>4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45/546 от 17.12.2018</text:p>
          </table:table-cell>
          <table:table-cell office:value-type="date" office:date-value="2018-12-17T00:00:00" table:content-validation-name="val5" table:style-name="ce178">
            <text:p>17.12.2018</text:p>
          </table:table-cell>
          <table:table-cell office:value-type="float" office:value="12" table:formula="of:=MONTH([.K456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style-name="ce21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6" table:style-name="ce162">
            <text:p>4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55/556 от 18.12.2018</text:p>
          </table:table-cell>
          <table:table-cell office:value-type="date" office:date-value="2018-12-18T00:00:00" table:content-validation-name="val5" table:style-name="ce178">
            <text:p>18.12.2018</text:p>
          </table:table-cell>
          <table:table-cell office:value-type="float" office:value="12" table:formula="of:=MONTH([.K457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7" table:style-name="ce162">
            <text:p>4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111">
            <text:p>РЭД 14/12-541/542 от 14.12.2018</text:p>
          </table:table-cell>
          <table:table-cell office:value-type="date" office:date-value="2018-12-14T00:00:00" table:content-validation-name="val5" table:style-name="ce178">
            <text:p>14.12.2018</text:p>
          </table:table-cell>
          <table:table-cell office:value-type="float" office:value="12" table:formula="of:=MONTH([.K458])" table:style-name="ce113">
            <text:p>12</text:p>
          </table:table-cell>
          <table:table-cell office:value-type="string" table:style-name="ce2">
            <text:p>г.Казань</text:p>
          </table:table-cell>
          <table:table-cell office:value-type="date" office:date-value="2018-12-14T00:00:00" table:style-name="ce54">
            <text:p>14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8" table:style-name="ce162">
            <text:p>4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РОМАН</text:p>
          </table:table-cell>
          <table:table-cell office:value-type="string" table:content-validation-name="val15" table:style-name="ce62">
            <text:p>САША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СТР</text:p>
          </table:table-cell>
          <table:table-cell table:style-name="ce62"/>
          <table:table-cell office:value-type="string" table:style-name="ce117">
            <text:p>РЭД 19/12-558/558 от 19.12.2018</text:p>
          </table:table-cell>
          <table:table-cell office:value-type="date" office:date-value="2018-12-19T00:00:00" table:content-validation-name="val5" table:style-name="ce179">
            <text:p>19.12.2018</text:p>
          </table:table-cell>
          <table:table-cell office:value-type="float" office:value="12" table:formula="of:=MONTH([.K459])" table:style-name="ce119">
            <text:p>12</text:p>
          </table:table-cell>
          <table:table-cell office:value-type="string" table:style-name="ce62">
            <text:p>п.Дорохово</text:p>
          </table:table-cell>
          <table:table-cell office:value-type="date" office:date-value="2018-12-19T00:00:00" table:style-name="ce89">
            <text:p>19.12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2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59" table:style-name="ce162">
            <text:p>4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9/12-559/560 от 19.12.2018</text:p>
          </table:table-cell>
          <table:table-cell office:value-type="date" office:date-value="2018-12-19T00:00:00" table:content-validation-name="val5" table:style-name="ce178">
            <text:p>19.12.2018</text:p>
          </table:table-cell>
          <table:table-cell office:value-type="float" office:value="12" table:formula="of:=MONTH([.K460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0" table:style-name="ce162">
            <text:p>4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111">
            <text:p>РЭД 19/12-561 от 19.12.2018</text:p>
          </table:table-cell>
          <table:table-cell office:value-type="date" office:date-value="2018-12-19T00:00:00" table:content-validation-name="val5" table:style-name="ce178">
            <text:p>19.12.2018</text:p>
          </table:table-cell>
          <table:table-cell office:value-type="float" office:value="12" table:formula="of:=MONTH([.K461])" table:style-name="ce113">
            <text:p>12</text:p>
          </table:table-cell>
          <table:table-cell office:value-type="string" table:style-name="ce2">
            <text:p>г.Советск</text:p>
          </table:table-cell>
          <table:table-cell office:value-type="date" office:date-value="2018-12-21T00:00:00" table:style-name="ce54">
            <text:p>21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1" table:style-name="ce162">
            <text:p>461</text:p>
          </table:table-cell>
          <table:table-cell table:content-validation-name="val7" table:style-name="ce218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111">
            <text:p>РЭД 19/12-562 от 19.12.2018</text:p>
          </table:table-cell>
          <table:table-cell office:value-type="date" office:date-value="2018-12-19T00:00:00" table:content-validation-name="val5" table:style-name="ce178">
            <text:p>19.12.2018</text:p>
          </table:table-cell>
          <table:table-cell office:value-type="float" office:value="12" table:formula="of:=MONTH([.K462])" table:style-name="ce113">
            <text:p>12</text:p>
          </table:table-cell>
          <table:table-cell office:value-type="string" table:style-name="ce2">
            <text:p>Михнево, МО</text:p>
          </table:table-cell>
          <table:table-cell office:value-type="date" office:date-value="2018-12-20T00:00:00" table:style-name="ce54">
            <text:p>20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2" table:style-name="ce162">
            <text:p>46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20/12-565/564 от 20.12.2018</text:p>
          </table:table-cell>
          <table:table-cell office:value-type="date" office:date-value="2019-12-20T00:00:00" table:content-validation-name="val5" table:style-name="ce178">
            <text:p>20.12.2019</text:p>
          </table:table-cell>
          <table:table-cell office:value-type="float" office:value="12" table:formula="of:=MONTH([.K463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9-12-21T00:00:00" table:style-name="ce112">
            <text:p>21.12</text:p>
          </table:table-cell>
          <table:table-cell table:number-columns-repeated="2" table:style-name="ce110"/>
          <table:table-cell table:style-name="ce112"/>
          <table:table-cell table:style-name="ce127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3" table:style-name="ce162">
            <text:p>463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table:content-validation-name="val15" table:style-name="ce1"/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б/н от 06.12.2018</text:p>
          </table:table-cell>
          <table:table-cell office:value-type="date" office:date-value="2019-12-06T00:00:00" table:content-validation-name="val5" table:style-name="ce178">
            <text:p>6.12.2019</text:p>
          </table:table-cell>
          <table:table-cell office:value-type="float" office:value="12" table:formula="of:=MONTH([.K464])" table:style-name="ce113">
            <text:p>12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12-06T00:00:00" table:style-name="ce4">
            <text:p>06.12</text:p>
          </table:table-cell>
          <table:table-cell table:number-columns-repeated="2" table:style-name="ce2"/>
          <table:table-cell table:style-name="ce54"/>
          <table:table-cell table:style-name="ce128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4" table:style-name="ce162">
            <text:p>464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table:content-validation-name="val15" table:style-name="ce1"/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б/н от 06.12.2019</text:p>
          </table:table-cell>
          <table:table-cell office:value-type="date" office:date-value="2019-12-06T00:00:00" table:content-validation-name="val5" table:style-name="ce178">
            <text:p>6.12.2019</text:p>
          </table:table-cell>
          <table:table-cell office:value-type="float" office:value="12" table:formula="of:=MONTH([.K465])" table:style-name="ce113">
            <text:p>12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12-06T00:00:00" table:style-name="ce4">
            <text:p>06.12</text:p>
          </table:table-cell>
          <table:table-cell table:number-columns-repeated="2" table:style-name="ce2"/>
          <table:table-cell table:style-name="ce54"/>
          <table:table-cell table:style-name="ce128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5" table:style-name="ce162">
            <text:p>465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table:content-validation-name="val15" table:style-name="ce1"/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б/н от 06.12.2020</text:p>
          </table:table-cell>
          <table:table-cell office:value-type="date" office:date-value="2019-12-06T00:00:00" table:content-validation-name="val5" table:style-name="ce178">
            <text:p>6.12.2019</text:p>
          </table:table-cell>
          <table:table-cell office:value-type="float" office:value="12" table:formula="of:=MONTH([.K466])" table:style-name="ce113">
            <text:p>12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12-06T00:00:00" table:style-name="ce4">
            <text:p>06.12</text:p>
          </table:table-cell>
          <table:table-cell table:number-columns-repeated="2" table:style-name="ce2"/>
          <table:table-cell table:style-name="ce54"/>
          <table:table-cell table:style-name="ce128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6" table:style-name="ce162">
            <text:p>46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РЭД 09/01-2 от 09.01.2019</text:p>
          </table:table-cell>
          <table:table-cell office:value-type="date" office:date-value="2019-01-09T00:00:00" table:content-validation-name="val5" table:style-name="ce178">
            <text:p>9.01.2019</text:p>
          </table:table-cell>
          <table:table-cell office:value-type="float" office:value="1" table:formula="of:=MONTH([.K467])" table:style-name="ce113">
            <text:p>1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01-09T00:00:00" table:style-name="ce4">
            <text:p>09.01</text:p>
          </table:table-cell>
          <table:table-cell table:number-columns-repeated="4"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9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7" table:style-name="ce162">
            <text:p>46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РЭД 09/01-1 от 09.01.2019</text:p>
          </table:table-cell>
          <table:table-cell office:value-type="date" office:date-value="2019-01-09T00:00:00" table:content-validation-name="val5" table:style-name="ce178">
            <text:p>9.01.2019</text:p>
          </table:table-cell>
          <table:table-cell office:value-type="float" office:value="1" table:formula="of:=MONTH([.K468])" table:style-name="ce113">
            <text:p>1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01-14T00:00:00" table:style-name="ce4">
            <text:p>14.0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9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8" table:style-name="ce162">
            <text:p>468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ЛОРЕС</text:p>
          </table:table-cell>
          <table:table-cell table:style-name="ce1"/>
          <table:table-cell office:value-type="string" table:style-name="ce111">
            <text:p>РЭД 15/01- 05 от 15.01.2019</text:p>
          </table:table-cell>
          <table:table-cell office:value-type="date" office:date-value="2019-01-15T00:00:00" table:content-validation-name="val5" table:style-name="ce178">
            <text:p>15.01.2019</text:p>
          </table:table-cell>
          <table:table-cell office:value-type="float" office:value="1" table:formula="of:=MONTH([.K469])" table:style-name="ce113">
            <text:p>1</text:p>
          </table:table-cell>
          <table:table-cell office:value-type="string" table:style-name="ce2">
            <text:p>г. Ульяновск РФ</text:p>
          </table:table-cell>
          <table:table-cell office:value-type="date" office:date-value="2019-01-17T00:00:00" table:style-name="ce4">
            <text:p>17.01</text:p>
          </table:table-cell>
          <table:table-cell table:number-columns-repeated="4"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9" table:style-name="ce162">
            <text:p>4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ТТГ 17/01 - 007 от 17.01.2019</text:p>
          </table:table-cell>
          <table:table-cell office:value-type="date" office:date-value="2019-01-17T00:00:00" table:content-validation-name="val5" table:style-name="ce178">
            <text:p>17.01.2019</text:p>
          </table:table-cell>
          <table:table-cell office:value-type="float" office:value="1" table:formula="of:=MONTH([.K470])" table:style-name="ce113">
            <text:p>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9-01-18T00:00:00" table:style-name="ce4">
            <text:p>18.0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0" table:style-name="ce162">
            <text:p>4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ОЛЯ</text:p>
          </table:table-cell>
          <table:table-cell office:value-type="string" table:content-validation-name="val15" table:style-name="ce62">
            <text:p>РОМ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"АКСКИМ"</text:p>
          </table:table-cell>
          <table:table-cell table:style-name="ce62"/>
          <table:table-cell office:value-type="string" table:style-name="ce62">
            <text:p>ТТГ 18/01 - 06 от 18.01.2019</text:p>
          </table:table-cell>
          <table:table-cell office:value-type="date" office:date-value="2019-01-18T00:00:00" table:content-validation-name="val5" table:style-name="ce179">
            <text:p>18.01.2019</text:p>
          </table:table-cell>
          <table:table-cell office:value-type="float" office:value="1" table:formula="of:=MONTH([.K471])" table:style-name="ce119">
            <text:p>1</text:p>
          </table:table-cell>
          <table:table-cell office:value-type="string" table:style-name="ce62">
            <text:p>С. Абсалямово<text:s/></text:p>
          </table:table-cell>
          <table:table-cell office:value-type="date" office:date-value="2019-01-19T00:00:00" table:style-name="ce64">
            <text:p>19.01</text:p>
          </table:table-cell>
          <table:table-cell table:number-columns-repeated="2" table:style-name="ce62"/>
          <table:table-cell table:style-name="ce64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9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71" table:style-name="ce162">
            <text:p>47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ОЛЯ</text:p>
          </table:table-cell>
          <table:table-cell office:value-type="string" table:content-validation-name="val15" table:style-name="ce62">
            <text:p>РОМ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"АКСКИМ"</text:p>
          </table:table-cell>
          <table:table-cell table:style-name="ce62"/>
          <table:table-cell office:value-type="string" table:style-name="ce62">
            <text:p>ТТГ 18/01 - 08 от 18.01.2019</text:p>
          </table:table-cell>
          <table:table-cell office:value-type="date" office:date-value="2019-01-18T00:00:00" table:content-validation-name="val5" table:style-name="ce179">
            <text:p>18.01.2019</text:p>
          </table:table-cell>
          <table:table-cell office:value-type="float" office:value="1" table:formula="of:=MONTH([.K472])" table:style-name="ce119">
            <text:p>1</text:p>
          </table:table-cell>
          <table:table-cell office:value-type="string" table:style-name="ce62">
            <text:p>С. Абсалямово<text:s/></text:p>
          </table:table-cell>
          <table:table-cell office:value-type="date" office:date-value="2019-01-19T00:00:00" table:style-name="ce64">
            <text:p>19.01</text:p>
          </table:table-cell>
          <table:table-cell table:number-columns-repeated="2" table:style-name="ce62"/>
          <table:table-cell table:style-name="ce64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9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72" table:style-name="ce162">
            <text:p>472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ЛОРЕС</text:p>
          </table:table-cell>
          <table:table-cell table:style-name="ce1"/>
          <table:table-cell office:value-type="string" table:style-name="ce111">
            <text:p>РЭД 22/01- 07 от 22.01.2019</text:p>
          </table:table-cell>
          <table:table-cell office:value-type="date" office:date-value="2019-01-22T00:00:00" table:content-validation-name="val5" table:style-name="ce178">
            <text:p>22.01.2019</text:p>
          </table:table-cell>
          <table:table-cell office:value-type="float" office:value="1" table:formula="of:=MONTH([.K473])" table:style-name="ce113">
            <text:p>1</text:p>
          </table:table-cell>
          <table:table-cell office:value-type="string" table:style-name="ce2">
            <text:p>г. Ульяновск РФ</text:p>
          </table:table-cell>
          <table:table-cell office:value-type="date" office:date-value="2019-01-28T00:00:00" table:style-name="ce4">
            <text:p>28.01</text:p>
          </table:table-cell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3" table:style-name="ce162">
            <text:p>47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">
            <text:p>№ 8 от 18.01.2019</text:p>
          </table:table-cell>
          <table:table-cell office:value-type="date" office:date-value="2019-01-18T00:00:00" table:content-validation-name="val5" table:style-name="ce178">
            <text:p>18.01.2019</text:p>
          </table:table-cell>
          <table:table-cell office:value-type="float" office:value="1" table:formula="of:=MONTH([.K474])" table:style-name="ce113">
            <text:p>1</text:p>
          </table:table-cell>
          <table:table-cell office:value-type="string" table:style-name="ce2">
            <text:p>г. Советск (Тульской области)</text:p>
          </table:table-cell>
          <table:table-cell office:value-type="date" office:date-value="2019-01-20T00:00:00" table:style-name="ce4">
            <text:p>20.0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41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4" table:style-name="ce162">
            <text:p>4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РОМ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Нефраскомплект</text:p>
          </table:table-cell>
          <table:table-cell table:style-name="ce1"/>
          <table:table-cell office:value-type="string" table:style-name="ce2">
            <text:p>ТТГ 21/01-11 от 21.01.2019</text:p>
          </table:table-cell>
          <table:table-cell office:value-type="date" office:date-value="2019-01-21T00:00:00" table:content-validation-name="val5" table:style-name="ce178">
            <text:p>21.01.2019</text:p>
          </table:table-cell>
          <table:table-cell office:value-type="float" office:value="1" table:formula="of:=MONTH([.K475])" table:style-name="ce113">
            <text:p>1</text:p>
          </table:table-cell>
          <table:table-cell office:value-type="string" table:style-name="ce2">
            <text:p>МО г. Старая Купавна</text:p>
          </table:table-cell>
          <table:table-cell office:value-type="date" office:date-value="2019-01-21T00:00:00" table:style-name="ce4">
            <text:p>21.01</text:p>
          </table:table-cell>
          <table:table-cell table:style-name="ce5"/>
          <table:table-cell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5" table:style-name="ce162">
            <text:p>47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ЛОРЕС</text:p>
          </table:table-cell>
          <table:table-cell table:style-name="ce1"/>
          <table:table-cell office:value-type="string" table:style-name="ce2">
            <text:p>ДМ/19/17 от 24.01.2019</text:p>
          </table:table-cell>
          <table:table-cell office:value-type="date" office:date-value="2019-01-24T00:00:00" table:content-validation-name="val5" table:style-name="ce178">
            <text:p>24.01.2019</text:p>
          </table:table-cell>
          <table:table-cell office:value-type="float" office:value="1" table:formula="of:=MONTH([.K476])" table:style-name="ce113">
            <text:p>1</text:p>
          </table:table-cell>
          <table:table-cell office:value-type="string" table:style-name="ce2">
            <text:p>г. Ульяновск РФ</text:p>
          </table:table-cell>
          <table:table-cell office:value-type="date" office:date-value="2019-01-30T00:00:00" table:style-name="ce4">
            <text:p>30.0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108"/>
          <table:table-cell table:style-name="ce14"/>
          <table:table-cell table:style-name="ce184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6" table:style-name="ce162">
            <text:p>47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number-columns-repeated="2" table:style-name="ce1"/>
          <table:table-cell office:value-type="date" office:date-value="2019-01-30T00:00:00" table:content-validation-name="val5" table:style-name="ce178">
            <text:p>30.01.2019</text:p>
          </table:table-cell>
          <table:table-cell office:value-type="float" office:value="1" table:formula="of:=MONTH([.K477])" table:style-name="ce113">
            <text:p>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9-01-31T00:00:00" table:style-name="ce4">
            <text:p>31.0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108"/>
          <table:table-cell table:style-name="ce191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94"/>
          <table:table-cell table:style-name="ce1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7" table:style-name="ce162">
            <text:p>4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number-columns-repeated="2" table:style-name="ce1"/>
          <table:table-cell office:value-type="date" office:date-value="2019-02-05T00:00:00" table:content-validation-name="val5" table:style-name="ce178">
            <text:p>5.02.2019</text:p>
          </table:table-cell>
          <table:table-cell office:value-type="float" office:value="2" table:formula="of:=MONTH([.K478])" table:style-name="ce113">
            <text:p>2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9-02-05T00:00:00" table:style-name="ce4">
            <text:p>05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8" table:style-name="ce162">
            <text:p>4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number-columns-repeated="2" table:style-name="ce1"/>
          <table:table-cell office:value-type="date" office:date-value="2019-02-05T00:00:00" table:content-validation-name="val5" table:style-name="ce178">
            <text:p>5.02.2019</text:p>
          </table:table-cell>
          <table:table-cell office:value-type="float" office:value="2" table:formula="of:=MONTH([.K479])" table:style-name="ce113">
            <text:p>2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9-02-05T00:00:00" table:style-name="ce4">
            <text:p>05.02</text:p>
          </table:table-cell>
          <table:table-cell table:number-columns-repeated="2" table:style-name="ce2"/>
          <table:table-cell table:style-name="ce4"/>
          <table:table-cell table:number-columns-repeated="2" table:style-name="ce3"/>
          <table:table-cell table:style-name="ce132"/>
          <table:table-cell table:style-name="ce186"/>
          <table:table-cell table:style-name="ce47"/>
          <table:table-cell table:style-name="ce8"/>
          <table:table-cell table:content-validation-name="val9" table:style-name="ce3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9" table:style-name="ce162">
            <text:p>47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№ 20 на 12.02.2019 (ТОРА)</text:p>
          </table:table-cell>
          <table:table-cell office:value-type="date" office:date-value="2019-02-12T00:00:00" table:content-validation-name="val5" table:style-name="ce178">
            <text:p>12.02.2019</text:p>
          </table:table-cell>
          <table:table-cell office:value-type="float" office:value="2" table:formula="of:=MONTH([.K480])" table:style-name="ce113">
            <text:p>2</text:p>
          </table:table-cell>
          <table:table-cell office:value-type="string" table:style-name="ce2">
            <text:p>Тольятти</text:p>
          </table:table-cell>
          <table:table-cell office:value-type="string" table:style-name="ce2">
            <text:p>12-13.02</text:p>
          </table:table-cell>
          <table:table-cell table:number-columns-repeated="4" table:style-name="ce2"/>
          <table:table-cell table:content-validation-name="val9"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2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80" table:style-name="ce162">
            <text:p>480</text:p>
          </table:table-cell>
          <table:table-cell table:content-validation-name="val7" table:style-name="ce217"/>
          <table:table-cell table:content-validation-name="val17" table:style-name="ce217"/>
          <table:table-cell office:value-type="string" table:content-validation-name="val18" table:style-name="ce3">
            <text:p>ВОВА</text:p>
          </table:table-cell>
          <table:table-cell table:content-validation-name="val15" table:style-name="ce2"/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Услуги фумигации</text:p>
          </table:table-cell>
          <table:table-cell office:value-type="date" office:date-value="2019-02-12T00:00:00" table:content-validation-name="val5" table:style-name="ce182">
            <text:p>12.02.2019</text:p>
          </table:table-cell>
          <table:table-cell table:style-name="ce113"/>
          <table:table-cell office:value-type="string" table:style-name="ce3">
            <text:p>Тольятти</text:p>
          </table:table-cell>
          <table:table-cell office:value-type="date" office:date-value="2019-02-13T00:00:00" table:style-name="ce87">
            <text:p>13.02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34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1" table:style-name="ce162">
            <text:p>48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DHL Екат</text:p>
          </table:table-cell>
          <table:table-cell table:style-name="ce1"/>
          <table:table-cell office:value-type="string" table:style-name="ce2">
            <text:p>№ 21 на 13.02.2019 (ТОРА)</text:p>
          </table:table-cell>
          <table:table-cell office:value-type="date" office:date-value="2019-02-13T00:00:00" table:content-validation-name="val5" table:style-name="ce178">
            <text:p>13.02.2019</text:p>
          </table:table-cell>
          <table:table-cell office:value-type="float" office:value="2" table:formula="of:=MONTH([.K482])" table:style-name="ce113">
            <text:p>2</text:p>
          </table:table-cell>
          <table:table-cell office:value-type="string" table:style-name="ce2">
            <text:p>г. Первоуральск</text:p>
          </table:table-cell>
          <table:table-cell office:value-type="date" office:date-value="2019-02-13T00:00:00" table:style-name="ce4">
            <text:p>13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2" table:style-name="ce162">
            <text:p>48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office:value-type="string" table:style-name="ce3">
            <text:p><text:s/></text:p>
          </table:table-cell>
          <table:table-cell office:value-type="string" table:style-name="ce2">
            <text:p>№ РЭД 13/02 от 13.02.2019</text:p>
          </table:table-cell>
          <table:table-cell office:value-type="date" office:date-value="2019-02-13T00:00:00" table:content-validation-name="val5" table:style-name="ce178">
            <text:p>13.02.2019</text:p>
          </table:table-cell>
          <table:table-cell office:value-type="float" office:value="2" table:formula="of:=MONTH([.K483])" table:style-name="ce113">
            <text:p>2</text:p>
          </table:table-cell>
          <table:table-cell office:value-type="string" table:style-name="ce2">
            <text:p>г. Казань</text:p>
          </table:table-cell>
          <table:table-cell office:value-type="date" office:date-value="2019-02-13T00:00:00" table:style-name="ce4">
            <text:p>13.02</text:p>
          </table:table-cell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135"/>
          <table:table-cell table:style-name="ce97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483" table:style-name="ce162">
            <text:p>4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№ 23 на 14.02.2019</text:p>
          </table:table-cell>
          <table:table-cell office:value-type="date" office:date-value="2019-02-14T00:00:00" table:content-validation-name="val5" table:style-name="ce178">
            <text:p>14.02.2019</text:p>
          </table:table-cell>
          <table:table-cell office:value-type="float" office:value="2" table:formula="of:=MONTH([.K484])" table:style-name="ce113">
            <text:p>2</text:p>
          </table:table-cell>
          <table:table-cell office:value-type="string" table:style-name="ce2">
            <text:p>Тольятти</text:p>
          </table:table-cell>
          <table:table-cell office:value-type="date" office:date-value="2019-02-14T00:00:00" table:style-name="ce4">
            <text:p>14.02</text:p>
          </table:table-cell>
          <table:table-cell table:number-columns-repeated="4" table:style-name="ce2"/>
          <table:table-cell table:style-name="ce97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84" table:style-name="ce162">
            <text:p>484</text:p>
          </table:table-cell>
          <table:table-cell table:content-validation-name="val7" table:style-name="ce217"/>
          <table:table-cell table:content-validation-name="val17" table:style-name="ce217"/>
          <table:table-cell office:value-type="string" table:content-validation-name="val18" table:style-name="ce3">
            <text:p>ВОВА</text:p>
          </table:table-cell>
          <table:table-cell table:content-validation-name="val15" table:style-name="ce2"/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Услуги фумигации</text:p>
          </table:table-cell>
          <table:table-cell office:value-type="date" office:date-value="2019-02-14T00:00:00" table:content-validation-name="val5" table:style-name="ce182">
            <text:p>14.02.2019</text:p>
          </table:table-cell>
          <table:table-cell table:style-name="ce113"/>
          <table:table-cell office:value-type="string" table:style-name="ce3">
            <text:p>Тольятти</text:p>
          </table:table-cell>
          <table:table-cell office:value-type="date" office:date-value="2019-02-14T00:00:00" table:style-name="ce87">
            <text:p>14.02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34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94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5" table:style-name="ce162">
            <text:p>48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">
            <text:p>№25 на 14.02.2019 (ТОРА)</text:p>
          </table:table-cell>
          <table:table-cell office:value-type="date" office:date-value="2019-02-14T00:00:00" table:content-validation-name="val5" table:style-name="ce178">
            <text:p>14.02.2019</text:p>
          </table:table-cell>
          <table:table-cell office:value-type="float" office:value="2" table:formula="of:=MONTH([.K486])" table:style-name="ce113">
            <text:p>2</text:p>
          </table:table-cell>
          <table:table-cell office:value-type="string" table:style-name="ce2">
            <text:p>Ногинский р-н МО</text:p>
          </table:table-cell>
          <table:table-cell office:value-type="date" office:date-value="2019-02-14T00:00:00" table:style-name="ce4">
            <text:p>14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6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9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6" table:style-name="ce162">
            <text:p>4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ТАТЬЯНА Б.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">
            <text:p>№27 на 14.02.2019</text:p>
          </table:table-cell>
          <table:table-cell office:value-type="date" office:date-value="2019-02-14T00:00:00" table:content-validation-name="val5" table:style-name="ce178">
            <text:p>14.02.2019</text:p>
          </table:table-cell>
          <table:table-cell office:value-type="float" office:value="2" table:formula="of:=MONTH([.K487])" table:style-name="ce113">
            <text:p>2</text:p>
          </table:table-cell>
          <table:table-cell office:value-type="string" table:style-name="ce2">
            <text:p>Балашиха</text:p>
          </table:table-cell>
          <table:table-cell office:value-type="date" office:date-value="2019-02-28T00:00:00" table:style-name="ce4">
            <text:p>28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7" table:style-name="ce162">
            <text:p>48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ТАТЬЯНА Б.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">
            <text:p>№26 на 14.02.2019</text:p>
          </table:table-cell>
          <table:table-cell office:value-type="date" office:date-value="2019-02-14T00:00:00" table:content-validation-name="val5" table:style-name="ce178">
            <text:p>14.02.2019</text:p>
          </table:table-cell>
          <table:table-cell office:value-type="float" office:value="2" table:formula="of:=MONTH([.K488])" table:style-name="ce113">
            <text:p>2</text:p>
          </table:table-cell>
          <table:table-cell office:value-type="string" table:style-name="ce2">
            <text:p>Балашиха</text:p>
          </table:table-cell>
          <table:table-cell office:value-type="date" office:date-value="2019-02-15T00:00:00" table:style-name="ce4">
            <text:p>15.02</text:p>
          </table:table-cell>
          <table:table-cell table:number-columns-repeated="2" table:style-name="ce2"/>
          <table:table-cell table:style-name="ce19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8" table:style-name="ce162">
            <text:p>48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">
            <text:p>№28 на 15.02.2019</text:p>
          </table:table-cell>
          <table:table-cell office:value-type="date" office:date-value="2019-02-15T00:00:00" table:content-validation-name="val5" table:style-name="ce178">
            <text:p>15.02.2019</text:p>
          </table:table-cell>
          <table:table-cell office:value-type="float" office:value="2" table:formula="of:=MONTH([.K489])" table:style-name="ce113">
            <text:p>2</text:p>
          </table:table-cell>
          <table:table-cell office:value-type="string" table:style-name="ce2">
            <text:p>Ногинск - Львовский</text:p>
          </table:table-cell>
          <table:table-cell office:value-type="date" office:date-value="2019-02-16T00:00:00" table:style-name="ce4">
            <text:p>16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8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9" table:style-name="ce162">
            <text:p>48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">
            <text:p>№27 на 18.02.2019 (ТОРА)</text:p>
          </table:table-cell>
          <table:table-cell office:value-type="date" office:date-value="2019-02-18T00:00:00" table:content-validation-name="val5" table:style-name="ce178">
            <text:p>18.02.2019</text:p>
          </table:table-cell>
          <table:table-cell office:value-type="float" office:value="2" table:formula="of:=MONTH([.K490])" table:style-name="ce113">
            <text:p>2</text:p>
          </table:table-cell>
          <table:table-cell office:value-type="string" table:style-name="ce2">
            <text:p>Львовский, МО</text:p>
          </table:table-cell>
          <table:table-cell office:value-type="date" office:date-value="2019-02-18T00:00:00" table:style-name="ce4">
            <text:p>18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6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90" table:style-name="ce162">
            <text:p>4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">
            <text:p>№29 на 18.02.2019</text:p>
          </table:table-cell>
          <table:table-cell office:value-type="date" office:date-value="2019-02-18T00:00:00" table:content-validation-name="val5" table:style-name="ce178">
            <text:p>18.02.2019</text:p>
          </table:table-cell>
          <table:table-cell office:value-type="float" office:value="2" table:formula="of:=MONTH([.K491])" table:style-name="ce113">
            <text:p>2</text:p>
          </table:table-cell>
          <table:table-cell office:value-type="string" table:style-name="ce2">
            <text:p>Тольятти</text:p>
          </table:table-cell>
          <table:table-cell office:value-type="date" office:date-value="2019-02-19T00:00:00" table:style-name="ce4">
            <text:p>19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139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13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91" table:style-name="ce162">
            <text:p>491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31 на 21.02.2019</text:p>
          </table:table-cell>
          <table:table-cell office:value-type="date" office:date-value="2019-02-21T00:00:00" table:content-validation-name="val5" table:style-name="ce182">
            <text:p>21.02.2019</text:p>
          </table:table-cell>
          <table:table-cell office:value-type="float" office:value="2" table:formula="of:=MONTH([.K492])" table:style-name="ce113">
            <text:p>2</text:p>
          </table:table-cell>
          <table:table-cell office:value-type="string" table:style-name="ce3">
            <text:p>Обухово</text:p>
          </table:table-cell>
          <table:table-cell office:value-type="date" office:date-value="2019-02-21T00:00:00" table:style-name="ce48">
            <text:p>21.02.19</text:p>
          </table:table-cell>
          <table:table-cell table:style-name="ce1"/>
          <table:table-cell table:style-name="ce3"/>
          <table:table-cell table:style-name="ce48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138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92" table:style-name="ce162">
            <text:p>492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35 на 25.01.2019</text:p>
          </table:table-cell>
          <table:table-cell office:value-type="date" office:date-value="2019-02-25T00:00:00" table:content-validation-name="val5" table:style-name="ce182">
            <text:p>25.02.2019</text:p>
          </table:table-cell>
          <table:table-cell office:value-type="float" office:value="2" table:formula="of:=MONTH([.K493])" table:style-name="ce113">
            <text:p>2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2-26T00:00:00" table:style-name="ce87">
            <text:p>26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93" table:style-name="ce162">
            <text:p>49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30 на 21.02.1019 (ТОРА)</text:p>
          </table:table-cell>
          <table:table-cell office:value-type="date" office:date-value="2019-02-21T00:00:00" table:content-validation-name="val5" table:style-name="ce182">
            <text:p>21.02.2019</text:p>
          </table:table-cell>
          <table:table-cell office:value-type="float" office:value="2" table:formula="of:=MONTH([.K494])" table:style-name="ce113">
            <text:p>2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2-21T00:00:00" table:style-name="ce87">
            <text:p>21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2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95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494" table:style-name="ce162">
            <text:p>49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33 на 22.02.2019 (ТОРА)</text:p>
          </table:table-cell>
          <table:table-cell office:value-type="date" office:date-value="2019-02-22T00:00:00" table:content-validation-name="val5" table:style-name="ce182">
            <text:p>22.02.2019</text:p>
          </table:table-cell>
          <table:table-cell office:value-type="float" office:value="2" table:formula="of:=MONTH([.K495])" table:style-name="ce113">
            <text:p>2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2-22T00:00:00" table:style-name="ce87">
            <text:p>22.02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41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3"/>
          <table:table-cell table:style-name="ce97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95" table:style-name="ce162">
            <text:p>49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35 на 22.02.2019 (ТОРА)</text:p>
          </table:table-cell>
          <table:table-cell office:value-type="date" office:date-value="2019-02-22T00:00:00" table:content-validation-name="val5" table:style-name="ce182">
            <text:p>22.02.2019</text:p>
          </table:table-cell>
          <table:table-cell office:value-type="float" office:value="2" table:formula="of:=MONTH([.K496])" table:style-name="ce113">
            <text:p>2</text:p>
          </table:table-cell>
          <table:table-cell office:value-type="string" table:style-name="ce3">
            <text:p>Белый Раст, МО</text:p>
          </table:table-cell>
          <table:table-cell office:value-type="date" office:date-value="2019-02-22T00:00:00" table:style-name="ce87">
            <text:p>22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6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96" table:style-name="ce162">
            <text:p>49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92">
            <text:p>№ РЭД 27/02 - 38 от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497])" table:style-name="ce113">
            <text:p>2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2-28T00:00:00" table:style-name="ce87">
            <text:p>28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97" table:style-name="ce162">
            <text:p>49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41 на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498])" table:style-name="ce113">
            <text:p>2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2-27T00:00:00" table:style-name="ce87">
            <text:p>27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3"/>
          <table:table-cell table:style-name="ce97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98" table:style-name="ce162">
            <text:p>498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39 на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499])" table:style-name="ce113">
            <text:p>2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2-28T00:00:00" table:style-name="ce87">
            <text:p>28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132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99" table:style-name="ce162">
            <text:p>499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130">
            <text:p>ООО "Балтийская Фабрика бумажных изделий"</text:p>
          </table:table-cell>
          <table:table-cell table:style-name="ce1"/>
          <table:table-cell office:value-type="string" table:style-name="ce3">
            <text:p>№40 на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500])" table:style-name="ce113">
            <text:p>2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3-01T00:00:00" table:style-name="ce87">
            <text:p>01.03</text:p>
          </table:table-cell>
          <table:table-cell table:style-name="ce3"/>
          <table:table-cell table:style-name="ce130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style-name="ce1"/>
          <table:table-cell table:style-name="ce3"/>
          <table:table-cell table:number-columns-repeated="6" table:style-name="ce1"/>
          <table:table-cell table:number-columns-repeated="5" table:style-name="ce162"/>
          <table:table-cell table:number-columns-repeated="5" table:style-name="ce1"/>
          <table:table-cell table:style-name="ce3"/>
          <table:table-cell table:style-name="ce48"/>
          <table:table-cell table:style-name="ce3"/>
          <table:table-cell table:number-columns-repeated="16314" table:style-name="ce1"/>
        </table:table-row>
        <table:table-row table:style-name="ro5">
          <table:table-cell office:value-type="float" office:value="500" table:style-name="ce162">
            <text:p>50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36 на 26.02.2019</text:p>
          </table:table-cell>
          <table:table-cell office:value-type="date" office:date-value="2019-02-26T00:00:00" table:content-validation-name="val5" table:style-name="ce182">
            <text:p>26.02.2019</text:p>
          </table:table-cell>
          <table:table-cell office:value-type="float" office:value="2" table:formula="of:=MONTH([.K501])" table:style-name="ce113">
            <text:p>2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2-27T00:00:00" table:style-name="ce87">
            <text:p>27.02</text:p>
          </table:table-cell>
          <table:table-cell table:style-name="ce3"/>
          <table:table-cell table:style-name="ce2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13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1" table:style-name="ce162">
            <text:p>50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37 на 26.02.2019</text:p>
          </table:table-cell>
          <table:table-cell office:value-type="date" office:date-value="2019-02-26T00:00:00" table:content-validation-name="val5" table:style-name="ce182">
            <text:p>26.02.2019</text:p>
          </table:table-cell>
          <table:table-cell office:value-type="float" office:value="2" table:formula="of:=MONTH([.K502])" table:style-name="ce113">
            <text:p>2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3-06T00:00:00" table:style-name="ce87">
            <text:p>06.03</text:p>
          </table:table-cell>
          <table:table-cell table:style-name="ce3"/>
          <table:table-cell table:style-name="ce2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32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2" table:style-name="ce162">
            <text:p>50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43 на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503])" table:style-name="ce113">
            <text:p>2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2-28T00:00:00" table:style-name="ce87">
            <text:p>28.02</text:p>
          </table:table-cell>
          <table:table-cell table:style-name="ce3"/>
          <table:table-cell table:style-name="ce2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3" table:style-name="ce162">
            <text:p>503</text:p>
          </table:table-cell>
          <table:table-cell table:content-validation-name="val7" table:style-name="ce219"/>
          <table:table-cell office:value-type="string" table:content-validation-name="val17" table:style-name="ce219">
            <text:p>DOM</text:p>
          </table:table-cell>
          <table:table-cell office:value-type="string" table:content-validation-name="val18" table:style-name="ce143">
            <text:p>ТАТЬЯНА Б.</text:p>
          </table:table-cell>
          <table:table-cell office:value-type="string" table:content-validation-name="val15" table:style-name="ce143">
            <text:p>ОЛЯ М.</text:p>
          </table:table-cell>
          <table:table-cell office:value-type="string" table:content-validation-name="val13" table:style-name="ce143">
            <text:p>ЗАПЛАНИРОВАН</text:p>
          </table:table-cell>
          <table:table-cell table:style-name="ce144"/>
          <table:table-cell office:value-type="string" table:content-validation-name="val16" table:style-name="ce143">
            <text:p>ХЕЛЛМАН</text:p>
          </table:table-cell>
          <table:table-cell table:style-name="ce144"/>
          <table:table-cell office:value-type="string" table:style-name="ce143">
            <text:p>№ 35 на 22.02.2019</text:p>
          </table:table-cell>
          <table:table-cell office:value-type="date" office:date-value="2019-02-22T00:00:00" table:content-validation-name="val5" table:style-name="ce183">
            <text:p>22.02.2019</text:p>
          </table:table-cell>
          <table:table-cell office:value-type="float" office:value="2" table:formula="of:=MONTH([.K504])" table:style-name="ce146">
            <text:p>2</text:p>
          </table:table-cell>
          <table:table-cell office:value-type="string" table:style-name="ce143">
            <text:p>г. Ставрополь</text:p>
          </table:table-cell>
          <table:table-cell office:value-type="string" table:style-name="ce143">
            <text:p>27/28.2019</text:p>
          </table:table-cell>
          <table:table-cell table:number-columns-repeated="2" table:style-name="ce143"/>
          <table:table-cell table:style-name="ce145"/>
          <table:table-cell table:style-name="ce143"/>
          <table:table-cell table:style-name="ce144"/>
          <table:table-cell table:style-name="ce147"/>
          <table:table-cell table:style-name="ce189"/>
          <table:table-cell table:style-name="ce148"/>
          <table:table-cell table:style-name="ce149"/>
          <table:table-cell table:content-validation-name="val9" table:style-name="ce143"/>
          <table:table-cell table:style-name="ce150"/>
          <table:table-cell table:style-name="ce151"/>
          <table:table-cell table:style-name="ce152"/>
          <table:table-cell table:content-validation-name="val2" table:style-name="ce153"/>
          <table:table-cell table:style-name="ce144"/>
          <table:table-cell table:style-name="ce148"/>
          <table:table-cell table:style-name="ce143"/>
          <table:table-cell table:style-name="ce147"/>
          <table:table-cell table:style-name="ce154"/>
          <table:table-cell table:style-name="ce179"/>
          <table:table-cell table:style-name="ce144"/>
          <table:table-cell table:style-name="ce147"/>
          <table:table-cell table:style-name="ce144"/>
          <table:table-cell table:style-name="ce143"/>
          <table:table-cell table:content-validation-name="val9" table:style-name="ce143"/>
          <table:table-cell table:style-name="ce144"/>
          <table:table-cell table:style-name="ce179"/>
          <table:table-cell table:number-columns-repeated="2" table:style-name="ce144"/>
          <table:table-cell table:style-name="ce179"/>
          <table:table-cell table:style-name="ce147"/>
          <table:table-cell table:number-columns-repeated="2" table:style-name="ce143"/>
          <table:table-cell table:style-name="ce179"/>
          <table:table-cell table:style-name="ce155"/>
          <table:table-cell table:number-columns-repeated="23" table:style-name="ce144"/>
          <table:table-cell table:number-columns-repeated="16312"/>
        </table:table-row>
        <table:table-row table:style-name="ro5">
          <table:table-cell office:value-type="float" office:value="504" table:style-name="ce162">
            <text:p>504</text:p>
          </table:table-cell>
          <table:table-cell table:content-validation-name="val7" table:style-name="ce219"/>
          <table:table-cell office:value-type="string" table:content-validation-name="val17" table:style-name="ce219">
            <text:p>DOM</text:p>
          </table:table-cell>
          <table:table-cell office:value-type="string" table:content-validation-name="val18" table:style-name="ce143">
            <text:p>ТАТЬЯНА Б.</text:p>
          </table:table-cell>
          <table:table-cell office:value-type="string" table:content-validation-name="val15" table:style-name="ce143">
            <text:p>ОЛЯ М.</text:p>
          </table:table-cell>
          <table:table-cell office:value-type="string" table:content-validation-name="val13" table:style-name="ce143">
            <text:p>ЗАПЛАНИРОВАН</text:p>
          </table:table-cell>
          <table:table-cell table:style-name="ce144"/>
          <table:table-cell office:value-type="string" table:content-validation-name="val16" table:style-name="ce143">
            <text:p>ООО Рыбинский кожевенный завод</text:p>
          </table:table-cell>
          <table:table-cell table:style-name="ce144"/>
          <table:table-cell office:value-type="string" table:style-name="ce143">
            <text:p>№ 31 на 21.02.2019</text:p>
          </table:table-cell>
          <table:table-cell office:value-type="date" office:date-value="2019-02-25T00:00:00" table:content-validation-name="val5" table:style-name="ce183">
            <text:p>25.02.2019</text:p>
          </table:table-cell>
          <table:table-cell office:value-type="float" office:value="2" table:formula="of:=MONTH([.K505])" table:style-name="ce146">
            <text:p>2</text:p>
          </table:table-cell>
          <table:table-cell office:value-type="string" table:style-name="ce143">
            <text:p>Шебекино Белгородская область<text:s/></text:p>
          </table:table-cell>
          <table:table-cell office:value-type="date" office:date-value="2019-02-25T00:00:00" table:style-name="ce145">
            <text:p>25.02</text:p>
          </table:table-cell>
          <table:table-cell table:number-columns-repeated="4" table:style-name="ce143"/>
          <table:table-cell table:style-name="ce144"/>
          <table:table-cell table:style-name="ce147"/>
          <table:table-cell table:style-name="ce189"/>
          <table:table-cell table:style-name="ce148"/>
          <table:table-cell table:style-name="ce149"/>
          <table:table-cell table:content-validation-name="val9" table:style-name="ce143"/>
          <table:table-cell table:style-name="ce150"/>
          <table:table-cell table:style-name="ce151"/>
          <table:table-cell table:style-name="ce152"/>
          <table:table-cell table:content-validation-name="val2" table:style-name="ce153"/>
          <table:table-cell table:style-name="ce144"/>
          <table:table-cell table:style-name="ce148"/>
          <table:table-cell table:style-name="ce143"/>
          <table:table-cell table:style-name="ce147"/>
          <table:table-cell table:style-name="ce154"/>
          <table:table-cell table:style-name="ce179"/>
          <table:table-cell table:style-name="ce144"/>
          <table:table-cell table:style-name="ce147"/>
          <table:table-cell table:style-name="ce144"/>
          <table:table-cell table:style-name="ce143"/>
          <table:table-cell table:content-validation-name="val9" table:style-name="ce143"/>
          <table:table-cell table:style-name="ce144"/>
          <table:table-cell table:style-name="ce179"/>
          <table:table-cell table:number-columns-repeated="2" table:style-name="ce144"/>
          <table:table-cell table:style-name="ce179"/>
          <table:table-cell table:style-name="ce147"/>
          <table:table-cell table:number-columns-repeated="2" table:style-name="ce143"/>
          <table:table-cell table:style-name="ce179"/>
          <table:table-cell table:style-name="ce155"/>
          <table:table-cell table:number-columns-repeated="23" table:style-name="ce144"/>
          <table:table-cell table:number-columns-repeated="16312"/>
        </table:table-row>
        <table:table-row table:style-name="ro5">
          <table:table-cell office:value-type="float" office:value="505" table:style-name="ce162">
            <text:p>50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DHL Екат</text:p>
          </table:table-cell>
          <table:table-cell table:style-name="ce1"/>
          <table:table-cell office:value-type="string" table:style-name="ce3">
            <text:p>№41 на28.02.2019 (ТОРА)</text:p>
          </table:table-cell>
          <table:table-cell office:value-type="date" office:date-value="2019-02-28T00:00:00" table:content-validation-name="val5" table:style-name="ce182">
            <text:p>28.02.2019</text:p>
          </table:table-cell>
          <table:table-cell office:value-type="float" office:value="2" table:formula="of:=MONTH([.K506])" table:style-name="ce113">
            <text:p>2</text:p>
          </table:table-cell>
          <table:table-cell office:value-type="string" table:style-name="ce3">
            <text:p>Тюмень</text:p>
          </table:table-cell>
          <table:table-cell office:value-type="date" office:date-value="2019-03-01T00:00:00" table:style-name="ce87">
            <text:p>01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6" table:style-name="ce162">
            <text:p>50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ТАТЬЯНА Б.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"РегПром"</text:p>
          </table:table-cell>
          <table:table-cell table:style-name="ce1"/>
          <table:table-cell office:value-type="string" table:style-name="ce3">
            <text:p>№ РЭД 28/02 - 46 от 28.02.2019</text:p>
          </table:table-cell>
          <table:table-cell office:value-type="date" office:date-value="2019-02-28T00:00:00" table:content-validation-name="val5" table:style-name="ce182">
            <text:p>28.02.2019</text:p>
          </table:table-cell>
          <table:table-cell office:value-type="float" office:value="2" table:formula="of:=MONTH([.K507])" table:style-name="ce113">
            <text:p>2</text:p>
          </table:table-cell>
          <table:table-cell office:value-type="string" table:style-name="ce3">
            <text:p>Липецк</text:p>
          </table:table-cell>
          <table:table-cell office:value-type="date" office:date-value="2019-03-01T00:00:00" table:style-name="ce87">
            <text:p>0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108"/>
          <table:table-cell table:number-columns-repeated="2" table:style-name="ce3"/>
          <table:table-cell table:style-name="ce182"/>
          <table:table-cell table:style-name="ce13"/>
          <table:table-cell table:number-columns-repeated="4"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7" table:style-name="ce162">
            <text:p>50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ОЛЯ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Гесштамп</text:p>
          </table:table-cell>
          <table:table-cell table:style-name="ce1"/>
          <table:table-cell office:value-type="string" table:style-name="ce3">
            <text:p>№ 48 на 01.03.2019</text:p>
          </table:table-cell>
          <table:table-cell office:value-type="date" office:date-value="2019-03-01T00:00:00" table:content-validation-name="val5" table:style-name="ce182">
            <text:p>1.03.2019</text:p>
          </table:table-cell>
          <table:table-cell office:value-type="float" office:value="3" table:formula="of:=MONTH([.K508])" table:style-name="ce113">
            <text:p>3</text:p>
          </table:table-cell>
          <table:table-cell office:value-type="string" table:style-name="ce3">
            <text:p>Калуга</text:p>
          </table:table-cell>
          <table:table-cell office:value-type="date" office:date-value="2019-03-01T00:00:00" table:style-name="ce87">
            <text:p>0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139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8" table:style-name="ce162">
            <text:p>508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92">
            <text:p>№ РЭД 28/02 - 48 от 28.02.2019</text:p>
          </table:table-cell>
          <table:table-cell office:value-type="date" office:date-value="2019-02-28T00:00:00" table:content-validation-name="val5" table:style-name="ce182">
            <text:p>28.02.2019</text:p>
          </table:table-cell>
          <table:table-cell office:value-type="float" office:value="2" table:formula="of:=MONTH([.K509])" table:style-name="ce113">
            <text:p>2</text:p>
          </table:table-cell>
          <table:table-cell office:value-type="string" table:style-name="ce3">
            <text:p>Тольятти</text:p>
          </table:table-cell>
          <table:table-cell office:value-type="date" office:date-value="2019-03-01T00:00:00" table:style-name="ce87">
            <text:p>0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56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9" table:style-name="ce162">
            <text:p>509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92">
            <text:p>№ 49 на 01.03.2019</text:p>
          </table:table-cell>
          <table:table-cell office:value-type="date" office:date-value="2019-03-01T00:00:00" table:content-validation-name="val5" table:style-name="ce182">
            <text:p>1.03.2019</text:p>
          </table:table-cell>
          <table:table-cell office:value-type="float" office:value="3" table:formula="of:=MONTH([.K510])" table:style-name="ce113">
            <text:p>3</text:p>
          </table:table-cell>
          <table:table-cell office:value-type="string" table:style-name="ce130">
            <text:p>с. Ягодное, Ставропольский р-н Самарская область</text:p>
          </table:table-cell>
          <table:table-cell office:value-type="date" office:date-value="2019-03-04T00:00:00" table:style-name="ce87">
            <text:p>0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10" table:style-name="ce162">
            <text:p>51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 45 <text:s/>на 04.03.2019</text:p>
          </table:table-cell>
          <table:table-cell office:value-type="date" office:date-value="2019-03-04T00:00:00" table:content-validation-name="val5" table:style-name="ce182">
            <text:p>4.03.2019</text:p>
          </table:table-cell>
          <table:table-cell office:value-type="float" office:value="3" table:formula="of:=MONTH([.K511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05T00:00:00" table:style-name="ce87">
            <text:p>05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11" table:style-name="ce162">
            <text:p>51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Промснабметалл"</text:p>
          </table:table-cell>
          <table:table-cell table:style-name="ce1"/>
          <table:table-cell office:value-type="string" table:style-name="ce3">
            <text:p>№47 на 28.02.2019 (ТОРА)</text:p>
          </table:table-cell>
          <table:table-cell office:value-type="date" office:date-value="2019-02-28T00:00:00" table:content-validation-name="val5" table:style-name="ce182">
            <text:p>28.02.2019</text:p>
          </table:table-cell>
          <table:table-cell office:value-type="float" office:value="2" table:formula="of:=MONTH([.K512])" table:style-name="ce113">
            <text:p>2</text:p>
          </table:table-cell>
          <table:table-cell office:value-type="string" table:style-name="ce3">
            <text:p>Первоуральск</text:p>
          </table:table-cell>
          <table:table-cell office:value-type="date" office:date-value="2019-02-28T00:00:00" table:style-name="ce87">
            <text:p>28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12" table:style-name="ce162">
            <text:p>51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 294 от 07.03.2019</text:p>
          </table:table-cell>
          <table:table-cell office:value-type="date" office:date-value="2019-03-07T00:00:00" table:content-validation-name="val5" table:style-name="ce182">
            <text:p>7.03.2019</text:p>
          </table:table-cell>
          <table:table-cell office:value-type="float" office:value="3" table:formula="of:=MONTH([.K513])" table:style-name="ce113">
            <text:p>3</text:p>
          </table:table-cell>
          <table:table-cell office:value-type="string" table:style-name="ce3">
            <text:p>г. Шушары Санкт-Петербург</text:p>
          </table:table-cell>
          <table:table-cell office:value-type="date" office:date-value="2019-03-10T00:00:00" table:style-name="ce87">
            <text:p>10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3" table:style-name="ce162">
            <text:p>513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<text:s/>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50 на 06.03.2019</text:p>
          </table:table-cell>
          <table:table-cell office:value-type="date" office:date-value="2019-03-06T00:00:00" table:content-validation-name="val5" table:style-name="ce182">
            <text:p>6.03.2019</text:p>
          </table:table-cell>
          <table:table-cell office:value-type="float" office:value="3" table:formula="of:=MONTH([.K514])" table:style-name="ce113">
            <text:p>3</text:p>
          </table:table-cell>
          <table:table-cell office:value-type="string" table:style-name="ce3">
            <text:p>Шереметьево Карго</text:p>
          </table:table-cell>
          <table:table-cell office:value-type="date" office:date-value="2019-03-09T00:00:00" table:style-name="ce87">
            <text:p>0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4" table:style-name="ce162">
            <text:p>514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52 на 01.03.2019</text:p>
          </table:table-cell>
          <table:table-cell office:value-type="date" office:date-value="2019-03-01T00:00:00" table:content-validation-name="val5" table:style-name="ce182">
            <text:p>1.03.2019</text:p>
          </table:table-cell>
          <table:table-cell office:value-type="float" office:value="3" table:formula="of:=MONTH([.K515])" table:style-name="ce113">
            <text:p>3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3-05T00:00:00" table:style-name="ce48">
            <text:p>05.03.19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5" table:style-name="ce162">
            <text:p>51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92">
            <text:p>№ РЭД 11/03 - 51 от 11.03.2019</text:p>
          </table:table-cell>
          <table:table-cell office:value-type="date" office:date-value="2019-03-11T00:00:00" table:content-validation-name="val5" table:style-name="ce182">
            <text:p>11.03.2019</text:p>
          </table:table-cell>
          <table:table-cell office:value-type="float" office:value="3" table:formula="of:=MONTH([.K516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97"/>
          <table:table-cell table:style-name="ce47"/>
          <table:table-cell table:style-name="ce3"/>
          <table:table-cell table:style-name="ce47"/>
          <table:table-cell table:style-name="ce14"/>
          <table:table-cell table:style-name="ce184"/>
          <table:table-cell table:style-name="ce3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6" table:style-name="ce162">
            <text:p>516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92">
            <text:p>№ 51 на 11.03.2019</text:p>
          </table:table-cell>
          <table:table-cell office:value-type="date" office:date-value="2019-03-11T00:00:00" table:content-validation-name="val5" table:style-name="ce182">
            <text:p>11.03.2019</text:p>
          </table:table-cell>
          <table:table-cell office:value-type="float" office:value="3" table:formula="of:=MONTH([.K517])" table:style-name="ce113">
            <text:p>3</text:p>
          </table:table-cell>
          <table:table-cell office:value-type="string" table:style-name="ce3">
            <text:p>Шереметьево Карго</text:p>
          </table:table-cell>
          <table:table-cell office:value-type="date" office:date-value="2019-03-11T00:00:00" table:style-name="ce87">
            <text:p>1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7" table:style-name="ce162">
            <text:p>51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Ультра</text:p>
          </table:table-cell>
          <table:table-cell table:style-name="ce1"/>
          <table:table-cell office:value-type="string" table:style-name="ce3">
            <text:p>№ 38 на 12.03.2019 (ТОРА)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18])" table:style-name="ce113">
            <text:p>3</text:p>
          </table:table-cell>
          <table:table-cell office:value-type="string" table:style-name="ce3">
            <text:p>Белорецк</text:p>
          </table:table-cell>
          <table:table-cell office:value-type="date" office:date-value="2019-03-14T00:00:00" table:style-name="ce87">
            <text:p>1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18" table:style-name="ce162">
            <text:p>51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59 на 12.03.2019 (ТОРА)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19])" table:style-name="ce113">
            <text:p>3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19" table:style-name="ce162">
            <text:p>51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54 на 12.03.2019 (ТОРА)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0])" table:style-name="ce113">
            <text:p>3</text:p>
          </table:table-cell>
          <table:table-cell office:value-type="string" table:style-name="ce3">
            <text:p>Раменское, МО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20" table:style-name="ce162">
            <text:p>52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54 на 12.03.2019 (ТОРА)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1])" table:style-name="ce113">
            <text:p>3</text:p>
          </table:table-cell>
          <table:table-cell office:value-type="string" table:style-name="ce3">
            <text:p>Гай, Оренбургская обл.</text:p>
          </table:table-cell>
          <table:table-cell office:value-type="date" office:date-value="2019-03-13T00:00:00" table:style-name="ce87">
            <text:p>13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21" table:style-name="ce162">
            <text:p>52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51 на 07.03.2019 (ТОРА)</text:p>
          </table:table-cell>
          <table:table-cell office:value-type="date" office:date-value="2019-03-07T00:00:00" table:content-validation-name="val5" table:style-name="ce182">
            <text:p>7.03.2019</text:p>
          </table:table-cell>
          <table:table-cell office:value-type="float" office:value="3" table:formula="of:=MONTH([.K522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57"/>
          <table:table-cell table:style-name="ce139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22" table:style-name="ce162">
            <text:p>52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70 на 12.03.2019<text:s/>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3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3T00:00:00" table:style-name="ce87">
            <text:p>13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137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style-name="ce1"/>
          <table:table-cell table:style-name="ce97"/>
          <table:table-cell table:number-columns-repeated="16330"/>
        </table:table-row>
        <table:table-row table:style-name="ro5">
          <table:table-cell office:value-type="float" office:value="523" table:style-name="ce162">
            <text:p>523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Кюне+Нагель</text:p>
          </table:table-cell>
          <table:table-cell table:style-name="ce1"/>
          <table:table-cell office:value-type="string" table:style-name="ce3">
            <text:p>№69 на 12.03.2019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4])" table:style-name="ce113">
            <text:p>3</text:p>
          </table:table-cell>
          <table:table-cell office:value-type="string" table:style-name="ce3">
            <text:p>Ульяновск</text:p>
          </table:table-cell>
          <table:table-cell office:value-type="date" office:date-value="2019-03-13T00:00:00" table:style-name="ce87">
            <text:p>13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24" table:style-name="ce162">
            <text:p>52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54 на 12.03.2019<text:s/>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5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97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25" table:style-name="ce162">
            <text:p>52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52 на 11.03.2019 (ТОРА)</text:p>
          </table:table-cell>
          <table:table-cell office:value-type="date" office:date-value="2019-03-11T00:00:00" table:content-validation-name="val5" table:style-name="ce182">
            <text:p>11.03.2019</text:p>
          </table:table-cell>
          <table:table-cell office:value-type="float" office:value="3" table:formula="of:=MONTH([.K526])" table:style-name="ce113">
            <text:p>3</text:p>
          </table:table-cell>
          <table:table-cell office:value-type="string" table:style-name="ce3">
            <text:p>Казань</text:p>
          </table:table-cell>
          <table:table-cell office:value-type="date" office:date-value="2019-03-11T00:00:00" table:style-name="ce87">
            <text:p>1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26" table:style-name="ce162">
            <text:p>52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63 на 14.03.2019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27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4T00:00:00" table:style-name="ce87">
            <text:p>1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27" table:style-name="ce162">
            <text:p>52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71 на 14.03.2019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28])" table:style-name="ce113">
            <text:p>3</text:p>
          </table:table-cell>
          <table:table-cell office:value-type="string" table:style-name="ce3">
            <text:p>Владимир</text:p>
          </table:table-cell>
          <table:table-cell office:value-type="date" office:date-value="2019-03-15T00:00:00" table:style-name="ce87">
            <text:p>15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58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4"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28" table:style-name="ce162">
            <text:p>52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РЭД 14/03 - 67 от 14.03.2019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29])" table:style-name="ce113">
            <text:p>3</text:p>
          </table:table-cell>
          <table:table-cell office:value-type="string" table:style-name="ce3">
            <text:p>Шереметьво Карго</text:p>
          </table:table-cell>
          <table:table-cell office:value-type="date" office:date-value="2019-03-14T00:00:00" table:style-name="ce87">
            <text:p>1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29" table:style-name="ce162">
            <text:p>52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ДМ/19/17 №0184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30])" table:style-name="ce113">
            <text:p>3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3-28T00:00:00" table:style-name="ce87">
            <text:p>28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0" table:style-name="ce162">
            <text:p>53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РАСНОДАР</text:p>
          </table:table-cell>
          <table:table-cell table:style-name="ce1"/>
          <table:table-cell office:value-type="string" table:style-name="ce3">
            <text:p>№81 на 14.03.2019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31])" table:style-name="ce113">
            <text:p>3</text:p>
          </table:table-cell>
          <table:table-cell office:value-type="string" table:style-name="ce3">
            <text:p>Краснодар</text:p>
          </table:table-cell>
          <table:table-cell office:value-type="date" office:date-value="2019-03-15T00:00:00" table:style-name="ce87">
            <text:p>15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1" table:style-name="ce162">
            <text:p>53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table:content-validation-name="val15" table:style-name="ce1"/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 303 от 14.03.2019 (РЭД)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32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17T00:00:00" table:style-name="ce87">
            <text:p>17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2" table:style-name="ce162">
            <text:p>532</text:p>
          </table:table-cell>
          <table:table-cell table:content-validation-name="val7" table:style-name="ce219"/>
          <table:table-cell office:value-type="string" table:content-validation-name="val17" table:style-name="ce219">
            <text:p>DOM</text:p>
          </table:table-cell>
          <table:table-cell office:value-type="string" table:content-validation-name="val18" table:style-name="ce143">
            <text:p>НАДЕЖДА</text:p>
          </table:table-cell>
          <table:table-cell office:value-type="string" table:content-validation-name="val15" table:style-name="ce143">
            <text:p>ОЛЯ П.</text:p>
          </table:table-cell>
          <table:table-cell office:value-type="string" table:content-validation-name="val13" table:style-name="ce143">
            <text:p>ЗАПЛАНИРОВАН</text:p>
          </table:table-cell>
          <table:table-cell table:style-name="ce144"/>
          <table:table-cell office:value-type="string" table:content-validation-name="val16" table:style-name="ce143">
            <text:p>ХЕЛЛМАН</text:p>
          </table:table-cell>
          <table:table-cell table:style-name="ce144"/>
          <table:table-cell office:value-type="string" table:style-name="ce143">
            <text:p>№ 27 ОТ 14.02.2019</text:p>
          </table:table-cell>
          <table:table-cell office:value-type="date" office:date-value="2019-03-14T00:00:00" table:content-validation-name="val5" table:style-name="ce183">
            <text:p>14.03.2019</text:p>
          </table:table-cell>
          <table:table-cell office:value-type="float" office:value="3" table:formula="of:=MONTH([.K533])" table:style-name="ce146">
            <text:p>3</text:p>
          </table:table-cell>
          <table:table-cell office:value-type="string" table:style-name="ce143">
            <text:p>Балашиха</text:p>
          </table:table-cell>
          <table:table-cell office:value-type="date" office:date-value="2019-04-05T00:00:00" table:style-name="ce145">
            <text:p>05.04</text:p>
          </table:table-cell>
          <table:table-cell table:number-columns-repeated="2" table:style-name="ce143"/>
          <table:table-cell table:style-name="ce145"/>
          <table:table-cell table:style-name="ce143"/>
          <table:table-cell table:style-name="ce144"/>
          <table:table-cell table:style-name="ce147"/>
          <table:table-cell table:style-name="ce189"/>
          <table:table-cell table:style-name="ce148"/>
          <table:table-cell table:style-name="ce149"/>
          <table:table-cell table:content-validation-name="val9" table:style-name="ce143"/>
          <table:table-cell table:style-name="ce150"/>
          <table:table-cell table:style-name="ce151"/>
          <table:table-cell table:style-name="ce152"/>
          <table:table-cell table:content-validation-name="val2" table:style-name="ce153"/>
          <table:table-cell table:style-name="ce144"/>
          <table:table-cell table:style-name="ce148"/>
          <table:table-cell table:style-name="ce143"/>
          <table:table-cell table:style-name="ce147"/>
          <table:table-cell table:style-name="ce154"/>
          <table:table-cell table:style-name="ce179"/>
          <table:table-cell table:style-name="ce144"/>
          <table:table-cell table:style-name="ce147"/>
          <table:table-cell table:style-name="ce144"/>
          <table:table-cell table:style-name="ce143"/>
          <table:table-cell table:content-validation-name="val9" table:style-name="ce143"/>
          <table:table-cell table:style-name="ce144"/>
          <table:table-cell table:style-name="ce179"/>
          <table:table-cell table:number-columns-repeated="2" table:style-name="ce144"/>
          <table:table-cell table:style-name="ce179"/>
          <table:table-cell table:style-name="ce147"/>
          <table:table-cell table:number-columns-repeated="2" table:style-name="ce143"/>
          <table:table-cell table:style-name="ce179"/>
          <table:table-cell table:style-name="ce155"/>
          <table:table-cell table:number-columns-repeated="23" table:style-name="ce144"/>
          <table:table-cell table:number-columns-repeated="16312"/>
        </table:table-row>
        <table:table-row table:style-name="ro5">
          <table:table-cell office:value-type="float" office:value="533" table:style-name="ce162">
            <text:p>53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 66 от 15.03.2019 (ТОРА)</text:p>
          </table:table-cell>
          <table:table-cell office:value-type="date" office:date-value="2019-03-15T00:00:00" table:content-validation-name="val5" table:style-name="ce182">
            <text:p>15.03.2019</text:p>
          </table:table-cell>
          <table:table-cell office:value-type="float" office:value="3" table:formula="of:=MONTH([.K534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159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4" table:style-name="ce162">
            <text:p>53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 71 от 18.03.2019</text:p>
          </table:table-cell>
          <table:table-cell office:value-type="date" office:date-value="2019-03-18T00:00:00" table:content-validation-name="val5" table:style-name="ce182">
            <text:p>18.03.2019</text:p>
          </table:table-cell>
          <table:table-cell office:value-type="float" office:value="3" table:formula="of:=MONTH([.K535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139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5" table:style-name="ce162">
            <text:p>53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НПК" Астат"</text:p>
          </table:table-cell>
          <table:table-cell table:style-name="ce1"/>
          <table:table-cell office:value-type="string" table:style-name="ce3">
            <text:p>№ 72 от 18.03.2019</text:p>
          </table:table-cell>
          <table:table-cell office:value-type="date" office:date-value="2019-03-18T00:00:00" table:content-validation-name="val5" table:style-name="ce182">
            <text:p>18.03.2019</text:p>
          </table:table-cell>
          <table:table-cell office:value-type="float" office:value="3" table:formula="of:=MONTH([.K536])" table:style-name="ce113">
            <text:p>3</text:p>
          </table:table-cell>
          <table:table-cell office:value-type="string" table:style-name="ce3">
            <text:p>г. Дзержинск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6" table:style-name="ce162">
            <text:p>53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ЗАО Самарский гипсовый комбинат</text:p>
          </table:table-cell>
          <table:table-cell table:style-name="ce1"/>
          <table:table-cell office:value-type="string" table:style-name="ce3">
            <text:p>№ 73 от 18.03.2019</text:p>
          </table:table-cell>
          <table:table-cell office:value-type="date" office:date-value="2019-03-18T00:00:00" table:content-validation-name="val5" table:style-name="ce182">
            <text:p>18.03.2019</text:p>
          </table:table-cell>
          <table:table-cell office:value-type="float" office:value="3" table:formula="of:=MONTH([.K537])" table:style-name="ce113">
            <text:p>3</text:p>
          </table:table-cell>
          <table:table-cell office:value-type="string" table:style-name="ce3">
            <text:p>г. Самара</text:p>
          </table:table-cell>
          <table:table-cell office:value-type="date" office:date-value="2019-03-20T00:00:00" table:style-name="ce140">
            <text:p>20.03.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7" table:style-name="ce162">
            <text:p>53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ЗАО Самарский гипсовый комбинат</text:p>
          </table:table-cell>
          <table:table-cell table:style-name="ce1"/>
          <table:table-cell office:value-type="string" table:style-name="ce3">
            <text:p>№ 70 от 18.03.2019</text:p>
          </table:table-cell>
          <table:table-cell office:value-type="date" office:date-value="2019-03-18T00:00:00" table:content-validation-name="val5" table:style-name="ce182">
            <text:p>18.03.2019</text:p>
          </table:table-cell>
          <table:table-cell office:value-type="float" office:value="3" table:formula="of:=MONTH([.K538])" table:style-name="ce113">
            <text:p>3</text:p>
          </table:table-cell>
          <table:table-cell office:value-type="string" table:style-name="ce3">
            <text:p>г. Самара</text:p>
          </table:table-cell>
          <table:table-cell office:value-type="date" office:date-value="2019-03-21T00:00:00" table:style-name="ce140">
            <text:p>21.03.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3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8" table:style-name="ce162">
            <text:p>53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РЭД 15/03 -67 от 15.03.2019</text:p>
          </table:table-cell>
          <table:table-cell office:value-type="date" office:date-value="2019-03-15T00:00:00" table:content-validation-name="val5" table:style-name="ce182">
            <text:p>15.03.2019</text:p>
          </table:table-cell>
          <table:table-cell office:value-type="float" office:value="3" table:formula="of:=MONTH([.K539])" table:style-name="ce113">
            <text:p>3</text:p>
          </table:table-cell>
          <table:table-cell office:value-type="string" table:style-name="ce3">
            <text:p>г. Куйбышев Новосибирская область</text:p>
          </table:table-cell>
          <table:table-cell office:value-type="date" office:date-value="2019-03-18T00:00:00" table:style-name="ce87">
            <text:p>18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97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9" table:style-name="ce162">
            <text:p>53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76 на 19.03.20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0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60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0" table:style-name="ce162">
            <text:p>54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74 на 19.03.20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1])" table:style-name="ce113">
            <text:p>3</text:p>
          </table:table-cell>
          <table:table-cell office:value-type="string" table:style-name="ce3">
            <text:p>Владимир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1" table:style-name="ce162">
            <text:p>54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РЭД 19/03 № 77 от 19.03.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2])" table:style-name="ce113">
            <text:p>3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3-20T00:00:00" table:style-name="ce87">
            <text:p>20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>
            <office:annotation draw:style-name="a22" svg:x="49.8125in" svg:y="118.916666666667in" svg:width="4.11805555555556in" svg:height="0.583333333333333in">
              <dc:creator/>
              <text:p>127000 трнс усл+аренда пандуса</text:p>
              <text:p><text:tab/>-Марина бух_1</text:p>
            </office:annotation>
          </table:table-cell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2" table:style-name="ce162">
            <text:p>54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Металл-Завод</text:p>
          </table:table-cell>
          <table:table-cell table:style-name="ce1"/>
          <table:table-cell office:value-type="string" table:style-name="ce3">
            <text:p>№ РЭД 19/03 № 78 от 19.03.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3])" table:style-name="ce113">
            <text:p>3</text:p>
          </table:table-cell>
          <table:table-cell office:value-type="string" table:style-name="ce3">
            <text:p>г. Кубинка МО</text:p>
          </table:table-cell>
          <table:table-cell office:value-type="date" office:date-value="2019-03-20T00:00:00" table:style-name="ce87">
            <text:p>20.03</text:p>
          </table:table-cell>
          <table:table-cell table:number-columns-repeated="5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3" table:style-name="ce162">
            <text:p>54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79 на 20.03.2019</text:p>
          </table:table-cell>
          <table:table-cell office:value-type="date" office:date-value="2019-03-20T00:00:00" table:content-validation-name="val5" table:style-name="ce182">
            <text:p>20.03.2019</text:p>
          </table:table-cell>
          <table:table-cell office:value-type="float" office:value="3" table:formula="of:=MONTH([.K544])" table:style-name="ce113">
            <text:p>3</text:p>
          </table:table-cell>
          <table:table-cell office:value-type="string" table:style-name="ce3">
            <text:p>г. Советск Тульской облати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4" table:style-name="ce162">
            <text:p>54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 80 от 20.03.2019</text:p>
          </table:table-cell>
          <table:table-cell office:value-type="date" office:date-value="2019-03-20T00:00:00" table:content-validation-name="val5" table:style-name="ce182">
            <text:p>20.03.2019</text:p>
          </table:table-cell>
          <table:table-cell office:value-type="float" office:value="3" table:formula="of:=MONTH([.K545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24T00:00:00" table:style-name="ce87">
            <text:p>2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45" table:style-name="ce162">
            <text:p>54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ЗАО Самарский гипсовый комбинат</text:p>
          </table:table-cell>
          <table:table-cell table:style-name="ce1"/>
          <table:table-cell office:value-type="string" table:style-name="ce3">
            <text:p>№ 75 от 19.03.20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6])" table:style-name="ce113">
            <text:p>3</text:p>
          </table:table-cell>
          <table:table-cell office:value-type="string" table:style-name="ce3">
            <text:p>г. Самара</text:p>
          </table:table-cell>
          <table:table-cell office:value-type="date" office:date-value="2019-03-20T00:00:00" table:style-name="ce87">
            <text:p>20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46" table:style-name="ce162">
            <text:p>54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Ваше Хозяйство"</text:p>
          </table:table-cell>
          <table:table-cell table:style-name="ce1"/>
          <table:table-cell office:value-type="string" table:style-name="ce3">
            <text:p>№ 81/82 ОТ 22.03.2019</text:p>
          </table:table-cell>
          <table:table-cell office:value-type="date" office:date-value="2019-03-22T00:00:00" table:content-validation-name="val5" table:style-name="ce182">
            <text:p>22.03.2019</text:p>
          </table:table-cell>
          <table:table-cell office:value-type="float" office:value="3" table:formula="of:=MONTH([.K547])" table:style-name="ce113">
            <text:p>3</text:p>
          </table:table-cell>
          <table:table-cell office:value-type="string" table:style-name="ce3">
            <text:p>г. Нижний Новгород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47"/>
          <table:table-cell table:style-name="ce3"/>
          <table:table-cell table:style-name="ce97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47" table:style-name="ce162">
            <text:p>54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91 на 22.03.2019 (ТОРА)</text:p>
          </table:table-cell>
          <table:table-cell office:value-type="date" office:date-value="2019-03-22T00:00:00" table:content-validation-name="val5" table:style-name="ce182">
            <text:p>22.03.2019</text:p>
          </table:table-cell>
          <table:table-cell office:value-type="float" office:value="3" table:formula="of:=MONTH([.K548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23T00:00:00" table:style-name="ce87">
            <text:p>23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48" table:style-name="ce162">
            <text:p>54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91 на 22.03.2019 (ТОРА)</text:p>
          </table:table-cell>
          <table:table-cell office:value-type="date" office:date-value="2019-03-22T00:00:00" table:content-validation-name="val5" table:style-name="ce182">
            <text:p>22.03.2019</text:p>
          </table:table-cell>
          <table:table-cell office:value-type="float" office:value="3" table:formula="of:=MONTH([.K549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49" table:style-name="ce162">
            <text:p>54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88 на 21.03.2019 (ТОРА)</text:p>
          </table:table-cell>
          <table:table-cell office:value-type="date" office:date-value="2019-03-21T00:00:00" table:content-validation-name="val5" table:style-name="ce182">
            <text:p>21.03.2019</text:p>
          </table:table-cell>
          <table:table-cell office:value-type="float" office:value="3" table:formula="of:=MONTH([.K550])" table:style-name="ce113">
            <text:p>3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50" table:style-name="ce162">
            <text:p>55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78 на 21.03.2019 (ТОРА)</text:p>
          </table:table-cell>
          <table:table-cell office:value-type="date" office:date-value="2019-03-21T00:00:00" table:content-validation-name="val5" table:style-name="ce182">
            <text:p>21.03.2019</text:p>
          </table:table-cell>
          <table:table-cell office:value-type="float" office:value="3" table:formula="of:=MONTH([.K551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3"/>
          <table:table-cell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51" table:style-name="ce162">
            <text:p>55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95 на 25.03.2019 (ТОРА)</text:p>
          </table:table-cell>
          <table:table-cell office:value-type="date" office:date-value="2019-03-25T00:00:00" table:content-validation-name="val5" table:style-name="ce182">
            <text:p>25.03.2019</text:p>
          </table:table-cell>
          <table:table-cell office:value-type="float" office:value="3" table:formula="of:=MONTH([.K552])" table:style-name="ce113">
            <text:p>3</text:p>
          </table:table-cell>
          <table:table-cell office:value-type="string" table:style-name="ce3">
            <text:p>Белый Раст, МО</text:p>
          </table:table-cell>
          <table:table-cell office:value-type="date" office:date-value="2019-03-25T00:00:00" table:style-name="ce87">
            <text:p>25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61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52" table:style-name="ce162">
            <text:p>55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ИНТА-ТРАНС +</text:p>
          </table:table-cell>
          <table:table-cell table:style-name="ce1"/>
          <table:table-cell office:value-type="string" table:style-name="ce3">
            <text:p>№92 на 25.03.2019 (ТОРА)</text:p>
          </table:table-cell>
          <table:table-cell office:value-type="date" office:date-value="2019-03-25T00:00:00" table:content-validation-name="val5" table:style-name="ce182">
            <text:p>25.03.2019</text:p>
          </table:table-cell>
          <table:table-cell office:value-type="float" office:value="3" table:formula="of:=MONTH([.K553])" table:style-name="ce113">
            <text:p>3</text:p>
          </table:table-cell>
          <table:table-cell office:value-type="string" table:style-name="ce3">
            <text:p>Стерлитамак</text:p>
          </table:table-cell>
          <table:table-cell office:value-type="date" office:date-value="2019-03-25T00:00:00" table:style-name="ce87">
            <text:p>25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53" table:style-name="ce162">
            <text:p>55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94 на 25.03.2019 (ТОРА)</text:p>
          </table:table-cell>
          <table:table-cell office:value-type="date" office:date-value="2019-03-25T00:00:00" table:content-validation-name="val5" table:style-name="ce182">
            <text:p>25.03.2019</text:p>
          </table:table-cell>
          <table:table-cell office:value-type="float" office:value="3" table:formula="of:=MONTH([.K554])" table:style-name="ce113">
            <text:p>3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3-27T00:00:00" table:style-name="ce87">
            <text:p>27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54" table:style-name="ce162">
            <text:p>55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Похвистнево</text:p>
          </table:table-cell>
          <table:table-cell table:style-name="ce1"/>
          <table:table-cell office:value-type="string" table:style-name="ce3">
            <text:p>№ 91 на 26.06.2019 РЭД</text:p>
          </table:table-cell>
          <table:table-cell office:value-type="date" office:date-value="2019-03-26T00:00:00" table:content-validation-name="val5" table:style-name="ce182">
            <text:p>26.03.2019</text:p>
          </table:table-cell>
          <table:table-cell office:value-type="float" office:value="3" table:formula="of:=MONTH([.K555])" table:style-name="ce113">
            <text:p>3</text:p>
          </table:table-cell>
          <table:table-cell office:value-type="string" table:style-name="ce3">
            <text:p>Похвитнево</text:p>
          </table:table-cell>
          <table:table-cell office:value-type="date" office:date-value="2019-03-29T00:00:00" table:style-name="ce87">
            <text:p>29.03</text:p>
          </table:table-cell>
          <table:table-cell table:style-name="ce3"/>
          <table:table-cell table:style-name="ce92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29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55" table:style-name="ce162">
            <text:p>55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Похвистнево</text:p>
          </table:table-cell>
          <table:table-cell table:style-name="ce1"/>
          <table:table-cell office:value-type="string" table:style-name="ce3">
            <text:p>№ 92 на 26.06.2019 РЭД</text:p>
          </table:table-cell>
          <table:table-cell office:value-type="date" office:date-value="2019-03-26T00:00:00" table:content-validation-name="val5" table:style-name="ce182">
            <text:p>26.03.2019</text:p>
          </table:table-cell>
          <table:table-cell office:value-type="float" office:value="3" table:formula="of:=MONTH([.K556])" table:style-name="ce113">
            <text:p>3</text:p>
          </table:table-cell>
          <table:table-cell office:value-type="string" table:style-name="ce3">
            <text:p>Златоуст ЧО</text:p>
          </table:table-cell>
          <table:table-cell office:value-type="date" office:date-value="2019-03-30T00:00:00" table:style-name="ce87">
            <text:p>30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29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56" table:style-name="ce162">
            <text:p>55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office:annotation draw:style-name="a23" svg:x="11.375in" svg:y="122.145833333333in" svg:width="5.88888888888889in" svg:height="0.583333333333333in">
              <dc:creator/>
              <text:p>Срыв по вине заказчика, но перевозчик обещал выставить срыв в 20%</text:p>
              <text:p><text:tab/>-Ольга Пар</text:p>
            </office:annotation>
            <text:p>ЛОРЕС</text:p>
          </table:table-cell>
          <table:table-cell table:style-name="ce1"/>
          <table:table-cell office:value-type="string" table:style-name="ce3">
            <text:p>№ РЭД 26/03 -88 от 26.03.19</text:p>
          </table:table-cell>
          <table:table-cell office:value-type="date" office:date-value="2019-03-26T00:00:00" table:content-validation-name="val5" table:style-name="ce182">
            <text:p>26.03.2019</text:p>
          </table:table-cell>
          <table:table-cell office:value-type="float" office:value="3" table:formula="of:=MONTH([.K557])" table:style-name="ce113">
            <text:p>3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4-03T00:00:00" table:style-name="ce87">
            <text:p>03.04</text:p>
          </table:table-cell>
          <table:table-cell table:style-name="ce3"/>
          <table:table-cell table:style-name="ce2"/>
          <table:table-cell table:number-columns-repeated="2"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1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57" table:style-name="ce162">
            <text:p>55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95 от 27.03.2019</text:p>
          </table:table-cell>
          <table:table-cell office:value-type="date" office:date-value="2019-03-27T00:00:00" table:content-validation-name="val5" table:style-name="ce182">
            <text:p>27.03.2019</text:p>
          </table:table-cell>
          <table:table-cell office:value-type="float" office:value="3" table:formula="of:=MONTH([.K558])" table:style-name="ce113">
            <text:p>3</text:p>
          </table:table-cell>
          <table:table-cell office:value-type="string" table:style-name="ce3">
            <text:p>г. Венев/г. Советск ТО</text:p>
          </table:table-cell>
          <table:table-cell office:value-type="date" office:date-value="2019-03-29T00:00:00" table:style-name="ce87">
            <text:p>29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58" table:style-name="ce162">
            <text:p>55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РЭД 27/03 -94 от 27.03.19</text:p>
          </table:table-cell>
          <table:table-cell office:value-type="date" office:date-value="2019-03-27T00:00:00" table:content-validation-name="val5" table:style-name="ce182">
            <text:p>27.03.2019</text:p>
          </table:table-cell>
          <table:table-cell office:value-type="float" office:value="3" table:formula="of:=MONTH([.K559])" table:style-name="ce113">
            <text:p>3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3-28T00:00:00" table:style-name="ce87">
            <text:p>28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59" table:style-name="ce162">
            <text:p>55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98 от 28.03.2019</text:p>
          </table:table-cell>
          <table:table-cell office:value-type="date" office:date-value="2019-03-28T00:00:00" table:content-validation-name="val5" table:style-name="ce182">
            <text:p>28.03.2019</text:p>
          </table:table-cell>
          <table:table-cell office:value-type="float" office:value="3" table:formula="of:=MONTH([.K560])" table:style-name="ce113">
            <text:p>3</text:p>
          </table:table-cell>
          <table:table-cell office:value-type="string" table:style-name="ce3">
            <text:p>г. Павловская</text:p>
          </table:table-cell>
          <table:table-cell office:value-type="date" office:date-value="2019-03-29T00:00:00" table:style-name="ce87">
            <text:p>29.03</text:p>
          </table:table-cell>
          <table:table-cell table:number-columns-repeated="2" table:style-name="ce3"/>
          <table:table-cell table:style-name="ce140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60" table:style-name="ce162">
            <text:p>56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 97 от 28.03.2019</text:p>
          </table:table-cell>
          <table:table-cell office:value-type="date" office:date-value="2019-03-28T00:00:00" table:content-validation-name="val5" table:style-name="ce182">
            <text:p>28.03.2019</text:p>
          </table:table-cell>
          <table:table-cell office:value-type="float" office:value="3" table:formula="of:=MONTH([.K561])" table:style-name="ce113">
            <text:p>3</text:p>
          </table:table-cell>
          <table:table-cell office:value-type="string" table:style-name="ce3">
            <text:p>г. Балашиха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1" table:style-name="ce162">
            <text:p>56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99 от 27.03.2019 (ТОРА)</text:p>
          </table:table-cell>
          <table:table-cell office:value-type="date" office:date-value="2019-03-27T00:00:00" table:content-validation-name="val5" table:style-name="ce182">
            <text:p>27.03.2019</text:p>
          </table:table-cell>
          <table:table-cell office:value-type="float" office:value="3" table:formula="of:=MONTH([.K562])" table:style-name="ce113">
            <text:p>3</text:p>
          </table:table-cell>
          <table:table-cell office:value-type="string" table:style-name="ce3">
            <text:p>Белый Раст, МО</text:p>
          </table:table-cell>
          <table:table-cell office:value-type="date" office:date-value="2019-03-27T00:00:00" table:style-name="ce87">
            <text:p>27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62" table:style-name="ce162">
            <text:p>56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99 от 28.03.2019 (ТОРА)</text:p>
          </table:table-cell>
          <table:table-cell office:value-type="date" office:date-value="2019-03-28T00:00:00" table:content-validation-name="val5" table:style-name="ce182">
            <text:p>28.03.2019</text:p>
          </table:table-cell>
          <table:table-cell office:value-type="float" office:value="3" table:formula="of:=MONTH([.K563])" table:style-name="ce113">
            <text:p>3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3-28T00:00:00" table:style-name="ce87">
            <text:p>28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3" table:style-name="ce162">
            <text:p>56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Экопрод"</text:p>
          </table:table-cell>
          <table:table-cell table:style-name="ce1"/>
          <table:table-cell office:value-type="string" table:style-name="ce3">
            <text:p>№ 100 от 29.03.2019 (ТОРА)</text:p>
          </table:table-cell>
          <table:table-cell office:value-type="date" office:date-value="2019-03-29T00:00:00" table:content-validation-name="val5" table:style-name="ce182">
            <text:p>29.03.2019</text:p>
          </table:table-cell>
          <table:table-cell office:value-type="float" office:value="3" table:formula="of:=MONTH([.K564])" table:style-name="ce113">
            <text:p>3</text:p>
          </table:table-cell>
          <table:table-cell office:value-type="string" table:style-name="ce3">
            <text:p>г. Саратов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4" table:style-name="ce162">
            <text:p>56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 100 от 29.03.2019 (ТОРА)</text:p>
          </table:table-cell>
          <table:table-cell office:value-type="date" office:date-value="2019-03-29T00:00:00" table:content-validation-name="val5" table:style-name="ce182">
            <text:p>29.03.2019</text:p>
          </table:table-cell>
          <table:table-cell office:value-type="float" office:value="3" table:formula="of:=MONTH([.K565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29T00:00:00" table:style-name="ce87">
            <text:p>2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65" table:style-name="ce162">
            <text:p>56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РегПром"</text:p>
          </table:table-cell>
          <table:table-cell table:style-name="ce1"/>
          <table:table-cell office:value-type="string" table:style-name="ce3">
            <text:p>№ 103 от 29.03.2019 (ТОРА)</text:p>
          </table:table-cell>
          <table:table-cell office:value-type="date" office:date-value="2019-03-29T00:00:00" table:content-validation-name="val5" table:style-name="ce182">
            <text:p>29.03.2019</text:p>
          </table:table-cell>
          <table:table-cell office:value-type="float" office:value="3" table:formula="of:=MONTH([.K566])" table:style-name="ce113">
            <text:p>3</text:p>
          </table:table-cell>
          <table:table-cell office:value-type="string" table:style-name="ce3">
            <text:p>г. Липецк</text:p>
          </table:table-cell>
          <table:table-cell office:value-type="date" office:date-value="2019-04-02T00:00:00" table:style-name="ce87">
            <text:p>02.04</text:p>
          </table:table-cell>
          <table:table-cell table:style-name="ce130"/>
          <table:table-cell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66" table:style-name="ce162">
            <text:p>56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РЭД 01/04 -105 от 01.04.19</text:p>
          </table:table-cell>
          <table:table-cell office:value-type="date" office:date-value="2019-04-01T00:00:00" table:content-validation-name="val5" table:style-name="ce182">
            <text:p>1.04.2019</text:p>
          </table:table-cell>
          <table:table-cell office:value-type="float" office:value="4" table:formula="of:=MONTH([.K567])" table:style-name="ce113">
            <text:p>4</text:p>
          </table:table-cell>
          <table:table-cell office:value-type="string" table:style-name="ce3">
            <text:p>Шереметьево Карго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7" table:style-name="ce162">
            <text:p>56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НПК" Астат"</text:p>
          </table:table-cell>
          <table:table-cell table:style-name="ce1"/>
          <table:table-cell office:value-type="string" table:style-name="ce3">
            <text:p>№ РЭД 01/04 -106 от 01.04.19</text:p>
          </table:table-cell>
          <table:table-cell office:value-type="date" office:date-value="2019-04-01T00:00:00" table:content-validation-name="val5" table:style-name="ce182">
            <text:p>1.04.2019</text:p>
          </table:table-cell>
          <table:table-cell office:value-type="float" office:value="4" table:formula="of:=MONTH([.K568])" table:style-name="ce113">
            <text:p>4</text:p>
          </table:table-cell>
          <table:table-cell office:value-type="string" table:style-name="ce3">
            <text:p>г. Дзержинск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68" table:style-name="ce162">
            <text:p>56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table:content-validation-name="val18" table:style-name="ce1"/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Гесштамп</text:p>
          </table:table-cell>
          <table:table-cell table:style-name="ce1"/>
          <table:table-cell office:value-type="string" table:style-name="ce3">
            <text:p>№ РЭД 01/04 -106 от 01.04.19</text:p>
          </table:table-cell>
          <table:table-cell office:value-type="date" office:date-value="2019-04-01T00:00:00" table:content-validation-name="val5" table:style-name="ce182">
            <text:p>1.04.2019</text:p>
          </table:table-cell>
          <table:table-cell office:value-type="float" office:value="4" table:formula="of:=MONTH([.K569])" table:style-name="ce113">
            <text:p>4</text:p>
          </table:table-cell>
          <table:table-cell office:value-type="string" table:style-name="ce3">
            <text:p>г. Тольятти Самарская область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9" table:style-name="ce162">
            <text:p>56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РегПром"</text:p>
          </table:table-cell>
          <table:table-cell table:style-name="ce1"/>
          <table:table-cell office:value-type="string" table:style-name="ce3">
            <text:p>№ РЭД 01/04 -103 от 01.04.19</text:p>
          </table:table-cell>
          <table:table-cell office:value-type="date" office:date-value="2019-04-03T00:00:00" table:content-validation-name="val5" table:style-name="ce182">
            <text:p>3.04.2019</text:p>
          </table:table-cell>
          <table:table-cell office:value-type="float" office:value="4" table:formula="of:=MONTH([.K570])" table:style-name="ce113">
            <text:p>4</text:p>
          </table:table-cell>
          <table:table-cell office:value-type="string" table:style-name="ce3">
            <text:p>г. Липецк</text:p>
          </table:table-cell>
          <table:table-cell office:value-type="date" office:date-value="2019-04-03T00:00:00" table:style-name="ce87">
            <text:p>03.04</text:p>
          </table:table-cell>
          <table:table-cell table:style-name="ce130"/>
          <table:table-cell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0" table:style-name="ce162">
            <text:p>57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 РЭД 02/04 -110 от 02.04.19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1])" table:style-name="ce113">
            <text:p>4</text:p>
          </table:table-cell>
          <table:table-cell office:value-type="string" table:style-name="ce3">
            <text:p>г. Елабуга</text:p>
          </table:table-cell>
          <table:table-cell office:value-type="date" office:date-value="2019-04-03T00:00:00" table:style-name="ce87">
            <text:p>03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71" table:style-name="ce162">
            <text:p>57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ИНТА-ТРАНС +</text:p>
          </table:table-cell>
          <table:table-cell table:style-name="ce1"/>
          <table:table-cell office:value-type="string" table:style-name="ce3">
            <text:p>№ 107 от 02.04.2019 (ТОРА)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2])" table:style-name="ce113">
            <text:p>4</text:p>
          </table:table-cell>
          <table:table-cell office:value-type="string" table:style-name="ce3">
            <text:p>г. Стерлитамак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1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37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2" table:style-name="ce162">
            <text:p>57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АО "Сясьский ЦБК"</text:p>
          </table:table-cell>
          <table:table-cell table:style-name="ce1"/>
          <table:table-cell office:value-type="string" table:style-name="ce3">
            <text:p>№109 от 02.04.2019 (ТОРА)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3])" table:style-name="ce113">
            <text:p>4</text:p>
          </table:table-cell>
          <table:table-cell office:value-type="string" table:style-name="ce3">
            <text:p>г.Сясьстрой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73" table:style-name="ce162">
            <text:p>57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АО "Сясьский ЦБК"</text:p>
          </table:table-cell>
          <table:table-cell table:style-name="ce1"/>
          <table:table-cell office:value-type="string" table:style-name="ce3">
            <text:p>№110 от 02.04.2019 (ТОРА)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4])" table:style-name="ce113">
            <text:p>4</text:p>
          </table:table-cell>
          <table:table-cell office:value-type="string" table:style-name="ce3">
            <text:p>г.Сясьстрой</text:p>
          </table:table-cell>
          <table:table-cell office:value-type="date" office:date-value="2019-04-03T00:00:00" table:style-name="ce87">
            <text:p>03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74" table:style-name="ce162">
            <text:p>57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Экопрод"</text:p>
          </table:table-cell>
          <table:table-cell table:style-name="ce1"/>
          <table:table-cell office:value-type="string" table:style-name="ce3">
            <text:p>№ РЭД 111 от 03.04.2019</text:p>
          </table:table-cell>
          <table:table-cell office:value-type="date" office:date-value="2019-04-03T00:00:00" table:content-validation-name="val5" table:style-name="ce182">
            <text:p>3.04.2019</text:p>
          </table:table-cell>
          <table:table-cell office:value-type="float" office:value="4" table:formula="of:=MONTH([.K575])" table:style-name="ce113">
            <text:p>4</text:p>
          </table:table-cell>
          <table:table-cell office:value-type="string" table:style-name="ce3">
            <text:p>Николаевка, Ульяновская обл.</text:p>
          </table:table-cell>
          <table:table-cell office:value-type="date" office:date-value="2019-04-04T00:00:00" table:style-name="ce87">
            <text:p>04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19">
          <table:table-cell office:value-type="float" office:value="575" table:style-name="ce162">
            <text:p>57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 РЭД 114 от 04.04.2019</text:p>
          </table:table-cell>
          <table:table-cell office:value-type="date" office:date-value="2019-04-04T00:00:00" table:style-name="ce182">
            <text:p>4.04.2019</text:p>
          </table:table-cell>
          <table:table-cell office:value-type="float" office:value="4" table:formula="of:=MONTH([.K576])" table:style-name="ce113">
            <text:p>4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4-04T00:00:00" table:style-name="ce87">
            <text:p>04.04</text:p>
          </table:table-cell>
          <table:table-cell table:number-columns-repeated="2" table:style-name="ce3"/>
          <table:table-cell table:style-name="ce87"/>
          <table:table-cell table:number-columns-repeated="3" table:style-name="ce3"/>
          <table:table-cell table:style-name="ce182"/>
          <table:table-cell table:number-columns-repeated="2" table:style-name="ce3"/>
          <table:table-cell table:content-validation-name="val9" table:style-name="ce3"/>
          <table:table-cell table:number-columns-repeated="2" table:style-name="ce1"/>
          <table:table-cell table:style-name="ce142"/>
          <table:table-cell table:number-columns-repeated="2" table:style-name="ce1"/>
          <table:table-cell table:style-name="ce47"/>
          <table:table-cell table:style-name="ce3"/>
          <table:table-cell table:style-name="ce48"/>
          <table:table-cell table:style-name="ce14"/>
          <table:table-cell table:style-name="ce184"/>
          <table:table-cell table:style-name="ce1"/>
          <table:table-cell table:style-name="ce3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1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6" table:style-name="ce162">
            <text:p>57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 РЭД 120 <text:s/>от 05.04.2019</text:p>
          </table:table-cell>
          <table:table-cell office:value-type="date" office:date-value="2019-04-05T00:00:00" table:content-validation-name="val5" table:style-name="ce182">
            <text:p>5.04.2019</text:p>
          </table:table-cell>
          <table:table-cell office:value-type="float" office:value="4" table:formula="of:=MONTH([.K577])" table:style-name="ce113">
            <text:p>4</text:p>
          </table:table-cell>
          <table:table-cell office:value-type="string" table:style-name="ce3">
            <text:p>Белый Раст, МО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7" table:style-name="ce162">
            <text:p>57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22 от 05.04.2019 (ТОРА)</text:p>
          </table:table-cell>
          <table:table-cell office:value-type="date" office:date-value="2019-04-05T00:00:00" table:content-validation-name="val5" table:style-name="ce182">
            <text:p>5.04.2019</text:p>
          </table:table-cell>
          <table:table-cell office:value-type="float" office:value="4" table:formula="of:=MONTH([.K578])" table:style-name="ce113">
            <text:p>4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78" table:style-name="ce162">
            <text:p>57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02/04 - 108 от 02.04.19 (ТОРА)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9])" table:style-name="ce113">
            <text:p>4</text:p>
          </table:table-cell>
          <table:table-cell office:value-type="string" table:style-name="ce3">
            <text:p>ст. Павловская Краснодарский<text:s/>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9" table:style-name="ce162">
            <text:p>57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"ВЕКТОР</text:p>
          </table:table-cell>
          <table:table-cell table:style-name="ce1"/>
          <table:table-cell office:value-type="string" table:style-name="ce3">
            <text:p>№ 01/04 - 105 от 01.04.19 (ТОРА)</text:p>
          </table:table-cell>
          <table:table-cell office:value-type="date" office:date-value="2019-04-01T00:00:00" table:content-validation-name="val5" table:style-name="ce182">
            <text:p>1.04.2019</text:p>
          </table:table-cell>
          <table:table-cell office:value-type="float" office:value="4" table:formula="of:=MONTH([.K580])" table:style-name="ce113">
            <text:p>4</text:p>
          </table:table-cell>
          <table:table-cell office:value-type="string" table:style-name="ce3">
            <text:p>г. Озеры МО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0" table:style-name="ce162">
            <text:p>58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03/04 - 111 от 03.04.2019</text:p>
          </table:table-cell>
          <table:table-cell office:value-type="date" office:date-value="2019-04-03T00:00:00" table:content-validation-name="val5" table:style-name="ce182">
            <text:p>3.04.2019</text:p>
          </table:table-cell>
          <table:table-cell office:value-type="float" office:value="4" table:formula="of:=MONTH([.K581])" table:style-name="ce113">
            <text:p>4</text:p>
          </table:table-cell>
          <table:table-cell office:value-type="string" table:style-name="ce3">
            <text:p>г. Венев/г. Советск ТО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97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32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4"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81" table:style-name="ce162">
            <text:p>58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table:content-validation-name="val18" table:style-name="ce1"/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Гесштамп</text:p>
          </table:table-cell>
          <table:table-cell table:style-name="ce1"/>
          <table:table-cell office:value-type="string" table:style-name="ce3">
            <text:p>№ 112 от 04.04.19 (ТОРА)</text:p>
          </table:table-cell>
          <table:table-cell office:value-type="date" office:date-value="2019-04-04T00:00:00" table:content-validation-name="val5" table:style-name="ce182">
            <text:p>4.04.2019</text:p>
          </table:table-cell>
          <table:table-cell office:value-type="float" office:value="4" table:formula="of:=MONTH([.K582])" table:style-name="ce113">
            <text:p>4</text:p>
          </table:table-cell>
          <table:table-cell office:value-type="string" table:style-name="ce3">
            <text:p>г. Калуга х2</text:p>
          </table:table-cell>
          <table:table-cell office:value-type="date" office:date-value="2019-04-04T00:00:00" table:style-name="ce87">
            <text:p>04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2" table:style-name="ce162">
            <text:p>58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 124 от 08.04.2019 (ТОРА)</text:p>
          </table:table-cell>
          <table:table-cell office:value-type="date" office:date-value="2019-04-08T00:00:00" table:content-validation-name="val5" table:style-name="ce182">
            <text:p>8.04.2019</text:p>
          </table:table-cell>
          <table:table-cell office:value-type="float" office:value="4" table:formula="of:=MONTH([.K583])" table:style-name="ce113">
            <text:p>4</text:p>
          </table:table-cell>
          <table:table-cell office:value-type="string" table:style-name="ce3">
            <text:p>г. Тольятти<text:s/></text:p>
          </table:table-cell>
          <table:table-cell office:value-type="date" office:date-value="2019-04-09T00:00:00" table:style-name="ce87">
            <text:p>09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83" table:style-name="ce162">
            <text:p>583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92">
            <text:p>№ РЭД 09/04 - 125 от 09.04.2019</text:p>
          </table:table-cell>
          <table:table-cell office:value-type="date" office:date-value="2019-04-09T00:00:00" table:content-validation-name="val5" table:style-name="ce182">
            <text:p>9.04.2019</text:p>
          </table:table-cell>
          <table:table-cell office:value-type="float" office:value="4" table:formula="of:=MONTH([.K584])" table:style-name="ce113">
            <text:p>4</text:p>
          </table:table-cell>
          <table:table-cell office:value-type="string" table:style-name="ce3">
            <text:p>г. Ульяновск РФ</text:p>
          </table:table-cell>
          <table:table-cell office:value-type="string" table:style-name="ce3">
            <text:p>12/15.04</text:p>
          </table:table-cell>
          <table:table-cell table:style-name="ce3"/>
          <table:table-cell table:style-name="ce92"/>
          <table:table-cell table:style-name="ce3"/>
          <table:table-cell table:style-name="ce92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4" table:style-name="ce162">
            <text:p>58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09/04-126 от 09.04.2019 (ТОРА)</text:p>
          </table:table-cell>
          <table:table-cell office:value-type="date" office:date-value="2019-04-09T00:00:00" table:content-validation-name="val5" table:style-name="ce182">
            <text:p>9.04.2019</text:p>
          </table:table-cell>
          <table:table-cell office:value-type="float" office:value="4" table:formula="of:=MONTH([.K585])" table:style-name="ce113">
            <text:p>4</text:p>
          </table:table-cell>
          <table:table-cell office:value-type="string" table:style-name="ce3">
            <text:p>г. Павловская</text:p>
          </table:table-cell>
          <table:table-cell office:value-type="date" office:date-value="2019-04-09T00:00:00" table:style-name="ce87">
            <text:p>09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5" table:style-name="ce162">
            <text:p>58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09/04-127 от 10.04.2019</text:p>
          </table:table-cell>
          <table:table-cell office:value-type="date" office:date-value="2019-04-10T00:00:00" table:content-validation-name="val5" table:style-name="ce182">
            <text:p>10.04.2019</text:p>
          </table:table-cell>
          <table:table-cell office:value-type="float" office:value="4" table:formula="of:=MONTH([.K586])" table:style-name="ce113">
            <text:p>4</text:p>
          </table:table-cell>
          <table:table-cell office:value-type="string" table:style-name="ce3">
            <text:p>г. Советск Тульской облати</text:p>
          </table:table-cell>
          <table:table-cell office:value-type="date" office:date-value="2019-04-12T00:00:00" table:style-name="ce87">
            <text:p>12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31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6" table:style-name="ce162">
            <text:p>58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АО "ГОЗСА"</text:p>
          </table:table-cell>
          <table:table-cell table:style-name="ce1"/>
          <table:table-cell office:value-type="string" table:style-name="ce3">
            <text:p>№ 03/04 - 111 ОТ 03.04.2019 (ТОРА)</text:p>
          </table:table-cell>
          <table:table-cell office:value-type="date" office:date-value="2019-04-03T00:00:00" table:content-validation-name="val5" table:style-name="ce182">
            <text:p>3.04.2019</text:p>
          </table:table-cell>
          <table:table-cell office:value-type="float" office:value="4" table:formula="of:=MONTH([.K587])" table:style-name="ce113">
            <text:p>4</text:p>
          </table:table-cell>
          <table:table-cell office:value-type="string" table:style-name="ce3">
            <text:p>г. Голицыно МО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7" table:style-name="ce162">
            <text:p>58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РЭД 11/04 - 128 от 11.04.2019</text:p>
          </table:table-cell>
          <table:table-cell office:value-type="date" office:date-value="2019-04-11T00:00:00" table:content-validation-name="val5" table:style-name="ce182">
            <text:p>11.04.2019</text:p>
          </table:table-cell>
          <table:table-cell office:value-type="float" office:value="4" table:formula="of:=MONTH([.K588])" table:style-name="ce113">
            <text:p>4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1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8" table:style-name="ce162">
            <text:p>58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 130 от 11.04.2019 (ТОРА)</text:p>
          </table:table-cell>
          <table:table-cell office:value-type="date" office:date-value="2019-04-11T00:00:00" table:content-validation-name="val5" table:style-name="ce182">
            <text:p>11.04.2019</text:p>
          </table:table-cell>
          <table:table-cell office:value-type="float" office:value="4" table:formula="of:=MONTH([.K589])" table:style-name="ce113">
            <text:p>4</text:p>
          </table:table-cell>
          <table:table-cell office:value-type="string" table:style-name="ce3">
            <text:p>г. Елабуга</text:p>
          </table:table-cell>
          <table:table-cell office:value-type="date" office:date-value="2019-04-11T00:00:00" table:style-name="ce87">
            <text:p>11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9" table:style-name="ce162">
            <text:p>58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11/04 - 131 от 11.04.2019 (ТОРА)</text:p>
          </table:table-cell>
          <table:table-cell office:value-type="date" office:date-value="2019-04-11T00:00:00" table:content-validation-name="val5" table:style-name="ce182">
            <text:p>11.04.2019</text:p>
          </table:table-cell>
          <table:table-cell office:value-type="float" office:value="4" table:formula="of:=MONTH([.K590])" table:style-name="ce113">
            <text:p>4</text:p>
          </table:table-cell>
          <table:table-cell office:value-type="string" table:style-name="ce3">
            <text:p>г. Новосибирск</text:p>
          </table:table-cell>
          <table:table-cell office:value-type="date" office:date-value="2019-04-12T00:00:00" table:style-name="ce87">
            <text:p>12.04</text:p>
          </table:table-cell>
          <table:table-cell table:style-name="ce3"/>
          <table:table-cell table:style-name="ce130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90" table:style-name="ce162">
            <text:p>59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41 на 12.04.2019 (ТОРА)</text:p>
          </table:table-cell>
          <table:table-cell office:value-type="date" office:date-value="2019-04-12T00:00:00" table:content-validation-name="val5" table:style-name="ce182">
            <text:p>12.04.2019</text:p>
          </table:table-cell>
          <table:table-cell office:value-type="float" office:value="4" table:formula="of:=MONTH([.K591])" table:style-name="ce113">
            <text:p>4</text:p>
          </table:table-cell>
          <table:table-cell office:value-type="string" table:style-name="ce3">
            <text:p>г.Санкт-Петербург</text:p>
          </table:table-cell>
          <table:table-cell office:value-type="date" office:date-value="2019-04-12T00:00:00" table:style-name="ce87">
            <text:p>1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91" table:style-name="ce162">
            <text:p>59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144 на 12.04.2019 (ТОРА)</text:p>
          </table:table-cell>
          <table:table-cell office:value-type="date" office:date-value="2019-04-12T00:00:00" table:content-validation-name="val5" table:style-name="ce182">
            <text:p>12.04.2019</text:p>
          </table:table-cell>
          <table:table-cell office:value-type="float" office:value="4" table:formula="of:=MONTH([.K592])" table:style-name="ce113">
            <text:p>4</text:p>
          </table:table-cell>
          <table:table-cell office:value-type="string" table:style-name="ce3">
            <text:p>г.Елабуга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92" table:style-name="ce162">
            <text:p>59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145 на 12.04.2019 (ТОРА)</text:p>
          </table:table-cell>
          <table:table-cell office:value-type="date" office:date-value="2019-04-12T00:00:00" table:content-validation-name="val5" table:style-name="ce182">
            <text:p>12.04.2019</text:p>
          </table:table-cell>
          <table:table-cell office:value-type="float" office:value="4" table:formula="of:=MONTH([.K593])" table:style-name="ce113">
            <text:p>4</text:p>
          </table:table-cell>
          <table:table-cell office:value-type="string" table:style-name="ce3">
            <text:p>г.Елабуга</text:p>
          </table:table-cell>
          <table:table-cell office:value-type="date" office:date-value="2019-04-16T00:00:00" table:style-name="ce87">
            <text:p>16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93" table:style-name="ce162">
            <text:p>59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146 на 12.04.2019 (ТОРА)</text:p>
          </table:table-cell>
          <table:table-cell office:value-type="date" office:date-value="2019-04-12T00:00:00" table:content-validation-name="val5" table:style-name="ce182">
            <text:p>12.04.2019</text:p>
          </table:table-cell>
          <table:table-cell office:value-type="float" office:value="4" table:formula="of:=MONTH([.K594])" table:style-name="ce113">
            <text:p>4</text:p>
          </table:table-cell>
          <table:table-cell office:value-type="string" table:style-name="ce3">
            <text:p>г.Елабуга</text:p>
          </table:table-cell>
          <table:table-cell office:value-type="date" office:date-value="2019-04-17T00:00:00" table:style-name="ce87">
            <text:p>17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94" table:style-name="ce162">
            <text:p>59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Торговая компания "Русь-Матушка"</text:p>
          </table:table-cell>
          <table:table-cell table:style-name="ce1"/>
          <table:table-cell office:value-type="string" table:style-name="ce3">
            <text:p>№ 134 от 15.04.2019</text:p>
          </table:table-cell>
          <table:table-cell office:value-type="date" office:date-value="2019-04-15T00:00:00" table:content-validation-name="val5" table:style-name="ce182">
            <text:p>15.04.2019</text:p>
          </table:table-cell>
          <table:table-cell office:value-type="float" office:value="4" table:formula="of:=MONTH([.K595])" table:style-name="ce113">
            <text:p>4</text:p>
          </table:table-cell>
          <table:table-cell office:value-type="string" table:style-name="ce3">
            <text:p>г. Сарапул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16335"/>
        </table:table-row>
        <table:table-row table:style-name="ro5">
          <table:table-cell office:value-type="float" office:value="595" table:style-name="ce162">
            <text:p>59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133 от 15.04.2019</text:p>
          </table:table-cell>
          <table:table-cell office:value-type="date" office:date-value="2019-04-15T00:00:00" table:content-validation-name="val5" table:style-name="ce182">
            <text:p>15.04.2019</text:p>
          </table:table-cell>
          <table:table-cell office:value-type="float" office:value="4" table:formula="of:=MONTH([.K596])" table:style-name="ce113">
            <text:p>4</text:p>
          </table:table-cell>
          <table:table-cell office:value-type="string" table:style-name="ce3">
            <text:p>ст. Павловская Краснодарский<text:s/>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16335"/>
        </table:table-row>
        <table:table-row table:style-name="ro5">
          <table:table-cell office:value-type="float" office:value="596" table:style-name="ce162">
            <text:p>59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132 от 15.04.2019</text:p>
          </table:table-cell>
          <table:table-cell office:value-type="date" office:date-value="2019-04-15T00:00:00" table:content-validation-name="val5" table:style-name="ce182">
            <text:p>15.04.2019</text:p>
          </table:table-cell>
          <table:table-cell office:value-type="float" office:value="4" table:formula="of:=MONTH([.K597])" table:style-name="ce113">
            <text:p>4</text:p>
          </table:table-cell>
          <table:table-cell office:value-type="string" table:style-name="ce3">
            <text:p>г. Яровое<text:s/>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16335"/>
        </table:table-row>
        <table:table-row table:style-name="ro5">
          <table:table-cell office:value-type="float" office:value="597" table:style-name="ce162">
            <text:p>59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50 от 17.04.2019 (ТОРА)</text:p>
          </table:table-cell>
          <table:table-cell office:value-type="date" office:date-value="2019-04-17T00:00:00" table:content-validation-name="val5" table:style-name="ce182">
            <text:p>17.04.2019</text:p>
          </table:table-cell>
          <table:table-cell office:value-type="float" office:value="4" table:formula="of:=MONTH([.K598])" table:style-name="ce113">
            <text:p>4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4-17T00:00:00" table:style-name="ce87">
            <text:p>17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98" table:style-name="ce162">
            <text:p>59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РЭД 22/04 - 146 от 22.04.2019</text:p>
          </table:table-cell>
          <table:table-cell office:value-type="date" office:date-value="2019-04-22T00:00:00" table:content-validation-name="val5" table:style-name="ce182">
            <text:p>22.04.2019</text:p>
          </table:table-cell>
          <table:table-cell office:value-type="float" office:value="4" table:formula="of:=MONTH([.K599])" table:style-name="ce113">
            <text:p>4</text:p>
          </table:table-cell>
          <table:table-cell office:value-type="string" table:style-name="ce3">
            <text:p>Новосибирск</text:p>
          </table:table-cell>
          <table:table-cell office:value-type="date" office:date-value="2019-04-22T00:00:00" table:style-name="ce87">
            <text:p>22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99" table:style-name="ce162">
            <text:p>59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Ваше Хозяйство"</text:p>
          </table:table-cell>
          <table:table-cell table:style-name="ce1"/>
          <table:table-cell office:value-type="string" table:style-name="ce3">
            <text:p>№ РЭД 25/04 - 169 от 25.04.2019</text:p>
          </table:table-cell>
          <table:table-cell office:value-type="date" office:date-value="2019-04-25T00:00:00" table:content-validation-name="val5" table:style-name="ce182">
            <text:p>25.04.2019</text:p>
          </table:table-cell>
          <table:table-cell office:value-type="float" office:value="4" table:formula="of:=MONTH([.K600])" table:style-name="ce113">
            <text:p>4</text:p>
          </table:table-cell>
          <table:table-cell office:value-type="string" table:style-name="ce3">
            <text:p>Нижний Новгород</text:p>
          </table:table-cell>
          <table:table-cell office:value-type="date" office:date-value="2019-04-25T00:00:00" table:style-name="ce87">
            <text:p>2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0" table:style-name="ce162">
            <text:p>60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УФА</text:p>
          </table:table-cell>
          <table:table-cell table:style-name="ce1"/>
          <table:table-cell office:value-type="string" table:style-name="ce3">
            <text:p>№ РЭД 25/04 - 170 от 25.04.2019</text:p>
          </table:table-cell>
          <table:table-cell office:value-type="date" office:date-value="2019-04-25T00:00:00" table:content-validation-name="val5" table:style-name="ce182">
            <text:p>25.04.2019</text:p>
          </table:table-cell>
          <table:table-cell office:value-type="float" office:value="4" table:formula="of:=MONTH([.K601])" table:style-name="ce113">
            <text:p>4</text:p>
          </table:table-cell>
          <table:table-cell office:value-type="string" table:style-name="ce3">
            <text:p>Правдинский, МО</text:p>
          </table:table-cell>
          <table:table-cell office:value-type="date" office:date-value="2019-04-25T00:00:00" table:style-name="ce87">
            <text:p>2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1" table:style-name="ce162">
            <text:p>60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4/04 - 166 от 24.04.2019</text:p>
          </table:table-cell>
          <table:table-cell office:value-type="date" office:date-value="2019-04-24T00:00:00" table:content-validation-name="val5" table:style-name="ce182">
            <text:p>24.04.2019</text:p>
          </table:table-cell>
          <table:table-cell office:value-type="float" office:value="4" table:formula="of:=MONTH([.K602])" table:style-name="ce113">
            <text:p>4</text:p>
          </table:table-cell>
          <table:table-cell office:value-type="string" table:style-name="ce3">
            <text:p>Ступино, МО</text:p>
          </table:table-cell>
          <table:table-cell office:value-type="date" office:date-value="2019-04-25T00:00:00" table:style-name="ce87">
            <text:p>2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2" table:style-name="ce162">
            <text:p>60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РЭД 17/04 - 139 от 17.04.2019</text:p>
          </table:table-cell>
          <table:table-cell office:value-type="date" office:date-value="2019-04-17T00:00:00" table:content-validation-name="val5" table:style-name="ce182">
            <text:p>17.04.2019</text:p>
          </table:table-cell>
          <table:table-cell office:value-type="float" office:value="4" table:formula="of:=MONTH([.K603])" table:style-name="ce113">
            <text:p>4</text:p>
          </table:table-cell>
          <table:table-cell office:value-type="string" table:style-name="ce3">
            <text:p>Ульяновск</text:p>
          </table:table-cell>
          <table:table-cell office:value-type="string" table:style-name="ce3">
            <text:p>19-22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8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3" table:style-name="ce162">
            <text:p>603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2/04 - 162 от 22.04.2019</text:p>
          </table:table-cell>
          <table:table-cell office:value-type="date" office:date-value="2019-04-22T00:00:00" table:content-validation-name="val5" table:style-name="ce182">
            <text:p>22.04.2019</text:p>
          </table:table-cell>
          <table:table-cell office:value-type="float" office:value="4" table:formula="of:=MONTH([.K604])" table:style-name="ce113">
            <text:p>4</text:p>
          </table:table-cell>
          <table:table-cell office:value-type="string" table:style-name="ce3">
            <text:p>Ступино, МО</text:p>
          </table:table-cell>
          <table:table-cell office:value-type="date" office:date-value="2019-04-23T00:00:00" table:style-name="ce87">
            <text:p>23.04</text:p>
          </table:table-cell>
          <table:table-cell table:number-columns-repeated="4"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4" table:style-name="ce162">
            <text:p>60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<text:s/>18/04 - 158 от 18.04.2019</text:p>
          </table:table-cell>
          <table:table-cell office:value-type="date" office:date-value="2019-04-18T00:00:00" table:content-validation-name="val5" table:style-name="ce182">
            <text:p>18.04.2019</text:p>
          </table:table-cell>
          <table:table-cell office:value-type="float" office:value="4" table:formula="of:=MONTH([.K605])" table:style-name="ce113">
            <text:p>4</text:p>
          </table:table-cell>
          <table:table-cell office:value-type="string" table:style-name="ce3">
            <text:p>Советск (Тульская область)</text:p>
          </table:table-cell>
          <table:table-cell office:value-type="date" office:date-value="2019-04-20T00:00:00" table:style-name="ce87">
            <text:p>20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5" table:style-name="ce162">
            <text:p>60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НовоПласт"</text:p>
          </table:table-cell>
          <table:table-cell table:style-name="ce1"/>
          <table:table-cell office:value-type="string" table:style-name="ce3">
            <text:p>№ РЭД 26/04 - 180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06])" table:style-name="ce113">
            <text:p>4</text:p>
          </table:table-cell>
          <table:table-cell office:value-type="string" table:style-name="ce3">
            <text:p>г.Алексин<text:s/></text:p>
          </table:table-cell>
          <table:table-cell office:value-type="date" office:date-value="2019-04-26T00:00:00" table:style-name="ce87">
            <text:p>26.04</text:p>
          </table:table-cell>
          <table:table-cell table:number-columns-repeated="4"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16335"/>
        </table:table-row>
        <table:table-row table:style-name="ro5">
          <table:table-cell office:value-type="float" office:value="606" table:style-name="ce162">
            <text:p>60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 177 от 24.04.2019</text:p>
          </table:table-cell>
          <table:table-cell office:value-type="date" office:date-value="2019-04-24T00:00:00" table:content-validation-name="val5" table:style-name="ce182">
            <text:p>24.04.2019</text:p>
          </table:table-cell>
          <table:table-cell office:value-type="float" office:value="4" table:formula="of:=MONTH([.K607])" table:style-name="ce113">
            <text:p>4</text:p>
          </table:table-cell>
          <table:table-cell office:value-type="string" table:style-name="ce3">
            <text:p>Елабуга</text:p>
          </table:table-cell>
          <table:table-cell office:value-type="date" office:date-value="2019-04-25T00:00:00" table:style-name="ce87">
            <text:p>2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7" table:style-name="ce162">
            <text:p>60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159 от 24.04.2019</text:p>
          </table:table-cell>
          <table:table-cell office:value-type="date" office:date-value="2019-04-24T00:00:00" table:content-validation-name="val5" table:style-name="ce182">
            <text:p>24.04.2019</text:p>
          </table:table-cell>
          <table:table-cell office:value-type="float" office:value="4" table:formula="of:=MONTH([.K608])" table:style-name="ce113">
            <text:p>4</text:p>
          </table:table-cell>
          <table:table-cell office:value-type="string" table:style-name="ce3">
            <text:p>Львово</text:p>
          </table:table-cell>
          <table:table-cell office:value-type="date" office:date-value="2019-04-26T00:00:00" table:style-name="ce87">
            <text:p>26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8" table:style-name="ce162">
            <text:p>60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88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09])" table:style-name="ce113">
            <text:p>4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4-26T00:00:00" table:style-name="ce87">
            <text:p>26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9" table:style-name="ce162">
            <text:p>60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89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10])" table:style-name="ce113">
            <text:p>4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4-26T00:00:00" table:style-name="ce87">
            <text:p>26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0" table:style-name="ce162">
            <text:p>61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6/04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11])" table:style-name="ce113">
            <text:p>4</text:p>
          </table:table-cell>
          <table:table-cell office:value-type="string" table:style-name="ce3">
            <text:p>г. СоветскТульская область</text:p>
          </table:table-cell>
          <table:table-cell office:value-type="date" office:date-value="2019-04-29T00:00:00" table:style-name="ce87">
            <text:p>29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1" table:style-name="ce162">
            <text:p>61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6/04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12])" table:style-name="ce113">
            <text:p>4</text:p>
          </table:table-cell>
          <table:table-cell office:value-type="string" table:style-name="ce3">
            <text:p>г. Советск Тульской облати</text:p>
          </table:table-cell>
          <table:table-cell office:value-type="date" office:date-value="2019-04-27T00:00:00" table:style-name="ce87">
            <text:p>27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2" table:style-name="ce162">
            <text:p>61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9/04 № 191 от 29.04.2019</text:p>
          </table:table-cell>
          <table:table-cell office:value-type="date" office:date-value="2019-04-29T00:00:00" table:content-validation-name="val5" table:style-name="ce182">
            <text:p>29.04.2019</text:p>
          </table:table-cell>
          <table:table-cell office:value-type="float" office:value="4" table:formula="of:=MONTH([.K613])" table:style-name="ce113">
            <text:p>4</text:p>
          </table:table-cell>
          <table:table-cell office:value-type="string" table:style-name="ce3">
            <text:p>Ступино, МО</text:p>
          </table:table-cell>
          <table:table-cell office:value-type="string" table:style-name="ce3">
            <text:p>29/30.04</text:p>
          </table:table-cell>
          <table:table-cell table:style-name="ce3"/>
          <table:table-cell table:style-name="ce130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3" table:style-name="ce162">
            <text:p>613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ПФ Электрощит"</text:p>
          </table:table-cell>
          <table:table-cell table:style-name="ce1"/>
          <table:table-cell office:value-type="string" table:style-name="ce3">
            <text:p>№ РЭД 23/04 163 от 23.04.2019</text:p>
          </table:table-cell>
          <table:table-cell office:value-type="date" office:date-value="2019-04-23T00:00:00" table:content-validation-name="val5" table:style-name="ce182">
            <text:p>23.04.2019</text:p>
          </table:table-cell>
          <table:table-cell office:value-type="float" office:value="4" table:formula="of:=MONTH([.K614])" table:style-name="ce113">
            <text:p>4</text:p>
          </table:table-cell>
          <table:table-cell office:value-type="string" table:style-name="ce3">
            <text:p>г. Электростать МО</text:p>
          </table:table-cell>
          <table:table-cell office:value-type="string" table:style-name="ce3">
            <text:p>23/24.04</text:p>
          </table:table-cell>
          <table:table-cell table:number-columns-repeated="2" table:style-name="ce3"/>
          <table:table-cell table:style-name="ce87"/>
          <table:table-cell table:style-name="ce130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1"/>
          <table:table-cell table:style-name="ce3"/>
          <table:table-cell table:content-validation-name="val9" table:style-name="ce3"/>
          <table:table-cell table:style-name="ce3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4" table:style-name="ce162">
            <text:p>61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Ориннокс"</text:p>
          </table:table-cell>
          <table:table-cell table:style-name="ce1"/>
          <table:table-cell office:value-type="string" table:style-name="ce3">
            <text:p>№ РЭД 29/04 190 от 29.04.2019</text:p>
          </table:table-cell>
          <table:table-cell office:value-type="date" office:date-value="2019-04-29T00:00:00" table:content-validation-name="val5" table:style-name="ce182">
            <text:p>29.04.2019</text:p>
          </table:table-cell>
          <table:table-cell office:value-type="float" office:value="4" table:formula="of:=MONTH([.K615])" table:style-name="ce113">
            <text:p>4</text:p>
          </table:table-cell>
          <table:table-cell office:value-type="string" table:style-name="ce3">
            <text:p>г. Санкт-Петербург</text:p>
          </table:table-cell>
          <table:table-cell office:value-type="date" office:date-value="2019-04-29T00:00:00" table:style-name="ce87">
            <text:p>29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number-rows-repeated="1047961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.</number:text>
      <number:month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</number:text>
      <number:month number:style="long"/>
    </number:date-style>
    <number:date-style style:name="N39">
      <number:day/>
      <number:text>.</number:text>
      <number:month/>
    </number:date-style>
    <number:date-style style:name="N40">
      <number:year number:style="long"/>
      <number:text>.</number:text>
      <number:month/>
    </number:date-style>
    <number:date-style style:name="N42">
      <number:year number:style="long"/>
      <number:text>-</number:text>
      <number:month number:style="long"/>
      <number:text>-</number:text>
      <number:day number:style="long"/>
    </number:date-style>
    <number:date-style style:name="N43">
      <number:day number:style="long"/>
      <number:text>.</number:text>
      <number:month number:style="long"/>
      <number:text>.</number:text>
    </number:date-style>
    <number:date-style style:name="N44">
      <number:day number:style="long"/>
      <number:text>.</number:text>
      <number:month number:style="long"/>
      <number:text>.</number:text>
      <number:year/>
    </number:date-style>
    <number:date-style style:name="N46">
      <number:day/>
      <number:text>.</number:text>
      <number:month/>
    </number:date-style>
    <number:date-style style:name="N47">
      <number:day/>
      <number:text>.</number:text>
      <number:month/>
      <number:text>.</number:text>
      <number:year number:style="long"/>
    </number:date-style>
    <number:date-style style:name="N48">
      <number:day/>
      <number:text>.</number:text>
      <number:month/>
      <number:text>.</number:text>
      <number:year number:style="long"/>
    </number:date-style>
    <number:date-style style:name="N49">
      <number:day/>
      <number:text>.</number:text>
      <number:month/>
      <number:text>.</number:text>
      <number:year/>
    </number:date-style>
    <number:date-style style:name="N51">
      <number:year number:style="long"/>
      <number:text>-</number:text>
      <number:month number:style="long"/>
    </number:date-style>
    <number:date-style style:name="N52">
      <number:month number:style="long"/>
      <number:text>.</number:text>
      <number:year number:style="long"/>
    </number:date-style>
    <number:date-style style:name="N54P0">
      <number:day/>
      <number:text>.</number:text>
      <number:month number:style="long"/>
      <number:text>.</number:text>
      <number:year number:style="long"/>
    </number:date-style>
    <number:text-style style:name="N54">
      <number:text-content/>
      <style:map style:condition="value()&gt;=0" style:apply-style-name="N54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B7E1C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mitriy</meta:initial-creator>
    <dc:creator>Dmitriy</dc:creator>
    <meta:creation-date>2019-05-04T11:23:35Z</meta:creation-date>
    <dc:date>2019-05-04T12:04:48Z</dc:date>
  </office:meta>
</office:document-meta>
</file>